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3.956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arch_by_username_realus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po de hasheo</text:p>
          </table:table-cell>
          <table:table-cell office:value-type="string" calcext:value-type="string">
            <text:p><text:s/>Número de busquedas</text:p>
          </table:table-cell>
          <table:table-cell office:value-type="string" calcext:value-type="string">
            <text:p><text:s/>Tiempo(ms)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33152" calcext:value-type="float">
            <text:p>0,0331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38297" calcext:value-type="float">
            <text:p>0,0382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34218" calcext:value-type="float">
            <text:p>0,0342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0945" calcext:value-type="float">
            <text:p>0,0109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3843" calcext:value-type="float">
            <text:p>0,038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8039" calcext:value-type="float">
            <text:p>0,0480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9952" calcext:value-type="float">
            <text:p>0,0299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434" calcext:value-type="float">
            <text:p>0,0094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4155" calcext:value-type="float">
            <text:p>0,0241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8812" calcext:value-type="float">
            <text:p>0,0288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6591" calcext:value-type="float">
            <text:p>0,0265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7899" calcext:value-type="float">
            <text:p>0,0078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3007" calcext:value-type="float">
            <text:p>0,0230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7201" calcext:value-type="float">
            <text:p>0,0272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533" calcext:value-type="float">
            <text:p>0,025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6888" calcext:value-type="float">
            <text:p>0,0068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2645" calcext:value-type="float">
            <text:p>0,0226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9766" calcext:value-type="float">
            <text:p>0,0297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7374" calcext:value-type="float">
            <text:p>0,0273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657" calcext:value-type="float">
            <text:p>0,006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3542" calcext:value-type="float">
            <text:p>0,0235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7702" calcext:value-type="float">
            <text:p>0,0277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4922" calcext:value-type="float">
            <text:p>0,0249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6387" calcext:value-type="float">
            <text:p>0,0063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2899" calcext:value-type="float">
            <text:p>0,0228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7012" calcext:value-type="float">
            <text:p>0,0270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5345" calcext:value-type="float">
            <text:p>0,0253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6182" calcext:value-type="float">
            <text:p>0,0061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1844" calcext:value-type="float">
            <text:p>0,0218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7571" calcext:value-type="float">
            <text:p>0,0275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5477" calcext:value-type="float">
            <text:p>0,0254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5812" calcext:value-type="float">
            <text:p>0,0058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2045" calcext:value-type="float">
            <text:p>0,0220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5899" calcext:value-type="float">
            <text:p>0,0258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2404" calcext:value-type="float">
            <text:p>0,0224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5792" calcext:value-type="float">
            <text:p>0,0057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2331" calcext:value-type="float">
            <text:p>0,0223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5774" calcext:value-type="float">
            <text:p>0,0257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3786" calcext:value-type="float">
            <text:p>0,0237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5016" calcext:value-type="float">
            <text:p>0,005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1701" calcext:value-type="float">
            <text:p>0,0217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5208" calcext:value-type="float">
            <text:p>0,0452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2513" calcext:value-type="float">
            <text:p>0,0225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4831" calcext:value-type="float">
            <text:p>0,0048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1831" calcext:value-type="float">
            <text:p>0,0218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7282" calcext:value-type="float">
            <text:p>0,0272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1138" calcext:value-type="float">
            <text:p>0,0211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4095" calcext:value-type="float">
            <text:p>0,0040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052" calcext:value-type="float">
            <text:p>0,020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4891" calcext:value-type="float">
            <text:p>0,0248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1255" calcext:value-type="float">
            <text:p>0,0212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877" calcext:value-type="float">
            <text:p>0,0038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1832" calcext:value-type="float">
            <text:p>0,0218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497" calcext:value-type="float">
            <text:p>0,024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053" calcext:value-type="float">
            <text:p>0,020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" calcext:value-type="float">
            <text:p>0,0000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728" calcext:value-type="float">
            <text:p>0,0037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1023" calcext:value-type="float">
            <text:p>0,0210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47971" calcext:value-type="float">
            <text:p>0,0479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0239" calcext:value-type="float">
            <text:p>0,0202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595" calcext:value-type="float">
            <text:p>0,0035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9594" calcext:value-type="float">
            <text:p>0,0195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6975" calcext:value-type="float">
            <text:p>0,0269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1316" calcext:value-type="float">
            <text:p>0,0213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576" calcext:value-type="float">
            <text:p>0,0035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9679" calcext:value-type="float">
            <text:p>0,0196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3685" calcext:value-type="float">
            <text:p>0,0236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9728" calcext:value-type="float">
            <text:p>0,0197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609" calcext:value-type="float">
            <text:p>0,0036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0659" calcext:value-type="float">
            <text:p>0,0206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3453" calcext:value-type="float">
            <text:p>0,0234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613" calcext:value-type="float">
            <text:p>0,0186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" calcext:value-type="float">
            <text:p>0,0000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73" calcext:value-type="float">
            <text:p>0,0033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675" calcext:value-type="float">
            <text:p>0,0186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2711" calcext:value-type="float">
            <text:p>0,0227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145" calcext:value-type="float">
            <text:p>0,0181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71" calcext:value-type="float">
            <text:p>0,0033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9599" calcext:value-type="float">
            <text:p>0,0195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2486" calcext:value-type="float">
            <text:p>0,0224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835" calcext:value-type="float">
            <text:p>0,0178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29" calcext:value-type="float">
            <text:p>0,0034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924" calcext:value-type="float">
            <text:p>0,0189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2856" calcext:value-type="float">
            <text:p>0,0228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9416" calcext:value-type="float">
            <text:p>0,0194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09" calcext:value-type="float">
            <text:p>0,0034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0385" calcext:value-type="float">
            <text:p>0,0203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5432" calcext:value-type="float">
            <text:p>0,0254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811" calcext:value-type="float">
            <text:p>0,0188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35" calcext:value-type="float">
            <text:p>0,0034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1968" calcext:value-type="float">
            <text:p>0,0219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4153" calcext:value-type="float">
            <text:p>0,0241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6941" calcext:value-type="float">
            <text:p>0,0169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511" calcext:value-type="float">
            <text:p>0,0035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96" calcext:value-type="float">
            <text:p>0,01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3422" calcext:value-type="float">
            <text:p>0,0234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6991" calcext:value-type="float">
            <text:p>0,0169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529" calcext:value-type="float">
            <text:p>0,0035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9982" calcext:value-type="float">
            <text:p>0,0199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4168" calcext:value-type="float">
            <text:p>0,0241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444" calcext:value-type="float">
            <text:p>0,0174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55" calcext:value-type="float">
            <text:p>0,0033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9488" calcext:value-type="float">
            <text:p>0,0194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512" calcext:value-type="float">
            <text:p>0,025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147" calcext:value-type="float">
            <text:p>0,0171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" calcext:value-type="float">
            <text:p>0,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69" calcext:value-type="float">
            <text:p>0,0033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0021" calcext:value-type="float">
            <text:p>0,0200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5234" calcext:value-type="float">
            <text:p>0,0252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6664" calcext:value-type="float">
            <text:p>0,0166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31" calcext:value-type="float">
            <text:p>0,0033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1857" calcext:value-type="float">
            <text:p>0,0218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338" calcext:value-type="float">
            <text:p>0,023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641" calcext:value-type="float">
            <text:p>0,016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03" calcext:value-type="float">
            <text:p>0,0034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507" calcext:value-type="float">
            <text:p>0,0185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3001" calcext:value-type="float">
            <text:p>0,0230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248" calcext:value-type="float">
            <text:p>0,0172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83" calcext:value-type="float">
            <text:p>0,0033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021" calcext:value-type="float">
            <text:p>0,0180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3135" calcext:value-type="float">
            <text:p>0,0231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6285" calcext:value-type="float">
            <text:p>0,0162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12" calcext:value-type="float">
            <text:p>0,0034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973" calcext:value-type="float">
            <text:p>0,0189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4642" calcext:value-type="float">
            <text:p>0,0246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061" calcext:value-type="float">
            <text:p>0,0170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68" calcext:value-type="float">
            <text:p>0,0033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3533" calcext:value-type="float">
            <text:p>0,0235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4084" calcext:value-type="float">
            <text:p>0,0240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6979" calcext:value-type="float">
            <text:p>0,0169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53" calcext:value-type="float">
            <text:p>0,0034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9379" calcext:value-type="float">
            <text:p>0,0193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4305" calcext:value-type="float">
            <text:p>0,0243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6754" calcext:value-type="float">
            <text:p>0,0167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36" calcext:value-type="float">
            <text:p>0,0033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448" calcext:value-type="float">
            <text:p>0,0184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2395" calcext:value-type="float">
            <text:p>0,0223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229" calcext:value-type="float">
            <text:p>0,0172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66" calcext:value-type="float">
            <text:p>0,0033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4267" calcext:value-type="float">
            <text:p>0,0242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2376" calcext:value-type="float">
            <text:p>0,0223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6944" calcext:value-type="float">
            <text:p>0,0169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288" calcext:value-type="float">
            <text:p>0,0032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548" calcext:value-type="float">
            <text:p>0,0185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599" calcext:value-type="float">
            <text:p>0,025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66" calcext:value-type="float">
            <text:p>0,017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63" calcext:value-type="float">
            <text:p>0,0034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9608" calcext:value-type="float">
            <text:p>0,0196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5566" calcext:value-type="float">
            <text:p>0,0255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057" calcext:value-type="float">
            <text:p>0,0180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93" calcext:value-type="float">
            <text:p>0,0033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9961" calcext:value-type="float">
            <text:p>0,0199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4533" calcext:value-type="float">
            <text:p>0,0245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69" calcext:value-type="float">
            <text:p>0,017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01" calcext:value-type="float">
            <text:p>0,0033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724" calcext:value-type="float">
            <text:p>0,0187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3119" calcext:value-type="float">
            <text:p>0,0231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667" calcext:value-type="float">
            <text:p>0,016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71" calcext:value-type="float">
            <text:p>0,0033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9227" calcext:value-type="float">
            <text:p>0,0192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201" calcext:value-type="float">
            <text:p>0,022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6484" calcext:value-type="float">
            <text:p>0,0164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843" calcext:value-type="float">
            <text:p>0,0038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9096" calcext:value-type="float">
            <text:p>0,0190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2075" calcext:value-type="float">
            <text:p>0,0220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678" calcext:value-type="float">
            <text:p>0,0176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56" calcext:value-type="float">
            <text:p>0,0033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969" calcext:value-type="float">
            <text:p>0,019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6232" calcext:value-type="float">
            <text:p>0,0262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634" calcext:value-type="float">
            <text:p>0,0186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807" calcext:value-type="float">
            <text:p>0,0038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0804" calcext:value-type="float">
            <text:p>0,0208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28" calcext:value-type="float">
            <text:p>0,02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298" calcext:value-type="float">
            <text:p>0,0182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805" calcext:value-type="float">
            <text:p>0,0038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974" calcext:value-type="float">
            <text:p>0,019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3039" calcext:value-type="float">
            <text:p>0,0230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453" calcext:value-type="float">
            <text:p>0,0174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622" calcext:value-type="float">
            <text:p>0,0036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021" calcext:value-type="float">
            <text:p>0,020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3884" calcext:value-type="float">
            <text:p>0,0238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241" calcext:value-type="float">
            <text:p>0,0172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569" calcext:value-type="float">
            <text:p>0,0035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92" calcext:value-type="float">
            <text:p>0,018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2435" calcext:value-type="float">
            <text:p>0,0224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098" calcext:value-type="float">
            <text:p>0,0170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526" calcext:value-type="float">
            <text:p>0,0035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551" calcext:value-type="float">
            <text:p>0,0185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2027" calcext:value-type="float">
            <text:p>0,0220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348" calcext:value-type="float">
            <text:p>0,0173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" calcext:value-type="float">
            <text:p>0,00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9589" calcext:value-type="float">
            <text:p>0,0195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1159" calcext:value-type="float">
            <text:p>0,0211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014" calcext:value-type="float">
            <text:p>0,0170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85" calcext:value-type="float">
            <text:p>0,0033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848" calcext:value-type="float">
            <text:p>0,0188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2684" calcext:value-type="float">
            <text:p>0,0226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783" calcext:value-type="float">
            <text:p>0,0177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7" calcext:value-type="float">
            <text:p>0,003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423" calcext:value-type="float">
            <text:p>0,0184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2015" calcext:value-type="float">
            <text:p>0,0220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9292" calcext:value-type="float">
            <text:p>0,0192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44" calcext:value-type="float">
            <text:p>0,0033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116" calcext:value-type="float">
            <text:p>0,021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3615" calcext:value-type="float">
            <text:p>0,0236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051" calcext:value-type="float">
            <text:p>0,0180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23" calcext:value-type="float">
            <text:p>0,0033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935" calcext:value-type="float">
            <text:p>0,0189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3219" calcext:value-type="float">
            <text:p>0,0232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651" calcext:value-type="float">
            <text:p>0,0176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28" calcext:value-type="float">
            <text:p>0,0034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9262" calcext:value-type="float">
            <text:p>0,0192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2597" calcext:value-type="float">
            <text:p>0,0225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04" calcext:value-type="float">
            <text:p>0,017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57" calcext:value-type="float">
            <text:p>0,0034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104" calcext:value-type="float">
            <text:p>0,0181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1823" calcext:value-type="float">
            <text:p>0,0218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395" calcext:value-type="float">
            <text:p>0,0173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55" calcext:value-type="float">
            <text:p>0,0034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431" calcext:value-type="float">
            <text:p>0,0184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2653" calcext:value-type="float">
            <text:p>0,0226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275" calcext:value-type="float">
            <text:p>0,0172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76" calcext:value-type="float">
            <text:p>0,0033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952" calcext:value-type="float">
            <text:p>0,0189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4653" calcext:value-type="float">
            <text:p>0,0246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976" calcext:value-type="float">
            <text:p>0,0179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73" calcext:value-type="float">
            <text:p>0,0034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9666" calcext:value-type="float">
            <text:p>0,0196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3458" calcext:value-type="float">
            <text:p>0,0234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886" calcext:value-type="float">
            <text:p>0,0178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51" calcext:value-type="float">
            <text:p>0,003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562" calcext:value-type="float">
            <text:p>0,0185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1181" calcext:value-type="float">
            <text:p>0,0211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826" calcext:value-type="float">
            <text:p>0,0178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75" calcext:value-type="float">
            <text:p>0,0033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522" calcext:value-type="float">
            <text:p>0,0185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1135" calcext:value-type="float">
            <text:p>0,0211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245" calcext:value-type="float">
            <text:p>0,0172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504" calcext:value-type="float">
            <text:p>0,0035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403" calcext:value-type="float">
            <text:p>0,0184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2582" calcext:value-type="float">
            <text:p>0,0225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524" calcext:value-type="float">
            <text:p>0,0175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" calcext:value-type="float">
            <text:p>0,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639" calcext:value-type="float">
            <text:p>0,0036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9655" calcext:value-type="float">
            <text:p>0,0196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3359" calcext:value-type="float">
            <text:p>0,0233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073" calcext:value-type="float">
            <text:p>0,0180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557" calcext:value-type="float">
            <text:p>0,0035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939" calcext:value-type="float">
            <text:p>0,019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2728" calcext:value-type="float">
            <text:p>0,0227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799" calcext:value-type="float">
            <text:p>0,0177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642" calcext:value-type="float">
            <text:p>0,0036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254" calcext:value-type="float">
            <text:p>0,0182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0454" calcext:value-type="float">
            <text:p>0,0204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6165" calcext:value-type="float">
            <text:p>0,0161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5" calcext:value-type="float">
            <text:p>0,003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862" calcext:value-type="float">
            <text:p>0,0178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9857" calcext:value-type="float">
            <text:p>0,0198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6765" calcext:value-type="float">
            <text:p>0,0167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77" calcext:value-type="float">
            <text:p>0,0034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815" calcext:value-type="float">
            <text:p>0,0178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0921" calcext:value-type="float">
            <text:p>0,0209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6679" calcext:value-type="float">
            <text:p>0,0166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68" calcext:value-type="float">
            <text:p>0,003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9978" calcext:value-type="float">
            <text:p>0,0199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3907" calcext:value-type="float">
            <text:p>0,0239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889" calcext:value-type="float">
            <text:p>0,0178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13" calcext:value-type="float">
            <text:p>0,0034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9431" calcext:value-type="float">
            <text:p>0,0194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4057" calcext:value-type="float">
            <text:p>0,0240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286" calcext:value-type="float">
            <text:p>0,0182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68" calcext:value-type="float">
            <text:p>0,0033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227" calcext:value-type="float">
            <text:p>0,0182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1385" calcext:value-type="float">
            <text:p>0,0213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224" calcext:value-type="float">
            <text:p>0,0172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09" calcext:value-type="float">
            <text:p>0,0034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27" calcext:value-type="float">
            <text:p>0,018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1286" calcext:value-type="float">
            <text:p>0,0212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6866" calcext:value-type="float">
            <text:p>0,0168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07" calcext:value-type="float">
            <text:p>0,0033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015" calcext:value-type="float">
            <text:p>0,0180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1478" calcext:value-type="float">
            <text:p>0,0214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554" calcext:value-type="float">
            <text:p>0,0175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97" calcext:value-type="float">
            <text:p>0,0033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9916" calcext:value-type="float">
            <text:p>0,0199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3219" calcext:value-type="float">
            <text:p>0,0232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203" calcext:value-type="float">
            <text:p>0,0172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298" calcext:value-type="float">
            <text:p>0,0032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96" calcext:value-type="float">
            <text:p>0,017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316" calcext:value-type="float">
            <text:p>0,023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129" calcext:value-type="float">
            <text:p>0,0171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07" calcext:value-type="float">
            <text:p>0,0033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03" calcext:value-type="float">
            <text:p>0,017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2081" calcext:value-type="float">
            <text:p>0,0220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447" calcext:value-type="float">
            <text:p>0,0174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73" calcext:value-type="float">
            <text:p>0,0033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015" calcext:value-type="float">
            <text:p>0,0180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1136" calcext:value-type="float">
            <text:p>0,0211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158" calcext:value-type="float">
            <text:p>0,0181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279" calcext:value-type="float">
            <text:p>0,0032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786" calcext:value-type="float">
            <text:p>0,0177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0355" calcext:value-type="float">
            <text:p>0,0203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461" calcext:value-type="float">
            <text:p>0,0174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65" calcext:value-type="float">
            <text:p>0,0033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9295" calcext:value-type="float">
            <text:p>0,0192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1765" calcext:value-type="float">
            <text:p>0,0217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005" calcext:value-type="float">
            <text:p>0,0180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518" calcext:value-type="float">
            <text:p>0,0035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0251" calcext:value-type="float">
            <text:p>0,0202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4046" calcext:value-type="float">
            <text:p>0,0240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1838" calcext:value-type="float">
            <text:p>0,0218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14" calcext:value-type="float">
            <text:p>0,0033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161" calcext:value-type="float">
            <text:p>0,0181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148" calcext:value-type="float">
            <text:p>0,021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633" calcext:value-type="float">
            <text:p>0,0176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586" calcext:value-type="float">
            <text:p>0,0035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947" calcext:value-type="float">
            <text:p>0,0189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2393" calcext:value-type="float">
            <text:p>0,0223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586" calcext:value-type="float">
            <text:p>0,0185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34" calcext:value-type="float">
            <text:p>0,0033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288" calcext:value-type="float">
            <text:p>0,0182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1338" calcext:value-type="float">
            <text:p>0,0213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457" calcext:value-type="float">
            <text:p>0,0184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233" calcext:value-type="float">
            <text:p>0,0032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9383" calcext:value-type="float">
            <text:p>0,0193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296" calcext:value-type="float">
            <text:p>0,022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096" calcext:value-type="float">
            <text:p>0,0180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217" calcext:value-type="float">
            <text:p>0,0032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9555" calcext:value-type="float">
            <text:p>0,0195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2594" calcext:value-type="float">
            <text:p>0,0225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0476" calcext:value-type="float">
            <text:p>0,0204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555" calcext:value-type="float">
            <text:p>0,0035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869" calcext:value-type="float">
            <text:p>0,0188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1743" calcext:value-type="float">
            <text:p>0,0217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51" calcext:value-type="float">
            <text:p>0,018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16" calcext:value-type="float">
            <text:p>0,0034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886" calcext:value-type="float">
            <text:p>0,0188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1702" calcext:value-type="float">
            <text:p>0,0217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6895" calcext:value-type="float">
            <text:p>0,0168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69" calcext:value-type="float">
            <text:p>0,0033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914" calcext:value-type="float">
            <text:p>0,0189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086" calcext:value-type="float">
            <text:p>0,020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144" calcext:value-type="float">
            <text:p>0,0171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83" calcext:value-type="float">
            <text:p>0,0034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9526" calcext:value-type="float">
            <text:p>0,0195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3155" calcext:value-type="float">
            <text:p>0,0231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605" calcext:value-type="float">
            <text:p>0,0186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69" calcext:value-type="float">
            <text:p>0,0034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9395" calcext:value-type="float">
            <text:p>0,0193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351" calcext:value-type="float">
            <text:p>0,023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117" calcext:value-type="float">
            <text:p>0,0181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27" calcext:value-type="float">
            <text:p>0,0033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263" calcext:value-type="float">
            <text:p>0,0182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1116" calcext:value-type="float">
            <text:p>0,0211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6788" calcext:value-type="float">
            <text:p>0,0167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11" calcext:value-type="float">
            <text:p>0,0033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342" calcext:value-type="float">
            <text:p>0,0183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084" calcext:value-type="float">
            <text:p>0,020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6629" calcext:value-type="float">
            <text:p>0,0166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18" calcext:value-type="float">
            <text:p>0,0034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418" calcext:value-type="float">
            <text:p>0,0184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083" calcext:value-type="float">
            <text:p>0,020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007" calcext:value-type="float">
            <text:p>0,0170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298" calcext:value-type="float">
            <text:p>0,0032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9385" calcext:value-type="float">
            <text:p>0,0193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1314" calcext:value-type="float">
            <text:p>0,0213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045" calcext:value-type="float">
            <text:p>0,0180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1" calcext:value-type="float">
            <text:p>0,003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9129" calcext:value-type="float">
            <text:p>0,0191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194" calcext:value-type="float">
            <text:p>0,021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884" calcext:value-type="float">
            <text:p>0,0178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566" calcext:value-type="float">
            <text:p>0,0035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019" calcext:value-type="float">
            <text:p>0,0170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4244" calcext:value-type="float">
            <text:p>0,0242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839" calcext:value-type="float">
            <text:p>0,0178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46" calcext:value-type="float">
            <text:p>0,0033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969" calcext:value-type="float">
            <text:p>0,0179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9956" calcext:value-type="float">
            <text:p>0,0199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224" calcext:value-type="float">
            <text:p>0,0172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42" calcext:value-type="float">
            <text:p>0,0034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856" calcext:value-type="float">
            <text:p>0,0178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0663" calcext:value-type="float">
            <text:p>0,0206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238" calcext:value-type="float">
            <text:p>0,0172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7" calcext:value-type="float">
            <text:p>0,003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464" calcext:value-type="float">
            <text:p>0,0184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2233" calcext:value-type="float">
            <text:p>0,0222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811" calcext:value-type="float">
            <text:p>0,0178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79" calcext:value-type="float">
            <text:p>0,0034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9157" calcext:value-type="float">
            <text:p>0,0191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4758" calcext:value-type="float">
            <text:p>0,0247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4584" calcext:value-type="float">
            <text:p>0,0245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512" calcext:value-type="float">
            <text:p>0,0035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908" calcext:value-type="float">
            <text:p>0,0179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1469" calcext:value-type="float">
            <text:p>0,0214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167" calcext:value-type="float">
            <text:p>0,0171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72" calcext:value-type="float">
            <text:p>0,0034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624" calcext:value-type="float">
            <text:p>0,0176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1062" calcext:value-type="float">
            <text:p>0,0210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064" calcext:value-type="float">
            <text:p>0,0170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502" calcext:value-type="float">
            <text:p>0,0035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7559" calcext:value-type="float">
            <text:p>0,0175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2084" calcext:value-type="float">
            <text:p>0,020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18105" calcext:value-type="float">
            <text:p>0,0181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3303" calcext:value-type="float">
            <text:p>0,0033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6343" calcext:value-type="float">
            <text:p>0,0763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85786" calcext:value-type="float">
            <text:p>0,0857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9211" calcext:value-type="float">
            <text:p>0,0692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9018" calcext:value-type="float">
            <text:p>0,019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3995" calcext:value-type="float">
            <text:p>0,0639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9057" calcext:value-type="float">
            <text:p>0,0690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3239" calcext:value-type="float">
            <text:p>0,0632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9732" calcext:value-type="float">
            <text:p>0,0197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0657" calcext:value-type="float">
            <text:p>0,0606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4903" calcext:value-type="float">
            <text:p>0,0649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2875" calcext:value-type="float">
            <text:p>0,0628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879" calcext:value-type="float">
            <text:p>0,018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144" calcext:value-type="float">
            <text:p>0,061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4627" calcext:value-type="float">
            <text:p>0,0646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1954" calcext:value-type="float">
            <text:p>0,0619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8211" calcext:value-type="float">
            <text:p>0,0182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7239" calcext:value-type="float">
            <text:p>0,0672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7683" calcext:value-type="float">
            <text:p>0,0676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2753" calcext:value-type="float">
            <text:p>0,0627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7646" calcext:value-type="float">
            <text:p>0,0176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2815" calcext:value-type="float">
            <text:p>0,0628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9025" calcext:value-type="float">
            <text:p>0,0690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2578" calcext:value-type="float">
            <text:p>0,0625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137" calcext:value-type="float">
            <text:p>0,021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0744" calcext:value-type="float">
            <text:p>0,0607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5965" calcext:value-type="float">
            <text:p>0,0659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0549" calcext:value-type="float">
            <text:p>0,0605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7207" calcext:value-type="float">
            <text:p>0,0172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8162" calcext:value-type="float">
            <text:p>0,0581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5496" calcext:value-type="float">
            <text:p>0,0654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0067" calcext:value-type="float">
            <text:p>0,0600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7314" calcext:value-type="float">
            <text:p>0,0173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869" calcext:value-type="float">
            <text:p>0,058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6136" calcext:value-type="float">
            <text:p>0,0661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8665" calcext:value-type="float">
            <text:p>0,0586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7181" calcext:value-type="float">
            <text:p>0,0171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1923" calcext:value-type="float">
            <text:p>0,0619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5116" calcext:value-type="float">
            <text:p>0,0751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3195" calcext:value-type="float">
            <text:p>0,0631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7219" calcext:value-type="float">
            <text:p>0,0172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6352" calcext:value-type="float">
            <text:p>0,0563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6631" calcext:value-type="float">
            <text:p>0,0666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0998" calcext:value-type="float">
            <text:p>0,0609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7339" calcext:value-type="float">
            <text:p>0,0173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6486" calcext:value-type="float">
            <text:p>0,0564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4272" calcext:value-type="float">
            <text:p>0,0642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6955" calcext:value-type="float">
            <text:p>0,0569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6943" calcext:value-type="float">
            <text:p>0,0169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8548" calcext:value-type="float">
            <text:p>0,0585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5684" calcext:value-type="float">
            <text:p>0,0656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7998" calcext:value-type="float">
            <text:p>0,0579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7104" calcext:value-type="float">
            <text:p>0,0171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6862" calcext:value-type="float">
            <text:p>0,0568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4022" calcext:value-type="float">
            <text:p>0,0640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8199" calcext:value-type="float">
            <text:p>0,0581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7137" calcext:value-type="float">
            <text:p>0,0171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3721" calcext:value-type="float">
            <text:p>0,0637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1744" calcext:value-type="float">
            <text:p>0,0717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8927" calcext:value-type="float">
            <text:p>0,0589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7228" calcext:value-type="float">
            <text:p>0,0172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8507" calcext:value-type="float">
            <text:p>0,0585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9945" calcext:value-type="float">
            <text:p>0,0699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8999" calcext:value-type="float">
            <text:p>0,0589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722" calcext:value-type="float">
            <text:p>0,017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5527" calcext:value-type="float">
            <text:p>0,0555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3943" calcext:value-type="float">
            <text:p>0,0639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7075" calcext:value-type="float">
            <text:p>0,0570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7149" calcext:value-type="float">
            <text:p>0,0171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6583" calcext:value-type="float">
            <text:p>0,0565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511" calcext:value-type="float">
            <text:p>0,065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6962" calcext:value-type="float">
            <text:p>0,0569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7095" calcext:value-type="float">
            <text:p>0,0170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9367" calcext:value-type="float">
            <text:p>0,0593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385" calcext:value-type="float">
            <text:p>0,063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7618" calcext:value-type="float">
            <text:p>0,0576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7034" calcext:value-type="float">
            <text:p>0,0170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2614" calcext:value-type="float">
            <text:p>0,0626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0919" calcext:value-type="float">
            <text:p>0,0709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5369" calcext:value-type="float">
            <text:p>0,0653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7131" calcext:value-type="float">
            <text:p>0,0171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0147" calcext:value-type="float">
            <text:p>0,0601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0094" calcext:value-type="float">
            <text:p>0,0700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7885" calcext:value-type="float">
            <text:p>0,0578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7064" calcext:value-type="float">
            <text:p>0,0170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94476" calcext:value-type="float">
            <text:p>0,0944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07042" calcext:value-type="float">
            <text:p>0,1070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21739" calcext:value-type="float">
            <text:p>0,1217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3621" calcext:value-type="float">
            <text:p>0,0236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41365" calcext:value-type="float">
            <text:p>0,1413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29182" calcext:value-type="float">
            <text:p>0,1291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25257" calcext:value-type="float">
            <text:p>0,1252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3829" calcext:value-type="float">
            <text:p>0,0238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38548" calcext:value-type="float">
            <text:p>0,1385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08069" calcext:value-type="float">
            <text:p>0,1080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04323" calcext:value-type="float">
            <text:p>0,1043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9137" calcext:value-type="float">
            <text:p>0,0191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99964" calcext:value-type="float">
            <text:p>0,0999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22879" calcext:value-type="float">
            <text:p>0,1228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85534" calcext:value-type="float">
            <text:p>0,0855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8523" calcext:value-type="float">
            <text:p>0,0185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88409" calcext:value-type="float">
            <text:p>0,0884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85795" calcext:value-type="float">
            <text:p>0,0857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8793" calcext:value-type="float">
            <text:p>0,0787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7972" calcext:value-type="float">
            <text:p>0,0179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96275" calcext:value-type="float">
            <text:p>0,0962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85621" calcext:value-type="float">
            <text:p>0,0856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89696" calcext:value-type="float">
            <text:p>0,0896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8128" calcext:value-type="float">
            <text:p>0,0181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86061" calcext:value-type="float">
            <text:p>0,0860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6392" calcext:value-type="float">
            <text:p>0,0763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3341" calcext:value-type="float">
            <text:p>0,0733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7941" calcext:value-type="float">
            <text:p>0,0179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4002" calcext:value-type="float">
            <text:p>0,0740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88819" calcext:value-type="float">
            <text:p>0,0888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9003" calcext:value-type="float">
            <text:p>0,0690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7786" calcext:value-type="float">
            <text:p>0,0177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9925" calcext:value-type="float">
            <text:p>0,0699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3099" calcext:value-type="float">
            <text:p>0,0730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9918" calcext:value-type="float">
            <text:p>0,0699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7784" calcext:value-type="float">
            <text:p>0,0177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7567" calcext:value-type="float">
            <text:p>0,0675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7529" calcext:value-type="float">
            <text:p>0,0675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81652" calcext:value-type="float">
            <text:p>0,0816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32917" calcext:value-type="float">
            <text:p>0,0329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3433" calcext:value-type="float">
            <text:p>0,1134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09015" calcext:value-type="float">
            <text:p>0,1090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00915" calcext:value-type="float">
            <text:p>0,1009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42039" calcext:value-type="float">
            <text:p>0,0420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95691" calcext:value-type="float">
            <text:p>0,0956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92313" calcext:value-type="float">
            <text:p>0,0923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92827" calcext:value-type="float">
            <text:p>0,0928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7606" calcext:value-type="float">
            <text:p>0,0176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81468" calcext:value-type="float">
            <text:p>0,0814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0871" calcext:value-type="float">
            <text:p>0,1108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8197" calcext:value-type="float">
            <text:p>0,081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7302" calcext:value-type="float">
            <text:p>0,0173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8143" calcext:value-type="float">
            <text:p>0,0781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8049" calcext:value-type="float">
            <text:p>0,0780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4528" calcext:value-type="float">
            <text:p>0,0745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7545" calcext:value-type="float">
            <text:p>0,0175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5143" calcext:value-type="float">
            <text:p>0,0751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7337" calcext:value-type="float">
            <text:p>0,0773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9994" calcext:value-type="float">
            <text:p>0,099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7394" calcext:value-type="float">
            <text:p>0,0173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97335" calcext:value-type="float">
            <text:p>0,0973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679" calcext:value-type="float">
            <text:p>0,076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6656" calcext:value-type="float">
            <text:p>0,0666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7418" calcext:value-type="float">
            <text:p>0,0174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6309" calcext:value-type="float">
            <text:p>0,0663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9546" calcext:value-type="float">
            <text:p>0,0695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3906" calcext:value-type="float">
            <text:p>0,0639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7322" calcext:value-type="float">
            <text:p>0,0173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33" calcext:value-type="float">
            <text:p>0,06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8538" calcext:value-type="float">
            <text:p>0,0685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4333" calcext:value-type="float">
            <text:p>0,0643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737" calcext:value-type="float">
            <text:p>0,017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2119" calcext:value-type="float">
            <text:p>0,0621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6606" calcext:value-type="float">
            <text:p>0,0666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1676" calcext:value-type="float">
            <text:p>0,0616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7325" calcext:value-type="float">
            <text:p>0,0173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8803" calcext:value-type="float">
            <text:p>0,0688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4826" calcext:value-type="float">
            <text:p>0,0748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5125" calcext:value-type="float">
            <text:p>0,0651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7126" calcext:value-type="float">
            <text:p>0,0171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532" calcext:value-type="float">
            <text:p>0,065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0178" calcext:value-type="float">
            <text:p>0,0701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5405" calcext:value-type="float">
            <text:p>0,0654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7091" calcext:value-type="float">
            <text:p>0,0170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7964" calcext:value-type="float">
            <text:p>0,0679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2884" calcext:value-type="float">
            <text:p>0,28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99448" calcext:value-type="float">
            <text:p>0,0994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2968" calcext:value-type="float">
            <text:p>0,0229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5805" calcext:value-type="float">
            <text:p>0,1158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5091" calcext:value-type="float">
            <text:p>0,1150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3838" calcext:value-type="float">
            <text:p>0,1138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9" calcext:value-type="float">
            <text:p>0,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3606" calcext:value-type="float">
            <text:p>0,036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18399" calcext:value-type="float">
            <text:p>0,1183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22145" calcext:value-type="float">
            <text:p>0,1221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9904" calcext:value-type="float">
            <text:p>0,099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30918" calcext:value-type="float">
            <text:p>0,0309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8465" calcext:value-type="float">
            <text:p>0,0784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052" calcext:value-type="float">
            <text:p>0,10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07847" calcext:value-type="float">
            <text:p>0,1078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408" calcext:value-type="float">
            <text:p>0,0284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289" calcext:value-type="float">
            <text:p>0,072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85489" calcext:value-type="float">
            <text:p>0,0854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81876" calcext:value-type="float">
            <text:p>0,0818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4058" calcext:value-type="float">
            <text:p>0,0240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5067" calcext:value-type="float">
            <text:p>0,0650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7012" calcext:value-type="float">
            <text:p>0,0770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7336" calcext:value-type="float">
            <text:p>0,0773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2813" calcext:value-type="float">
            <text:p>0,0228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9564" calcext:value-type="float">
            <text:p>0,0795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86819" calcext:value-type="float">
            <text:p>0,0868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6693" calcext:value-type="float">
            <text:p>0,0766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2089" calcext:value-type="float">
            <text:p>0,0220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4934" calcext:value-type="float">
            <text:p>0,0649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7406" calcext:value-type="float">
            <text:p>0,0774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528" calcext:value-type="float">
            <text:p>0,075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1581" calcext:value-type="float">
            <text:p>0,0215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4279" calcext:value-type="float">
            <text:p>0,0642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7383" calcext:value-type="float">
            <text:p>0,0773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3715" calcext:value-type="float">
            <text:p>0,0737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1215" calcext:value-type="float">
            <text:p>0,0212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3882" calcext:value-type="float">
            <text:p>0,0638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93504" calcext:value-type="float">
            <text:p>0,0935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80041" calcext:value-type="float">
            <text:p>0,0800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107" calcext:value-type="float">
            <text:p>0,021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5396" calcext:value-type="float">
            <text:p>0,0653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1301" calcext:value-type="float">
            <text:p>0,0713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0706" calcext:value-type="float">
            <text:p>0,0607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8363" calcext:value-type="float">
            <text:p>0,0183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4768" calcext:value-type="float">
            <text:p>0,0547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3578" calcext:value-type="float">
            <text:p>0,0635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2275" calcext:value-type="float">
            <text:p>0,0622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7877" calcext:value-type="float">
            <text:p>0,0178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4226" calcext:value-type="float">
            <text:p>0,0542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1227" calcext:value-type="float">
            <text:p>0,0612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1024" calcext:value-type="float">
            <text:p>0,0610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7935" calcext:value-type="float">
            <text:p>0,0179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7953" calcext:value-type="float">
            <text:p>0,0579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4963" calcext:value-type="float">
            <text:p>0,0649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3754" calcext:value-type="float">
            <text:p>0,0637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7909" calcext:value-type="float">
            <text:p>0,0179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4453" calcext:value-type="float">
            <text:p>0,0544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4111" calcext:value-type="float">
            <text:p>0,0641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0521" calcext:value-type="float">
            <text:p>0,0605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8215" calcext:value-type="float">
            <text:p>0,0182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5052" calcext:value-type="float">
            <text:p>0,0550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3832" calcext:value-type="float">
            <text:p>0,0638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406" calcext:value-type="float">
            <text:p>0,064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0168" calcext:value-type="float">
            <text:p>0,0201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5875" calcext:value-type="float">
            <text:p>0,0558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9678" calcext:value-type="float">
            <text:p>0,0696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0016" calcext:value-type="float">
            <text:p>0,0700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8" calcext:value-type="float">
            <text:p>0,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0061" calcext:value-type="float">
            <text:p>0,0200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81207" calcext:value-type="float">
            <text:p>0,0812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04729" calcext:value-type="float">
            <text:p>0,1047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9794" calcext:value-type="float">
            <text:p>0,0697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904" calcext:value-type="float">
            <text:p>0,019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2855" calcext:value-type="float">
            <text:p>0,0728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4345" calcext:value-type="float">
            <text:p>0,0743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6732" calcext:value-type="float">
            <text:p>0,0667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8283" calcext:value-type="float">
            <text:p>0,0182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6691" calcext:value-type="float">
            <text:p>0,0666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1088" calcext:value-type="float">
            <text:p>0,0710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5011" calcext:value-type="float">
            <text:p>0,0650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7439" calcext:value-type="float">
            <text:p>0,0174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6189" calcext:value-type="float">
            <text:p>0,0761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4155" calcext:value-type="float">
            <text:p>0,0741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129848" calcext:value-type="float">
            <text:p>0,1298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7007" calcext:value-type="float">
            <text:p>0,0170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2458" calcext:value-type="float">
            <text:p>0,0724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8201" calcext:value-type="float">
            <text:p>0,0682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2431" calcext:value-type="float">
            <text:p>0,0624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025" calcext:value-type="float">
            <text:p>0,02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5906" calcext:value-type="float">
            <text:p>0,0659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3726" calcext:value-type="float">
            <text:p>0,0637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1279" calcext:value-type="float">
            <text:p>0,0612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6956" calcext:value-type="float">
            <text:p>0,0169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9785" calcext:value-type="float">
            <text:p>0,0697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1184" calcext:value-type="float">
            <text:p>0,0711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9288" calcext:value-type="float">
            <text:p>0,0592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6602" calcext:value-type="float">
            <text:p>0,0166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80175" calcext:value-type="float">
            <text:p>0,0801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598" calcext:value-type="float">
            <text:p>0,065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0423" calcext:value-type="float">
            <text:p>0,0604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9192" calcext:value-type="float">
            <text:p>0,0191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405" calcext:value-type="float">
            <text:p>0,064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2597" calcext:value-type="float">
            <text:p>0,0725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4463" calcext:value-type="float">
            <text:p>0,0644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6465" calcext:value-type="float">
            <text:p>0,0164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258" calcext:value-type="float">
            <text:p>0,062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2431" calcext:value-type="float">
            <text:p>0,0624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6789" calcext:value-type="float">
            <text:p>0,0667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6735" calcext:value-type="float">
            <text:p>0,0167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0044" calcext:value-type="float">
            <text:p>0,0600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8889" calcext:value-type="float">
            <text:p>0,0788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9175" calcext:value-type="float">
            <text:p>0,0591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666" calcext:value-type="float">
            <text:p>0,016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88925" calcext:value-type="float">
            <text:p>0,0889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1684" calcext:value-type="float">
            <text:p>0,0616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8502" calcext:value-type="float">
            <text:p>0,0585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6558" calcext:value-type="float">
            <text:p>0,0165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0458" calcext:value-type="float">
            <text:p>0,0604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0375" calcext:value-type="float">
            <text:p>0,0603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6" calcext:value-type="float">
            <text:p>0,0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6512" calcext:value-type="float">
            <text:p>0,0165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7447" calcext:value-type="float">
            <text:p>0,0574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1193" calcext:value-type="float">
            <text:p>0,0711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5242" calcext:value-type="float">
            <text:p>0,0652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6426" calcext:value-type="float">
            <text:p>0,0164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5689" calcext:value-type="float">
            <text:p>0,0756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5366" calcext:value-type="float">
            <text:p>0,0653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8158" calcext:value-type="float">
            <text:p>0,0581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692" calcext:value-type="float">
            <text:p>0,026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9099" calcext:value-type="float">
            <text:p>0,0590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4674" calcext:value-type="float">
            <text:p>0,0646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779" calcext:value-type="float">
            <text:p>0,057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6428" calcext:value-type="float">
            <text:p>0,0164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1315" calcext:value-type="float">
            <text:p>0,0613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9217" calcext:value-type="float">
            <text:p>0,0792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7744" calcext:value-type="float">
            <text:p>0,0577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6214" calcext:value-type="float">
            <text:p>0,0162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8316" calcext:value-type="float">
            <text:p>0,0583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1158" calcext:value-type="float">
            <text:p>0,0611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8033" calcext:value-type="float">
            <text:p>0,0580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61" calcext:value-type="float">
            <text:p>0,01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9219" calcext:value-type="float">
            <text:p>0,0592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1188" calcext:value-type="float">
            <text:p>0,0611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5779" calcext:value-type="float">
            <text:p>0,0557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6" calcext:value-type="float">
            <text:p>0,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6253" calcext:value-type="float">
            <text:p>0,0162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2053" calcext:value-type="float">
            <text:p>0,0620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1443" calcext:value-type="float">
            <text:p>0,0614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6937" calcext:value-type="float">
            <text:p>0,0569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6206" calcext:value-type="float">
            <text:p>0,0162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9753" calcext:value-type="float">
            <text:p>0,0597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0763" calcext:value-type="float">
            <text:p>0,0707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9732" calcext:value-type="float">
            <text:p>0,0597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6109" calcext:value-type="float">
            <text:p>0,0161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3256" calcext:value-type="float">
            <text:p>0,0632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96594" calcext:value-type="float">
            <text:p>0,0965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817" calcext:value-type="float">
            <text:p>0,058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8435" calcext:value-type="float">
            <text:p>0,0184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8149" calcext:value-type="float">
            <text:p>0,0581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2435" calcext:value-type="float">
            <text:p>0,0624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4798" calcext:value-type="float">
            <text:p>0,0547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6435" calcext:value-type="float">
            <text:p>0,0164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6213" calcext:value-type="float">
            <text:p>0,0562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3241" calcext:value-type="float">
            <text:p>0,0632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3993" calcext:value-type="float">
            <text:p>0,0739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6039" calcext:value-type="float">
            <text:p>0,0160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3349" calcext:value-type="float">
            <text:p>0,0633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3236" calcext:value-type="float">
            <text:p>0,0632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7582" calcext:value-type="float">
            <text:p>0,0575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6622" calcext:value-type="float">
            <text:p>0,0166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8346" calcext:value-type="float">
            <text:p>0,0583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3643" calcext:value-type="float">
            <text:p>0,0636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1942" calcext:value-type="float">
            <text:p>0,0619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6349" calcext:value-type="float">
            <text:p>0,0163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0172" calcext:value-type="float">
            <text:p>0,0601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97111" calcext:value-type="float">
            <text:p>0,0971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6699" calcext:value-type="float">
            <text:p>0,0566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6165" calcext:value-type="float">
            <text:p>0,0161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8696" calcext:value-type="float">
            <text:p>0,0586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3413" calcext:value-type="float">
            <text:p>0,0634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542" calcext:value-type="float">
            <text:p>0,055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6352" calcext:value-type="float">
            <text:p>0,0163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8432" calcext:value-type="float">
            <text:p>0,0584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1357" calcext:value-type="float">
            <text:p>0,0613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672" calcext:value-type="float">
            <text:p>0,056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6235" calcext:value-type="float">
            <text:p>0,0162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1746" calcext:value-type="float">
            <text:p>0,0617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1893" calcext:value-type="float">
            <text:p>0,0618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6946" calcext:value-type="float">
            <text:p>0,0569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6228" calcext:value-type="float">
            <text:p>0,0162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1183" calcext:value-type="float">
            <text:p>0,0611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7491" calcext:value-type="float">
            <text:p>0,0674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1464" calcext:value-type="float">
            <text:p>0,0614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6144" calcext:value-type="float">
            <text:p>0,0161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7178" calcext:value-type="float">
            <text:p>0,0571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80732" calcext:value-type="float">
            <text:p>0,0807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5257" calcext:value-type="float">
            <text:p>0,0552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6332" calcext:value-type="float">
            <text:p>0,0163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6926" calcext:value-type="float">
            <text:p>0,0569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0571" calcext:value-type="float">
            <text:p>0,0605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6471" calcext:value-type="float">
            <text:p>0,0564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6151" calcext:value-type="float">
            <text:p>0,0161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761" calcext:value-type="float">
            <text:p>0,057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1251" calcext:value-type="float">
            <text:p>0,0612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4997" calcext:value-type="float">
            <text:p>0,0549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635" calcext:value-type="float">
            <text:p>0,016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528" calcext:value-type="float">
            <text:p>0,075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972" calcext:value-type="float">
            <text:p>0,059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6532" calcext:value-type="float">
            <text:p>0,0565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6081" calcext:value-type="float">
            <text:p>0,0160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0716" calcext:value-type="float">
            <text:p>0,0607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5385" calcext:value-type="float">
            <text:p>0,0653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0416" calcext:value-type="float">
            <text:p>0,0604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6353" calcext:value-type="float">
            <text:p>0,0163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634" calcext:value-type="float">
            <text:p>0,056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9368" calcext:value-type="float">
            <text:p>0,0593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4903" calcext:value-type="float">
            <text:p>0,0549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7795" calcext:value-type="float">
            <text:p>0,0177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6333" calcext:value-type="float">
            <text:p>0,0563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1742" calcext:value-type="float">
            <text:p>0,0617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5867" calcext:value-type="float">
            <text:p>0,0558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6226" calcext:value-type="float">
            <text:p>0,0162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5639" calcext:value-type="float">
            <text:p>0,0556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7737" calcext:value-type="float">
            <text:p>0,0677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8834" calcext:value-type="float">
            <text:p>0,0588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6287" calcext:value-type="float">
            <text:p>0,0162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4439" calcext:value-type="float">
            <text:p>0,0744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1065" calcext:value-type="float">
            <text:p>0,0610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8218" calcext:value-type="float">
            <text:p>0,0582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6344" calcext:value-type="float">
            <text:p>0,0163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56921" calcext:value-type="float">
            <text:p>0,0569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62536" calcext:value-type="float">
            <text:p>0,0625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73407" calcext:value-type="float">
            <text:p>0,0734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16242" calcext:value-type="float">
            <text:p>0,0162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66495" calcext:value-type="float">
            <text:p>0,1664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91485" calcext:value-type="float">
            <text:p>0,1914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53149" calcext:value-type="float">
            <text:p>0,1531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0325" calcext:value-type="float">
            <text:p>0,0403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62205" calcext:value-type="float">
            <text:p>0,1622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67734" calcext:value-type="float">
            <text:p>0,1677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8431" calcext:value-type="float">
            <text:p>0,1384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0189" calcext:value-type="float">
            <text:p>0,0401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68191" calcext:value-type="float">
            <text:p>0,1681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1297" calcext:value-type="float">
            <text:p>0,1412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5995" calcext:value-type="float">
            <text:p>0,1359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3882" calcext:value-type="float">
            <text:p>0,0438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8315" calcext:value-type="float">
            <text:p>0,1383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3687" calcext:value-type="float">
            <text:p>0,1436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3265" calcext:value-type="float">
            <text:p>0,1432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4609" calcext:value-type="float">
            <text:p>0,0446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4197" calcext:value-type="float">
            <text:p>0,1441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51274" calcext:value-type="float">
            <text:p>0,1512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9712" calcext:value-type="float">
            <text:p>0,1397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0221" calcext:value-type="float">
            <text:p>0,0402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3504" calcext:value-type="float">
            <text:p>0,1435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6915" calcext:value-type="float">
            <text:p>0,1469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1146" calcext:value-type="float">
            <text:p>0,1411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0015" calcext:value-type="float">
            <text:p>0,04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57401" calcext:value-type="float">
            <text:p>0,1574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3753" calcext:value-type="float">
            <text:p>0,1437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714" calcext:value-type="float">
            <text:p>0,137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0105" calcext:value-type="float">
            <text:p>0,0401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4183" calcext:value-type="float">
            <text:p>0,1441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647" calcext:value-type="float">
            <text:p>0,146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6217" calcext:value-type="float">
            <text:p>0,1462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0969" calcext:value-type="float">
            <text:p>0,0409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5454" calcext:value-type="float">
            <text:p>0,1454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53015" calcext:value-type="float">
            <text:p>0,1530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66209" calcext:value-type="float">
            <text:p>0,1662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4178" calcext:value-type="float">
            <text:p>0,0441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52084" calcext:value-type="float">
            <text:p>0,1520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52844" calcext:value-type="float">
            <text:p>0,1528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5797" calcext:value-type="float">
            <text:p>0,1457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3128" calcext:value-type="float">
            <text:p>0,0431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8373" calcext:value-type="float">
            <text:p>0,1483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65126" calcext:value-type="float">
            <text:p>0,1651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6519" calcext:value-type="float">
            <text:p>0,165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2946" calcext:value-type="float">
            <text:p>0,0429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1329" calcext:value-type="float">
            <text:p>0,1413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56416" calcext:value-type="float">
            <text:p>0,1564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95448" calcext:value-type="float">
            <text:p>0,1954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2395" calcext:value-type="float">
            <text:p>0,0423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7169" calcext:value-type="float">
            <text:p>0,1371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1479" calcext:value-type="float">
            <text:p>0,1414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85791" calcext:value-type="float">
            <text:p>0,1857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238" calcext:value-type="float">
            <text:p>0,042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723" calcext:value-type="float">
            <text:p>0,137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56262" calcext:value-type="float">
            <text:p>0,1562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79255" calcext:value-type="float">
            <text:p>0,1792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1877" calcext:value-type="float">
            <text:p>0,0418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6237" calcext:value-type="float">
            <text:p>0,1362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69933" calcext:value-type="float">
            <text:p>0,1699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4403" calcext:value-type="float">
            <text:p>0,1344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2335" calcext:value-type="float">
            <text:p>0,0423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5264" calcext:value-type="float">
            <text:p>0,1452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70952" calcext:value-type="float">
            <text:p>0,1709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0251" calcext:value-type="float">
            <text:p>0,1302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2217" calcext:value-type="float">
            <text:p>0,0422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60837" calcext:value-type="float">
            <text:p>0,1608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5825" calcext:value-type="float">
            <text:p>0,1358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5537" calcext:value-type="float">
            <text:p>0,1355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2021" calcext:value-type="float">
            <text:p>0,042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57562" calcext:value-type="float">
            <text:p>0,1575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9809" calcext:value-type="float">
            <text:p>0,1398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1502" calcext:value-type="float">
            <text:p>0,1315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6291" calcext:value-type="float">
            <text:p>0,0462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3322" calcext:value-type="float">
            <text:p>0,1333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5863" calcext:value-type="float">
            <text:p>0,1358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0148" calcext:value-type="float">
            <text:p>0,1301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1998" calcext:value-type="float">
            <text:p>0,0419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4425" calcext:value-type="float">
            <text:p>0,1344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7086" calcext:value-type="float">
            <text:p>0,1370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1541" calcext:value-type="float">
            <text:p>0,1315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8" calcext:value-type="float">
            <text:p>0,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1998" calcext:value-type="float">
            <text:p>0,0419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5924" calcext:value-type="float">
            <text:p>0,159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9688" calcext:value-type="float">
            <text:p>0,1396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5821" calcext:value-type="float">
            <text:p>0,1358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1891" calcext:value-type="float">
            <text:p>0,0418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9916" calcext:value-type="float">
            <text:p>0,1399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2739" calcext:value-type="float">
            <text:p>0,1427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9314" calcext:value-type="float">
            <text:p>0,1393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1838" calcext:value-type="float">
            <text:p>0,0418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0584" calcext:value-type="float">
            <text:p>0,1405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403" calcext:value-type="float">
            <text:p>0,144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65677" calcext:value-type="float">
            <text:p>0,1656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2167" calcext:value-type="float">
            <text:p>0,0421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1447" calcext:value-type="float">
            <text:p>0,1414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53588" calcext:value-type="float">
            <text:p>0,1535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9263" calcext:value-type="float">
            <text:p>0,1392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168" calcext:value-type="float">
            <text:p>0,041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8379" calcext:value-type="float">
            <text:p>0,1483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65668" calcext:value-type="float">
            <text:p>0,1656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7852" calcext:value-type="float">
            <text:p>0,1378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1616" calcext:value-type="float">
            <text:p>0,0416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68506" calcext:value-type="float">
            <text:p>0,1685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9056" calcext:value-type="float">
            <text:p>0,1390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28509" calcext:value-type="float">
            <text:p>0,1285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1706" calcext:value-type="float">
            <text:p>0,0417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59867" calcext:value-type="float">
            <text:p>0,1598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5625" calcext:value-type="float">
            <text:p>0,1356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0075" calcext:value-type="float">
            <text:p>0,1300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6665" calcext:value-type="float">
            <text:p>0,0466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3481" calcext:value-type="float">
            <text:p>0,1334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4394" calcext:value-type="float">
            <text:p>0,1343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1522" calcext:value-type="float">
            <text:p>0,1315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7789" calcext:value-type="float">
            <text:p>0,0477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2281" calcext:value-type="float">
            <text:p>0,1322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5813" calcext:value-type="float">
            <text:p>0,1358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2297" calcext:value-type="float">
            <text:p>0,1322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1485" calcext:value-type="float">
            <text:p>0,0414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1618" calcext:value-type="float">
            <text:p>0,1416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4655" calcext:value-type="float">
            <text:p>0,1446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7959" calcext:value-type="float">
            <text:p>0,1479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176" calcext:value-type="float">
            <text:p>0,041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9907" calcext:value-type="float">
            <text:p>0,1399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063" calcext:value-type="float">
            <text:p>0,140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1651" calcext:value-type="float">
            <text:p>0,1416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1555" calcext:value-type="float">
            <text:p>0,0415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173" calcext:value-type="float">
            <text:p>0,141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1046" calcext:value-type="float">
            <text:p>0,1410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59735" calcext:value-type="float">
            <text:p>0,1597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2061" calcext:value-type="float">
            <text:p>0,0420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1963" calcext:value-type="float">
            <text:p>0,1419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62259" calcext:value-type="float">
            <text:p>0,1622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4233" calcext:value-type="float">
            <text:p>0,1342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1519" calcext:value-type="float">
            <text:p>0,0415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8122" calcext:value-type="float">
            <text:p>0,1481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7845" calcext:value-type="float">
            <text:p>0,1478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5102" calcext:value-type="float">
            <text:p>0,1351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1786" calcext:value-type="float">
            <text:p>0,0417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58598" calcext:value-type="float">
            <text:p>0,1585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5298" calcext:value-type="float">
            <text:p>0,1352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1731" calcext:value-type="float">
            <text:p>0,1317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1165" calcext:value-type="float">
            <text:p>0,0411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9072" calcext:value-type="float">
            <text:p>0,1390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5432" calcext:value-type="float">
            <text:p>0,1354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0368" calcext:value-type="float">
            <text:p>0,1303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2092" calcext:value-type="float">
            <text:p>0,0520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4461" calcext:value-type="float">
            <text:p>0,1344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53769" calcext:value-type="float">
            <text:p>0,1537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2087" calcext:value-type="float">
            <text:p>0,1320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3895" calcext:value-type="float">
            <text:p>0,0538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2538" calcext:value-type="float">
            <text:p>0,1325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2575" calcext:value-type="float">
            <text:p>0,1325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28502" calcext:value-type="float">
            <text:p>0,1285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1502" calcext:value-type="float">
            <text:p>0,0415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1927" calcext:value-type="float">
            <text:p>0,1319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591" calcext:value-type="float">
            <text:p>0,135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29427" calcext:value-type="float">
            <text:p>0,1294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1966" calcext:value-type="float">
            <text:p>0,0419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5071" calcext:value-type="float">
            <text:p>0,150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1838" calcext:value-type="float">
            <text:p>0,1418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554" calcext:value-type="float">
            <text:p>0,135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155" calcext:value-type="float">
            <text:p>0,041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2018" calcext:value-type="float">
            <text:p>0,1420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1841" calcext:value-type="float">
            <text:p>0,1418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531" calcext:value-type="float">
            <text:p>0,145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1261" calcext:value-type="float">
            <text:p>0,0412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9513" calcext:value-type="float">
            <text:p>0,1395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51006" calcext:value-type="float">
            <text:p>0,1510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53863" calcext:value-type="float">
            <text:p>0,1538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1302" calcext:value-type="float">
            <text:p>0,0413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6357" calcext:value-type="float">
            <text:p>0,1463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60446" calcext:value-type="float">
            <text:p>0,1604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5091" calcext:value-type="float">
            <text:p>0,1350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1342" calcext:value-type="float">
            <text:p>0,0413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9462" calcext:value-type="float">
            <text:p>0,1494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58675" calcext:value-type="float">
            <text:p>0,1586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29761" calcext:value-type="float">
            <text:p>0,1297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1592" calcext:value-type="float">
            <text:p>0,0415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53653" calcext:value-type="float">
            <text:p>0,1536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4785" calcext:value-type="float">
            <text:p>0,1347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28798" calcext:value-type="float">
            <text:p>0,1287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7371" calcext:value-type="float">
            <text:p>0,0473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2374" calcext:value-type="float">
            <text:p>0,1323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5542" calcext:value-type="float">
            <text:p>0,1355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27579" calcext:value-type="float">
            <text:p>0,1275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1511" calcext:value-type="float">
            <text:p>0,0415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4975" calcext:value-type="float">
            <text:p>0,1349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1288" calcext:value-type="float">
            <text:p>0,1412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3282" calcext:value-type="float">
            <text:p>0,1332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1791" calcext:value-type="float">
            <text:p>0,0417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0201" calcext:value-type="float">
            <text:p>0,1402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9206" calcext:value-type="float">
            <text:p>0,1392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3574" calcext:value-type="float">
            <text:p>0,1335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1506" calcext:value-type="float">
            <text:p>0,0415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0093" calcext:value-type="float">
            <text:p>0,1400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0952" calcext:value-type="float">
            <text:p>0,1409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62226" calcext:value-type="float">
            <text:p>0,1622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1331" calcext:value-type="float">
            <text:p>0,0413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0183" calcext:value-type="float">
            <text:p>0,1401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63659" calcext:value-type="float">
            <text:p>0,1636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4445" calcext:value-type="float">
            <text:p>0,1344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1515" calcext:value-type="float">
            <text:p>0,0415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6451" calcext:value-type="float">
            <text:p>0,1464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9032" calcext:value-type="float">
            <text:p>0,1390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5085" calcext:value-type="float">
            <text:p>0,1350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4974" calcext:value-type="float">
            <text:p>0,0449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53501" calcext:value-type="float">
            <text:p>0,1535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5604" calcext:value-type="float">
            <text:p>0,1356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0213" calcext:value-type="float">
            <text:p>0,1302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8641" calcext:value-type="float">
            <text:p>0,0486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4246" calcext:value-type="float">
            <text:p>0,1342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3402" calcext:value-type="float">
            <text:p>0,1334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09" calcext:value-type="float">
            <text:p>0,13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6195" calcext:value-type="float">
            <text:p>0,0461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4316" calcext:value-type="float">
            <text:p>0,1343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6229" calcext:value-type="float">
            <text:p>0,1462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5155" calcext:value-type="float">
            <text:p>0,1351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2842" calcext:value-type="float">
            <text:p>0,0428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244" calcext:value-type="float">
            <text:p>0,142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9386" calcext:value-type="float">
            <text:p>0,1393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4121" calcext:value-type="float">
            <text:p>0,1341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2957" calcext:value-type="float">
            <text:p>0,0429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1973" calcext:value-type="float">
            <text:p>0,1419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8866" calcext:value-type="float">
            <text:p>0,1388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4146" calcext:value-type="float">
            <text:p>0,1441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2658" calcext:value-type="float">
            <text:p>0,0426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2303" calcext:value-type="float">
            <text:p>0,1423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50967" calcext:value-type="float">
            <text:p>0,1509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54288" calcext:value-type="float">
            <text:p>0,1542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3177" calcext:value-type="float">
            <text:p>0,0431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4237" calcext:value-type="float">
            <text:p>0,1442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57442" calcext:value-type="float">
            <text:p>0,1574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6213" calcext:value-type="float">
            <text:p>0,1362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2328" calcext:value-type="float">
            <text:p>0,0423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64556" calcext:value-type="float">
            <text:p>0,1645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2232" calcext:value-type="float">
            <text:p>0,1322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0654" calcext:value-type="float">
            <text:p>0,1306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2465" calcext:value-type="float">
            <text:p>0,0424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50887" calcext:value-type="float">
            <text:p>0,1508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4049" calcext:value-type="float">
            <text:p>0,1340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29893" calcext:value-type="float">
            <text:p>0,1298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6497" calcext:value-type="float">
            <text:p>0,0464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1665" calcext:value-type="float">
            <text:p>0,1316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50337" calcext:value-type="float">
            <text:p>0,1503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29733" calcext:value-type="float">
            <text:p>0,1297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2763" calcext:value-type="float">
            <text:p>0,0627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5327" calcext:value-type="float">
            <text:p>0,1353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54" calcext:value-type="float">
            <text:p>0,13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27579" calcext:value-type="float">
            <text:p>0,1275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2575" calcext:value-type="float">
            <text:p>0,0425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1365" calcext:value-type="float">
            <text:p>0,1313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6504" calcext:value-type="float">
            <text:p>0,1365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27653" calcext:value-type="float">
            <text:p>0,1276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6" calcext:value-type="float">
            <text:p>0,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2604" calcext:value-type="float">
            <text:p>0,0426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53476" calcext:value-type="float">
            <text:p>0,1534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8477" calcext:value-type="float">
            <text:p>0,1384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2019" calcext:value-type="float">
            <text:p>0,1320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232" calcext:value-type="float">
            <text:p>0,042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9916" calcext:value-type="float">
            <text:p>0,1399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0854" calcext:value-type="float">
            <text:p>0,1408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3368" calcext:value-type="float">
            <text:p>0,1433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2537" calcext:value-type="float">
            <text:p>0,0425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7882" calcext:value-type="float">
            <text:p>0,1378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644" calcext:value-type="float">
            <text:p>0,146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55156" calcext:value-type="float">
            <text:p>0,1551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2107" calcext:value-type="float">
            <text:p>0,0421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974" calcext:value-type="float">
            <text:p>0,139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61505" calcext:value-type="float">
            <text:p>0,1615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1044" calcext:value-type="float">
            <text:p>0,1310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1938" calcext:value-type="float">
            <text:p>0,0419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72973" calcext:value-type="float">
            <text:p>0,1729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5465" calcext:value-type="float">
            <text:p>0,154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8704" calcext:value-type="float">
            <text:p>0,1487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6041" calcext:value-type="float">
            <text:p>0,0460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51382" calcext:value-type="float">
            <text:p>0,1513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9558" calcext:value-type="float">
            <text:p>0,1495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855" calcext:value-type="float">
            <text:p>0,148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6231" calcext:value-type="float">
            <text:p>0,0462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1897" calcext:value-type="float">
            <text:p>0,1418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133" calcext:value-type="float">
            <text:p>0,141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6308" calcext:value-type="float">
            <text:p>0,1363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1875" calcext:value-type="float">
            <text:p>0,0418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0074" calcext:value-type="float">
            <text:p>0,1400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4525" calcext:value-type="float">
            <text:p>0,1445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5033" calcext:value-type="float">
            <text:p>0,1350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1969" calcext:value-type="float">
            <text:p>0,0419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606" calcext:value-type="float">
            <text:p>0,136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8866" calcext:value-type="float">
            <text:p>0,1388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3944" calcext:value-type="float">
            <text:p>0,1339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1785" calcext:value-type="float">
            <text:p>0,0417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9532" calcext:value-type="float">
            <text:p>0,1395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4986" calcext:value-type="float">
            <text:p>0,1349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28193" calcext:value-type="float">
            <text:p>0,1281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74037" calcext:value-type="float">
            <text:p>0,0740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55178" calcext:value-type="float">
            <text:p>0,1551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50368" calcext:value-type="float">
            <text:p>0,1503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7777" calcext:value-type="float">
            <text:p>0,1377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5912" calcext:value-type="float">
            <text:p>0,0559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0813" calcext:value-type="float">
            <text:p>0,1408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8375" calcext:value-type="float">
            <text:p>0,1383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2152" calcext:value-type="float">
            <text:p>0,1321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1702" calcext:value-type="float">
            <text:p>0,0417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4038" calcext:value-type="float">
            <text:p>0,1340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5109" calcext:value-type="float">
            <text:p>0,1351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0272" calcext:value-type="float">
            <text:p>0,1302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1759" calcext:value-type="float">
            <text:p>0,0417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2871" calcext:value-type="float">
            <text:p>0,1428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5661" calcext:value-type="float">
            <text:p>0,1456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7197" calcext:value-type="float">
            <text:p>0,1371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1731" calcext:value-type="float">
            <text:p>0,0417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1051" calcext:value-type="float">
            <text:p>0,1410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9434" calcext:value-type="float">
            <text:p>0,1394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61178" calcext:value-type="float">
            <text:p>0,1611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1793" calcext:value-type="float">
            <text:p>0,0417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0734" calcext:value-type="float">
            <text:p>0,1407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64128" calcext:value-type="float">
            <text:p>0,1641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4142" calcext:value-type="float">
            <text:p>0,1341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1643" calcext:value-type="float">
            <text:p>0,0416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58587" calcext:value-type="float">
            <text:p>0,1585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069" calcext:value-type="float">
            <text:p>0,140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3588" calcext:value-type="float">
            <text:p>0,1335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1593" calcext:value-type="float">
            <text:p>0,0415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64639" calcext:value-type="float">
            <text:p>0,1646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1209" calcext:value-type="float">
            <text:p>0,1412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27237" calcext:value-type="float">
            <text:p>0,1272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6071" calcext:value-type="float">
            <text:p>0,0460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2735" calcext:value-type="float">
            <text:p>0,1327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3494" calcext:value-type="float">
            <text:p>0,1334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29363" calcext:value-type="float">
            <text:p>0,1293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1609" calcext:value-type="float">
            <text:p>0,0416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4442" calcext:value-type="float">
            <text:p>0,1344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3697" calcext:value-type="float">
            <text:p>0,1336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27966" calcext:value-type="float">
            <text:p>0,1279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175" calcext:value-type="float">
            <text:p>0,041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52901" calcext:value-type="float">
            <text:p>0,1529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0501" calcext:value-type="float">
            <text:p>0,1405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0352" calcext:value-type="float">
            <text:p>0,1303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1664" calcext:value-type="float">
            <text:p>0,0416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1572" calcext:value-type="float">
            <text:p>0,1415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6669" calcext:value-type="float">
            <text:p>0,1366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0718" calcext:value-type="float">
            <text:p>0,1407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2421" calcext:value-type="float">
            <text:p>0,0424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388" calcext:value-type="float">
            <text:p>0,143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8299" calcext:value-type="float">
            <text:p>0,1382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53389" calcext:value-type="float">
            <text:p>0,1533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1755" calcext:value-type="float">
            <text:p>0,0417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0733" calcext:value-type="float">
            <text:p>0,1407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6832" calcext:value-type="float">
            <text:p>0,168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5633" calcext:value-type="float">
            <text:p>0,1356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1795" calcext:value-type="float">
            <text:p>0,0417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53943" calcext:value-type="float">
            <text:p>0,1539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8518" calcext:value-type="float">
            <text:p>0,1485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28156" calcext:value-type="float">
            <text:p>0,1281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1821" calcext:value-type="float">
            <text:p>0,0418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52275" calcext:value-type="float">
            <text:p>0,1522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3717" calcext:value-type="float">
            <text:p>0,1337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316" calcext:value-type="float">
            <text:p>0,133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6278" calcext:value-type="float">
            <text:p>0,0562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5407" calcext:value-type="float">
            <text:p>0,1354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4998" calcext:value-type="float">
            <text:p>0,1349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1585" calcext:value-type="float">
            <text:p>0,1315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683" calcext:value-type="float">
            <text:p>0,046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226" calcext:value-type="float">
            <text:p>0,132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3637" calcext:value-type="float">
            <text:p>0,1336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0864" calcext:value-type="float">
            <text:p>0,1308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3198" calcext:value-type="float">
            <text:p>0,0431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50765" calcext:value-type="float">
            <text:p>0,1507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8812" calcext:value-type="float">
            <text:p>0,1388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4259" calcext:value-type="float">
            <text:p>0,1342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3127" calcext:value-type="float">
            <text:p>0,0431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877" calcext:value-type="float">
            <text:p>0,138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1693" calcext:value-type="float">
            <text:p>0,1416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3334" calcext:value-type="float">
            <text:p>0,1433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2793" calcext:value-type="float">
            <text:p>0,0427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1689" calcext:value-type="float">
            <text:p>0,1416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6195" calcext:value-type="float">
            <text:p>0,161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61453" calcext:value-type="float">
            <text:p>0,1614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2756" calcext:value-type="float">
            <text:p>0,0427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2162" calcext:value-type="float">
            <text:p>0,1421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62928" calcext:value-type="float">
            <text:p>0,1629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2754" calcext:value-type="float">
            <text:p>0,1327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2588" calcext:value-type="float">
            <text:p>0,0425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7362" calcext:value-type="float">
            <text:p>0,1473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8794" calcext:value-type="float">
            <text:p>0,1387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5766" calcext:value-type="float">
            <text:p>0,1357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2903" calcext:value-type="float">
            <text:p>0,0429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59326" calcext:value-type="float">
            <text:p>0,1593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9877" calcext:value-type="float">
            <text:p>0,1398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5349" calcext:value-type="float">
            <text:p>0,1353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6717" calcext:value-type="float">
            <text:p>0,0467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748" calcext:value-type="float">
            <text:p>0,137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2344" calcext:value-type="float">
            <text:p>0,1423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6333" calcext:value-type="float">
            <text:p>0,1363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2283" calcext:value-type="float">
            <text:p>0,0422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2643" calcext:value-type="float">
            <text:p>0,1426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0778" calcext:value-type="float">
            <text:p>0,1407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5919" calcext:value-type="float">
            <text:p>0,1359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2319" calcext:value-type="float">
            <text:p>0,0423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41138" calcext:value-type="float">
            <text:p>0,1411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7781" calcext:value-type="float">
            <text:p>0,1377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132196" calcext:value-type="float">
            <text:p>0,1321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42008" calcext:value-type="float">
            <text:p>0,0420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34075" calcext:value-type="float">
            <text:p>0,4340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4492" calcext:value-type="float">
            <text:p>0,3944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6448" calcext:value-type="float">
            <text:p>0,3964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88687" calcext:value-type="float">
            <text:p>0,0886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20347" calcext:value-type="float">
            <text:p>0,4203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6489" calcext:value-type="float">
            <text:p>0,3964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6133" calcext:value-type="float">
            <text:p>0,4161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1671" calcext:value-type="float">
            <text:p>0,0916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63393" calcext:value-type="float">
            <text:p>0,4633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1404" calcext:value-type="float">
            <text:p>0,4114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2223" calcext:value-type="float">
            <text:p>0,4022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0132" calcext:value-type="float">
            <text:p>0,0901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48709" calcext:value-type="float">
            <text:p>0,4487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41886" calcext:value-type="float">
            <text:p>0,4418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34629" calcext:value-type="float">
            <text:p>0,4346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1351" calcext:value-type="float">
            <text:p>0,0913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2774" calcext:value-type="float">
            <text:p>0,3927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79875" calcext:value-type="float">
            <text:p>0,3798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82233" calcext:value-type="float">
            <text:p>0,3822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1579" calcext:value-type="float">
            <text:p>0,0915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9621" calcext:value-type="float">
            <text:p>0,3996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86717" calcext:value-type="float">
            <text:p>0,3867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80749" calcext:value-type="float">
            <text:p>0,3807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03867" calcext:value-type="float">
            <text:p>0,1038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27766" calcext:value-type="float">
            <text:p>0,4277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2767" calcext:value-type="float">
            <text:p>0,4127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1966" calcext:value-type="float">
            <text:p>0,3919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1435" calcext:value-type="float">
            <text:p>0,0914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2266" calcext:value-type="float">
            <text:p>0,422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1479" calcext:value-type="float">
            <text:p>0,4014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6917" calcext:value-type="float">
            <text:p>0,4069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0174" calcext:value-type="float">
            <text:p>0,0901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5807" calcext:value-type="float">
            <text:p>0,3958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7218" calcext:value-type="float">
            <text:p>0,3972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463" calcext:value-type="float">
            <text:p>0,394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2213" calcext:value-type="float">
            <text:p>0,0922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24607" calcext:value-type="float">
            <text:p>0,4246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927" calcext:value-type="float">
            <text:p>0,399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5306" calcext:value-type="float">
            <text:p>0,3953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9182" calcext:value-type="float">
            <text:p>0,0991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47898" calcext:value-type="float">
            <text:p>0,4478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26971" calcext:value-type="float">
            <text:p>0,4269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21811" calcext:value-type="float">
            <text:p>0,4218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0102" calcext:value-type="float">
            <text:p>0,0901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2243" calcext:value-type="float">
            <text:p>0,4122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5299" calcext:value-type="float">
            <text:p>0,4152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1622" calcext:value-type="float">
            <text:p>0,4116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1759" calcext:value-type="float">
            <text:p>0,0917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3304" calcext:value-type="float">
            <text:p>0,3933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77269" calcext:value-type="float">
            <text:p>0,3772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6735" calcext:value-type="float">
            <text:p>0,3967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212829" calcext:value-type="float">
            <text:p>0,2128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9016" calcext:value-type="float">
            <text:p>0,4990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8085" calcext:value-type="float">
            <text:p>0,480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58307" calcext:value-type="float">
            <text:p>0,4583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1761" calcext:value-type="float">
            <text:p>0,0917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30669" calcext:value-type="float">
            <text:p>0,4306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34227" calcext:value-type="float">
            <text:p>0,4342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28125" calcext:value-type="float">
            <text:p>0,4281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1446" calcext:value-type="float">
            <text:p>0,0914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63174" calcext:value-type="float">
            <text:p>0,4631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747095" calcext:value-type="float">
            <text:p>0,7470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48499" calcext:value-type="float">
            <text:p>0,4484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1751" calcext:value-type="float">
            <text:p>0,0917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33013" calcext:value-type="float">
            <text:p>0,4330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3265" calcext:value-type="float">
            <text:p>0,4032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5426" calcext:value-type="float">
            <text:p>0,4054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0311" calcext:value-type="float">
            <text:p>0,0903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43809" calcext:value-type="float">
            <text:p>0,4438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80811" calcext:value-type="float">
            <text:p>0,3808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7348" calcext:value-type="float">
            <text:p>0,373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89837" calcext:value-type="float">
            <text:p>0,0898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28369" calcext:value-type="float">
            <text:p>0,4283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30643" calcext:value-type="float">
            <text:p>0,4306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4108" calcext:value-type="float">
            <text:p>0,4041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1344" calcext:value-type="float">
            <text:p>0,0913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42788" calcext:value-type="float">
            <text:p>0,4427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9089" calcext:value-type="float">
            <text:p>0,4090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4134" calcext:value-type="float">
            <text:p>0,3941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24" calcext:value-type="float">
            <text:p>0,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4144" calcext:value-type="float">
            <text:p>0,0941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32741" calcext:value-type="float">
            <text:p>0,4327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29378" calcext:value-type="float">
            <text:p>0,4293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26042" calcext:value-type="float">
            <text:p>0,4260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0003" calcext:value-type="float">
            <text:p>0,0900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0653" calcext:value-type="float">
            <text:p>0,3906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7993" calcext:value-type="float">
            <text:p>0,379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7121" calcext:value-type="float">
            <text:p>0,3971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2242" calcext:value-type="float">
            <text:p>0,0922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4317" calcext:value-type="float">
            <text:p>0,4043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74648" calcext:value-type="float">
            <text:p>0,3746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74687" calcext:value-type="float">
            <text:p>0,3746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013" calcext:value-type="float">
            <text:p>0,09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33796" calcext:value-type="float">
            <text:p>0,4337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6635" calcext:value-type="float">
            <text:p>0,4166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81491" calcext:value-type="float">
            <text:p>0,3814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1765" calcext:value-type="float">
            <text:p>0,0917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1058" calcext:value-type="float">
            <text:p>0,4110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0417" calcext:value-type="float">
            <text:p>0,4104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7331" calcext:value-type="float">
            <text:p>0,4173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1676" calcext:value-type="float">
            <text:p>0,0916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0045" calcext:value-type="float">
            <text:p>0,4000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5069" calcext:value-type="float">
            <text:p>0,3950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71482" calcext:value-type="float">
            <text:p>0,3714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0912" calcext:value-type="float">
            <text:p>0,0909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2345" calcext:value-type="float">
            <text:p>0,4123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75254" calcext:value-type="float">
            <text:p>0,3752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69616" calcext:value-type="float">
            <text:p>0,3696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03447" calcext:value-type="float">
            <text:p>0,1034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25061" calcext:value-type="float">
            <text:p>0,4250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7078" calcext:value-type="float">
            <text:p>0,4170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2902" calcext:value-type="float">
            <text:p>0,4129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222" calcext:value-type="float">
            <text:p>0,092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8463" calcext:value-type="float">
            <text:p>0,3984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8407" calcext:value-type="float">
            <text:p>0,3984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2291" calcext:value-type="float">
            <text:p>0,4022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0514" calcext:value-type="float">
            <text:p>0,0905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1122" calcext:value-type="float">
            <text:p>0,4011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7888" calcext:value-type="float">
            <text:p>0,378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72156" calcext:value-type="float">
            <text:p>0,3721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" calcext:value-type="float">
            <text:p>0,000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89971" calcext:value-type="float">
            <text:p>0,0899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29462" calcext:value-type="float">
            <text:p>0,4294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9491" calcext:value-type="float">
            <text:p>0,4194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7745" calcext:value-type="float">
            <text:p>0,377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04813" calcext:value-type="float">
            <text:p>0,1048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24062" calcext:value-type="float">
            <text:p>0,4240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3235" calcext:value-type="float">
            <text:p>0,4132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7641" calcext:value-type="float">
            <text:p>0,4076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8932" calcext:value-type="float">
            <text:p>0,089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0978" calcext:value-type="float">
            <text:p>0,3909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84137" calcext:value-type="float">
            <text:p>0,3841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3411" calcext:value-type="float">
            <text:p>0,4034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1366" calcext:value-type="float">
            <text:p>0,0913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21504" calcext:value-type="float">
            <text:p>0,4215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5077" calcext:value-type="float">
            <text:p>0,4050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6333" calcext:value-type="float">
            <text:p>0,3963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1829" calcext:value-type="float">
            <text:p>0,0918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54743" calcext:value-type="float">
            <text:p>0,4547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1306" calcext:value-type="float">
            <text:p>0,3913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89382" calcext:value-type="float">
            <text:p>0,3893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4022" calcext:value-type="float">
            <text:p>0,114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04493" calcext:value-type="float">
            <text:p>0,5044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37509" calcext:value-type="float">
            <text:p>0,4375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8652" calcext:value-type="float">
            <text:p>0,386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2104" calcext:value-type="float">
            <text:p>0,0921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89167" calcext:value-type="float">
            <text:p>0,3891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2986" calcext:value-type="float">
            <text:p>0,4129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6608" calcext:value-type="float">
            <text:p>0,4066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0841" calcext:value-type="float">
            <text:p>0,0908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2821" calcext:value-type="float">
            <text:p>0,3928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86307" calcext:value-type="float">
            <text:p>0,3863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76039" calcext:value-type="float">
            <text:p>0,3760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3528" calcext:value-type="float">
            <text:p>0,0935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41498" calcext:value-type="float">
            <text:p>0,4414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87377" calcext:value-type="float">
            <text:p>0,3873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77316" calcext:value-type="float">
            <text:p>0,3773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0339" calcext:value-type="float">
            <text:p>0,0903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30056" calcext:value-type="float">
            <text:p>0,4300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20826" calcext:value-type="float">
            <text:p>0,4208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656477" calcext:value-type="float">
            <text:p>0,6564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3638" calcext:value-type="float">
            <text:p>0,1136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603614" calcext:value-type="float">
            <text:p>0,6036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17779" calcext:value-type="float">
            <text:p>0,5177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71998" calcext:value-type="float">
            <text:p>0,4719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0455" calcext:value-type="float">
            <text:p>0,0904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45682" calcext:value-type="float">
            <text:p>0,4456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27566" calcext:value-type="float">
            <text:p>0,4275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22932" calcext:value-type="float">
            <text:p>0,4229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1709" calcext:value-type="float">
            <text:p>0,0917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89848" calcext:value-type="float">
            <text:p>0,4898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84726" calcext:value-type="float">
            <text:p>0,3847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82979" calcext:value-type="float">
            <text:p>0,3829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1451" calcext:value-type="float">
            <text:p>0,0914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41624" calcext:value-type="float">
            <text:p>0,4416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1629" calcext:value-type="float">
            <text:p>0,4016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82566" calcext:value-type="float">
            <text:p>0,3825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0225" calcext:value-type="float">
            <text:p>0,0902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20698" calcext:value-type="float">
            <text:p>0,4206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23558" calcext:value-type="float">
            <text:p>0,4235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2842" calcext:value-type="float">
            <text:p>0,4128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1537" calcext:value-type="float">
            <text:p>0,0915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8585" calcext:value-type="float">
            <text:p>0,3985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85147" calcext:value-type="float">
            <text:p>0,3851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77871" calcext:value-type="float">
            <text:p>0,3778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1598" calcext:value-type="float">
            <text:p>0,0915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6915" calcext:value-type="float">
            <text:p>0,4169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1811" calcext:value-type="float">
            <text:p>0,4118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6142" calcext:value-type="float">
            <text:p>0,3961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89985" calcext:value-type="float">
            <text:p>0,0899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48487" calcext:value-type="float">
            <text:p>0,4484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394" calcext:value-type="float">
            <text:p>0,403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7325" calcext:value-type="float">
            <text:p>0,3973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0804" calcext:value-type="float">
            <text:p>0,0908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46466" calcext:value-type="float">
            <text:p>0,4464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23193" calcext:value-type="float">
            <text:p>0,4231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3958" calcext:value-type="float">
            <text:p>0,4139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1292" calcext:value-type="float">
            <text:p>0,0912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2259" calcext:value-type="float">
            <text:p>0,3922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657" calcext:value-type="float">
            <text:p>0,406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5404" calcext:value-type="float">
            <text:p>0,4154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0249" calcext:value-type="float">
            <text:p>0,0902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477" calcext:value-type="float">
            <text:p>0,414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9878" calcext:value-type="float">
            <text:p>0,3998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2419" calcext:value-type="float">
            <text:p>0,3924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0668" calcext:value-type="float">
            <text:p>0,0906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22966" calcext:value-type="float">
            <text:p>0,4229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6555" calcext:value-type="float">
            <text:p>0,4065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0335" calcext:value-type="float">
            <text:p>0,3903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7749" calcext:value-type="float">
            <text:p>0,0977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91744" calcext:value-type="float">
            <text:p>0,4917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16503" calcext:value-type="float">
            <text:p>0,5165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69475" calcext:value-type="float">
            <text:p>0,3694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07571" calcext:value-type="float">
            <text:p>0,1075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57125" calcext:value-type="float">
            <text:p>0,4571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36965" calcext:value-type="float">
            <text:p>0,4369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4175" calcext:value-type="float">
            <text:p>0,4041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1371" calcext:value-type="float">
            <text:p>0,0913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49745" calcext:value-type="float">
            <text:p>0,4497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61662" calcext:value-type="float">
            <text:p>0,4616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29179" calcext:value-type="float">
            <text:p>0,4291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1008" calcext:value-type="float">
            <text:p>0,0910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30859" calcext:value-type="float">
            <text:p>0,4308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2309" calcext:value-type="float">
            <text:p>0,4023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4759" calcext:value-type="float">
            <text:p>0,4047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6" calcext:value-type="float">
            <text:p>0,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1882" calcext:value-type="float">
            <text:p>0,0918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5566" calcext:value-type="float">
            <text:p>0,3955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80058" calcext:value-type="float">
            <text:p>0,3800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9248" calcext:value-type="float">
            <text:p>0,3992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2152" calcext:value-type="float">
            <text:p>0,0921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55338" calcext:value-type="float">
            <text:p>0,4553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2469" calcext:value-type="float">
            <text:p>0,4024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86318" calcext:value-type="float">
            <text:p>0,3863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02894" calcext:value-type="float">
            <text:p>0,1028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53084" calcext:value-type="float">
            <text:p>0,4530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42084" calcext:value-type="float">
            <text:p>0,4420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7954" calcext:value-type="float">
            <text:p>0,4079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2669" calcext:value-type="float">
            <text:p>0,0926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83865" calcext:value-type="float">
            <text:p>0,4838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45307" calcext:value-type="float">
            <text:p>0,4453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0054" calcext:value-type="float">
            <text:p>0,4100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0517" calcext:value-type="float">
            <text:p>0,0905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2405" calcext:value-type="float">
            <text:p>0,3924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9516" calcext:value-type="float">
            <text:p>0,3995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8031" calcext:value-type="float">
            <text:p>0,4180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2188" calcext:value-type="float">
            <text:p>0,0921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9844" calcext:value-type="float">
            <text:p>0,4198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4811" calcext:value-type="float">
            <text:p>0,3948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5959" calcext:value-type="float">
            <text:p>0,3959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0625" calcext:value-type="float">
            <text:p>0,0906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43193" calcext:value-type="float">
            <text:p>0,4431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11026" calcext:value-type="float">
            <text:p>0,5110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80845" calcext:value-type="float">
            <text:p>0,3808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06826" calcext:value-type="float">
            <text:p>0,1068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30014" calcext:value-type="float">
            <text:p>0,4300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7381" calcext:value-type="float">
            <text:p>0,4173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2467" calcext:value-type="float">
            <text:p>0,3924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016" calcext:value-type="float">
            <text:p>0,09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3944" calcext:value-type="float">
            <text:p>0,3939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5372" calcext:value-type="float">
            <text:p>0,4053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1426" calcext:value-type="float">
            <text:p>0,4014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0375" calcext:value-type="float">
            <text:p>0,0903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88309" calcext:value-type="float">
            <text:p>0,3883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78079" calcext:value-type="float">
            <text:p>0,3780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76971" calcext:value-type="float">
            <text:p>0,3769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1667" calcext:value-type="float">
            <text:p>0,0916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6136" calcext:value-type="float">
            <text:p>0,4061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77275" calcext:value-type="float">
            <text:p>0,3772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67439" calcext:value-type="float">
            <text:p>0,3674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3135" calcext:value-type="float">
            <text:p>0,0931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9573" calcext:value-type="float">
            <text:p>0,4195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5237" calcext:value-type="float">
            <text:p>0,4152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8135" calcext:value-type="float">
            <text:p>0,4081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235" calcext:value-type="float">
            <text:p>0,092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4823" calcext:value-type="float">
            <text:p>0,4048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3036" calcext:value-type="float">
            <text:p>0,3930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79934" calcext:value-type="float">
            <text:p>0,3799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2412" calcext:value-type="float">
            <text:p>0,0924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3527" calcext:value-type="float">
            <text:p>0,3935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77413" calcext:value-type="float">
            <text:p>0,3774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82691" calcext:value-type="float">
            <text:p>0,3826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0503" calcext:value-type="float">
            <text:p>0,105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3614" calcext:value-type="float">
            <text:p>0,436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4175" calcext:value-type="float">
            <text:p>0,4041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22566" calcext:value-type="float">
            <text:p>0,4225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1075" calcext:value-type="float">
            <text:p>0,0910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27757" calcext:value-type="float">
            <text:p>0,4277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9528" calcext:value-type="float">
            <text:p>0,4195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24447" calcext:value-type="float">
            <text:p>0,4244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0679" calcext:value-type="float">
            <text:p>0,0906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6601" calcext:value-type="float">
            <text:p>0,4166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2714" calcext:value-type="float">
            <text:p>0,4027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0553" calcext:value-type="float">
            <text:p>0,4005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2385" calcext:value-type="float">
            <text:p>0,0923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64025" calcext:value-type="float">
            <text:p>0,4640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33754" calcext:value-type="float">
            <text:p>0,4337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79715" calcext:value-type="float">
            <text:p>0,3797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1531" calcext:value-type="float">
            <text:p>0,0915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40125" calcext:value-type="float">
            <text:p>0,4401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0783" calcext:value-type="float">
            <text:p>0,3907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74041" calcext:value-type="float">
            <text:p>0,3740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3822" calcext:value-type="float">
            <text:p>0,0938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30427" calcext:value-type="float">
            <text:p>0,4304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7927" calcext:value-type="float">
            <text:p>0,4079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9111" calcext:value-type="float">
            <text:p>0,4091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0178" calcext:value-type="float">
            <text:p>0,0901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7324" calcext:value-type="float">
            <text:p>0,3973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76467" calcext:value-type="float">
            <text:p>0,3764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76606" calcext:value-type="float">
            <text:p>0,3766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1577" calcext:value-type="float">
            <text:p>0,0915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7859" calcext:value-type="float">
            <text:p>0,4078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68326" calcext:value-type="float">
            <text:p>0,3683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4287" calcext:value-type="float">
            <text:p>0,3942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02451" calcext:value-type="float">
            <text:p>0,1024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51104" calcext:value-type="float">
            <text:p>0,4511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31678" calcext:value-type="float">
            <text:p>0,4316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1847" calcext:value-type="float">
            <text:p>0,4018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2989" calcext:value-type="float">
            <text:p>0,0929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1252" calcext:value-type="float">
            <text:p>0,4112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26531" calcext:value-type="float">
            <text:p>0,4265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20577" calcext:value-type="float">
            <text:p>0,4205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25" calcext:value-type="float">
            <text:p>0,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2163" calcext:value-type="float">
            <text:p>0,0921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5625" calcext:value-type="float">
            <text:p>0,456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86132" calcext:value-type="float">
            <text:p>0,3861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6775" calcext:value-type="float">
            <text:p>0,367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0171" calcext:value-type="float">
            <text:p>0,0901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6947" calcext:value-type="float">
            <text:p>0,4069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4188" calcext:value-type="float">
            <text:p>0,4041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1742" calcext:value-type="float">
            <text:p>0,4017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1621" calcext:value-type="float">
            <text:p>0,0916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59655" calcext:value-type="float">
            <text:p>0,4596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23854" calcext:value-type="float">
            <text:p>0,4238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45383" calcext:value-type="float">
            <text:p>0,4453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00053" calcext:value-type="float">
            <text:p>0,1000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61522" calcext:value-type="float">
            <text:p>0,4615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54578" calcext:value-type="float">
            <text:p>0,5545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0058" calcext:value-type="float">
            <text:p>0,4100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01975" calcext:value-type="float">
            <text:p>0,1019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29052" calcext:value-type="float">
            <text:p>0,4290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7521" calcext:value-type="float">
            <text:p>0,4175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5748" calcext:value-type="float">
            <text:p>0,4157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0335" calcext:value-type="float">
            <text:p>0,103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26668" calcext:value-type="float">
            <text:p>0,4266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29202" calcext:value-type="float">
            <text:p>0,4292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38971" calcext:value-type="float">
            <text:p>0,4389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6584" calcext:value-type="float">
            <text:p>0,1265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682617" calcext:value-type="float">
            <text:p>0,6826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527232" calcext:value-type="float">
            <text:p>0,5272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87446" calcext:value-type="float">
            <text:p>0,4874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9123" calcext:value-type="float">
            <text:p>0,1191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88979" calcext:value-type="float">
            <text:p>0,4889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47173" calcext:value-type="float">
            <text:p>0,4471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9801" calcext:value-type="float">
            <text:p>0,4198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9077" calcext:value-type="float">
            <text:p>0,0990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506" calcext:value-type="float">
            <text:p>0,45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32123" calcext:value-type="float">
            <text:p>0,4321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34985" calcext:value-type="float">
            <text:p>0,4349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862" calcext:value-type="float">
            <text:p>0,098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4272" calcext:value-type="float">
            <text:p>0,442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32948" calcext:value-type="float">
            <text:p>0,4329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26748" calcext:value-type="float">
            <text:p>0,4267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1725" calcext:value-type="float">
            <text:p>0,0917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0235" calcext:value-type="float">
            <text:p>0,4102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75465" calcext:value-type="float">
            <text:p>0,3754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70564" calcext:value-type="float">
            <text:p>0,3705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046" calcext:value-type="float">
            <text:p>0,090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0817" calcext:value-type="float">
            <text:p>0,4008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78886" calcext:value-type="float">
            <text:p>0,3788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69862" calcext:value-type="float">
            <text:p>0,3698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0228" calcext:value-type="float">
            <text:p>0,0902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7974" calcext:value-type="float">
            <text:p>0,3979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81666" calcext:value-type="float">
            <text:p>0,3816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72345" calcext:value-type="float">
            <text:p>0,3723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226" calcext:value-type="float">
            <text:p>0,092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1734" calcext:value-type="float">
            <text:p>0,3917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76824" calcext:value-type="float">
            <text:p>0,3768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68207" calcext:value-type="float">
            <text:p>0,3682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1622" calcext:value-type="float">
            <text:p>0,0916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7185" calcext:value-type="float">
            <text:p>0,4071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3769" calcext:value-type="float">
            <text:p>0,4137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87882" calcext:value-type="float">
            <text:p>0,3878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0177" calcext:value-type="float">
            <text:p>0,0901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4429" calcext:value-type="float">
            <text:p>0,4044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7343" calcext:value-type="float">
            <text:p>0,373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6437" calcext:value-type="float">
            <text:p>0,364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0046" calcext:value-type="float">
            <text:p>0,0900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43762" calcext:value-type="float">
            <text:p>0,4437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3668" calcext:value-type="float">
            <text:p>0,4036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81576" calcext:value-type="float">
            <text:p>0,3815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89494" calcext:value-type="float">
            <text:p>0,0894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1473" calcext:value-type="float">
            <text:p>0,4014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3753" calcext:value-type="float">
            <text:p>0,3937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5682" calcext:value-type="float">
            <text:p>0,4056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89828" calcext:value-type="float">
            <text:p>0,0898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4303" calcext:value-type="float">
            <text:p>0,4143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11" calcext:value-type="float">
            <text:p>0,39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88711" calcext:value-type="float">
            <text:p>0,3887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0164" calcext:value-type="float">
            <text:p>0,0901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48164" calcext:value-type="float">
            <text:p>0,4481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2399" calcext:value-type="float">
            <text:p>0,4023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4072" calcext:value-type="float">
            <text:p>0,3940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2713" calcext:value-type="float">
            <text:p>0,1127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64572" calcext:value-type="float">
            <text:p>0,6645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9167" calcext:value-type="float">
            <text:p>0,591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90025" calcext:value-type="float">
            <text:p>0,5900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3961" calcext:value-type="float">
            <text:p>0,1139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6719" calcext:value-type="float">
            <text:p>0,6267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6488" calcext:value-type="float">
            <text:p>0,6164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34877" calcext:value-type="float">
            <text:p>0,6348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5138" calcext:value-type="float">
            <text:p>0,1151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72641" calcext:value-type="float">
            <text:p>0,6726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37335" calcext:value-type="float">
            <text:p>0,6373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95688" calcext:value-type="float">
            <text:p>0,5956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315" calcext:value-type="float">
            <text:p>0,113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5126" calcext:value-type="float">
            <text:p>0,651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3439" calcext:value-type="float">
            <text:p>0,6134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97085" calcext:value-type="float">
            <text:p>0,5970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3862" calcext:value-type="float">
            <text:p>0,1138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43053" calcext:value-type="float">
            <text:p>0,6430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6497" calcext:value-type="float">
            <text:p>0,6064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5446" calcext:value-type="float">
            <text:p>0,6154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8222" calcext:value-type="float">
            <text:p>0,1182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71197" calcext:value-type="float">
            <text:p>0,6711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6956" calcext:value-type="float">
            <text:p>0,6069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5141" calcext:value-type="float">
            <text:p>0,6151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5191" calcext:value-type="float">
            <text:p>0,1151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46689" calcext:value-type="float">
            <text:p>0,6466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46309" calcext:value-type="float">
            <text:p>0,7463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64455" calcext:value-type="float">
            <text:p>0,5644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4273" calcext:value-type="float">
            <text:p>0,1142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654" calcext:value-type="float">
            <text:p>0,616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68236" calcext:value-type="float">
            <text:p>0,5682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67682" calcext:value-type="float">
            <text:p>0,5676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1" calcext:value-type="float">
            <text:p>0,0000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4272" calcext:value-type="float">
            <text:p>0,1142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40666" calcext:value-type="float">
            <text:p>0,6406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7305" calcext:value-type="float">
            <text:p>0,6073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95295" calcext:value-type="float">
            <text:p>0,5952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381" calcext:value-type="float">
            <text:p>0,113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48356" calcext:value-type="float">
            <text:p>0,6483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7133" calcext:value-type="float">
            <text:p>0,6271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7625" calcext:value-type="float">
            <text:p>0,576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771" calcext:value-type="float">
            <text:p>0,117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96972" calcext:value-type="float">
            <text:p>0,5969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55192" calcext:value-type="float">
            <text:p>0,5551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51112" calcext:value-type="float">
            <text:p>0,5511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35188" calcext:value-type="float">
            <text:p>0,1351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14128" calcext:value-type="float">
            <text:p>0,7141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86776" calcext:value-type="float">
            <text:p>0,5867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93298" calcext:value-type="float">
            <text:p>0,5932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27194" calcext:value-type="float">
            <text:p>0,1271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99479" calcext:value-type="float">
            <text:p>0,6994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3439" calcext:value-type="float">
            <text:p>0,734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58856" calcext:value-type="float">
            <text:p>0,6588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25405" calcext:value-type="float">
            <text:p>0,1254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87121" calcext:value-type="float">
            <text:p>0,6871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54954" calcext:value-type="float">
            <text:p>0,6549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8424" calcext:value-type="float">
            <text:p>0,6084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4009" calcext:value-type="float">
            <text:p>0,1140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76999" calcext:value-type="float">
            <text:p>0,6769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2316" calcext:value-type="float">
            <text:p>0,6223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31163" calcext:value-type="float">
            <text:p>0,6311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3791" calcext:value-type="float">
            <text:p>0,1137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61074" calcext:value-type="float">
            <text:p>0,6610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3445" calcext:value-type="float">
            <text:p>0,6134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62133" calcext:value-type="float">
            <text:p>0,5621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3644" calcext:value-type="float">
            <text:p>0,1136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65255" calcext:value-type="float">
            <text:p>0,6652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6437" calcext:value-type="float">
            <text:p>0,564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97725" calcext:value-type="float">
            <text:p>0,5977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5215" calcext:value-type="float">
            <text:p>0,1152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46931" calcext:value-type="float">
            <text:p>0,6469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32225" calcext:value-type="float">
            <text:p>0,6322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9693" calcext:value-type="float">
            <text:p>0,6096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35543" calcext:value-type="float">
            <text:p>0,1355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88713" calcext:value-type="float">
            <text:p>0,6887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1466" calcext:value-type="float">
            <text:p>0,6014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613" calcext:value-type="float">
            <text:p>0,626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4955" calcext:value-type="float">
            <text:p>0,1149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8153" calcext:value-type="float">
            <text:p>0,6081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3207" calcext:value-type="float">
            <text:p>0,6132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92277" calcext:value-type="float">
            <text:p>0,5922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6973" calcext:value-type="float">
            <text:p>0,1169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35275" calcext:value-type="float">
            <text:p>0,6352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8678" calcext:value-type="float">
            <text:p>0,6086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53947" calcext:value-type="float">
            <text:p>0,5539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2875" calcext:value-type="float">
            <text:p>0,1128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8913" calcext:value-type="float">
            <text:p>0,6189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64397" calcext:value-type="float">
            <text:p>0,5643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94735" calcext:value-type="float">
            <text:p>0,5947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4048" calcext:value-type="float">
            <text:p>0,1140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8666" calcext:value-type="float">
            <text:p>0,6086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97117" calcext:value-type="float">
            <text:p>0,5971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5994" calcext:value-type="float">
            <text:p>0,6059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20474" calcext:value-type="float">
            <text:p>0,1204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47901" calcext:value-type="float">
            <text:p>0,6479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83567" calcext:value-type="float">
            <text:p>0,5835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60803" calcext:value-type="float">
            <text:p>0,5608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3921" calcext:value-type="float">
            <text:p>0,1139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9821" calcext:value-type="float">
            <text:p>0,6298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70767" calcext:value-type="float">
            <text:p>0,5707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2555" calcext:value-type="float">
            <text:p>0,6025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4135" calcext:value-type="float">
            <text:p>0,1141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33311" calcext:value-type="float">
            <text:p>0,6333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97011" calcext:value-type="float">
            <text:p>0,5970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73556" calcext:value-type="float">
            <text:p>0,5735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31654" calcext:value-type="float">
            <text:p>0,1316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3514" calcext:value-type="float">
            <text:p>0,635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68214" calcext:value-type="float">
            <text:p>0,5682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81371" calcext:value-type="float">
            <text:p>0,5813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4525" calcext:value-type="float">
            <text:p>0,1145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2221" calcext:value-type="float">
            <text:p>0,6122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0109" calcext:value-type="float">
            <text:p>0,6201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91145" calcext:value-type="float">
            <text:p>0,5911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3669" calcext:value-type="float">
            <text:p>0,1136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5122" calcext:value-type="float">
            <text:p>0,651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8206" calcext:value-type="float">
            <text:p>0,6082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58448" calcext:value-type="float">
            <text:p>0,5584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391" calcext:value-type="float">
            <text:p>0,113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46509" calcext:value-type="float">
            <text:p>0,6465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8295" calcext:value-type="float">
            <text:p>0,6082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7539" calcext:value-type="float">
            <text:p>0,6275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4468" calcext:value-type="float">
            <text:p>0,1144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67291" calcext:value-type="float">
            <text:p>0,6672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35279" calcext:value-type="float">
            <text:p>0,6352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95771" calcext:value-type="float">
            <text:p>0,5957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9312" calcext:value-type="float">
            <text:p>0,1193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21042" calcext:value-type="float">
            <text:p>0,7210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91787" calcext:value-type="float">
            <text:p>0,5917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9902" calcext:value-type="float">
            <text:p>0,599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3956" calcext:value-type="float">
            <text:p>0,1139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64859" calcext:value-type="float">
            <text:p>0,6648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34027" calcext:value-type="float">
            <text:p>0,6340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95157" calcext:value-type="float">
            <text:p>0,5951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9156" calcext:value-type="float">
            <text:p>0,1191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59286" calcext:value-type="float">
            <text:p>0,7592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81661" calcext:value-type="float">
            <text:p>0,816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80722" calcext:value-type="float">
            <text:p>0,6807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9715" calcext:value-type="float">
            <text:p>0,1197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83756" calcext:value-type="float">
            <text:p>0,7837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93582" calcext:value-type="float">
            <text:p>0,5935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7714" calcext:value-type="float">
            <text:p>0,6077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3788" calcext:value-type="float">
            <text:p>0,1137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97245" calcext:value-type="float">
            <text:p>0,972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51822" calcext:value-type="float">
            <text:p>0,6518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41191" calcext:value-type="float">
            <text:p>0,6411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20006" calcext:value-type="float">
            <text:p>0,1200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78822" calcext:value-type="float">
            <text:p>0,6788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9054" calcext:value-type="float">
            <text:p>0,6090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5279" calcext:value-type="float">
            <text:p>0,6052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5" calcext:value-type="float">
            <text:p>0,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4404" calcext:value-type="float">
            <text:p>0,1144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10839" calcext:value-type="float">
            <text:p>0,7108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94816" calcext:value-type="float">
            <text:p>0,5948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97626" calcext:value-type="float">
            <text:p>0,5976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5269" calcext:value-type="float">
            <text:p>0,1152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73513" calcext:value-type="float">
            <text:p>0,6735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86676" calcext:value-type="float">
            <text:p>0,5866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61487" calcext:value-type="float">
            <text:p>0,5614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4331" calcext:value-type="float">
            <text:p>0,1143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9705" calcext:value-type="float">
            <text:p>0,6097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71782" calcext:value-type="float">
            <text:p>0,5717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88592" calcext:value-type="float">
            <text:p>0,5885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2692" calcext:value-type="float">
            <text:p>0,1126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069" calcext:value-type="float">
            <text:p>0,620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226" calcext:value-type="float">
            <text:p>0,612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8454" calcext:value-type="float">
            <text:p>0,584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157" calcext:value-type="float">
            <text:p>0,141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51051" calcext:value-type="float">
            <text:p>0,6510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70159" calcext:value-type="float">
            <text:p>0,5701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59765" calcext:value-type="float">
            <text:p>0,5597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4437" calcext:value-type="float">
            <text:p>0,1144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306" calcext:value-type="float">
            <text:p>0,603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94604" calcext:value-type="float">
            <text:p>0,5946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2448" calcext:value-type="float">
            <text:p>0,6024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4174" calcext:value-type="float">
            <text:p>0,1141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53416" calcext:value-type="float">
            <text:p>0,6534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0834" calcext:value-type="float">
            <text:p>0,6008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6343" calcext:value-type="float">
            <text:p>0,563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26064" calcext:value-type="float">
            <text:p>0,1260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54977" calcext:value-type="float">
            <text:p>0,6549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98076" calcext:value-type="float">
            <text:p>0,5980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8099" calcext:value-type="float">
            <text:p>0,6280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5" calcext:value-type="float">
            <text:p>0,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391" calcext:value-type="float">
            <text:p>0,113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54672" calcext:value-type="float">
            <text:p>0,6546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9513" calcext:value-type="float">
            <text:p>0,6295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6178" calcext:value-type="float">
            <text:p>0,6161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38668" calcext:value-type="float">
            <text:p>0,1386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98707" calcext:value-type="float">
            <text:p>0,6987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2776" calcext:value-type="float">
            <text:p>0,6127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80771" calcext:value-type="float">
            <text:p>0,5807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4508" calcext:value-type="float">
            <text:p>0,1145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379" calcext:value-type="float">
            <text:p>0,613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9894" calcext:value-type="float">
            <text:p>0,598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98526" calcext:value-type="float">
            <text:p>0,5985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4155" calcext:value-type="float">
            <text:p>0,1141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42563" calcext:value-type="float">
            <text:p>0,6425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8849" calcext:value-type="float">
            <text:p>0,6088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6361" calcext:value-type="float">
            <text:p>0,563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3735" calcext:value-type="float">
            <text:p>0,1137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35259" calcext:value-type="float">
            <text:p>0,6352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75729" calcext:value-type="float">
            <text:p>0,5757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0779" calcext:value-type="float">
            <text:p>0,6007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3823" calcext:value-type="float">
            <text:p>0,1138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9363" calcext:value-type="float">
            <text:p>0,6293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9068" calcext:value-type="float">
            <text:p>0,6090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9928" calcext:value-type="float">
            <text:p>0,6199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34984" calcext:value-type="float">
            <text:p>0,1349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70981" calcext:value-type="float">
            <text:p>0,6709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971" calcext:value-type="float">
            <text:p>0,609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6209" calcext:value-type="float">
            <text:p>0,6062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3888" calcext:value-type="float">
            <text:p>0,1138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43593" calcext:value-type="float">
            <text:p>0,6435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3459" calcext:value-type="float">
            <text:p>0,6134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96577" calcext:value-type="float">
            <text:p>0,5965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3998" calcext:value-type="float">
            <text:p>0,1139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32143" calcext:value-type="float">
            <text:p>0,6321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9585" calcext:value-type="float">
            <text:p>0,6195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96711" calcext:value-type="float">
            <text:p>0,5967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4129" calcext:value-type="float">
            <text:p>0,1141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88661" calcext:value-type="float">
            <text:p>0,6886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97197" calcext:value-type="float">
            <text:p>0,5971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419" calcext:value-type="float">
            <text:p>0,614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3835" calcext:value-type="float">
            <text:p>0,1138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97922" calcext:value-type="float">
            <text:p>0,6979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777" calcext:value-type="float">
            <text:p>0,627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52297" calcext:value-type="float">
            <text:p>0,5522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24066" calcext:value-type="float">
            <text:p>0,1240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35303" calcext:value-type="float">
            <text:p>0,6353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86635" calcext:value-type="float">
            <text:p>0,5866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77733" calcext:value-type="float">
            <text:p>0,5777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4559" calcext:value-type="float">
            <text:p>0,1145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1661" calcext:value-type="float">
            <text:p>0,6016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1825" calcext:value-type="float">
            <text:p>0,6118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96775" calcext:value-type="float">
            <text:p>0,5967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6" calcext:value-type="float">
            <text:p>0,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3979" calcext:value-type="float">
            <text:p>0,1139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47049" calcext:value-type="float">
            <text:p>0,6470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6053" calcext:value-type="float">
            <text:p>0,6060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60976" calcext:value-type="float">
            <text:p>0,5609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4177" calcext:value-type="float">
            <text:p>0,1141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42096" calcext:value-type="float">
            <text:p>0,6420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59691" calcext:value-type="float">
            <text:p>0,5596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7619" calcext:value-type="float">
            <text:p>0,6076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4027" calcext:value-type="float">
            <text:p>0,1140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60706" calcext:value-type="float">
            <text:p>0,6607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4574" calcext:value-type="float">
            <text:p>0,6145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5989" calcext:value-type="float">
            <text:p>0,6159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22045" calcext:value-type="float">
            <text:p>0,1220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75566" calcext:value-type="float">
            <text:p>0,6755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6293" calcext:value-type="float">
            <text:p>0,6062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83808" calcext:value-type="float">
            <text:p>0,5838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5072" calcext:value-type="float">
            <text:p>0,1150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6949" calcext:value-type="float">
            <text:p>0,6069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99235" calcext:value-type="float">
            <text:p>0,5992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6194" calcext:value-type="float">
            <text:p>0,6161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4265" calcext:value-type="float">
            <text:p>0,1142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76838" calcext:value-type="float">
            <text:p>0,6768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2129" calcext:value-type="float">
            <text:p>0,6221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88004" calcext:value-type="float">
            <text:p>0,5880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4577" calcext:value-type="float">
            <text:p>0,1145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69682" calcext:value-type="float">
            <text:p>0,6696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88033" calcext:value-type="float">
            <text:p>0,5880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25878" calcext:value-type="float">
            <text:p>0,7258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3645" calcext:value-type="float">
            <text:p>0,1136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38099" calcext:value-type="float">
            <text:p>0,6380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93394" calcext:value-type="float">
            <text:p>0,5933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90105" calcext:value-type="float">
            <text:p>0,5901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7926" calcext:value-type="float">
            <text:p>0,1179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69121" calcext:value-type="float">
            <text:p>0,6691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5723" calcext:value-type="float">
            <text:p>0,6157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9021" calcext:value-type="float">
            <text:p>0,6190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2738" calcext:value-type="float">
            <text:p>0,1127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41848" calcext:value-type="float">
            <text:p>0,6418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4668" calcext:value-type="float">
            <text:p>0,6246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0513" calcext:value-type="float">
            <text:p>0,705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25848" calcext:value-type="float">
            <text:p>0,1258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3312" calcext:value-type="float">
            <text:p>0,633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52006" calcext:value-type="float">
            <text:p>0,5520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57615" calcext:value-type="float">
            <text:p>0,5576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2961" calcext:value-type="float">
            <text:p>0,1129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95415" calcext:value-type="float">
            <text:p>0,5954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79024" calcext:value-type="float">
            <text:p>0,5790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95188" calcext:value-type="float">
            <text:p>0,5951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4017" calcext:value-type="float">
            <text:p>0,114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49107" calcext:value-type="float">
            <text:p>0,6491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97652" calcext:value-type="float">
            <text:p>0,5976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77006" calcext:value-type="float">
            <text:p>0,5770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29144" calcext:value-type="float">
            <text:p>0,1291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42939" calcext:value-type="float">
            <text:p>0,6429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51237" calcext:value-type="float">
            <text:p>0,5512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56395" calcext:value-type="float">
            <text:p>0,5563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273" calcext:value-type="float">
            <text:p>0,112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0496" calcext:value-type="float">
            <text:p>0,6104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80915" calcext:value-type="float">
            <text:p>0,5809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90945" calcext:value-type="float">
            <text:p>0,5909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425" calcext:value-type="float">
            <text:p>0,114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32445" calcext:value-type="float">
            <text:p>0,6324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0232" calcext:value-type="float">
            <text:p>0,6202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62069" calcext:value-type="float">
            <text:p>0,5620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27669" calcext:value-type="float">
            <text:p>0,1276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45139" calcext:value-type="float">
            <text:p>0,6451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76031" calcext:value-type="float">
            <text:p>0,5760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80795" calcext:value-type="float">
            <text:p>0,5807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4418" calcext:value-type="float">
            <text:p>0,1144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4501" calcext:value-type="float">
            <text:p>0,6045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4135" calcext:value-type="float">
            <text:p>0,6041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97976" calcext:value-type="float">
            <text:p>0,5979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4" calcext:value-type="float">
            <text:p>0,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5401" calcext:value-type="float">
            <text:p>0,1154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50102" calcext:value-type="float">
            <text:p>0,6501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7533" calcext:value-type="float">
            <text:p>0,6075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64657" calcext:value-type="float">
            <text:p>0,5646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3912" calcext:value-type="float">
            <text:p>0,1139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47531" calcext:value-type="float">
            <text:p>0,6475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72858" calcext:value-type="float">
            <text:p>0,5728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94358" calcext:value-type="float">
            <text:p>0,5943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3849" calcext:value-type="float">
            <text:p>0,1138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4333" calcext:value-type="float">
            <text:p>0,6143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30233" calcext:value-type="float">
            <text:p>0,6302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0794" calcext:value-type="float">
            <text:p>0,6207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34081" calcext:value-type="float">
            <text:p>0,1340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85703" calcext:value-type="float">
            <text:p>0,6857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2445" calcext:value-type="float">
            <text:p>0,6024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3525" calcext:value-type="float">
            <text:p>0,6135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4026" calcext:value-type="float">
            <text:p>0,114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26032" calcext:value-type="float">
            <text:p>0,7260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0357" calcext:value-type="float">
            <text:p>0,6103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85973" calcext:value-type="float">
            <text:p>0,5859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2669" calcext:value-type="float">
            <text:p>0,126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60881" calcext:value-type="float">
            <text:p>0,6608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7161" calcext:value-type="float">
            <text:p>0,6271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5987" calcext:value-type="float">
            <text:p>0,6159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3165" calcext:value-type="float">
            <text:p>0,1131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41284" calcext:value-type="float">
            <text:p>0,6412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278" calcext:value-type="float">
            <text:p>0,612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1413" calcext:value-type="float">
            <text:p>0,6214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4984" calcext:value-type="float">
            <text:p>0,1149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81295" calcext:value-type="float">
            <text:p>0,7812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0937" calcext:value-type="float">
            <text:p>0,6009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58673" calcext:value-type="float">
            <text:p>0,5586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2748" calcext:value-type="float">
            <text:p>0,1127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35647" calcext:value-type="float">
            <text:p>0,6356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95712" calcext:value-type="float">
            <text:p>0,5957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1639" calcext:value-type="float">
            <text:p>0,6216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3652" calcext:value-type="float">
            <text:p>0,1136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66565" calcext:value-type="float">
            <text:p>0,6665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0231" calcext:value-type="float">
            <text:p>0,6202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898" calcext:value-type="float">
            <text:p>0,628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24407" calcext:value-type="float">
            <text:p>0,1244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42162" calcext:value-type="float">
            <text:p>0,7421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70808" calcext:value-type="float">
            <text:p>0,5708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91089" calcext:value-type="float">
            <text:p>0,5910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5" calcext:value-type="float">
            <text:p>0,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3816" calcext:value-type="float">
            <text:p>0,1138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3107" calcext:value-type="float">
            <text:p>0,6231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90939" calcext:value-type="float">
            <text:p>0,5909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8379" calcext:value-type="float">
            <text:p>0,6083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25535" calcext:value-type="float">
            <text:p>0,1255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68318" calcext:value-type="float">
            <text:p>0,6683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6667" calcext:value-type="float">
            <text:p>0,6066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87607" calcext:value-type="float">
            <text:p>0,5876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4524" calcext:value-type="float">
            <text:p>0,1145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36205" calcext:value-type="float">
            <text:p>0,6362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2208" calcext:value-type="float">
            <text:p>0,6022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6044" calcext:value-type="float">
            <text:p>0,6060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4282" calcext:value-type="float">
            <text:p>0,1142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39175" calcext:value-type="float">
            <text:p>0,6391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0158" calcext:value-type="float">
            <text:p>0,6201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8814" calcext:value-type="float">
            <text:p>0,6088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4265" calcext:value-type="float">
            <text:p>0,1142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65699" calcext:value-type="float">
            <text:p>0,6656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0547" calcext:value-type="float">
            <text:p>0,6005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3396" calcext:value-type="float">
            <text:p>0,6233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39" calcext:value-type="float">
            <text:p>0,0000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2849" calcext:value-type="float">
            <text:p>0,1128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54922" calcext:value-type="float">
            <text:p>0,6549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33902" calcext:value-type="float">
            <text:p>0,6339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81107" calcext:value-type="float">
            <text:p>0,5811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3779" calcext:value-type="float">
            <text:p>0,137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542" calcext:value-type="float">
            <text:p>0,65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83776" calcext:value-type="float">
            <text:p>0,5837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1892" calcext:value-type="float">
            <text:p>0,6118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5" calcext:value-type="float">
            <text:p>0,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4107" calcext:value-type="float">
            <text:p>0,1141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41044" calcext:value-type="float">
            <text:p>0,6410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7531" calcext:value-type="float">
            <text:p>0,6175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9044" calcext:value-type="float">
            <text:p>0,6290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2501" calcext:value-type="float">
            <text:p>0,1125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64518" calcext:value-type="float">
            <text:p>0,6645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41801" calcext:value-type="float">
            <text:p>0,6418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68152" calcext:value-type="float">
            <text:p>0,5681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4892" calcext:value-type="float">
            <text:p>0,1148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6874" calcext:value-type="float">
            <text:p>0,6268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560881" calcext:value-type="float">
            <text:p>0,5608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306" calcext:value-type="float">
            <text:p>0,603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4116" calcext:value-type="float">
            <text:p>0,1141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49698" calcext:value-type="float">
            <text:p>0,6496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6821" calcext:value-type="float">
            <text:p>0,6268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2156" calcext:value-type="float">
            <text:p>0,621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33048" calcext:value-type="float">
            <text:p>0,1330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707005" calcext:value-type="float">
            <text:p>0,7070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1274" calcext:value-type="float">
            <text:p>0,6012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087" calcext:value-type="float">
            <text:p>0,600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5" calcext:value-type="float">
            <text:p>0,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4505" calcext:value-type="float">
            <text:p>0,1145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0702" calcext:value-type="float">
            <text:p>0,6107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123" calcext:value-type="float">
            <text:p>0,61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604679" calcext:value-type="float">
            <text:p>0,6046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13871" calcext:value-type="float">
            <text:p>0,1138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09158" calcext:value-type="float">
            <text:p>0,9091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41418" calcext:value-type="float">
            <text:p>0,8414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52872" calcext:value-type="float">
            <text:p>0,8528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52746" calcext:value-type="float">
            <text:p>0,1527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42017" calcext:value-type="float">
            <text:p>0,9420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45951" calcext:value-type="float">
            <text:p>0,8459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38417" calcext:value-type="float">
            <text:p>0,8384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6452" calcext:value-type="float">
            <text:p>0,1364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26991" calcext:value-type="float">
            <text:p>0,9269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77001" calcext:value-type="float">
            <text:p>0,8770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81295" calcext:value-type="float">
            <text:p>0,8812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5766" calcext:value-type="float">
            <text:p>0,1357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99646" calcext:value-type="float">
            <text:p>0,9996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64783" calcext:value-type="float">
            <text:p>0,8647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04382" calcext:value-type="float">
            <text:p>0,9043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9333" calcext:value-type="float">
            <text:p>0,1393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0444" calcext:value-type="float">
            <text:p>1,004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57672" calcext:value-type="float">
            <text:p>0,8576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3156" calcext:value-type="float">
            <text:p>0,831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6173" calcext:value-type="float">
            <text:p>0,1361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57946" calcext:value-type="float">
            <text:p>0,9579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52916" calcext:value-type="float">
            <text:p>0,8529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07346" calcext:value-type="float">
            <text:p>0,8073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569" calcext:value-type="float">
            <text:p>0,135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55219" calcext:value-type="float">
            <text:p>0,9552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41033" calcext:value-type="float">
            <text:p>0,8410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35114" calcext:value-type="float">
            <text:p>0,8351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692" calcext:value-type="float">
            <text:p>0,136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39749" calcext:value-type="float">
            <text:p>0,9397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22101" calcext:value-type="float">
            <text:p>0,8221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56911" calcext:value-type="float">
            <text:p>0,8569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6122" calcext:value-type="float">
            <text:p>0,1361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47434" calcext:value-type="float">
            <text:p>0,9474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4508" calcext:value-type="float">
            <text:p>0,845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36022" calcext:value-type="float">
            <text:p>0,8360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67556" calcext:value-type="float">
            <text:p>0,1675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47621" calcext:value-type="float">
            <text:p>0,9476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63038" calcext:value-type="float">
            <text:p>0,8630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2313" calcext:value-type="float">
            <text:p>0,823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6709" calcext:value-type="float">
            <text:p>0,1367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20055" calcext:value-type="float">
            <text:p>0,9200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92976" calcext:value-type="float">
            <text:p>0,8929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58927" calcext:value-type="float">
            <text:p>0,8589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6594" calcext:value-type="float">
            <text:p>0,1365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1571" calcext:value-type="float">
            <text:p>1,015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72484" calcext:value-type="float">
            <text:p>0,8724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78065" calcext:value-type="float">
            <text:p>0,8780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6" calcext:value-type="float">
            <text:p>0,1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0595" calcext:value-type="float">
            <text:p>1,005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52044" calcext:value-type="float">
            <text:p>0,8520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30971" calcext:value-type="float">
            <text:p>0,8309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40505" calcext:value-type="float">
            <text:p>0,1405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3227" calcext:value-type="float">
            <text:p>0,932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4262" calcext:value-type="float">
            <text:p>0,842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99609" calcext:value-type="float">
            <text:p>0,7996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5832" calcext:value-type="float">
            <text:p>0,1358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34334" calcext:value-type="float">
            <text:p>0,9343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50761" calcext:value-type="float">
            <text:p>0,8507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22159" calcext:value-type="float">
            <text:p>0,8221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5486" calcext:value-type="float">
            <text:p>0,1354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54258" calcext:value-type="float">
            <text:p>0,9542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34828" calcext:value-type="float">
            <text:p>0,8348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60427" calcext:value-type="float">
            <text:p>0,8604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742" calcext:value-type="float">
            <text:p>0,137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45925" calcext:value-type="float">
            <text:p>0,9459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5605" calcext:value-type="float">
            <text:p>0,856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2821" calcext:value-type="float">
            <text:p>0,828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60587" calcext:value-type="float">
            <text:p>0,1605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39224" calcext:value-type="float">
            <text:p>0,9392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52804" calcext:value-type="float">
            <text:p>0,8528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21512" calcext:value-type="float">
            <text:p>0,8215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7097" calcext:value-type="float">
            <text:p>0,1370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26546" calcext:value-type="float">
            <text:p>0,9265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85679" calcext:value-type="float">
            <text:p>0,8856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45305" calcext:value-type="float">
            <text:p>0,8453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6502" calcext:value-type="float">
            <text:p>0,1365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93849" calcext:value-type="float">
            <text:p>0,9938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33898" calcext:value-type="float">
            <text:p>0,9338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44842" calcext:value-type="float">
            <text:p>0,9448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49453" calcext:value-type="float">
            <text:p>0,1494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4115" calcext:value-type="float">
            <text:p>1,041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36926" calcext:value-type="float">
            <text:p>0,8369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29673" calcext:value-type="float">
            <text:p>0,8296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5782" calcext:value-type="float">
            <text:p>0,1357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33234" calcext:value-type="float">
            <text:p>0,9332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48478" calcext:value-type="float">
            <text:p>0,8484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08738" calcext:value-type="float">
            <text:p>0,8087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6106" calcext:value-type="float">
            <text:p>0,1361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56076" calcext:value-type="float">
            <text:p>0,9560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53109" calcext:value-type="float">
            <text:p>0,8531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20553" calcext:value-type="float">
            <text:p>0,8205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6084" calcext:value-type="float">
            <text:p>0,1360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30324" calcext:value-type="float">
            <text:p>0,9303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40389" calcext:value-type="float">
            <text:p>0,8403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52555" calcext:value-type="float">
            <text:p>0,8525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6533" calcext:value-type="float">
            <text:p>0,1365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38991" calcext:value-type="float">
            <text:p>0,9389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25562" calcext:value-type="float">
            <text:p>0,8255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35796" calcext:value-type="float">
            <text:p>0,8357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5041" calcext:value-type="float">
            <text:p>0,150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53783" calcext:value-type="float">
            <text:p>0,9537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56425" calcext:value-type="float">
            <text:p>0,8564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42698" calcext:value-type="float">
            <text:p>0,8426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1" calcext:value-type="float">
            <text:p>0,0000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691" calcext:value-type="float">
            <text:p>0,136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36768" calcext:value-type="float">
            <text:p>0,9367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58485" calcext:value-type="float">
            <text:p>0,8584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63743" calcext:value-type="float">
            <text:p>0,8637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6685" calcext:value-type="float">
            <text:p>0,1366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0143" calcext:value-type="float">
            <text:p>1,001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77592" calcext:value-type="float">
            <text:p>0,8775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66284" calcext:value-type="float">
            <text:p>0,8662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63" calcext:value-type="float">
            <text:p>0,13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3691" calcext:value-type="float">
            <text:p>1,036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32729" calcext:value-type="float">
            <text:p>0,8327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34812" calcext:value-type="float">
            <text:p>0,8348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69985" calcext:value-type="float">
            <text:p>0,1699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8439" calcext:value-type="float">
            <text:p>0,984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39726" calcext:value-type="float">
            <text:p>0,8397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33244" calcext:value-type="float">
            <text:p>0,8332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5382" calcext:value-type="float">
            <text:p>0,1353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5834" calcext:value-type="float">
            <text:p>0,958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30897" calcext:value-type="float">
            <text:p>1,308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2897" calcext:value-type="float">
            <text:p>1,128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50727" calcext:value-type="float">
            <text:p>0,1507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812" calcext:value-type="float">
            <text:p>1,18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83201" calcext:value-type="float">
            <text:p>0,9832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24913" calcext:value-type="float">
            <text:p>0,9249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49315" calcext:value-type="float">
            <text:p>0,1493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3388" calcext:value-type="float">
            <text:p>1,033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06749" calcext:value-type="float">
            <text:p>0,9067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69894" calcext:value-type="float">
            <text:p>0,8698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9393" calcext:value-type="float">
            <text:p>0,1393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77131" calcext:value-type="float">
            <text:p>0,9771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03524" calcext:value-type="float">
            <text:p>0,8035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9861" calcext:value-type="float">
            <text:p>0,798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5676" calcext:value-type="float">
            <text:p>0,1356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05037" calcext:value-type="float">
            <text:p>0,9050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0838" calcext:value-type="float">
            <text:p>0,808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06669" calcext:value-type="float">
            <text:p>0,8066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5805" calcext:value-type="float">
            <text:p>0,1358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13071" calcext:value-type="float">
            <text:p>0,9130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15076" calcext:value-type="float">
            <text:p>0,8150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02096" calcext:value-type="float">
            <text:p>0,8020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6117" calcext:value-type="float">
            <text:p>0,1361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04915" calcext:value-type="float">
            <text:p>0,9049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03806" calcext:value-type="float">
            <text:p>0,8038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915" calcext:value-type="float">
            <text:p>0,79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5645" calcext:value-type="float">
            <text:p>0,1356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33683" calcext:value-type="float">
            <text:p>0,9336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19636" calcext:value-type="float">
            <text:p>0,8196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797714" calcext:value-type="float">
            <text:p>0,7977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62857" calcext:value-type="float">
            <text:p>0,1628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49706" calcext:value-type="float">
            <text:p>1,497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63607" calcext:value-type="float">
            <text:p>0,9636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50108" calcext:value-type="float">
            <text:p>0,9501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6554" calcext:value-type="float">
            <text:p>0,1365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98058" calcext:value-type="float">
            <text:p>0,9980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0413" calcext:value-type="float">
            <text:p>1,104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04059" calcext:value-type="float">
            <text:p>0,9040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582" calcext:value-type="float">
            <text:p>0,135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9866" calcext:value-type="float">
            <text:p>0,998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81013" calcext:value-type="float">
            <text:p>0,8810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73471" calcext:value-type="float">
            <text:p>0,8734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6525" calcext:value-type="float">
            <text:p>0,1365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5861" calcext:value-type="float">
            <text:p>1,058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27757" calcext:value-type="float">
            <text:p>0,8277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37192" calcext:value-type="float">
            <text:p>0,8371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61388" calcext:value-type="float">
            <text:p>0,1613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47186" calcext:value-type="float">
            <text:p>0,9471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59221" calcext:value-type="float">
            <text:p>0,8592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36695" calcext:value-type="float">
            <text:p>0,8366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581" calcext:value-type="float">
            <text:p>0,135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31384" calcext:value-type="float">
            <text:p>0,9313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55609" calcext:value-type="float">
            <text:p>0,8556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05455" calcext:value-type="float">
            <text:p>0,8054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402" calcext:value-type="float">
            <text:p>0,14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38657" calcext:value-type="float">
            <text:p>0,9386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33331" calcext:value-type="float">
            <text:p>0,8333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70496" calcext:value-type="float">
            <text:p>0,8704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9981" calcext:value-type="float">
            <text:p>0,1399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1038" calcext:value-type="float">
            <text:p>1,010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7039" calcext:value-type="float">
            <text:p>0,870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82394" calcext:value-type="float">
            <text:p>0,8823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59395" calcext:value-type="float">
            <text:p>0,1593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0052" calcext:value-type="float">
            <text:p>1,000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58142" calcext:value-type="float">
            <text:p>0,8581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04265" calcext:value-type="float">
            <text:p>0,8042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9566" calcext:value-type="float">
            <text:p>0,1395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73959" calcext:value-type="float">
            <text:p>0,9739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69653" calcext:value-type="float">
            <text:p>0,8696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78555" calcext:value-type="float">
            <text:p>0,8785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9753" calcext:value-type="float">
            <text:p>0,1397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85595" calcext:value-type="float">
            <text:p>0,9855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74661" calcext:value-type="float">
            <text:p>0,8746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71685" calcext:value-type="float">
            <text:p>0,8716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57135" calcext:value-type="float">
            <text:p>0,1571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5464" calcext:value-type="float">
            <text:p>1,054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43755" calcext:value-type="float">
            <text:p>0,8437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02814" calcext:value-type="float">
            <text:p>0,8028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9004" calcext:value-type="float">
            <text:p>0,1390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42193" calcext:value-type="float">
            <text:p>0,9421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49358" calcext:value-type="float">
            <text:p>0,8493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27557" calcext:value-type="float">
            <text:p>0,8275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40346" calcext:value-type="float">
            <text:p>0,1403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80009" calcext:value-type="float">
            <text:p>0,9800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46604" calcext:value-type="float">
            <text:p>0,8466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09302" calcext:value-type="float">
            <text:p>0,9093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5913" calcext:value-type="float">
            <text:p>0,1359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59002" calcext:value-type="float">
            <text:p>0,9590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83975" calcext:value-type="float">
            <text:p>0,8839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35869" calcext:value-type="float">
            <text:p>0,8358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51886" calcext:value-type="float">
            <text:p>0,1518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50236" calcext:value-type="float">
            <text:p>0,9502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45469" calcext:value-type="float">
            <text:p>0,8454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09023" calcext:value-type="float">
            <text:p>0,8090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5884" calcext:value-type="float">
            <text:p>0,1358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32887" calcext:value-type="float">
            <text:p>0,9328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55031" calcext:value-type="float">
            <text:p>0,8550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13369" calcext:value-type="float">
            <text:p>0,8133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5804" calcext:value-type="float">
            <text:p>0,1358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77775" calcext:value-type="float">
            <text:p>0,9777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00335" calcext:value-type="float">
            <text:p>0,9003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69063" calcext:value-type="float">
            <text:p>0,8690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3639" calcext:value-type="float">
            <text:p>0,1336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70679" calcext:value-type="float">
            <text:p>0,9706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82562" calcext:value-type="float">
            <text:p>0,8825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77685" calcext:value-type="float">
            <text:p>0,8776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4174" calcext:value-type="float">
            <text:p>0,141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0121" calcext:value-type="float">
            <text:p>1,101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56328" calcext:value-type="float">
            <text:p>0,8563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63919" calcext:value-type="float">
            <text:p>0,8639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5776" calcext:value-type="float">
            <text:p>0,1357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9944" calcext:value-type="float">
            <text:p>0,999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78696" calcext:value-type="float">
            <text:p>0,8786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7065" calcext:value-type="float">
            <text:p>0,870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45995" calcext:value-type="float">
            <text:p>0,1459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85606" calcext:value-type="float">
            <text:p>0,9856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83816" calcext:value-type="float">
            <text:p>0,8838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04588" calcext:value-type="float">
            <text:p>0,8045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5793" calcext:value-type="float">
            <text:p>0,1357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62244" calcext:value-type="float">
            <text:p>0,9622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71559" calcext:value-type="float">
            <text:p>0,8715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6237" calcext:value-type="float">
            <text:p>0,862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57462" calcext:value-type="float">
            <text:p>0,1574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0752" calcext:value-type="float">
            <text:p>1,007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0201" calcext:value-type="float">
            <text:p>0,902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13315" calcext:value-type="float">
            <text:p>0,9133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6" calcext:value-type="float">
            <text:p>0,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54639" calcext:value-type="float">
            <text:p>0,1546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1597" calcext:value-type="float">
            <text:p>1,015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01594" calcext:value-type="float">
            <text:p>0,9015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79531" calcext:value-type="float">
            <text:p>0,8795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57632" calcext:value-type="float">
            <text:p>0,1576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3518" calcext:value-type="float">
            <text:p>1,135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64656" calcext:value-type="float">
            <text:p>0,9646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6462" calcext:value-type="float">
            <text:p>0,964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51549" calcext:value-type="float">
            <text:p>0,1515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4494" calcext:value-type="float">
            <text:p>1,044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72349" calcext:value-type="float">
            <text:p>0,8723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84453" calcext:value-type="float">
            <text:p>0,8844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59199" calcext:value-type="float">
            <text:p>0,1591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86787" calcext:value-type="float">
            <text:p>0,9867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96852" calcext:value-type="float">
            <text:p>0,8968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02763" calcext:value-type="float">
            <text:p>0,9027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7013" calcext:value-type="float">
            <text:p>0,137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0113" calcext:value-type="float">
            <text:p>1,001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77338" calcext:value-type="float">
            <text:p>0,8773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05221" calcext:value-type="float">
            <text:p>0,9052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5757" calcext:value-type="float">
            <text:p>0,1357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0635" calcext:value-type="float">
            <text:p>1,006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36408" calcext:value-type="float">
            <text:p>0,8364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33598" calcext:value-type="float">
            <text:p>0,8335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798" calcext:value-type="float">
            <text:p>0,137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67056" calcext:value-type="float">
            <text:p>0,9670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33711" calcext:value-type="float">
            <text:p>0,8337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0165" calcext:value-type="float">
            <text:p>0,801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61" calcext:value-type="float">
            <text:p>0,13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34713" calcext:value-type="float">
            <text:p>0,9347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48668" calcext:value-type="float">
            <text:p>0,8486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29798" calcext:value-type="float">
            <text:p>0,8297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618" calcext:value-type="float">
            <text:p>0,136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36068" calcext:value-type="float">
            <text:p>0,9360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34903" calcext:value-type="float">
            <text:p>0,8349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70656" calcext:value-type="float">
            <text:p>0,8706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6918" calcext:value-type="float">
            <text:p>0,1369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95358" calcext:value-type="float">
            <text:p>0,9953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88752" calcext:value-type="float">
            <text:p>0,8887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09993" calcext:value-type="float">
            <text:p>0,9099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6912" calcext:value-type="float">
            <text:p>0,1369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153" calcext:value-type="float">
            <text:p>1,01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34901" calcext:value-type="float">
            <text:p>0,8349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0388" calcext:value-type="float">
            <text:p>0,803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5356" calcext:value-type="float">
            <text:p>0,1353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56466" calcext:value-type="float">
            <text:p>0,9564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0184" calcext:value-type="float">
            <text:p>0,901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86293" calcext:value-type="float">
            <text:p>0,9862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56327" calcext:value-type="float">
            <text:p>0,1563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4039" calcext:value-type="float">
            <text:p>1,040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35702" calcext:value-type="float">
            <text:p>0,9357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67146" calcext:value-type="float">
            <text:p>0,8671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5786" calcext:value-type="float">
            <text:p>0,1357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7009" calcext:value-type="float">
            <text:p>1,070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27369" calcext:value-type="float">
            <text:p>0,8273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39579" calcext:value-type="float">
            <text:p>0,8395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46108" calcext:value-type="float">
            <text:p>0,1461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93456" calcext:value-type="float">
            <text:p>0,9934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82278" calcext:value-type="float">
            <text:p>0,8822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61336" calcext:value-type="float">
            <text:p>0,8613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6119" calcext:value-type="float">
            <text:p>0,1361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83899" calcext:value-type="float">
            <text:p>0,9838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69899" calcext:value-type="float">
            <text:p>0,8698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41375" calcext:value-type="float">
            <text:p>0,8413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5829" calcext:value-type="float">
            <text:p>0,1358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57024" calcext:value-type="float">
            <text:p>0,9570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6161" calcext:value-type="float">
            <text:p>0,861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76317" calcext:value-type="float">
            <text:p>0,8763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6259" calcext:value-type="float">
            <text:p>0,1362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73753" calcext:value-type="float">
            <text:p>0,9737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82146" calcext:value-type="float">
            <text:p>0,8821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65718" calcext:value-type="float">
            <text:p>0,8657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8735" calcext:value-type="float">
            <text:p>0,1387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6805" calcext:value-type="float">
            <text:p>1,068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44719" calcext:value-type="float">
            <text:p>0,8447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2963" calcext:value-type="float">
            <text:p>0,829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5974" calcext:value-type="float">
            <text:p>0,1359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36874" calcext:value-type="float">
            <text:p>0,9368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8332" calcext:value-type="float">
            <text:p>0,883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24007" calcext:value-type="float">
            <text:p>0,9240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5544" calcext:value-type="float">
            <text:p>0,1355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84669" calcext:value-type="float">
            <text:p>0,9846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1113" calcext:value-type="float">
            <text:p>0,911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70832" calcext:value-type="float">
            <text:p>0,8708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5638" calcext:value-type="float">
            <text:p>0,1356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1476" calcext:value-type="float">
            <text:p>1,114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58359" calcext:value-type="float">
            <text:p>0,8583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57735" calcext:value-type="float">
            <text:p>0,8577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7893" calcext:value-type="float">
            <text:p>0,1378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40505" calcext:value-type="float">
            <text:p>0,9405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19432" calcext:value-type="float">
            <text:p>0,8194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33787" calcext:value-type="float">
            <text:p>0,8337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5482" calcext:value-type="float">
            <text:p>0,1354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48956" calcext:value-type="float">
            <text:p>0,9489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38588" calcext:value-type="float">
            <text:p>0,8385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35677" calcext:value-type="float">
            <text:p>0,8356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58842" calcext:value-type="float">
            <text:p>0,1588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40681" calcext:value-type="float">
            <text:p>0,9406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63922" calcext:value-type="float">
            <text:p>0,8639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71323" calcext:value-type="float">
            <text:p>0,8713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6716" calcext:value-type="float">
            <text:p>0,1367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0259" calcext:value-type="float">
            <text:p>1,002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77659" calcext:value-type="float">
            <text:p>0,8776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75288" calcext:value-type="float">
            <text:p>0,8752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5974" calcext:value-type="float">
            <text:p>0,1359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6364" calcext:value-type="float">
            <text:p>1,163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3223" calcext:value-type="float">
            <text:p>0,832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30656" calcext:value-type="float">
            <text:p>0,8306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60268" calcext:value-type="float">
            <text:p>0,1602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51301" calcext:value-type="float">
            <text:p>0,9513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50583" calcext:value-type="float">
            <text:p>0,8505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17149" calcext:value-type="float">
            <text:p>0,8171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5892" calcext:value-type="float">
            <text:p>0,1358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17603" calcext:value-type="float">
            <text:p>0,9176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5601" calcext:value-type="float">
            <text:p>0,856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18002" calcext:value-type="float">
            <text:p>0,8180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5731" calcext:value-type="float">
            <text:p>0,1357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34348" calcext:value-type="float">
            <text:p>0,9343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50683" calcext:value-type="float">
            <text:p>0,8506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7102" calcext:value-type="float">
            <text:p>0,871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6413" calcext:value-type="float">
            <text:p>0,1364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81771" calcext:value-type="float">
            <text:p>0,9817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09782" calcext:value-type="float">
            <text:p>0,9097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68967" calcext:value-type="float">
            <text:p>0,8689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43848" calcext:value-type="float">
            <text:p>0,1438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04195" calcext:value-type="float">
            <text:p>1,041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59416" calcext:value-type="float">
            <text:p>0,8594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2989" calcext:value-type="float">
            <text:p>0,829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5497" calcext:value-type="float">
            <text:p>0,1354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63691" calcext:value-type="float">
            <text:p>0,9636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92036" calcext:value-type="float">
            <text:p>0,8920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66212" calcext:value-type="float">
            <text:p>0,8662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5315" calcext:value-type="float">
            <text:p>0,1353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98072" calcext:value-type="float">
            <text:p>0,9980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94923" calcext:value-type="float">
            <text:p>0,8949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74088" calcext:value-type="float">
            <text:p>0,8740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5673" calcext:value-type="float">
            <text:p>0,1356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1.11099" calcext:value-type="float">
            <text:p>1,110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52769" calcext:value-type="float">
            <text:p>0,8527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32259" calcext:value-type="float">
            <text:p>0,8322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5676" calcext:value-type="float">
            <text:p>0,1356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32887" calcext:value-type="float">
            <text:p>0,9328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51463" calcext:value-type="float">
            <text:p>0,8514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39549" calcext:value-type="float">
            <text:p>0,8395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5565" calcext:value-type="float">
            <text:p>0,1355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70023" calcext:value-type="float">
            <text:p>0,9700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37432" calcext:value-type="float">
            <text:p>0,8374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3817" calcext:value-type="float">
            <text:p>0,838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61704" calcext:value-type="float">
            <text:p>0,1617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933087" calcext:value-type="float">
            <text:p>0,9330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44037" calcext:value-type="float">
            <text:p>0,8440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878985" calcext:value-type="float">
            <text:p>0,8789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35962" calcext:value-type="float">
            <text:p>0,1359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9431" calcext:value-type="float">
            <text:p>1,494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0037" calcext:value-type="float">
            <text:p>1,200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1268" calcext:value-type="float">
            <text:p>1,212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7985" calcext:value-type="float">
            <text:p>0,1579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5481" calcext:value-type="float">
            <text:p>1,554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5289" calcext:value-type="float">
            <text:p>1,152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5727" calcext:value-type="float">
            <text:p>1,157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7427" calcext:value-type="float">
            <text:p>0,1574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4204" calcext:value-type="float">
            <text:p>1,442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5796" calcext:value-type="float">
            <text:p>1,157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6525" calcext:value-type="float">
            <text:p>1,165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7566" calcext:value-type="float">
            <text:p>0,1575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2785" calcext:value-type="float">
            <text:p>1,427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5989" calcext:value-type="float">
            <text:p>1,159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6495" calcext:value-type="float">
            <text:p>1,164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73277" calcext:value-type="float">
            <text:p>0,1732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8226" calcext:value-type="float">
            <text:p>1,482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2375" calcext:value-type="float">
            <text:p>1,223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5834" calcext:value-type="float">
            <text:p>1,258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7441" calcext:value-type="float">
            <text:p>0,1574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9205" calcext:value-type="float">
            <text:p>1,492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2171" calcext:value-type="float">
            <text:p>1,221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5494" calcext:value-type="float">
            <text:p>1,154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8136" calcext:value-type="float">
            <text:p>0,1581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4773" calcext:value-type="float">
            <text:p>1,447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1055" calcext:value-type="float">
            <text:p>1,210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2667" calcext:value-type="float">
            <text:p>1,226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7909" calcext:value-type="float">
            <text:p>0,1579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2128" calcext:value-type="float">
            <text:p>1,521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15" calcext:value-type="float">
            <text:p>1,2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9183" calcext:value-type="float">
            <text:p>1,191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7437" calcext:value-type="float">
            <text:p>0,1574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3933" calcext:value-type="float">
            <text:p>1,439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8361" calcext:value-type="float">
            <text:p>1,183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1924" calcext:value-type="float">
            <text:p>1,219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8782" calcext:value-type="float">
            <text:p>0,1587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1228" calcext:value-type="float">
            <text:p>1,512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3882" calcext:value-type="float">
            <text:p>1,238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1085" calcext:value-type="float">
            <text:p>1,210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8344" calcext:value-type="float">
            <text:p>0,1583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2115" calcext:value-type="float">
            <text:p>1,621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4861" calcext:value-type="float">
            <text:p>1,148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6972" calcext:value-type="float">
            <text:p>1,169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70317" calcext:value-type="float">
            <text:p>0,1703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7739" calcext:value-type="float">
            <text:p>1,477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8807" calcext:value-type="float">
            <text:p>1,188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6053" calcext:value-type="float">
            <text:p>1,160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7522" calcext:value-type="float">
            <text:p>0,1575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2678" calcext:value-type="float">
            <text:p>1,426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5688" calcext:value-type="float">
            <text:p>1,156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6223" calcext:value-type="float">
            <text:p>1,162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7565" calcext:value-type="float">
            <text:p>0,1575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3656" calcext:value-type="float">
            <text:p>1,436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4796" calcext:value-type="float">
            <text:p>1,147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5626" calcext:value-type="float">
            <text:p>1,156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62364" calcext:value-type="float">
            <text:p>0,1623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6063" calcext:value-type="float">
            <text:p>1,460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6271" calcext:value-type="float">
            <text:p>1,162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5745" calcext:value-type="float">
            <text:p>1,157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8102" calcext:value-type="float">
            <text:p>0,1581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4738" calcext:value-type="float">
            <text:p>1,447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293" calcext:value-type="float">
            <text:p>1,22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058" calcext:value-type="float">
            <text:p>1,20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69227" calcext:value-type="float">
            <text:p>0,1692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2228" calcext:value-type="float">
            <text:p>1,522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2555" calcext:value-type="float">
            <text:p>1,225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9871" calcext:value-type="float">
            <text:p>1,198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7773" calcext:value-type="float">
            <text:p>0,1577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3056" calcext:value-type="float">
            <text:p>1,430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8504" calcext:value-type="float">
            <text:p>1,185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6005" calcext:value-type="float">
            <text:p>1,160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84707" calcext:value-type="float">
            <text:p>0,1847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4694" calcext:value-type="float">
            <text:p>1,446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822" calcext:value-type="float">
            <text:p>1,18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5109" calcext:value-type="float">
            <text:p>1,151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9266" calcext:value-type="float">
            <text:p>0,1592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3701" calcext:value-type="float">
            <text:p>1,437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7028" calcext:value-type="float">
            <text:p>1,170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1348" calcext:value-type="float">
            <text:p>1,213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7384" calcext:value-type="float">
            <text:p>0,1573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1947" calcext:value-type="float">
            <text:p>1,519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9831" calcext:value-type="float">
            <text:p>1,198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1198" calcext:value-type="float">
            <text:p>1,211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7757" calcext:value-type="float">
            <text:p>0,1577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9716" calcext:value-type="float">
            <text:p>1,697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4832" calcext:value-type="float">
            <text:p>1,148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5835" calcext:value-type="float">
            <text:p>1,158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82393" calcext:value-type="float">
            <text:p>0,1823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6863" calcext:value-type="float">
            <text:p>1,468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8772" calcext:value-type="float">
            <text:p>1,187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4846" calcext:value-type="float">
            <text:p>1,148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8511" calcext:value-type="float">
            <text:p>0,1585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3254" calcext:value-type="float">
            <text:p>1,432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5187" calcext:value-type="float">
            <text:p>1,151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6671" calcext:value-type="float">
            <text:p>1,166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8839" calcext:value-type="float">
            <text:p>0,1588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7675" calcext:value-type="float">
            <text:p>1,476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318" calcext:value-type="float">
            <text:p>1,23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1811" calcext:value-type="float">
            <text:p>1,218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7394" calcext:value-type="float">
            <text:p>0,1573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974" calcext:value-type="float">
            <text:p>1,49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194" calcext:value-type="float">
            <text:p>1,21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5522" calcext:value-type="float">
            <text:p>1,155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66929" calcext:value-type="float">
            <text:p>0,1669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7094" calcext:value-type="float">
            <text:p>1,470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2388" calcext:value-type="float">
            <text:p>1,223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0794" calcext:value-type="float">
            <text:p>1,207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8329" calcext:value-type="float">
            <text:p>0,1583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8456" calcext:value-type="float">
            <text:p>1,484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1572" calcext:value-type="float">
            <text:p>1,215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0884" calcext:value-type="float">
            <text:p>1,308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72525" calcext:value-type="float">
            <text:p>0,1725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6859" calcext:value-type="float">
            <text:p>1,468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8284" calcext:value-type="float">
            <text:p>1,182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4223" calcext:value-type="float">
            <text:p>1,242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8458" calcext:value-type="float">
            <text:p>0,1584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7375" calcext:value-type="float">
            <text:p>1,473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2548" calcext:value-type="float">
            <text:p>1,225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1131" calcext:value-type="float">
            <text:p>1,211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68757" calcext:value-type="float">
            <text:p>0,1687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4133" calcext:value-type="float">
            <text:p>1,641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5122" calcext:value-type="float">
            <text:p>1,151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8864" calcext:value-type="float">
            <text:p>1,188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8349" calcext:value-type="float">
            <text:p>0,1583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191" calcext:value-type="float">
            <text:p>1,41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5597" calcext:value-type="float">
            <text:p>1,155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6141" calcext:value-type="float">
            <text:p>1,161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6999" calcext:value-type="float">
            <text:p>0,169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6666" calcext:value-type="float">
            <text:p>1,466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6024" calcext:value-type="float">
            <text:p>1,160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771" calcext:value-type="float">
            <text:p>1,17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33" calcext:value-type="float">
            <text:p>0,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8916" calcext:value-type="float">
            <text:p>0,1589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2942" calcext:value-type="float">
            <text:p>1,429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6326" calcext:value-type="float">
            <text:p>1,163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5887" calcext:value-type="float">
            <text:p>1,158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6164" calcext:value-type="float">
            <text:p>0,161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3555" calcext:value-type="float">
            <text:p>1,435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5337" calcext:value-type="float">
            <text:p>1,153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5271" calcext:value-type="float">
            <text:p>1,152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7555" calcext:value-type="float">
            <text:p>0,1575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5154" calcext:value-type="float">
            <text:p>1,451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0818" calcext:value-type="float">
            <text:p>1,208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0548" calcext:value-type="float">
            <text:p>1,205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8014" calcext:value-type="float">
            <text:p>0,158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7795" calcext:value-type="float">
            <text:p>1,477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064" calcext:value-type="float">
            <text:p>1,20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1253" calcext:value-type="float">
            <text:p>1,212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7925" calcext:value-type="float">
            <text:p>0,1579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4318" calcext:value-type="float">
            <text:p>1,443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7895" calcext:value-type="float">
            <text:p>1,178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6336" calcext:value-type="float">
            <text:p>1,163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7654" calcext:value-type="float">
            <text:p>0,1576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3662" calcext:value-type="float">
            <text:p>1,436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3561" calcext:value-type="float">
            <text:p>1,135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6295" calcext:value-type="float">
            <text:p>1,162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84156" calcext:value-type="float">
            <text:p>0,1841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6744" calcext:value-type="float">
            <text:p>1,467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8416" calcext:value-type="float">
            <text:p>1,184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88" calcext:value-type="float">
            <text:p>1,1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7767" calcext:value-type="float">
            <text:p>0,1577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0278" calcext:value-type="float">
            <text:p>1,502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9815" calcext:value-type="float">
            <text:p>1,198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0731" calcext:value-type="float">
            <text:p>1,207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7026" calcext:value-type="float">
            <text:p>0,17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6461" calcext:value-type="float">
            <text:p>1,564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8614" calcext:value-type="float">
            <text:p>1,186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5817" calcext:value-type="float">
            <text:p>1,158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7896" calcext:value-type="float">
            <text:p>0,1578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4362" calcext:value-type="float">
            <text:p>1,443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4815" calcext:value-type="float">
            <text:p>1,148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4814" calcext:value-type="float">
            <text:p>1,148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853" calcext:value-type="float">
            <text:p>0,158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4672" calcext:value-type="float">
            <text:p>1,446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4828" calcext:value-type="float">
            <text:p>1,148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5496" calcext:value-type="float">
            <text:p>1,154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8062" calcext:value-type="float">
            <text:p>0,1580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0584" calcext:value-type="float">
            <text:p>1,505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1449" calcext:value-type="float">
            <text:p>1,214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1846" calcext:value-type="float">
            <text:p>1,218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8297" calcext:value-type="float">
            <text:p>0,1582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2195" calcext:value-type="float">
            <text:p>1,521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177" calcext:value-type="float">
            <text:p>1,21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5531" calcext:value-type="float">
            <text:p>1,155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7414" calcext:value-type="float">
            <text:p>0,1574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5075" calcext:value-type="float">
            <text:p>1,450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9327" calcext:value-type="float">
            <text:p>1,193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0846" calcext:value-type="float">
            <text:p>1,208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9869" calcext:value-type="float">
            <text:p>0,1598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1647" calcext:value-type="float">
            <text:p>1,516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3182" calcext:value-type="float">
            <text:p>1,231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2883" calcext:value-type="float">
            <text:p>1,228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8376" calcext:value-type="float">
            <text:p>0,1583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3747" calcext:value-type="float">
            <text:p>1,437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6714" calcext:value-type="float">
            <text:p>1,167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8172" calcext:value-type="float">
            <text:p>1,181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7202" calcext:value-type="float">
            <text:p>0,1572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2582" calcext:value-type="float">
            <text:p>1,525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2539" calcext:value-type="float">
            <text:p>1,225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0346" calcext:value-type="float">
            <text:p>1,203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8505" calcext:value-type="float">
            <text:p>0,1585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8356" calcext:value-type="float">
            <text:p>1,583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6413" calcext:value-type="float">
            <text:p>1,164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5098" calcext:value-type="float">
            <text:p>1,150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66496" calcext:value-type="float">
            <text:p>0,1664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2798" calcext:value-type="float">
            <text:p>1,527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4645" calcext:value-type="float">
            <text:p>1,246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3925" calcext:value-type="float">
            <text:p>1,239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69822" calcext:value-type="float">
            <text:p>0,1698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8843" calcext:value-type="float">
            <text:p>1,488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6243" calcext:value-type="float">
            <text:p>1,162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3831" calcext:value-type="float">
            <text:p>1,138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68805" calcext:value-type="float">
            <text:p>0,1688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2124" calcext:value-type="float">
            <text:p>1,521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4722" calcext:value-type="float">
            <text:p>1,247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4344" calcext:value-type="float">
            <text:p>1,243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768" calcext:value-type="float">
            <text:p>0,157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8878" calcext:value-type="float">
            <text:p>1,488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0136" calcext:value-type="float">
            <text:p>1,201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6065" calcext:value-type="float">
            <text:p>1,160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89451" calcext:value-type="float">
            <text:p>0,1894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7879" calcext:value-type="float">
            <text:p>1,478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7734" calcext:value-type="float">
            <text:p>1,177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5388" calcext:value-type="float">
            <text:p>1,153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8713" calcext:value-type="float">
            <text:p>0,1587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3953" calcext:value-type="float">
            <text:p>1,439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7708" calcext:value-type="float">
            <text:p>1,177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5087" calcext:value-type="float">
            <text:p>1,150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62402" calcext:value-type="float">
            <text:p>0,1624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6246" calcext:value-type="float">
            <text:p>1,462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8631" calcext:value-type="float">
            <text:p>1,186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0879" calcext:value-type="float">
            <text:p>1,208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61106" calcext:value-type="float">
            <text:p>0,1611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8924" calcext:value-type="float">
            <text:p>1,489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071" calcext:value-type="float">
            <text:p>1,20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1532" calcext:value-type="float">
            <text:p>1,215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61694" calcext:value-type="float">
            <text:p>0,1616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2543" calcext:value-type="float">
            <text:p>1,525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6001" calcext:value-type="float">
            <text:p>1,160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6825" calcext:value-type="float">
            <text:p>1,168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8027" calcext:value-type="float">
            <text:p>0,1580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9533" calcext:value-type="float">
            <text:p>1,495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0001" calcext:value-type="float">
            <text:p>1,200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1827" calcext:value-type="float">
            <text:p>1,218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65959" calcext:value-type="float">
            <text:p>0,1659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1472" calcext:value-type="float">
            <text:p>1,514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027" calcext:value-type="float">
            <text:p>1,20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5834" calcext:value-type="float">
            <text:p>1,158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7251" calcext:value-type="float">
            <text:p>0,1572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2522" calcext:value-type="float">
            <text:p>1,425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5766" calcext:value-type="float">
            <text:p>1,157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5971" calcext:value-type="float">
            <text:p>1,159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8128" calcext:value-type="float">
            <text:p>0,1581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2119" calcext:value-type="float">
            <text:p>1,421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5992" calcext:value-type="float">
            <text:p>1,159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5587" calcext:value-type="float">
            <text:p>1,155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74333" calcext:value-type="float">
            <text:p>0,1743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9228" calcext:value-type="float">
            <text:p>1,492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0782" calcext:value-type="float">
            <text:p>1,207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2238" calcext:value-type="float">
            <text:p>1,222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8165" calcext:value-type="float">
            <text:p>0,1581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9937" calcext:value-type="float">
            <text:p>1,499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6297" calcext:value-type="float">
            <text:p>1,262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5103" calcext:value-type="float">
            <text:p>1,151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70951" calcext:value-type="float">
            <text:p>0,1709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5817" calcext:value-type="float">
            <text:p>1,458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0771" calcext:value-type="float">
            <text:p>1,207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3753" calcext:value-type="float">
            <text:p>1,237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9559" calcext:value-type="float">
            <text:p>0,1595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9442" calcext:value-type="float">
            <text:p>1,494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4773" calcext:value-type="float">
            <text:p>1,247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2176" calcext:value-type="float">
            <text:p>1,221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9504" calcext:value-type="float">
            <text:p>0,1595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8324" calcext:value-type="float">
            <text:p>1,583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7719" calcext:value-type="float">
            <text:p>1,177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4" calcext:value-type="float">
            <text:p>1,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66068" calcext:value-type="float">
            <text:p>0,1660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0506" calcext:value-type="float">
            <text:p>1,505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3149" calcext:value-type="float">
            <text:p>1,231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3427" calcext:value-type="float">
            <text:p>1,234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9269" calcext:value-type="float">
            <text:p>0,1592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7175" calcext:value-type="float">
            <text:p>1,671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466" calcext:value-type="float">
            <text:p>1,14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6954" calcext:value-type="float">
            <text:p>1,169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8638" calcext:value-type="float">
            <text:p>0,1586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0432" calcext:value-type="float">
            <text:p>1,504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2632" calcext:value-type="float">
            <text:p>1,226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1318" calcext:value-type="float">
            <text:p>1,213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7648" calcext:value-type="float">
            <text:p>0,1576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0766" calcext:value-type="float">
            <text:p>1,607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6812" calcext:value-type="float">
            <text:p>1,168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5664" calcext:value-type="float">
            <text:p>1,156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8465" calcext:value-type="float">
            <text:p>0,1584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345" calcext:value-type="float">
            <text:p>1,43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7784" calcext:value-type="float">
            <text:p>1,177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6728" calcext:value-type="float">
            <text:p>1,167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8038" calcext:value-type="float">
            <text:p>0,1580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0622" calcext:value-type="float">
            <text:p>1,406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3261" calcext:value-type="float">
            <text:p>1,132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5675" calcext:value-type="float">
            <text:p>1,156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72604" calcext:value-type="float">
            <text:p>0,1726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8538" calcext:value-type="float">
            <text:p>1,485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2209" calcext:value-type="float">
            <text:p>1,222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364" calcext:value-type="float">
            <text:p>1,23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9084" calcext:value-type="float">
            <text:p>0,1590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0421" calcext:value-type="float">
            <text:p>1,504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0634" calcext:value-type="float">
            <text:p>1,206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5289" calcext:value-type="float">
            <text:p>1,152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70266" calcext:value-type="float">
            <text:p>0,1702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0336" calcext:value-type="float">
            <text:p>1,503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5379" calcext:value-type="float">
            <text:p>1,453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4771" calcext:value-type="float">
            <text:p>1,447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6" calcext:value-type="float">
            <text:p>0,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93" calcext:value-type="float">
            <text:p>0,15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66369" calcext:value-type="float">
            <text:p>1,663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963" calcext:value-type="float">
            <text:p>1,39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4729" calcext:value-type="float">
            <text:p>1,247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8911" calcext:value-type="float">
            <text:p>0,1589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6129" calcext:value-type="float">
            <text:p>1,761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8302" calcext:value-type="float">
            <text:p>1,183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0965" calcext:value-type="float">
            <text:p>1,209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7798" calcext:value-type="float">
            <text:p>0,1577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953" calcext:value-type="float">
            <text:p>1,49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7683" calcext:value-type="float">
            <text:p>1,276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6942" calcext:value-type="float">
            <text:p>1,269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77975" calcext:value-type="float">
            <text:p>0,1779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5567" calcext:value-type="float">
            <text:p>1,755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8275" calcext:value-type="float">
            <text:p>1,182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327" calcext:value-type="float">
            <text:p>1,13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9217" calcext:value-type="float">
            <text:p>0,1592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8754" calcext:value-type="float">
            <text:p>1,387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1067" calcext:value-type="float">
            <text:p>1,110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2088" calcext:value-type="float">
            <text:p>1,120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8391" calcext:value-type="float">
            <text:p>0,1583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7452" calcext:value-type="float">
            <text:p>1,374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0278" calcext:value-type="float">
            <text:p>1,102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1806" calcext:value-type="float">
            <text:p>1,118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815" calcext:value-type="float">
            <text:p>0,158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0022" calcext:value-type="float">
            <text:p>1,400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4415" calcext:value-type="float">
            <text:p>1,144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31" calcext:value-type="float">
            <text:p>1,1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777" calcext:value-type="float">
            <text:p>0,157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9864" calcext:value-type="float">
            <text:p>1,398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1931" calcext:value-type="float">
            <text:p>1,119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3024" calcext:value-type="float">
            <text:p>1,130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9937" calcext:value-type="float">
            <text:p>0,1599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0782" calcext:value-type="float">
            <text:p>1,407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838" calcext:value-type="float">
            <text:p>1,18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882" calcext:value-type="float">
            <text:p>1,18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12752" calcext:value-type="float">
            <text:p>0,2127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8676" calcext:value-type="float">
            <text:p>1,486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9741" calcext:value-type="float">
            <text:p>1,197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6366" calcext:value-type="float">
            <text:p>1,163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8752" calcext:value-type="float">
            <text:p>0,1587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38398" calcext:value-type="float">
            <text:p>1,383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7161" calcext:value-type="float">
            <text:p>1,171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8069" calcext:value-type="float">
            <text:p>1,180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7627" calcext:value-type="float">
            <text:p>0,1576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2297" calcext:value-type="float">
            <text:p>1,522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7823" calcext:value-type="float">
            <text:p>1,278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2669" calcext:value-type="float">
            <text:p>1,226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8471" calcext:value-type="float">
            <text:p>0,1584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78804" calcext:value-type="float">
            <text:p>1,788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5157" calcext:value-type="float">
            <text:p>1,151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0313" calcext:value-type="float">
            <text:p>1,203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9142" calcext:value-type="float">
            <text:p>0,1591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1335" calcext:value-type="float">
            <text:p>1,513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9873" calcext:value-type="float">
            <text:p>1,198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0897" calcext:value-type="float">
            <text:p>1,208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875" calcext:value-type="float">
            <text:p>0,158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8857" calcext:value-type="float">
            <text:p>1,488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6375" calcext:value-type="float">
            <text:p>1,163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5024" calcext:value-type="float">
            <text:p>1,150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9933" calcext:value-type="float">
            <text:p>0,1599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448" calcext:value-type="float">
            <text:p>1,44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4804" calcext:value-type="float">
            <text:p>1,148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7993" calcext:value-type="float">
            <text:p>1,179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7857" calcext:value-type="float">
            <text:p>0,1578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2768" calcext:value-type="float">
            <text:p>1,427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6632" calcext:value-type="float">
            <text:p>1,166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7094" calcext:value-type="float">
            <text:p>1,170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78712" calcext:value-type="float">
            <text:p>0,1787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4997" calcext:value-type="float">
            <text:p>1,449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857" calcext:value-type="float">
            <text:p>1,18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5961" calcext:value-type="float">
            <text:p>1,159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8684" calcext:value-type="float">
            <text:p>0,1586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3727" calcext:value-type="float">
            <text:p>1,437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5167" calcext:value-type="float">
            <text:p>1,151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15219" calcext:value-type="float">
            <text:p>1,152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7838" calcext:value-type="float">
            <text:p>0,1578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5412" calcext:value-type="float">
            <text:p>1,454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0843" calcext:value-type="float">
            <text:p>1,208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2421" calcext:value-type="float">
            <text:p>1,224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8445" calcext:value-type="float">
            <text:p>0,1584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52747" calcext:value-type="float">
            <text:p>1,527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3288" calcext:value-type="float">
            <text:p>1,232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6634" calcext:value-type="float">
            <text:p>1,266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91973" calcext:value-type="float">
            <text:p>0,1919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46915" calcext:value-type="float">
            <text:p>1,469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0169" calcext:value-type="float">
            <text:p>1,201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1.22469" calcext:value-type="float">
            <text:p>1,224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159378" calcext:value-type="float">
            <text:p>0,1593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14104" calcext:value-type="float">
            <text:p>3,141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5654" calcext:value-type="float">
            <text:p>1,756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1065" calcext:value-type="float">
            <text:p>1,910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16173" calcext:value-type="float">
            <text:p>0,2161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35301" calcext:value-type="float">
            <text:p>3,353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87023" calcext:value-type="float">
            <text:p>1,870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0624" calcext:value-type="float">
            <text:p>1,906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98554" calcext:value-type="float">
            <text:p>0,1985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80215" calcext:value-type="float">
            <text:p>3,802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0127" calcext:value-type="float">
            <text:p>1,901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7709" calcext:value-type="float">
            <text:p>1,977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79365" calcext:value-type="float">
            <text:p>0,1793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27891" calcext:value-type="float">
            <text:p>3,278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89012" calcext:value-type="float">
            <text:p>1,890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86202" calcext:value-type="float">
            <text:p>1,862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78872" calcext:value-type="float">
            <text:p>0,1788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04858" calcext:value-type="float">
            <text:p>3,048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9287" calcext:value-type="float">
            <text:p>1,692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2205" calcext:value-type="float">
            <text:p>1,722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78992" calcext:value-type="float">
            <text:p>0,1789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02233" calcext:value-type="float">
            <text:p>3,022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5064" calcext:value-type="float">
            <text:p>1,650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3878" calcext:value-type="float">
            <text:p>1,738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788" calcext:value-type="float">
            <text:p>0,17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13395" calcext:value-type="float">
            <text:p>3,133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8678" calcext:value-type="float">
            <text:p>1,786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8044" calcext:value-type="float">
            <text:p>1,780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06611" calcext:value-type="float">
            <text:p>0,2066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1827" calcext:value-type="float">
            <text:p>3,18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5029" calcext:value-type="float">
            <text:p>1,750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97167" calcext:value-type="float">
            <text:p>1,971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5114" calcext:value-type="float">
            <text:p>0,1851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82063" calcext:value-type="float">
            <text:p>3,820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86247" calcext:value-type="float">
            <text:p>1,862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89102" calcext:value-type="float">
            <text:p>1,891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79792" calcext:value-type="float">
            <text:p>0,1797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10842" calcext:value-type="float">
            <text:p>3,108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0649" calcext:value-type="float">
            <text:p>1,706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9338" calcext:value-type="float">
            <text:p>1,693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79019" calcext:value-type="float">
            <text:p>0,179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03531" calcext:value-type="float">
            <text:p>3,035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093" calcext:value-type="float">
            <text:p>1,70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8937" calcext:value-type="float">
            <text:p>1,789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79467" calcext:value-type="float">
            <text:p>0,1794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15179" calcext:value-type="float">
            <text:p>3,151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3763" calcext:value-type="float">
            <text:p>1,737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1147" calcext:value-type="float">
            <text:p>1,711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0854" calcext:value-type="float">
            <text:p>0,1808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06399" calcext:value-type="float">
            <text:p>3,063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8092" calcext:value-type="float">
            <text:p>1,780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80055" calcext:value-type="float">
            <text:p>1,800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6503" calcext:value-type="float">
            <text:p>0,1865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17631" calcext:value-type="float">
            <text:p>3,176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2772" calcext:value-type="float">
            <text:p>1,727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9718" calcext:value-type="float">
            <text:p>1,697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79651" calcext:value-type="float">
            <text:p>0,1796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17512" calcext:value-type="float">
            <text:p>3,175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6451" calcext:value-type="float">
            <text:p>1,764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81622" calcext:value-type="float">
            <text:p>1,816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78591" calcext:value-type="float">
            <text:p>0,1785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06215" calcext:value-type="float">
            <text:p>3,062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5549" calcext:value-type="float">
            <text:p>1,755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8032" calcext:value-type="float">
            <text:p>1,80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00791" calcext:value-type="float">
            <text:p>0,2007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13832" calcext:value-type="float">
            <text:p>3,138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82488" calcext:value-type="float">
            <text:p>1,824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8642" calcext:value-type="float">
            <text:p>1,686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79018" calcext:value-type="float">
            <text:p>0,179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13233" calcext:value-type="float">
            <text:p>3,132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5629" calcext:value-type="float">
            <text:p>1,756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9574" calcext:value-type="float">
            <text:p>1,795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79665" calcext:value-type="float">
            <text:p>0,1796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11744" calcext:value-type="float">
            <text:p>3,117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8615" calcext:value-type="float">
            <text:p>1,686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82649" calcext:value-type="float">
            <text:p>1,826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03004" calcext:value-type="float">
            <text:p>0,2030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15261" calcext:value-type="float">
            <text:p>3,152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5789" calcext:value-type="float">
            <text:p>1,757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82675" calcext:value-type="float">
            <text:p>1,826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1295" calcext:value-type="float">
            <text:p>0,1812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11208" calcext:value-type="float">
            <text:p>3,112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5926" calcext:value-type="float">
            <text:p>1,759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9761" calcext:value-type="float">
            <text:p>1,797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0713" calcext:value-type="float">
            <text:p>0,1807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19476" calcext:value-type="float">
            <text:p>3,194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0702" calcext:value-type="float">
            <text:p>1,707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1941" calcext:value-type="float">
            <text:p>1,719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10454" calcext:value-type="float">
            <text:p>0,2104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0739" calcext:value-type="float">
            <text:p>3,07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0296" calcext:value-type="float">
            <text:p>1,702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1088" calcext:value-type="float">
            <text:p>1,710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3996" calcext:value-type="float">
            <text:p>0,1839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07307" calcext:value-type="float">
            <text:p>3,073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3008" calcext:value-type="float">
            <text:p>1,730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835" calcext:value-type="float">
            <text:p>1,78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79237" calcext:value-type="float">
            <text:p>0,1792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13037" calcext:value-type="float">
            <text:p>3,130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4109" calcext:value-type="float">
            <text:p>1,741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2754" calcext:value-type="float">
            <text:p>1,727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79707" calcext:value-type="float">
            <text:p>0,1797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13298" calcext:value-type="float">
            <text:p>3,132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4963" calcext:value-type="float">
            <text:p>1,749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8583" calcext:value-type="float">
            <text:p>1,785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04987" calcext:value-type="float">
            <text:p>0,2049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11158" calcext:value-type="float">
            <text:p>3,111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121" calcext:value-type="float">
            <text:p>1,71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3581" calcext:value-type="float">
            <text:p>1,735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2322" calcext:value-type="float">
            <text:p>0,1823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19383" calcext:value-type="float">
            <text:p>3,193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6844" calcext:value-type="float">
            <text:p>1,768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80746" calcext:value-type="float">
            <text:p>1,807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79694" calcext:value-type="float">
            <text:p>0,1796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08269" calcext:value-type="float">
            <text:p>3,082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6521" calcext:value-type="float">
            <text:p>1,765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8546" calcext:value-type="float">
            <text:p>1,785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3081" calcext:value-type="float">
            <text:p>0,1830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14949" calcext:value-type="float">
            <text:p>3,149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0617" calcext:value-type="float">
            <text:p>1,706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3103" calcext:value-type="float">
            <text:p>1,731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92801" calcext:value-type="float">
            <text:p>0,1928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11894" calcext:value-type="float">
            <text:p>3,118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0677" calcext:value-type="float">
            <text:p>1,706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1509" calcext:value-type="float">
            <text:p>1,715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1041" calcext:value-type="float">
            <text:p>0,1810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08324" calcext:value-type="float">
            <text:p>3,083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9555" calcext:value-type="float">
            <text:p>1,695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4449" calcext:value-type="float">
            <text:p>1,744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79854" calcext:value-type="float">
            <text:p>0,1798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12516" calcext:value-type="float">
            <text:p>3,125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5777" calcext:value-type="float">
            <text:p>1,757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5949" calcext:value-type="float">
            <text:p>1,759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79451" calcext:value-type="float">
            <text:p>0,1794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06398" calcext:value-type="float">
            <text:p>3,063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7975" calcext:value-type="float">
            <text:p>1,779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9827" calcext:value-type="float">
            <text:p>1,798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0436" calcext:value-type="float">
            <text:p>0,204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16814" calcext:value-type="float">
            <text:p>3,168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0961" calcext:value-type="float">
            <text:p>1,709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2605" calcext:value-type="float">
            <text:p>1,726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7952" calcext:value-type="float">
            <text:p>0,179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1084" calcext:value-type="float">
            <text:p>3,10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8745" calcext:value-type="float">
            <text:p>1,687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3839" calcext:value-type="float">
            <text:p>1,738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0046" calcext:value-type="float">
            <text:p>0,1800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09068" calcext:value-type="float">
            <text:p>3,090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9974" calcext:value-type="float">
            <text:p>1,699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3518" calcext:value-type="float">
            <text:p>0,1835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14168" calcext:value-type="float">
            <text:p>3,141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9961" calcext:value-type="float">
            <text:p>1,799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0167" calcext:value-type="float">
            <text:p>1,701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91626" calcext:value-type="float">
            <text:p>0,1916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14285" calcext:value-type="float">
            <text:p>3,142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8266" calcext:value-type="float">
            <text:p>1,782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973" calcext:value-type="float">
            <text:p>1,79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79622" calcext:value-type="float">
            <text:p>0,1796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21034" calcext:value-type="float">
            <text:p>3,210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5686" calcext:value-type="float">
            <text:p>1,656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3548" calcext:value-type="float">
            <text:p>1,735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93914" calcext:value-type="float">
            <text:p>0,1939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22366" calcext:value-type="float">
            <text:p>3,223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5862" calcext:value-type="float">
            <text:p>1,758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0022" calcext:value-type="float">
            <text:p>1,700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25" calcext:value-type="float">
            <text:p>0,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3357" calcext:value-type="float">
            <text:p>0,1833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00002" calcext:value-type="float">
            <text:p>3,000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4696" calcext:value-type="float">
            <text:p>1,646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403" calcext:value-type="float">
            <text:p>1,64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0452" calcext:value-type="float">
            <text:p>0,1804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98374" calcext:value-type="float">
            <text:p>2,983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2652" calcext:value-type="float">
            <text:p>1,626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57" calcext:value-type="float">
            <text:p>1,7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79011" calcext:value-type="float">
            <text:p>0,1790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0785" calcext:value-type="float">
            <text:p>3,07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0048" calcext:value-type="float">
            <text:p>1,700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2198" calcext:value-type="float">
            <text:p>1,721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1379" calcext:value-type="float">
            <text:p>0,1813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97153" calcext:value-type="float">
            <text:p>2,971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2808" calcext:value-type="float">
            <text:p>1,628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6961" calcext:value-type="float">
            <text:p>1,669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0499" calcext:value-type="float">
            <text:p>0,1804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98929" calcext:value-type="float">
            <text:p>2,989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3564" calcext:value-type="float">
            <text:p>1,635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3935" calcext:value-type="float">
            <text:p>1,639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0135" calcext:value-type="float">
            <text:p>0,1801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04715" calcext:value-type="float">
            <text:p>3,047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1665" calcext:value-type="float">
            <text:p>1,716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5774" calcext:value-type="float">
            <text:p>1,757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1056" calcext:value-type="float">
            <text:p>0,1810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03227" calcext:value-type="float">
            <text:p>3,032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4082" calcext:value-type="float">
            <text:p>1,640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0849" calcext:value-type="float">
            <text:p>1,708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7975" calcext:value-type="float">
            <text:p>0,179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98508" calcext:value-type="float">
            <text:p>3,985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5394" calcext:value-type="float">
            <text:p>1,753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5774" calcext:value-type="float">
            <text:p>1,757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79893" calcext:value-type="float">
            <text:p>0,1798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98091" calcext:value-type="float">
            <text:p>2,980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475" calcext:value-type="float">
            <text:p>1,74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5852" calcext:value-type="float">
            <text:p>1,758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1331" calcext:value-type="float">
            <text:p>0,1813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11086" calcext:value-type="float">
            <text:p>3,110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3386" calcext:value-type="float">
            <text:p>1,633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4986" calcext:value-type="float">
            <text:p>1,649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7935" calcext:value-type="float">
            <text:p>0,179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96202" calcext:value-type="float">
            <text:p>2,962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3221" calcext:value-type="float">
            <text:p>1,632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4862" calcext:value-type="float">
            <text:p>1,648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038" calcext:value-type="float">
            <text:p>0,180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99788" calcext:value-type="float">
            <text:p>2,997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3204" calcext:value-type="float">
            <text:p>1,632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3957" calcext:value-type="float">
            <text:p>1,739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79331" calcext:value-type="float">
            <text:p>0,1793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0561" calcext:value-type="float">
            <text:p>3,05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2193" calcext:value-type="float">
            <text:p>1,721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7236" calcext:value-type="float">
            <text:p>1,672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0754" calcext:value-type="float">
            <text:p>0,1807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99274" calcext:value-type="float">
            <text:p>2,992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177" calcext:value-type="float">
            <text:p>1,71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4066" calcext:value-type="float">
            <text:p>1,740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79804" calcext:value-type="float">
            <text:p>0,1798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08546" calcext:value-type="float">
            <text:p>3,085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0666" calcext:value-type="float">
            <text:p>1,706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5197" calcext:value-type="float">
            <text:p>1,651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077" calcext:value-type="float">
            <text:p>0,180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02004" calcext:value-type="float">
            <text:p>3,020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3491" calcext:value-type="float">
            <text:p>1,634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5714" calcext:value-type="float">
            <text:p>1,657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79663" calcext:value-type="float">
            <text:p>0,1796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99505" calcext:value-type="float">
            <text:p>2,995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221" calcext:value-type="float">
            <text:p>1,62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335" calcext:value-type="float">
            <text:p>1,73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3527" calcext:value-type="float">
            <text:p>0,1835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07827" calcext:value-type="float">
            <text:p>3,078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2567" calcext:value-type="float">
            <text:p>1,725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9185" calcext:value-type="float">
            <text:p>1,691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79721" calcext:value-type="float">
            <text:p>0,1797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00355" calcext:value-type="float">
            <text:p>3,003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512" calcext:value-type="float">
            <text:p>1,75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4328" calcext:value-type="float">
            <text:p>1,743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0251" calcext:value-type="float">
            <text:p>0,1802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17836" calcext:value-type="float">
            <text:p>3,178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4072" calcext:value-type="float">
            <text:p>1,640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5167" calcext:value-type="float">
            <text:p>1,651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79217" calcext:value-type="float">
            <text:p>0,1792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9715" calcext:value-type="float">
            <text:p>2,97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3359" calcext:value-type="float">
            <text:p>1,633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4179" calcext:value-type="float">
            <text:p>1,641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6153" calcext:value-type="float">
            <text:p>0,1861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96988" calcext:value-type="float">
            <text:p>2,969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3588" calcext:value-type="float">
            <text:p>1,635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5413" calcext:value-type="float">
            <text:p>1,754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2988" calcext:value-type="float">
            <text:p>0,1829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07605" calcext:value-type="float">
            <text:p>3,076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4045" calcext:value-type="float">
            <text:p>1,740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1472" calcext:value-type="float">
            <text:p>1,714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4904" calcext:value-type="float">
            <text:p>0,1849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98653" calcext:value-type="float">
            <text:p>2,986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3312" calcext:value-type="float">
            <text:p>1,633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6508" calcext:value-type="float">
            <text:p>1,665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78838" calcext:value-type="float">
            <text:p>0,1788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00479" calcext:value-type="float">
            <text:p>3,004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42" calcext:value-type="float">
            <text:p>1,6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5989" calcext:value-type="float">
            <text:p>1,659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0203" calcext:value-type="float">
            <text:p>0,1802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96107" calcext:value-type="float">
            <text:p>2,961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3468" calcext:value-type="float">
            <text:p>1,634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0284" calcext:value-type="float">
            <text:p>1,702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38" calcext:value-type="float">
            <text:p>0,0000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7929" calcext:value-type="float">
            <text:p>0,179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01036" calcext:value-type="float">
            <text:p>3,010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4655" calcext:value-type="float">
            <text:p>1,646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2809" calcext:value-type="float">
            <text:p>1,728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79296" calcext:value-type="float">
            <text:p>0,1792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07972" calcext:value-type="float">
            <text:p>3,079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3598" calcext:value-type="float">
            <text:p>1,735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2576" calcext:value-type="float">
            <text:p>1,725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79601" calcext:value-type="float">
            <text:p>0,1796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98491" calcext:value-type="float">
            <text:p>2,984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5308" calcext:value-type="float">
            <text:p>1,653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4124" calcext:value-type="float">
            <text:p>1,641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79406" calcext:value-type="float">
            <text:p>0,1794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98385" calcext:value-type="float">
            <text:p>2,983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5892" calcext:value-type="float">
            <text:p>1,658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9413" calcext:value-type="float">
            <text:p>1,694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79205" calcext:value-type="float">
            <text:p>0,1792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02146" calcext:value-type="float">
            <text:p>3,021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8528" calcext:value-type="float">
            <text:p>1,685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4497" calcext:value-type="float">
            <text:p>1,644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3104" calcext:value-type="float">
            <text:p>0,1831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97344" calcext:value-type="float">
            <text:p>2,973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405" calcext:value-type="float">
            <text:p>1,64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0226" calcext:value-type="float">
            <text:p>1,702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2936" calcext:value-type="float">
            <text:p>0,1829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10004" calcext:value-type="float">
            <text:p>3,100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2219" calcext:value-type="float">
            <text:p>1,722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6811" calcext:value-type="float">
            <text:p>1,768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79461" calcext:value-type="float">
            <text:p>0,1794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97097" calcext:value-type="float">
            <text:p>2,970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0381" calcext:value-type="float">
            <text:p>1,703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4855" calcext:value-type="float">
            <text:p>1,748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0326" calcext:value-type="float">
            <text:p>0,1803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06895" calcext:value-type="float">
            <text:p>3,068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753" calcext:value-type="float">
            <text:p>1,67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551" calcext:value-type="float">
            <text:p>1,65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3408" calcext:value-type="float">
            <text:p>0,1834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96928" calcext:value-type="float">
            <text:p>2,969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4463" calcext:value-type="float">
            <text:p>1,644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5413" calcext:value-type="float">
            <text:p>1,654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79362" calcext:value-type="float">
            <text:p>0,1793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98394" calcext:value-type="float">
            <text:p>2,983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2891" calcext:value-type="float">
            <text:p>1,628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155" calcext:value-type="float">
            <text:p>1,71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79059" calcext:value-type="float">
            <text:p>0,1790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05771" calcext:value-type="float">
            <text:p>3,057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1184" calcext:value-type="float">
            <text:p>1,711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7209" calcext:value-type="float">
            <text:p>1,772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79765" calcext:value-type="float">
            <text:p>0,1797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00017" calcext:value-type="float">
            <text:p>3,000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6438" calcext:value-type="float">
            <text:p>1,664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5565" calcext:value-type="float">
            <text:p>1,755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79324" calcext:value-type="float">
            <text:p>0,1793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09431" calcext:value-type="float">
            <text:p>3,094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8527" calcext:value-type="float">
            <text:p>1,685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4504" calcext:value-type="float">
            <text:p>1,645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79335" calcext:value-type="float">
            <text:p>0,1793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07572" calcext:value-type="float">
            <text:p>3,075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2811" calcext:value-type="float">
            <text:p>1,728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6195" calcext:value-type="float">
            <text:p>1,761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2624" calcext:value-type="float">
            <text:p>0,1826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02739" calcext:value-type="float">
            <text:p>3,027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4717" calcext:value-type="float">
            <text:p>1,647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1719" calcext:value-type="float">
            <text:p>1,717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79499" calcext:value-type="float">
            <text:p>0,1794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09917" calcext:value-type="float">
            <text:p>3,099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4134" calcext:value-type="float">
            <text:p>1,741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6618" calcext:value-type="float">
            <text:p>1,766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5143" calcext:value-type="float">
            <text:p>0,1851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98323" calcext:value-type="float">
            <text:p>2,983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4919" calcext:value-type="float">
            <text:p>1,649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7067" calcext:value-type="float">
            <text:p>1,670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79167" calcext:value-type="float">
            <text:p>0,1791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97293" calcext:value-type="float">
            <text:p>2,972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3639" calcext:value-type="float">
            <text:p>1,636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5011" calcext:value-type="float">
            <text:p>1,650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79515" calcext:value-type="float">
            <text:p>0,1795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07474" calcext:value-type="float">
            <text:p>3,074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0878" calcext:value-type="float">
            <text:p>1,708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3513" calcext:value-type="float">
            <text:p>1,735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0195" calcext:value-type="float">
            <text:p>0,1801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02103" calcext:value-type="float">
            <text:p>3,021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3631" calcext:value-type="float">
            <text:p>1,636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8067" calcext:value-type="float">
            <text:p>1,680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0646" calcext:value-type="float">
            <text:p>0,1806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07502" calcext:value-type="float">
            <text:p>3,075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0731" calcext:value-type="float">
            <text:p>1,707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3692" calcext:value-type="float">
            <text:p>1,736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79779" calcext:value-type="float">
            <text:p>0,1797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96579" calcext:value-type="float">
            <text:p>2,965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39" calcext:value-type="float">
            <text:p>1,6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6273" calcext:value-type="float">
            <text:p>1,662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0699" calcext:value-type="float">
            <text:p>0,1806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99512" calcext:value-type="float">
            <text:p>2,995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2203" calcext:value-type="float">
            <text:p>1,622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6599" calcext:value-type="float">
            <text:p>1,665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1201" calcext:value-type="float">
            <text:p>0,1812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16681" calcext:value-type="float">
            <text:p>3,166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7437" calcext:value-type="float">
            <text:p>1,774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9263" calcext:value-type="float">
            <text:p>1,792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25" calcext:value-type="float">
            <text:p>0,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1734" calcext:value-type="float">
            <text:p>0,1817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09333" calcext:value-type="float">
            <text:p>3,093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5329" calcext:value-type="float">
            <text:p>1,653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9109" calcext:value-type="float">
            <text:p>1,691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0862" calcext:value-type="float">
            <text:p>0,1808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05693" calcext:value-type="float">
            <text:p>3,056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2754" calcext:value-type="float">
            <text:p>1,727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6191" calcext:value-type="float">
            <text:p>1,761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0853" calcext:value-type="float">
            <text:p>0,1808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92506" calcext:value-type="float">
            <text:p>2,925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3885" calcext:value-type="float">
            <text:p>1,638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7301" calcext:value-type="float">
            <text:p>1,673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0693" calcext:value-type="float">
            <text:p>0,1806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2.95824" calcext:value-type="float">
            <text:p>2,958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308" calcext:value-type="float">
            <text:p>1,63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4737" calcext:value-type="float">
            <text:p>1,647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059" calcext:value-type="float">
            <text:p>0,180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02916" calcext:value-type="float">
            <text:p>3,029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1664" calcext:value-type="float">
            <text:p>1,716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5515" calcext:value-type="float">
            <text:p>1,755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79599" calcext:value-type="float">
            <text:p>0,1795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03759" calcext:value-type="float">
            <text:p>3,037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2251" calcext:value-type="float">
            <text:p>1,622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777" calcext:value-type="float">
            <text:p>1,67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0381" calcext:value-type="float">
            <text:p>0,1803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07767" calcext:value-type="float">
            <text:p>3,077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0597" calcext:value-type="float">
            <text:p>1,705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75432" calcext:value-type="float">
            <text:p>1,754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0553" calcext:value-type="float">
            <text:p>0,1805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.12332" calcext:value-type="float">
            <text:p>3,123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3507" calcext:value-type="float">
            <text:p>1,635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1.64847" calcext:value-type="float">
            <text:p>1,648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181435" calcext:value-type="float">
            <text:p>0,181435</text:p>
          </table:table-cell>
        </table:table-row>
      </table:table>
      <table:table table:name="Tabla dinámica_search_by_username_realusers_2" table:style-name="ta1">
        <table:table-column table:style-name="co4" table:default-cell-style-name="ce4"/>
        <table:table-column table:style-name="co4" table:default-cell-style-name="ce9"/>
        <table:table-column table:style-name="co4" table:number-columns-repeated="3" table:default-cell-style-name="ce15"/>
        <table:table-column table:style-name="co4" table:default-cell-style-name="ce19"/>
        <table:table-column table:style-name="co4" table:default-cell-style-name="ce25"/>
        <table:table-row table:style-name="ro1">
          <table:table-cell table:style-name="ce1" office:value-type="string" calcext:value-type="string">
            <text:p>Desviación típica - <text:s/>Tiempo(ms)</text:p>
          </table:table-cell>
          <table:table-cell table:style-name="ce6" office:value-type="string" calcext:value-type="string">
            <text:p>Tipo de hasheo</text:p>
          </table:table-cell>
          <table:table-cell table:style-name="ce12" table:number-columns-repeated="4"/>
          <table:table-cell table:style-name="ce22"/>
        </table:table-row>
        <table:table-row table:style-name="ro1">
          <table:table-cell table:style-name="ce2" office:value-type="string" calcext:value-type="string">
            <text:p><text:s/>Número de busquedas</text:p>
          </table:table-cell>
          <table:table-cell table:style-name="ce7" office:value-type="string" calcext:value-type="string">
            <text:p>chaining</text:p>
          </table:table-cell>
          <table:table-cell table:style-name="ce13" office:value-type="string" calcext:value-type="string">
            <text:p>double hashing</text:p>
          </table:table-cell>
          <table:table-cell table:style-name="ce13" office:value-type="string" calcext:value-type="string">
            <text:p>lineal probing</text:p>
          </table:table-cell>
          <table:table-cell table:style-name="ce13" office:value-type="string" calcext:value-type="string">
            <text:p>quadratic probing</text:p>
          </table:table-cell>
          <table:table-cell table:style-name="ce13" office:value-type="string" calcext:value-type="string">
            <text:p>STL unordered map</text:p>
          </table:table-cell>
          <table:table-cell table:style-name="ce23" office:value-type="string" calcext:value-type="string">
            <text:p>Total Resultado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8" office:value-type="float" office:value="0.00000172667719664509" calcext:value-type="float">
            <text:p>1,72667719664509E-06</text:p>
          </table:table-cell>
          <table:table-cell table:style-name="ce14" office:value-type="float" office:value="0.00477306493028189" calcext:value-type="float">
            <text:p>0,00477306493028189</text:p>
          </table:table-cell>
          <table:table-cell table:style-name="ce14" office:value-type="float" office:value="0.00279957577484356" calcext:value-type="float">
            <text:p>0,00279957577484356</text:p>
          </table:table-cell>
          <table:table-cell table:style-name="ce14" office:value-type="float" office:value="0.00309541640120819" calcext:value-type="float">
            <text:p>0,00309541640120819</text:p>
          </table:table-cell>
          <table:table-cell table:style-name="ce18" office:value-type="float" office:value="0.00124057021037452" calcext:value-type="float">
            <text:p>0,00124057021037452</text:p>
          </table:table-cell>
          <table:table-cell table:style-name="ce24" office:value-type="float" office:value="0.00998315237420793" calcext:value-type="float">
            <text:p>0,0099831523742079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000336378514549466" calcext:value-type="float">
            <text:p>3,36378514549466E-06</text:p>
          </table:table-cell>
          <table:table-cell office:value-type="float" office:value="0.0265547169214394" calcext:value-type="float">
            <text:p>0,0265547169214394</text:p>
          </table:table-cell>
          <table:table-cell office:value-type="float" office:value="0.0170050244382968" calcext:value-type="float">
            <text:p>0,0170050244382968</text:p>
          </table:table-cell>
          <table:table-cell office:value-type="float" office:value="0.0164407761364876" calcext:value-type="float">
            <text:p>0,0164407761364876</text:p>
          </table:table-cell>
          <table:table-cell office:value-type="float" office:value="0.00422266286208936" calcext:value-type="float">
            <text:p>0,00422266286208936</text:p>
          </table:table-cell>
          <table:table-cell office:value-type="float" office:value="0.034986913726908" calcext:value-type="float">
            <text:p>0,03498691372690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018968075252589" calcext:value-type="float">
            <text:p>1,8968075252589E-06</text:p>
          </table:table-cell>
          <table:table-cell office:value-type="float" office:value="0.011089589410817" calcext:value-type="float">
            <text:p>0,011089589410817</text:p>
          </table:table-cell>
          <table:table-cell office:value-type="float" office:value="0.00968919837446824" calcext:value-type="float">
            <text:p>0,00968919837446824</text:p>
          </table:table-cell>
          <table:table-cell office:value-type="float" office:value="0.0127925039267004" calcext:value-type="float">
            <text:p>0,0127925039267004</text:p>
          </table:table-cell>
          <table:table-cell office:value-type="float" office:value="0.00468781651940389" calcext:value-type="float">
            <text:p>0,00468781651940389</text:p>
          </table:table-cell>
          <table:table-cell office:value-type="float" office:value="0.0616919933134026" calcext:value-type="float">
            <text:p>0,061691993313402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0488629292878135" calcext:value-type="float">
            <text:p>4,88629292878135E-06</text:p>
          </table:table-cell>
          <table:table-cell office:value-type="float" office:value="0.0477566756051355" calcext:value-type="float">
            <text:p>0,0477566756051355</text:p>
          </table:table-cell>
          <table:table-cell office:value-type="float" office:value="0.0409771293751253" calcext:value-type="float">
            <text:p>0,0409771293751253</text:p>
          </table:table-cell>
          <table:table-cell office:value-type="float" office:value="0.0346085825117503" calcext:value-type="float">
            <text:p>0,0346085825117503</text:p>
          </table:table-cell>
          <table:table-cell office:value-type="float" office:value="0.0137275254109796" calcext:value-type="float">
            <text:p>0,0137275254109796</text:p>
          </table:table-cell>
          <table:table-cell office:value-type="float" office:value="0.186469371332461" calcext:value-type="float">
            <text:p>0,186469371332461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00000468610669528511" calcext:value-type="float">
            <text:p>4,68610669528511E-06</text:p>
          </table:table-cell>
          <table:table-cell office:value-type="float" office:value="0.036029857483884" calcext:value-type="float">
            <text:p>0,036029857483884</text:p>
          </table:table-cell>
          <table:table-cell office:value-type="float" office:value="0.0484207794212695" calcext:value-type="float">
            <text:p>0,0484207794212695</text:p>
          </table:table-cell>
          <table:table-cell office:value-type="float" office:value="0.0294869925360285" calcext:value-type="float">
            <text:p>0,0294869925360285</text:p>
          </table:table-cell>
          <table:table-cell office:value-type="float" office:value="0.00696393246518782" calcext:value-type="float">
            <text:p>0,00696393246518782</text:p>
          </table:table-cell>
          <table:table-cell office:value-type="float" office:value="0.280583629030302" calcext:value-type="float">
            <text:p>0,28058362903030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000154824762459715" calcext:value-type="float">
            <text:p>1,54824762459715E-06</text:p>
          </table:table-cell>
          <table:table-cell office:value-type="float" office:value="0.0600077229867493" calcext:value-type="float">
            <text:p>0,0600077229867493</text:p>
          </table:table-cell>
          <table:table-cell office:value-type="float" office:value="0.0753623682381983" calcext:value-type="float">
            <text:p>0,0753623682381983</text:p>
          </table:table-cell>
          <table:table-cell office:value-type="float" office:value="0.0473299323922243" calcext:value-type="float">
            <text:p>0,0473299323922243</text:p>
          </table:table-cell>
          <table:table-cell office:value-type="float" office:value="0.00907489182760474" calcext:value-type="float">
            <text:p>0,00907489182760474</text:p>
          </table:table-cell>
          <table:table-cell office:value-type="float" office:value="0.416390628365502" calcext:value-type="float">
            <text:p>0,416390628365502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00000253261552829114" calcext:value-type="float">
            <text:p>2,53261552829114E-06</text:p>
          </table:table-cell>
          <table:table-cell office:value-type="float" office:value="0.0484654283223067" calcext:value-type="float">
            <text:p>0,0484654283223067</text:p>
          </table:table-cell>
          <table:table-cell office:value-type="float" office:value="0.0772148189955474" calcext:value-type="float">
            <text:p>0,0772148189955474</text:p>
          </table:table-cell>
          <table:table-cell office:value-type="float" office:value="0.0454136536399495" calcext:value-type="float">
            <text:p>0,0454136536399495</text:p>
          </table:table-cell>
          <table:table-cell office:value-type="float" office:value="0.00912942964894579" calcext:value-type="float">
            <text:p>0,00912942964894579</text:p>
          </table:table-cell>
          <table:table-cell office:value-type="float" office:value="0.60723428702969" calcext:value-type="float">
            <text:p>0,60723428702969</text:p>
          </table:table-cell>
        </table:table-row>
        <table:table-row table:style-name="ro1">
          <table:table-cell office:value-type="float" office:value="19908" calcext:value-type="float">
            <text:p>19908</text:p>
          </table:table-cell>
          <table:table-cell table:style-name="ce10" office:value-type="float" office:value="0.00000340237587814186" calcext:value-type="float">
            <text:p>3,40237587814186E-06</text:p>
          </table:table-cell>
          <table:table-cell table:style-name="ce16" office:value-type="float" office:value="0.0627855428796865" calcext:value-type="float">
            <text:p>0,0627855428796865</text:p>
          </table:table-cell>
          <table:table-cell table:style-name="ce16" office:value-type="float" office:value="0.158225357077854" calcext:value-type="float">
            <text:p>0,158225357077854</text:p>
          </table:table-cell>
          <table:table-cell table:style-name="ce16" office:value-type="float" office:value="0.0697886950611876" calcext:value-type="float">
            <text:p>0,0697886950611876</text:p>
          </table:table-cell>
          <table:table-cell table:style-name="ce20" office:value-type="float" office:value="0.00736205208516257" calcext:value-type="float">
            <text:p>0,00736205208516257</text:p>
          </table:table-cell>
          <table:table-cell table:style-name="ce26" office:value-type="float" office:value="1.14419640896282" calcext:value-type="float">
            <text:p>1,14419640896282</text:p>
          </table:table-cell>
        </table:table-row>
        <table:table-row table:style-name="ro1">
          <table:table-cell table:style-name="ce5" office:value-type="string" calcext:value-type="string">
            <text:p>Total Resultado</text:p>
          </table:table-cell>
          <table:table-cell table:style-name="ce11" office:value-type="float" office:value="0.00000330395806929425" calcext:value-type="float">
            <text:p>3,30395806929425E-06</text:p>
          </table:table-cell>
          <table:table-cell table:style-name="ce17" office:value-type="float" office:value="0.559128269179938" calcext:value-type="float">
            <text:p>0,559128269179938</text:p>
          </table:table-cell>
          <table:table-cell table:style-name="ce17" office:value-type="float" office:value="0.969746995325921" calcext:value-type="float">
            <text:p>0,969746995325921</text:p>
          </table:table-cell>
          <table:table-cell table:style-name="ce17" office:value-type="float" office:value="0.567974850600864" calcext:value-type="float">
            <text:p>0,567974850600864</text:p>
          </table:table-cell>
          <table:table-cell table:style-name="ce21" office:value-type="float" office:value="0.0635511104062506" calcext:value-type="float">
            <text:p>0,0635511104062506</text:p>
          </table:table-cell>
          <table:table-cell table:style-name="ce27" office:value-type="float" office:value="0.654011308528579" calcext:value-type="float">
            <text:p>0,654011308528579</text:p>
          </table:table-cell>
        </table:table-row>
      </table:table>
      <table:table table:name="Tabla dinámica_search_by_username_realusers_1" table:style-name="ta1">
        <table:shapes>
          <draw:frame draw:z-index="0" draw:style-name="gr1" draw:text-style-name="P1" svg:width="15.999cm" svg:height="8.999cm" svg:x="17.566cm" svg:y="0.337cm">
            <draw:object draw:notify-on-update-of-ranges="PT@categories PT@label 0 PT@data 0 PT@label 1 PT@data 1 PT@label 2 PT@data 2 PT@label 3 PT@data 3 PT@label 4 PT@data 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"/>
        <table:table-column table:style-name="co4" table:default-cell-style-name="ce9"/>
        <table:table-column table:style-name="co4" table:number-columns-repeated="3" table:default-cell-style-name="ce15"/>
        <table:table-column table:style-name="co4" table:default-cell-style-name="ce19"/>
        <table:table-column table:style-name="co4" table:default-cell-style-name="ce25"/>
        <table:table-row table:style-name="ro1">
          <table:table-cell table:style-name="ce1" office:value-type="string" calcext:value-type="string">
            <text:p>Promedio - <text:s/>Tiempo(ms)</text:p>
          </table:table-cell>
          <table:table-cell table:style-name="ce6" office:value-type="string" calcext:value-type="string">
            <text:p>Tipo de hasheo</text:p>
          </table:table-cell>
          <table:table-cell table:style-name="ce12" table:number-columns-repeated="4"/>
          <table:table-cell table:style-name="ce22"/>
        </table:table-row>
        <table:table-row table:style-name="ro1">
          <table:table-cell table:style-name="ce2" office:value-type="string" calcext:value-type="string">
            <text:p><text:s/>Número de busquedas</text:p>
          </table:table-cell>
          <table:table-cell table:style-name="ce7" office:value-type="string" calcext:value-type="string">
            <text:p>chaining</text:p>
          </table:table-cell>
          <table:table-cell table:style-name="ce13" office:value-type="string" calcext:value-type="string">
            <text:p>double hashing</text:p>
          </table:table-cell>
          <table:table-cell table:style-name="ce13" office:value-type="string" calcext:value-type="string">
            <text:p>lineal probing</text:p>
          </table:table-cell>
          <table:table-cell table:style-name="ce13" office:value-type="string" calcext:value-type="string">
            <text:p>quadratic probing</text:p>
          </table:table-cell>
          <table:table-cell table:style-name="ce13" office:value-type="string" calcext:value-type="string">
            <text:p>STL unordered map</text:p>
          </table:table-cell>
          <table:table-cell table:style-name="ce23" office:value-type="string" calcext:value-type="string">
            <text:p>Total Resultado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8" office:value-type="float" office:value="0.00001322" calcext:value-type="float">
            <text:p>0,00001322</text:p>
          </table:table-cell>
          <table:table-cell table:style-name="ce14" office:value-type="float" office:value="0.02408086" calcext:value-type="float">
            <text:p>0,02408086</text:p>
          </table:table-cell>
          <table:table-cell table:style-name="ce14" office:value-type="float" office:value="0.01986619" calcext:value-type="float">
            <text:p>0,01986619</text:p>
          </table:table-cell>
          <table:table-cell table:style-name="ce14" office:value-type="float" office:value="0.01881749" calcext:value-type="float">
            <text:p>0,01881749</text:p>
          </table:table-cell>
          <table:table-cell table:style-name="ce18" office:value-type="float" office:value="0.00383024" calcext:value-type="float">
            <text:p>0,00383024</text:p>
          </table:table-cell>
          <table:table-cell table:style-name="ce24" office:value-type="float" office:value="0.0133216" calcext:value-type="float">
            <text:p>0,013321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001491" calcext:value-type="float">
            <text:p>0,00001491</text:p>
          </table:table-cell>
          <table:table-cell office:value-type="float" office:value="0.0766055" calcext:value-type="float">
            <text:p>0,0766055</text:p>
          </table:table-cell>
          <table:table-cell office:value-type="float" office:value="0.06910488" calcext:value-type="float">
            <text:p>0,06910488</text:p>
          </table:table-cell>
          <table:table-cell office:value-type="float" office:value="0.06863864" calcext:value-type="float">
            <text:p>0,06863864</text:p>
          </table:table-cell>
          <table:table-cell office:value-type="float" office:value="0.01874536" calcext:value-type="float">
            <text:p>0,01874536</text:p>
          </table:table-cell>
          <table:table-cell office:value-type="float" office:value="0.046621858" calcext:value-type="float">
            <text:p>0,04662185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1341" calcext:value-type="float">
            <text:p>0,00001341</text:p>
          </table:table-cell>
          <table:table-cell office:value-type="float" office:value="0.14518905" calcext:value-type="float">
            <text:p>0,14518905</text:p>
          </table:table-cell>
          <table:table-cell office:value-type="float" office:value="0.14462546" calcext:value-type="float">
            <text:p>0,14462546</text:p>
          </table:table-cell>
          <table:table-cell office:value-type="float" office:value="0.13916765" calcext:value-type="float">
            <text:p>0,13916765</text:p>
          </table:table-cell>
          <table:table-cell office:value-type="float" office:value="0.04362624" calcext:value-type="float">
            <text:p>0,04362624</text:p>
          </table:table-cell>
          <table:table-cell office:value-type="float" office:value="0.0945243619999999" calcext:value-type="float">
            <text:p>0,094524361999999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1477" calcext:value-type="float">
            <text:p>0,00001477</text:p>
          </table:table-cell>
          <table:table-cell office:value-type="float" office:value="0.41517712" calcext:value-type="float">
            <text:p>0,41517712</text:p>
          </table:table-cell>
          <table:table-cell office:value-type="float" office:value="0.43171135" calcext:value-type="float">
            <text:p>0,43171135</text:p>
          </table:table-cell>
          <table:table-cell office:value-type="float" office:value="0.40273261" calcext:value-type="float">
            <text:p>0,40273261</text:p>
          </table:table-cell>
          <table:table-cell office:value-type="float" office:value="0.0954095" calcext:value-type="float">
            <text:p>0,0954095</text:p>
          </table:table-cell>
          <table:table-cell office:value-type="float" office:value="0.26900907" calcext:value-type="float">
            <text:p>0,26900907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0000152" calcext:value-type="float">
            <text:p>0,0000152</text:p>
          </table:table-cell>
          <table:table-cell office:value-type="float" office:value="0.60729379" calcext:value-type="float">
            <text:p>0,60729379</text:p>
          </table:table-cell>
          <table:table-cell office:value-type="float" office:value="0.65748988" calcext:value-type="float">
            <text:p>0,65748988</text:p>
          </table:table-cell>
          <table:table-cell office:value-type="float" office:value="0.59866378" calcext:value-type="float">
            <text:p>0,59866378</text:p>
          </table:table-cell>
          <table:table-cell office:value-type="float" office:value="0.11772821" calcext:value-type="float">
            <text:p>0,11772821</text:p>
          </table:table-cell>
          <table:table-cell office:value-type="float" office:value="0.396238171999999" calcext:value-type="float">
            <text:p>0,396238171999999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001363" calcext:value-type="float">
            <text:p>0,00001363</text:p>
          </table:table-cell>
          <table:table-cell office:value-type="float" office:value="0.86980381" calcext:value-type="float">
            <text:p>0,86980381</text:p>
          </table:table-cell>
          <table:table-cell office:value-type="float" office:value="0.98632543" calcext:value-type="float">
            <text:p>0,98632543</text:p>
          </table:table-cell>
          <table:table-cell office:value-type="float" office:value="0.8562659" calcext:value-type="float">
            <text:p>0,8562659</text:p>
          </table:table-cell>
          <table:table-cell office:value-type="float" office:value="0.14146029" calcext:value-type="float">
            <text:p>0,14146029</text:p>
          </table:table-cell>
          <table:table-cell office:value-type="float" office:value="0.570773812" calcext:value-type="float">
            <text:p>0,570773812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0000137" calcext:value-type="float">
            <text:p>0,0000137</text:p>
          </table:table-cell>
          <table:table-cell office:value-type="float" office:value="1.1924836" calcext:value-type="float">
            <text:p>1,1924836</text:p>
          </table:table-cell>
          <table:table-cell office:value-type="float" office:value="1.4914589" calcext:value-type="float">
            <text:p>1,4914589</text:p>
          </table:table-cell>
          <table:table-cell office:value-type="float" office:value="1.1895038" calcext:value-type="float">
            <text:p>1,1895038</text:p>
          </table:table-cell>
          <table:table-cell office:value-type="float" office:value="0.16278689" calcext:value-type="float">
            <text:p>0,16278689</text:p>
          </table:table-cell>
          <table:table-cell office:value-type="float" office:value="0.807249378000001" calcext:value-type="float">
            <text:p>0,807249378000001</text:p>
          </table:table-cell>
        </table:table-row>
        <table:table-row table:style-name="ro1">
          <table:table-cell office:value-type="float" office:value="19908" calcext:value-type="float">
            <text:p>19908</text:p>
          </table:table-cell>
          <table:table-cell table:style-name="ce10" office:value-type="float" office:value="0.00001414" calcext:value-type="float">
            <text:p>0,00001414</text:p>
          </table:table-cell>
          <table:table-cell table:style-name="ce16" office:value-type="float" office:value="1.7045745" calcext:value-type="float">
            <text:p>1,7045745</text:p>
          </table:table-cell>
          <table:table-cell table:style-name="ce16" office:value-type="float" office:value="3.0940491" calcext:value-type="float">
            <text:p>3,0940491</text:p>
          </table:table-cell>
          <table:table-cell table:style-name="ce16" office:value-type="float" office:value="1.7343718" calcext:value-type="float">
            <text:p>1,7343718</text:p>
          </table:table-cell>
          <table:table-cell table:style-name="ce20" office:value-type="float" office:value="0.18300838" calcext:value-type="float">
            <text:p>0,18300838</text:p>
          </table:table-cell>
          <table:table-cell table:style-name="ce26" office:value-type="float" office:value="1.343203584" calcext:value-type="float">
            <text:p>1,343203584</text:p>
          </table:table-cell>
        </table:table-row>
        <table:table-row table:style-name="ro1">
          <table:table-cell table:style-name="ce5" office:value-type="string" calcext:value-type="string">
            <text:p>Total Resultado</text:p>
          </table:table-cell>
          <table:table-cell table:style-name="ce11" office:value-type="float" office:value="0.0000141225000000001" calcext:value-type="float">
            <text:p>1,41225000000001E-05</text:p>
          </table:table-cell>
          <table:table-cell table:style-name="ce17" office:value-type="float" office:value="0.62940102875" calcext:value-type="float">
            <text:p>0,62940102875</text:p>
          </table:table-cell>
          <table:table-cell table:style-name="ce17" office:value-type="float" office:value="0.861828898750001" calcext:value-type="float">
            <text:p>0,861828898750001</text:p>
          </table:table-cell>
          <table:table-cell table:style-name="ce17" office:value-type="float" office:value="0.62602020875" calcext:value-type="float">
            <text:p>0,62602020875</text:p>
          </table:table-cell>
          <table:table-cell table:style-name="ce21" office:value-type="float" office:value="0.0958243887499999" calcext:value-type="float">
            <text:p>0,0958243887499999</text:p>
          </table:table-cell>
          <table:table-cell table:style-name="ce27" office:value-type="float" office:value="0.4426177295" calcext:value-type="float">
            <text:p>0,4426177295</text:p>
          </table:table-cell>
        </table:table-row>
      </table:table>
      <table:named-expressions/>
      <table:data-pilot-tables>
        <table:data-pilot-table table:name="DataPilot1" table:application-data="" table:target-range-address="'Tabla dinámica_search_by_username_realusers_1'.A1:'Tabla dinámica_search_by_username_realusers_1'.G11" table:buttons="'Tabla dinámica_search_by_username_realusers_1'.A2 'Tabla dinámica_search_by_username_realusers_1'.B1" table:show-filter-button="false" table:drill-down-on-double-click="false">
          <table:source-cell-range table:cell-range-address="search_by_username_realusers.A1:search_by_username_realusers.C4001"/>
          <table:data-pilot-field table:source-field-name="Tipo de hasheo" table:orientation="column" table:used-hierarchy="0" table:function="auto">
            <table:data-pilot-level table:show-empty="false" calcext:repeat-item-labels="false">
              <table:data-pilot-members>
                <table:data-pilot-member table:name="chaining" table:display="true" table:show-details="true"/>
                <table:data-pilot-member table:name="double hashing" table:display="true" table:show-details="true"/>
                <table:data-pilot-member table:name="lineal probing" table:display="true" table:show-details="true"/>
                <table:data-pilot-member table:name="quadratic probing" table:display="true" table:show-details="true"/>
                <table:data-pilot-member table:name="STL unordered ma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 Número de busquedas" table:orientation="row" table:used-hierarchy="0" table:function="auto">
            <table:data-pilot-level table:show-empty="false" calcext:repeat-item-labels="false">
              <table:data-pilot-members>
                <table:data-pilot-member table:name="1000" table:display="true" table:show-details="true"/>
                <table:data-pilot-member table:name="2500" table:display="true" table:show-details="true"/>
                <table:data-pilot-member table:name="5000" table:display="true" table:show-details="true"/>
                <table:data-pilot-member table:name="10000" table:display="true" table:show-details="true"/>
                <table:data-pilot-member table:name="12500" table:display="true" table:show-details="true"/>
                <table:data-pilot-member table:name="15000" table:display="true" table:show-details="true"/>
                <table:data-pilot-member table:name="17500" table:display="true" table:show-details="true"/>
                <table:data-pilot-member table:name="199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Tiempo(ms)" table:orientation="data" table:used-hierarchy="0" table:function="average">
            <table:data-pilot-level table:show-empty="false" calcext:repeat-item-labels="false">
              <table:data-pilot-members>
                <table:data-pilot-member table:name="0,000011" table:display="true" table:show-details="true"/>
                <table:data-pilot-member table:name="0,000012" table:display="true" table:show-details="true"/>
                <table:data-pilot-member table:name="0,000013" table:display="true" table:show-details="true"/>
                <table:data-pilot-member table:name="0,000014" table:display="true" table:show-details="true"/>
                <table:data-pilot-member table:name="0,000015" table:display="true" table:show-details="true"/>
                <table:data-pilot-member table:name="0,000016" table:display="true" table:show-details="true"/>
                <table:data-pilot-member table:name="0,000017" table:display="true" table:show-details="true"/>
                <table:data-pilot-member table:name="0,000018" table:display="true" table:show-details="true"/>
                <table:data-pilot-member table:name="0,000019" table:display="true" table:show-details="true"/>
                <table:data-pilot-member table:name="0,00002" table:display="true" table:show-details="true"/>
                <table:data-pilot-member table:name="0,000021" table:display="true" table:show-details="true"/>
                <table:data-pilot-member table:name="0,000024" table:display="true" table:show-details="true"/>
                <table:data-pilot-member table:name="0,000025" table:display="true" table:show-details="true"/>
                <table:data-pilot-member table:name="0,000026" table:display="true" table:show-details="true"/>
                <table:data-pilot-member table:name="0,000028" table:display="true" table:show-details="true"/>
                <table:data-pilot-member table:name="0,000029" table:display="true" table:show-details="true"/>
                <table:data-pilot-member table:name="0,000033" table:display="true" table:show-details="true"/>
                <table:data-pilot-member table:name="0,000038" table:display="true" table:show-details="true"/>
                <table:data-pilot-member table:name="0,000039" table:display="true" table:show-details="true"/>
                <table:data-pilot-member table:name="0,00005" table:display="true" table:show-details="true"/>
                <table:data-pilot-member table:name="0,003217" table:display="true" table:show-details="true"/>
                <table:data-pilot-member table:name="0,003233" table:display="true" table:show-details="true"/>
                <table:data-pilot-member table:name="0,003279" table:display="true" table:show-details="true"/>
                <table:data-pilot-member table:name="0,003288" table:display="true" table:show-details="true"/>
                <table:data-pilot-member table:name="0,003298" table:display="true" table:show-details="true"/>
                <table:data-pilot-member table:name="0,003301" table:display="true" table:show-details="true"/>
                <table:data-pilot-member table:name="0,003303" table:display="true" table:show-details="true"/>
                <table:data-pilot-member table:name="0,003307" table:display="true" table:show-details="true"/>
                <table:data-pilot-member table:name="0,00331" table:display="true" table:show-details="true"/>
                <table:data-pilot-member table:name="0,003311" table:display="true" table:show-details="true"/>
                <table:data-pilot-member table:name="0,003314" table:display="true" table:show-details="true"/>
                <table:data-pilot-member table:name="0,003323" table:display="true" table:show-details="true"/>
                <table:data-pilot-member table:name="0,003327" table:display="true" table:show-details="true"/>
                <table:data-pilot-member table:name="0,003331" table:display="true" table:show-details="true"/>
                <table:data-pilot-member table:name="0,003334" table:display="true" table:show-details="true"/>
                <table:data-pilot-member table:name="0,003336" table:display="true" table:show-details="true"/>
                <table:data-pilot-member table:name="0,003344" table:display="true" table:show-details="true"/>
                <table:data-pilot-member table:name="0,003346" table:display="true" table:show-details="true"/>
                <table:data-pilot-member table:name="0,003355" table:display="true" table:show-details="true"/>
                <table:data-pilot-member table:name="0,003356" table:display="true" table:show-details="true"/>
                <table:data-pilot-member table:name="0,003365" table:display="true" table:show-details="true"/>
                <table:data-pilot-member table:name="0,003366" table:display="true" table:show-details="true"/>
                <table:data-pilot-member table:name="0,003368" table:display="true" table:show-details="true"/>
                <table:data-pilot-member table:name="0,003369" table:display="true" table:show-details="true"/>
                <table:data-pilot-member table:name="0,00337" table:display="true" table:show-details="true"/>
                <table:data-pilot-member table:name="0,003371" table:display="true" table:show-details="true"/>
                <table:data-pilot-member table:name="0,003373" table:display="true" table:show-details="true"/>
                <table:data-pilot-member table:name="0,003375" table:display="true" table:show-details="true"/>
                <table:data-pilot-member table:name="0,003376" table:display="true" table:show-details="true"/>
                <table:data-pilot-member table:name="0,003383" table:display="true" table:show-details="true"/>
                <table:data-pilot-member table:name="0,003385" table:display="true" table:show-details="true"/>
                <table:data-pilot-member table:name="0,003393" table:display="true" table:show-details="true"/>
                <table:data-pilot-member table:name="0,003397" table:display="true" table:show-details="true"/>
                <table:data-pilot-member table:name="0,0034" table:display="true" table:show-details="true"/>
                <table:data-pilot-member table:name="0,003403" table:display="true" table:show-details="true"/>
                <table:data-pilot-member table:name="0,003409" table:display="true" table:show-details="true"/>
                <table:data-pilot-member table:name="0,003412" table:display="true" table:show-details="true"/>
                <table:data-pilot-member table:name="0,003413" table:display="true" table:show-details="true"/>
                <table:data-pilot-member table:name="0,003416" table:display="true" table:show-details="true"/>
                <table:data-pilot-member table:name="0,003418" table:display="true" table:show-details="true"/>
                <table:data-pilot-member table:name="0,003428" table:display="true" table:show-details="true"/>
                <table:data-pilot-member table:name="0,003429" table:display="true" table:show-details="true"/>
                <table:data-pilot-member table:name="0,003435" table:display="true" table:show-details="true"/>
                <table:data-pilot-member table:name="0,003442" table:display="true" table:show-details="true"/>
                <table:data-pilot-member table:name="0,00345" table:display="true" table:show-details="true"/>
                <table:data-pilot-member table:name="0,003453" table:display="true" table:show-details="true"/>
                <table:data-pilot-member table:name="0,003455" table:display="true" table:show-details="true"/>
                <table:data-pilot-member table:name="0,003457" table:display="true" table:show-details="true"/>
                <table:data-pilot-member table:name="0,003463" table:display="true" table:show-details="true"/>
                <table:data-pilot-member table:name="0,003469" table:display="true" table:show-details="true"/>
                <table:data-pilot-member table:name="0,00347" table:display="true" table:show-details="true"/>
                <table:data-pilot-member table:name="0,003472" table:display="true" table:show-details="true"/>
                <table:data-pilot-member table:name="0,003473" table:display="true" table:show-details="true"/>
                <table:data-pilot-member table:name="0,003477" table:display="true" table:show-details="true"/>
                <table:data-pilot-member table:name="0,003479" table:display="true" table:show-details="true"/>
                <table:data-pilot-member table:name="0,003483" table:display="true" table:show-details="true"/>
                <table:data-pilot-member table:name="0,003502" table:display="true" table:show-details="true"/>
                <table:data-pilot-member table:name="0,003504" table:display="true" table:show-details="true"/>
                <table:data-pilot-member table:name="0,00351" table:display="true" table:show-details="true"/>
                <table:data-pilot-member table:name="0,003511" table:display="true" table:show-details="true"/>
                <table:data-pilot-member table:name="0,003512" table:display="true" table:show-details="true"/>
                <table:data-pilot-member table:name="0,003518" table:display="true" table:show-details="true"/>
                <table:data-pilot-member table:name="0,003526" table:display="true" table:show-details="true"/>
                <table:data-pilot-member table:name="0,003529" table:display="true" table:show-details="true"/>
                <table:data-pilot-member table:name="0,003555" table:display="true" table:show-details="true"/>
                <table:data-pilot-member table:name="0,003557" table:display="true" table:show-details="true"/>
                <table:data-pilot-member table:name="0,003566" table:display="true" table:show-details="true"/>
                <table:data-pilot-member table:name="0,003569" table:display="true" table:show-details="true"/>
                <table:data-pilot-member table:name="0,003576" table:display="true" table:show-details="true"/>
                <table:data-pilot-member table:name="0,003586" table:display="true" table:show-details="true"/>
                <table:data-pilot-member table:name="0,003595" table:display="true" table:show-details="true"/>
                <table:data-pilot-member table:name="0,003609" table:display="true" table:show-details="true"/>
                <table:data-pilot-member table:name="0,003622" table:display="true" table:show-details="true"/>
                <table:data-pilot-member table:name="0,003639" table:display="true" table:show-details="true"/>
                <table:data-pilot-member table:name="0,003642" table:display="true" table:show-details="true"/>
                <table:data-pilot-member table:name="0,00368" table:display="true" table:show-details="true"/>
                <table:data-pilot-member table:name="0,003728" table:display="true" table:show-details="true"/>
                <table:data-pilot-member table:name="0,003805" table:display="true" table:show-details="true"/>
                <table:data-pilot-member table:name="0,003807" table:display="true" table:show-details="true"/>
                <table:data-pilot-member table:name="0,003843" table:display="true" table:show-details="true"/>
                <table:data-pilot-member table:name="0,003877" table:display="true" table:show-details="true"/>
                <table:data-pilot-member table:name="0,004095" table:display="true" table:show-details="true"/>
                <table:data-pilot-member table:name="0,004831" table:display="true" table:show-details="true"/>
                <table:data-pilot-member table:name="0,005016" table:display="true" table:show-details="true"/>
                <table:data-pilot-member table:name="0,005792" table:display="true" table:show-details="true"/>
                <table:data-pilot-member table:name="0,005812" table:display="true" table:show-details="true"/>
                <table:data-pilot-member table:name="0,006182" table:display="true" table:show-details="true"/>
                <table:data-pilot-member table:name="0,006387" table:display="true" table:show-details="true"/>
                <table:data-pilot-member table:name="0,00657" table:display="true" table:show-details="true"/>
                <table:data-pilot-member table:name="0,006888" table:display="true" table:show-details="true"/>
                <table:data-pilot-member table:name="0,007899" table:display="true" table:show-details="true"/>
                <table:data-pilot-member table:name="0,009434" table:display="true" table:show-details="true"/>
                <table:data-pilot-member table:name="0,010945" table:display="true" table:show-details="true"/>
                <table:data-pilot-member table:name="0,016039" table:display="true" table:show-details="true"/>
                <table:data-pilot-member table:name="0,016081" table:display="true" table:show-details="true"/>
                <table:data-pilot-member table:name="0,0161" table:display="true" table:show-details="true"/>
                <table:data-pilot-member table:name="0,016109" table:display="true" table:show-details="true"/>
                <table:data-pilot-member table:name="0,016144" table:display="true" table:show-details="true"/>
                <table:data-pilot-member table:name="0,016151" table:display="true" table:show-details="true"/>
                <table:data-pilot-member table:name="0,016165" table:display="true" table:show-details="true"/>
                <table:data-pilot-member table:name="0,016206" table:display="true" table:show-details="true"/>
                <table:data-pilot-member table:name="0,016214" table:display="true" table:show-details="true"/>
                <table:data-pilot-member table:name="0,016226" table:display="true" table:show-details="true"/>
                <table:data-pilot-member table:name="0,016228" table:display="true" table:show-details="true"/>
                <table:data-pilot-member table:name="0,016235" table:display="true" table:show-details="true"/>
                <table:data-pilot-member table:name="0,016242" table:display="true" table:show-details="true"/>
                <table:data-pilot-member table:name="0,016253" table:display="true" table:show-details="true"/>
                <table:data-pilot-member table:name="0,016285" table:display="true" table:show-details="true"/>
                <table:data-pilot-member table:name="0,016287" table:display="true" table:show-details="true"/>
                <table:data-pilot-member table:name="0,016332" table:display="true" table:show-details="true"/>
                <table:data-pilot-member table:name="0,016344" table:display="true" table:show-details="true"/>
                <table:data-pilot-member table:name="0,016349" table:display="true" table:show-details="true"/>
                <table:data-pilot-member table:name="0,01635" table:display="true" table:show-details="true"/>
                <table:data-pilot-member table:name="0,016352" table:display="true" table:show-details="true"/>
                <table:data-pilot-member table:name="0,016353" table:display="true" table:show-details="true"/>
                <table:data-pilot-member table:name="0,01641" table:display="true" table:show-details="true"/>
                <table:data-pilot-member table:name="0,016426" table:display="true" table:show-details="true"/>
                <table:data-pilot-member table:name="0,016428" table:display="true" table:show-details="true"/>
                <table:data-pilot-member table:name="0,016435" table:display="true" table:show-details="true"/>
                <table:data-pilot-member table:name="0,016465" table:display="true" table:show-details="true"/>
                <table:data-pilot-member table:name="0,016484" table:display="true" table:show-details="true"/>
                <table:data-pilot-member table:name="0,016512" table:display="true" table:show-details="true"/>
                <table:data-pilot-member table:name="0,016558" table:display="true" table:show-details="true"/>
                <table:data-pilot-member table:name="0,016602" table:display="true" table:show-details="true"/>
                <table:data-pilot-member table:name="0,016622" table:display="true" table:show-details="true"/>
                <table:data-pilot-member table:name="0,016629" table:display="true" table:show-details="true"/>
                <table:data-pilot-member table:name="0,01666" table:display="true" table:show-details="true"/>
                <table:data-pilot-member table:name="0,016664" table:display="true" table:show-details="true"/>
                <table:data-pilot-member table:name="0,01667" table:display="true" table:show-details="true"/>
                <table:data-pilot-member table:name="0,016679" table:display="true" table:show-details="true"/>
                <table:data-pilot-member table:name="0,016735" table:display="true" table:show-details="true"/>
                <table:data-pilot-member table:name="0,016754" table:display="true" table:show-details="true"/>
                <table:data-pilot-member table:name="0,016765" table:display="true" table:show-details="true"/>
                <table:data-pilot-member table:name="0,016788" table:display="true" table:show-details="true"/>
                <table:data-pilot-member table:name="0,016866" table:display="true" table:show-details="true"/>
                <table:data-pilot-member table:name="0,016895" table:display="true" table:show-details="true"/>
                <table:data-pilot-member table:name="0,016941" table:display="true" table:show-details="true"/>
                <table:data-pilot-member table:name="0,016943" table:display="true" table:show-details="true"/>
                <table:data-pilot-member table:name="0,016944" table:display="true" table:show-details="true"/>
                <table:data-pilot-member table:name="0,016956" table:display="true" table:show-details="true"/>
                <table:data-pilot-member table:name="0,016979" table:display="true" table:show-details="true"/>
                <table:data-pilot-member table:name="0,016991" table:display="true" table:show-details="true"/>
                <table:data-pilot-member table:name="0,017007" table:display="true" table:show-details="true"/>
                <table:data-pilot-member table:name="0,017014" table:display="true" table:show-details="true"/>
                <table:data-pilot-member table:name="0,017019" table:display="true" table:show-details="true"/>
                <table:data-pilot-member table:name="0,01703" table:display="true" table:show-details="true"/>
                <table:data-pilot-member table:name="0,017034" table:display="true" table:show-details="true"/>
                <table:data-pilot-member table:name="0,01704" table:display="true" table:show-details="true"/>
                <table:data-pilot-member table:name="0,017061" table:display="true" table:show-details="true"/>
                <table:data-pilot-member table:name="0,017064" table:display="true" table:show-details="true"/>
                <table:data-pilot-member table:name="0,017091" table:display="true" table:show-details="true"/>
                <table:data-pilot-member table:name="0,017095" table:display="true" table:show-details="true"/>
                <table:data-pilot-member table:name="0,017098" table:display="true" table:show-details="true"/>
                <table:data-pilot-member table:name="0,017104" table:display="true" table:show-details="true"/>
                <table:data-pilot-member table:name="0,017126" table:display="true" table:show-details="true"/>
                <table:data-pilot-member table:name="0,017129" table:display="true" table:show-details="true"/>
                <table:data-pilot-member table:name="0,017131" table:display="true" table:show-details="true"/>
                <table:data-pilot-member table:name="0,017137" table:display="true" table:show-details="true"/>
                <table:data-pilot-member table:name="0,017144" table:display="true" table:show-details="true"/>
                <table:data-pilot-member table:name="0,017147" table:display="true" table:show-details="true"/>
                <table:data-pilot-member table:name="0,017149" table:display="true" table:show-details="true"/>
                <table:data-pilot-member table:name="0,017167" table:display="true" table:show-details="true"/>
                <table:data-pilot-member table:name="0,017181" table:display="true" table:show-details="true"/>
                <table:data-pilot-member table:name="0,017203" table:display="true" table:show-details="true"/>
                <table:data-pilot-member table:name="0,017207" table:display="true" table:show-details="true"/>
                <table:data-pilot-member table:name="0,017219" table:display="true" table:show-details="true"/>
                <table:data-pilot-member table:name="0,01722" table:display="true" table:show-details="true"/>
                <table:data-pilot-member table:name="0,017224" table:display="true" table:show-details="true"/>
                <table:data-pilot-member table:name="0,017228" table:display="true" table:show-details="true"/>
                <table:data-pilot-member table:name="0,017229" table:display="true" table:show-details="true"/>
                <table:data-pilot-member table:name="0,017238" table:display="true" table:show-details="true"/>
                <table:data-pilot-member table:name="0,017241" table:display="true" table:show-details="true"/>
                <table:data-pilot-member table:name="0,017245" table:display="true" table:show-details="true"/>
                <table:data-pilot-member table:name="0,017248" table:display="true" table:show-details="true"/>
                <table:data-pilot-member table:name="0,017275" table:display="true" table:show-details="true"/>
                <table:data-pilot-member table:name="0,017302" table:display="true" table:show-details="true"/>
                <table:data-pilot-member table:name="0,017314" table:display="true" table:show-details="true"/>
                <table:data-pilot-member table:name="0,017322" table:display="true" table:show-details="true"/>
                <table:data-pilot-member table:name="0,017325" table:display="true" table:show-details="true"/>
                <table:data-pilot-member table:name="0,017339" table:display="true" table:show-details="true"/>
                <table:data-pilot-member table:name="0,017348" table:display="true" table:show-details="true"/>
                <table:data-pilot-member table:name="0,01737" table:display="true" table:show-details="true"/>
                <table:data-pilot-member table:name="0,017394" table:display="true" table:show-details="true"/>
                <table:data-pilot-member table:name="0,017395" table:display="true" table:show-details="true"/>
                <table:data-pilot-member table:name="0,017418" table:display="true" table:show-details="true"/>
                <table:data-pilot-member table:name="0,017439" table:display="true" table:show-details="true"/>
                <table:data-pilot-member table:name="0,017444" table:display="true" table:show-details="true"/>
                <table:data-pilot-member table:name="0,017447" table:display="true" table:show-details="true"/>
                <table:data-pilot-member table:name="0,017453" table:display="true" table:show-details="true"/>
                <table:data-pilot-member table:name="0,017461" table:display="true" table:show-details="true"/>
                <table:data-pilot-member table:name="0,017524" table:display="true" table:show-details="true"/>
                <table:data-pilot-member table:name="0,017545" table:display="true" table:show-details="true"/>
                <table:data-pilot-member table:name="0,017554" table:display="true" table:show-details="true"/>
                <table:data-pilot-member table:name="0,017559" table:display="true" table:show-details="true"/>
                <table:data-pilot-member table:name="0,017606" table:display="true" table:show-details="true"/>
                <table:data-pilot-member table:name="0,017624" table:display="true" table:show-details="true"/>
                <table:data-pilot-member table:name="0,017633" table:display="true" table:show-details="true"/>
                <table:data-pilot-member table:name="0,017646" table:display="true" table:show-details="true"/>
                <table:data-pilot-member table:name="0,017651" table:display="true" table:show-details="true"/>
                <table:data-pilot-member table:name="0,01766" table:display="true" table:show-details="true"/>
                <table:data-pilot-member table:name="0,017678" table:display="true" table:show-details="true"/>
                <table:data-pilot-member table:name="0,01769" table:display="true" table:show-details="true"/>
                <table:data-pilot-member table:name="0,017783" table:display="true" table:show-details="true"/>
                <table:data-pilot-member table:name="0,017784" table:display="true" table:show-details="true"/>
                <table:data-pilot-member table:name="0,017786" table:display="true" table:show-details="true"/>
                <table:data-pilot-member table:name="0,017795" table:display="true" table:show-details="true"/>
                <table:data-pilot-member table:name="0,017799" table:display="true" table:show-details="true"/>
                <table:data-pilot-member table:name="0,017811" table:display="true" table:show-details="true"/>
                <table:data-pilot-member table:name="0,017815" table:display="true" table:show-details="true"/>
                <table:data-pilot-member table:name="0,017826" table:display="true" table:show-details="true"/>
                <table:data-pilot-member table:name="0,017835" table:display="true" table:show-details="true"/>
                <table:data-pilot-member table:name="0,017839" table:display="true" table:show-details="true"/>
                <table:data-pilot-member table:name="0,017856" table:display="true" table:show-details="true"/>
                <table:data-pilot-member table:name="0,017862" table:display="true" table:show-details="true"/>
                <table:data-pilot-member table:name="0,017877" table:display="true" table:show-details="true"/>
                <table:data-pilot-member table:name="0,017884" table:display="true" table:show-details="true"/>
                <table:data-pilot-member table:name="0,017886" table:display="true" table:show-details="true"/>
                <table:data-pilot-member table:name="0,017889" table:display="true" table:show-details="true"/>
                <table:data-pilot-member table:name="0,017908" table:display="true" table:show-details="true"/>
                <table:data-pilot-member table:name="0,017909" table:display="true" table:show-details="true"/>
                <table:data-pilot-member table:name="0,017935" table:display="true" table:show-details="true"/>
                <table:data-pilot-member table:name="0,017941" table:display="true" table:show-details="true"/>
                <table:data-pilot-member table:name="0,01796" table:display="true" table:show-details="true"/>
                <table:data-pilot-member table:name="0,017969" table:display="true" table:show-details="true"/>
                <table:data-pilot-member table:name="0,017972" table:display="true" table:show-details="true"/>
                <table:data-pilot-member table:name="0,017976" table:display="true" table:show-details="true"/>
                <table:data-pilot-member table:name="0,018005" table:display="true" table:show-details="true"/>
                <table:data-pilot-member table:name="0,018015" table:display="true" table:show-details="true"/>
                <table:data-pilot-member table:name="0,018021" table:display="true" table:show-details="true"/>
                <table:data-pilot-member table:name="0,018045" table:display="true" table:show-details="true"/>
                <table:data-pilot-member table:name="0,018051" table:display="true" table:show-details="true"/>
                <table:data-pilot-member table:name="0,018057" table:display="true" table:show-details="true"/>
                <table:data-pilot-member table:name="0,018073" table:display="true" table:show-details="true"/>
                <table:data-pilot-member table:name="0,018096" table:display="true" table:show-details="true"/>
                <table:data-pilot-member table:name="0,018104" table:display="true" table:show-details="true"/>
                <table:data-pilot-member table:name="0,018105" table:display="true" table:show-details="true"/>
                <table:data-pilot-member table:name="0,018117" table:display="true" table:show-details="true"/>
                <table:data-pilot-member table:name="0,018128" table:display="true" table:show-details="true"/>
                <table:data-pilot-member table:name="0,018145" table:display="true" table:show-details="true"/>
                <table:data-pilot-member table:name="0,018158" table:display="true" table:show-details="true"/>
                <table:data-pilot-member table:name="0,018161" table:display="true" table:show-details="true"/>
                <table:data-pilot-member table:name="0,018211" table:display="true" table:show-details="true"/>
                <table:data-pilot-member table:name="0,018215" table:display="true" table:show-details="true"/>
                <table:data-pilot-member table:name="0,018227" table:display="true" table:show-details="true"/>
                <table:data-pilot-member table:name="0,018254" table:display="true" table:show-details="true"/>
                <table:data-pilot-member table:name="0,018263" table:display="true" table:show-details="true"/>
                <table:data-pilot-member table:name="0,01827" table:display="true" table:show-details="true"/>
                <table:data-pilot-member table:name="0,018283" table:display="true" table:show-details="true"/>
                <table:data-pilot-member table:name="0,018286" table:display="true" table:show-details="true"/>
                <table:data-pilot-member table:name="0,018288" table:display="true" table:show-details="true"/>
                <table:data-pilot-member table:name="0,018298" table:display="true" table:show-details="true"/>
                <table:data-pilot-member table:name="0,018342" table:display="true" table:show-details="true"/>
                <table:data-pilot-member table:name="0,018363" table:display="true" table:show-details="true"/>
                <table:data-pilot-member table:name="0,018403" table:display="true" table:show-details="true"/>
                <table:data-pilot-member table:name="0,018418" table:display="true" table:show-details="true"/>
                <table:data-pilot-member table:name="0,018423" table:display="true" table:show-details="true"/>
                <table:data-pilot-member table:name="0,018431" table:display="true" table:show-details="true"/>
                <table:data-pilot-member table:name="0,018435" table:display="true" table:show-details="true"/>
                <table:data-pilot-member table:name="0,018448" table:display="true" table:show-details="true"/>
                <table:data-pilot-member table:name="0,018457" table:display="true" table:show-details="true"/>
                <table:data-pilot-member table:name="0,018464" table:display="true" table:show-details="true"/>
                <table:data-pilot-member table:name="0,018507" table:display="true" table:show-details="true"/>
                <table:data-pilot-member table:name="0,01851" table:display="true" table:show-details="true"/>
                <table:data-pilot-member table:name="0,018522" table:display="true" table:show-details="true"/>
                <table:data-pilot-member table:name="0,018523" table:display="true" table:show-details="true"/>
                <table:data-pilot-member table:name="0,018548" table:display="true" table:show-details="true"/>
                <table:data-pilot-member table:name="0,018551" table:display="true" table:show-details="true"/>
                <table:data-pilot-member table:name="0,018562" table:display="true" table:show-details="true"/>
                <table:data-pilot-member table:name="0,018586" table:display="true" table:show-details="true"/>
                <table:data-pilot-member table:name="0,018605" table:display="true" table:show-details="true"/>
                <table:data-pilot-member table:name="0,018613" table:display="true" table:show-details="true"/>
                <table:data-pilot-member table:name="0,018634" table:display="true" table:show-details="true"/>
                <table:data-pilot-member table:name="0,018675" table:display="true" table:show-details="true"/>
                <table:data-pilot-member table:name="0,018724" table:display="true" table:show-details="true"/>
                <table:data-pilot-member table:name="0,01879" table:display="true" table:show-details="true"/>
                <table:data-pilot-member table:name="0,018811" table:display="true" table:show-details="true"/>
                <table:data-pilot-member table:name="0,018848" table:display="true" table:show-details="true"/>
                <table:data-pilot-member table:name="0,018869" table:display="true" table:show-details="true"/>
                <table:data-pilot-member table:name="0,018886" table:display="true" table:show-details="true"/>
                <table:data-pilot-member table:name="0,018914" table:display="true" table:show-details="true"/>
                <table:data-pilot-member table:name="0,01892" table:display="true" table:show-details="true"/>
                <table:data-pilot-member table:name="0,018924" table:display="true" table:show-details="true"/>
                <table:data-pilot-member table:name="0,018935" table:display="true" table:show-details="true"/>
                <table:data-pilot-member table:name="0,018947" table:display="true" table:show-details="true"/>
                <table:data-pilot-member table:name="0,018952" table:display="true" table:show-details="true"/>
                <table:data-pilot-member table:name="0,018973" table:display="true" table:show-details="true"/>
                <table:data-pilot-member table:name="0,019018" table:display="true" table:show-details="true"/>
                <table:data-pilot-member table:name="0,01904" table:display="true" table:show-details="true"/>
                <table:data-pilot-member table:name="0,019096" table:display="true" table:show-details="true"/>
                <table:data-pilot-member table:name="0,019129" table:display="true" table:show-details="true"/>
                <table:data-pilot-member table:name="0,019137" table:display="true" table:show-details="true"/>
                <table:data-pilot-member table:name="0,019157" table:display="true" table:show-details="true"/>
                <table:data-pilot-member table:name="0,019192" table:display="true" table:show-details="true"/>
                <table:data-pilot-member table:name="0,019227" table:display="true" table:show-details="true"/>
                <table:data-pilot-member table:name="0,019262" table:display="true" table:show-details="true"/>
                <table:data-pilot-member table:name="0,019292" table:display="true" table:show-details="true"/>
                <table:data-pilot-member table:name="0,019295" table:display="true" table:show-details="true"/>
                <table:data-pilot-member table:name="0,019379" table:display="true" table:show-details="true"/>
                <table:data-pilot-member table:name="0,019383" table:display="true" table:show-details="true"/>
                <table:data-pilot-member table:name="0,019385" table:display="true" table:show-details="true"/>
                <table:data-pilot-member table:name="0,01939" table:display="true" table:show-details="true"/>
                <table:data-pilot-member table:name="0,019395" table:display="true" table:show-details="true"/>
                <table:data-pilot-member table:name="0,019416" table:display="true" table:show-details="true"/>
                <table:data-pilot-member table:name="0,019431" table:display="true" table:show-details="true"/>
                <table:data-pilot-member table:name="0,019488" table:display="true" table:show-details="true"/>
                <table:data-pilot-member table:name="0,019526" table:display="true" table:show-details="true"/>
                <table:data-pilot-member table:name="0,019555" table:display="true" table:show-details="true"/>
                <table:data-pilot-member table:name="0,019589" table:display="true" table:show-details="true"/>
                <table:data-pilot-member table:name="0,019594" table:display="true" table:show-details="true"/>
                <table:data-pilot-member table:name="0,019599" table:display="true" table:show-details="true"/>
                <table:data-pilot-member table:name="0,0196" table:display="true" table:show-details="true"/>
                <table:data-pilot-member table:name="0,019608" table:display="true" table:show-details="true"/>
                <table:data-pilot-member table:name="0,019655" table:display="true" table:show-details="true"/>
                <table:data-pilot-member table:name="0,019666" table:display="true" table:show-details="true"/>
                <table:data-pilot-member table:name="0,019679" table:display="true" table:show-details="true"/>
                <table:data-pilot-member table:name="0,01969" table:display="true" table:show-details="true"/>
                <table:data-pilot-member table:name="0,019728" table:display="true" table:show-details="true"/>
                <table:data-pilot-member table:name="0,019732" table:display="true" table:show-details="true"/>
                <table:data-pilot-member table:name="0,01974" table:display="true" table:show-details="true"/>
                <table:data-pilot-member table:name="0,019857" table:display="true" table:show-details="true"/>
                <table:data-pilot-member table:name="0,019916" table:display="true" table:show-details="true"/>
                <table:data-pilot-member table:name="0,019956" table:display="true" table:show-details="true"/>
                <table:data-pilot-member table:name="0,019961" table:display="true" table:show-details="true"/>
                <table:data-pilot-member table:name="0,019978" table:display="true" table:show-details="true"/>
                <table:data-pilot-member table:name="0,019982" table:display="true" table:show-details="true"/>
                <table:data-pilot-member table:name="0,020021" table:display="true" table:show-details="true"/>
                <table:data-pilot-member table:name="0,020061" table:display="true" table:show-details="true"/>
                <table:data-pilot-member table:name="0,020168" table:display="true" table:show-details="true"/>
                <table:data-pilot-member table:name="0,02021" table:display="true" table:show-details="true"/>
                <table:data-pilot-member table:name="0,020239" table:display="true" table:show-details="true"/>
                <table:data-pilot-member table:name="0,02025" table:display="true" table:show-details="true"/>
                <table:data-pilot-member table:name="0,020251" table:display="true" table:show-details="true"/>
                <table:data-pilot-member table:name="0,020355" table:display="true" table:show-details="true"/>
                <table:data-pilot-member table:name="0,020385" table:display="true" table:show-details="true"/>
                <table:data-pilot-member table:name="0,020454" table:display="true" table:show-details="true"/>
                <table:data-pilot-member table:name="0,020476" table:display="true" table:show-details="true"/>
                <table:data-pilot-member table:name="0,02052" table:display="true" table:show-details="true"/>
                <table:data-pilot-member table:name="0,02053" table:display="true" table:show-details="true"/>
                <table:data-pilot-member table:name="0,020659" table:display="true" table:show-details="true"/>
                <table:data-pilot-member table:name="0,020663" table:display="true" table:show-details="true"/>
                <table:data-pilot-member table:name="0,020804" table:display="true" table:show-details="true"/>
                <table:data-pilot-member table:name="0,02083" table:display="true" table:show-details="true"/>
                <table:data-pilot-member table:name="0,02084" table:display="true" table:show-details="true"/>
                <table:data-pilot-member table:name="0,02086" table:display="true" table:show-details="true"/>
                <table:data-pilot-member table:name="0,020921" table:display="true" table:show-details="true"/>
                <table:data-pilot-member table:name="0,021023" table:display="true" table:show-details="true"/>
                <table:data-pilot-member table:name="0,021062" table:display="true" table:show-details="true"/>
                <table:data-pilot-member table:name="0,02107" table:display="true" table:show-details="true"/>
                <table:data-pilot-member table:name="0,021116" table:display="true" table:show-details="true"/>
                <table:data-pilot-member table:name="0,021135" table:display="true" table:show-details="true"/>
                <table:data-pilot-member table:name="0,021136" table:display="true" table:show-details="true"/>
                <table:data-pilot-member table:name="0,021138" table:display="true" table:show-details="true"/>
                <table:data-pilot-member table:name="0,021159" table:display="true" table:show-details="true"/>
                <table:data-pilot-member table:name="0,02116" table:display="true" table:show-details="true"/>
                <table:data-pilot-member table:name="0,021181" table:display="true" table:show-details="true"/>
                <table:data-pilot-member table:name="0,021215" table:display="true" table:show-details="true"/>
                <table:data-pilot-member table:name="0,021255" table:display="true" table:show-details="true"/>
                <table:data-pilot-member table:name="0,021286" table:display="true" table:show-details="true"/>
                <table:data-pilot-member table:name="0,021314" table:display="true" table:show-details="true"/>
                <table:data-pilot-member table:name="0,021316" table:display="true" table:show-details="true"/>
                <table:data-pilot-member table:name="0,021338" table:display="true" table:show-details="true"/>
                <table:data-pilot-member table:name="0,02137" table:display="true" table:show-details="true"/>
                <table:data-pilot-member table:name="0,021385" table:display="true" table:show-details="true"/>
                <table:data-pilot-member table:name="0,021469" table:display="true" table:show-details="true"/>
                <table:data-pilot-member table:name="0,021478" table:display="true" table:show-details="true"/>
                <table:data-pilot-member table:name="0,02148" table:display="true" table:show-details="true"/>
                <table:data-pilot-member table:name="0,021581" table:display="true" table:show-details="true"/>
                <table:data-pilot-member table:name="0,021701" table:display="true" table:show-details="true"/>
                <table:data-pilot-member table:name="0,021702" table:display="true" table:show-details="true"/>
                <table:data-pilot-member table:name="0,021743" table:display="true" table:show-details="true"/>
                <table:data-pilot-member table:name="0,021765" table:display="true" table:show-details="true"/>
                <table:data-pilot-member table:name="0,021823" table:display="true" table:show-details="true"/>
                <table:data-pilot-member table:name="0,021831" table:display="true" table:show-details="true"/>
                <table:data-pilot-member table:name="0,021832" table:display="true" table:show-details="true"/>
                <table:data-pilot-member table:name="0,021838" table:display="true" table:show-details="true"/>
                <table:data-pilot-member table:name="0,021844" table:display="true" table:show-details="true"/>
                <table:data-pilot-member table:name="0,021857" table:display="true" table:show-details="true"/>
                <table:data-pilot-member table:name="0,02194" table:display="true" table:show-details="true"/>
                <table:data-pilot-member table:name="0,021968" table:display="true" table:show-details="true"/>
                <table:data-pilot-member table:name="0,02201" table:display="true" table:show-details="true"/>
                <table:data-pilot-member table:name="0,022015" table:display="true" table:show-details="true"/>
                <table:data-pilot-member table:name="0,022027" table:display="true" table:show-details="true"/>
                <table:data-pilot-member table:name="0,022045" table:display="true" table:show-details="true"/>
                <table:data-pilot-member table:name="0,022075" table:display="true" table:show-details="true"/>
                <table:data-pilot-member table:name="0,022081" table:display="true" table:show-details="true"/>
                <table:data-pilot-member table:name="0,022089" table:display="true" table:show-details="true"/>
                <table:data-pilot-member table:name="0,022233" table:display="true" table:show-details="true"/>
                <table:data-pilot-member table:name="0,022331" table:display="true" table:show-details="true"/>
                <table:data-pilot-member table:name="0,022376" table:display="true" table:show-details="true"/>
                <table:data-pilot-member table:name="0,022393" table:display="true" table:show-details="true"/>
                <table:data-pilot-member table:name="0,022395" table:display="true" table:show-details="true"/>
                <table:data-pilot-member table:name="0,022404" table:display="true" table:show-details="true"/>
                <table:data-pilot-member table:name="0,022435" table:display="true" table:show-details="true"/>
                <table:data-pilot-member table:name="0,022486" table:display="true" table:show-details="true"/>
                <table:data-pilot-member table:name="0,022513" table:display="true" table:show-details="true"/>
                <table:data-pilot-member table:name="0,022582" table:display="true" table:show-details="true"/>
                <table:data-pilot-member table:name="0,022594" table:display="true" table:show-details="true"/>
                <table:data-pilot-member table:name="0,022597" table:display="true" table:show-details="true"/>
                <table:data-pilot-member table:name="0,022645" table:display="true" table:show-details="true"/>
                <table:data-pilot-member table:name="0,022653" table:display="true" table:show-details="true"/>
                <table:data-pilot-member table:name="0,022684" table:display="true" table:show-details="true"/>
                <table:data-pilot-member table:name="0,022711" table:display="true" table:show-details="true"/>
                <table:data-pilot-member table:name="0,022728" table:display="true" table:show-details="true"/>
                <table:data-pilot-member table:name="0,0228" table:display="true" table:show-details="true"/>
                <table:data-pilot-member table:name="0,022813" table:display="true" table:show-details="true"/>
                <table:data-pilot-member table:name="0,022856" table:display="true" table:show-details="true"/>
                <table:data-pilot-member table:name="0,022899" table:display="true" table:show-details="true"/>
                <table:data-pilot-member table:name="0,02296" table:display="true" table:show-details="true"/>
                <table:data-pilot-member table:name="0,022968" table:display="true" table:show-details="true"/>
                <table:data-pilot-member table:name="0,023001" table:display="true" table:show-details="true"/>
                <table:data-pilot-member table:name="0,023007" table:display="true" table:show-details="true"/>
                <table:data-pilot-member table:name="0,023039" table:display="true" table:show-details="true"/>
                <table:data-pilot-member table:name="0,023119" table:display="true" table:show-details="true"/>
                <table:data-pilot-member table:name="0,023135" table:display="true" table:show-details="true"/>
                <table:data-pilot-member table:name="0,023155" table:display="true" table:show-details="true"/>
                <table:data-pilot-member table:name="0,02316" table:display="true" table:show-details="true"/>
                <table:data-pilot-member table:name="0,023219" table:display="true" table:show-details="true"/>
                <table:data-pilot-member table:name="0,023359" table:display="true" table:show-details="true"/>
                <table:data-pilot-member table:name="0,02338" table:display="true" table:show-details="true"/>
                <table:data-pilot-member table:name="0,023422" table:display="true" table:show-details="true"/>
                <table:data-pilot-member table:name="0,023453" table:display="true" table:show-details="true"/>
                <table:data-pilot-member table:name="0,023458" table:display="true" table:show-details="true"/>
                <table:data-pilot-member table:name="0,02351" table:display="true" table:show-details="true"/>
                <table:data-pilot-member table:name="0,023533" table:display="true" table:show-details="true"/>
                <table:data-pilot-member table:name="0,023542" table:display="true" table:show-details="true"/>
                <table:data-pilot-member table:name="0,023615" table:display="true" table:show-details="true"/>
                <table:data-pilot-member table:name="0,023621" table:display="true" table:show-details="true"/>
                <table:data-pilot-member table:name="0,023685" table:display="true" table:show-details="true"/>
                <table:data-pilot-member table:name="0,023786" table:display="true" table:show-details="true"/>
                <table:data-pilot-member table:name="0,023829" table:display="true" table:show-details="true"/>
                <table:data-pilot-member table:name="0,023884" table:display="true" table:show-details="true"/>
                <table:data-pilot-member table:name="0,023907" table:display="true" table:show-details="true"/>
                <table:data-pilot-member table:name="0,024046" table:display="true" table:show-details="true"/>
                <table:data-pilot-member table:name="0,024057" table:display="true" table:show-details="true"/>
                <table:data-pilot-member table:name="0,024058" table:display="true" table:show-details="true"/>
                <table:data-pilot-member table:name="0,024084" table:display="true" table:show-details="true"/>
                <table:data-pilot-member table:name="0,024153" table:display="true" table:show-details="true"/>
                <table:data-pilot-member table:name="0,024155" table:display="true" table:show-details="true"/>
                <table:data-pilot-member table:name="0,024168" table:display="true" table:show-details="true"/>
                <table:data-pilot-member table:name="0,024244" table:display="true" table:show-details="true"/>
                <table:data-pilot-member table:name="0,024267" table:display="true" table:show-details="true"/>
                <table:data-pilot-member table:name="0,024305" table:display="true" table:show-details="true"/>
                <table:data-pilot-member table:name="0,024533" table:display="true" table:show-details="true"/>
                <table:data-pilot-member table:name="0,024584" table:display="true" table:show-details="true"/>
                <table:data-pilot-member table:name="0,024642" table:display="true" table:show-details="true"/>
                <table:data-pilot-member table:name="0,024653" table:display="true" table:show-details="true"/>
                <table:data-pilot-member table:name="0,024758" table:display="true" table:show-details="true"/>
                <table:data-pilot-member table:name="0,024891" table:display="true" table:show-details="true"/>
                <table:data-pilot-member table:name="0,024922" table:display="true" table:show-details="true"/>
                <table:data-pilot-member table:name="0,02497" table:display="true" table:show-details="true"/>
                <table:data-pilot-member table:name="0,02512" table:display="true" table:show-details="true"/>
                <table:data-pilot-member table:name="0,025234" table:display="true" table:show-details="true"/>
                <table:data-pilot-member table:name="0,02533" table:display="true" table:show-details="true"/>
                <table:data-pilot-member table:name="0,025345" table:display="true" table:show-details="true"/>
                <table:data-pilot-member table:name="0,025432" table:display="true" table:show-details="true"/>
                <table:data-pilot-member table:name="0,025477" table:display="true" table:show-details="true"/>
                <table:data-pilot-member table:name="0,025566" table:display="true" table:show-details="true"/>
                <table:data-pilot-member table:name="0,025774" table:display="true" table:show-details="true"/>
                <table:data-pilot-member table:name="0,025899" table:display="true" table:show-details="true"/>
                <table:data-pilot-member table:name="0,02599" table:display="true" table:show-details="true"/>
                <table:data-pilot-member table:name="0,026232" table:display="true" table:show-details="true"/>
                <table:data-pilot-member table:name="0,026591" table:display="true" table:show-details="true"/>
                <table:data-pilot-member table:name="0,02692" table:display="true" table:show-details="true"/>
                <table:data-pilot-member table:name="0,026975" table:display="true" table:show-details="true"/>
                <table:data-pilot-member table:name="0,027012" table:display="true" table:show-details="true"/>
                <table:data-pilot-member table:name="0,027201" table:display="true" table:show-details="true"/>
                <table:data-pilot-member table:name="0,027282" table:display="true" table:show-details="true"/>
                <table:data-pilot-member table:name="0,027374" table:display="true" table:show-details="true"/>
                <table:data-pilot-member table:name="0,027571" table:display="true" table:show-details="true"/>
                <table:data-pilot-member table:name="0,027702" table:display="true" table:show-details="true"/>
                <table:data-pilot-member table:name="0,028408" table:display="true" table:show-details="true"/>
                <table:data-pilot-member table:name="0,028812" table:display="true" table:show-details="true"/>
                <table:data-pilot-member table:name="0,029766" table:display="true" table:show-details="true"/>
                <table:data-pilot-member table:name="0,029952" table:display="true" table:show-details="true"/>
                <table:data-pilot-member table:name="0,030918" table:display="true" table:show-details="true"/>
                <table:data-pilot-member table:name="0,032917" table:display="true" table:show-details="true"/>
                <table:data-pilot-member table:name="0,033152" table:display="true" table:show-details="true"/>
                <table:data-pilot-member table:name="0,034218" table:display="true" table:show-details="true"/>
                <table:data-pilot-member table:name="0,03606" table:display="true" table:show-details="true"/>
                <table:data-pilot-member table:name="0,038297" table:display="true" table:show-details="true"/>
                <table:data-pilot-member table:name="0,03843" table:display="true" table:show-details="true"/>
                <table:data-pilot-member table:name="0,040015" table:display="true" table:show-details="true"/>
                <table:data-pilot-member table:name="0,040105" table:display="true" table:show-details="true"/>
                <table:data-pilot-member table:name="0,040189" table:display="true" table:show-details="true"/>
                <table:data-pilot-member table:name="0,040221" table:display="true" table:show-details="true"/>
                <table:data-pilot-member table:name="0,040325" table:display="true" table:show-details="true"/>
                <table:data-pilot-member table:name="0,040969" table:display="true" table:show-details="true"/>
                <table:data-pilot-member table:name="0,041165" table:display="true" table:show-details="true"/>
                <table:data-pilot-member table:name="0,041261" table:display="true" table:show-details="true"/>
                <table:data-pilot-member table:name="0,041302" table:display="true" table:show-details="true"/>
                <table:data-pilot-member table:name="0,041331" table:display="true" table:show-details="true"/>
                <table:data-pilot-member table:name="0,041342" table:display="true" table:show-details="true"/>
                <table:data-pilot-member table:name="0,041485" table:display="true" table:show-details="true"/>
                <table:data-pilot-member table:name="0,041502" table:display="true" table:show-details="true"/>
                <table:data-pilot-member table:name="0,041506" table:display="true" table:show-details="true"/>
                <table:data-pilot-member table:name="0,041511" table:display="true" table:show-details="true"/>
                <table:data-pilot-member table:name="0,041515" table:display="true" table:show-details="true"/>
                <table:data-pilot-member table:name="0,041519" table:display="true" table:show-details="true"/>
                <table:data-pilot-member table:name="0,04155" table:display="true" table:show-details="true"/>
                <table:data-pilot-member table:name="0,041555" table:display="true" table:show-details="true"/>
                <table:data-pilot-member table:name="0,041592" table:display="true" table:show-details="true"/>
                <table:data-pilot-member table:name="0,041593" table:display="true" table:show-details="true"/>
                <table:data-pilot-member table:name="0,041609" table:display="true" table:show-details="true"/>
                <table:data-pilot-member table:name="0,041616" table:display="true" table:show-details="true"/>
                <table:data-pilot-member table:name="0,041643" table:display="true" table:show-details="true"/>
                <table:data-pilot-member table:name="0,041664" table:display="true" table:show-details="true"/>
                <table:data-pilot-member table:name="0,04168" table:display="true" table:show-details="true"/>
                <table:data-pilot-member table:name="0,041702" table:display="true" table:show-details="true"/>
                <table:data-pilot-member table:name="0,041706" table:display="true" table:show-details="true"/>
                <table:data-pilot-member table:name="0,041731" table:display="true" table:show-details="true"/>
                <table:data-pilot-member table:name="0,04175" table:display="true" table:show-details="true"/>
                <table:data-pilot-member table:name="0,041755" table:display="true" table:show-details="true"/>
                <table:data-pilot-member table:name="0,041759" table:display="true" table:show-details="true"/>
                <table:data-pilot-member table:name="0,04176" table:display="true" table:show-details="true"/>
                <table:data-pilot-member table:name="0,041785" table:display="true" table:show-details="true"/>
                <table:data-pilot-member table:name="0,041786" table:display="true" table:show-details="true"/>
                <table:data-pilot-member table:name="0,041791" table:display="true" table:show-details="true"/>
                <table:data-pilot-member table:name="0,041793" table:display="true" table:show-details="true"/>
                <table:data-pilot-member table:name="0,041795" table:display="true" table:show-details="true"/>
                <table:data-pilot-member table:name="0,041821" table:display="true" table:show-details="true"/>
                <table:data-pilot-member table:name="0,041838" table:display="true" table:show-details="true"/>
                <table:data-pilot-member table:name="0,041875" table:display="true" table:show-details="true"/>
                <table:data-pilot-member table:name="0,041877" table:display="true" table:show-details="true"/>
                <table:data-pilot-member table:name="0,041891" table:display="true" table:show-details="true"/>
                <table:data-pilot-member table:name="0,041938" table:display="true" table:show-details="true"/>
                <table:data-pilot-member table:name="0,041966" table:display="true" table:show-details="true"/>
                <table:data-pilot-member table:name="0,041969" table:display="true" table:show-details="true"/>
                <table:data-pilot-member table:name="0,041998" table:display="true" table:show-details="true"/>
                <table:data-pilot-member table:name="0,042008" table:display="true" table:show-details="true"/>
                <table:data-pilot-member table:name="0,042021" table:display="true" table:show-details="true"/>
                <table:data-pilot-member table:name="0,042039" table:display="true" table:show-details="true"/>
                <table:data-pilot-member table:name="0,042061" table:display="true" table:show-details="true"/>
                <table:data-pilot-member table:name="0,042107" table:display="true" table:show-details="true"/>
                <table:data-pilot-member table:name="0,042167" table:display="true" table:show-details="true"/>
                <table:data-pilot-member table:name="0,042217" table:display="true" table:show-details="true"/>
                <table:data-pilot-member table:name="0,042283" table:display="true" table:show-details="true"/>
                <table:data-pilot-member table:name="0,042319" table:display="true" table:show-details="true"/>
                <table:data-pilot-member table:name="0,04232" table:display="true" table:show-details="true"/>
                <table:data-pilot-member table:name="0,042328" table:display="true" table:show-details="true"/>
                <table:data-pilot-member table:name="0,042335" table:display="true" table:show-details="true"/>
                <table:data-pilot-member table:name="0,04238" table:display="true" table:show-details="true"/>
                <table:data-pilot-member table:name="0,042395" table:display="true" table:show-details="true"/>
                <table:data-pilot-member table:name="0,042421" table:display="true" table:show-details="true"/>
                <table:data-pilot-member table:name="0,042465" table:display="true" table:show-details="true"/>
                <table:data-pilot-member table:name="0,042537" table:display="true" table:show-details="true"/>
                <table:data-pilot-member table:name="0,042575" table:display="true" table:show-details="true"/>
                <table:data-pilot-member table:name="0,042588" table:display="true" table:show-details="true"/>
                <table:data-pilot-member table:name="0,042604" table:display="true" table:show-details="true"/>
                <table:data-pilot-member table:name="0,042658" table:display="true" table:show-details="true"/>
                <table:data-pilot-member table:name="0,042756" table:display="true" table:show-details="true"/>
                <table:data-pilot-member table:name="0,042793" table:display="true" table:show-details="true"/>
                <table:data-pilot-member table:name="0,042842" table:display="true" table:show-details="true"/>
                <table:data-pilot-member table:name="0,042903" table:display="true" table:show-details="true"/>
                <table:data-pilot-member table:name="0,042946" table:display="true" table:show-details="true"/>
                <table:data-pilot-member table:name="0,042957" table:display="true" table:show-details="true"/>
                <table:data-pilot-member table:name="0,043127" table:display="true" table:show-details="true"/>
                <table:data-pilot-member table:name="0,043128" table:display="true" table:show-details="true"/>
                <table:data-pilot-member table:name="0,043177" table:display="true" table:show-details="true"/>
                <table:data-pilot-member table:name="0,043198" table:display="true" table:show-details="true"/>
                <table:data-pilot-member table:name="0,043882" table:display="true" table:show-details="true"/>
                <table:data-pilot-member table:name="0,044178" table:display="true" table:show-details="true"/>
                <table:data-pilot-member table:name="0,044609" table:display="true" table:show-details="true"/>
                <table:data-pilot-member table:name="0,044974" table:display="true" table:show-details="true"/>
                <table:data-pilot-member table:name="0,045208" table:display="true" table:show-details="true"/>
                <table:data-pilot-member table:name="0,046041" table:display="true" table:show-details="true"/>
                <table:data-pilot-member table:name="0,046071" table:display="true" table:show-details="true"/>
                <table:data-pilot-member table:name="0,046195" table:display="true" table:show-details="true"/>
                <table:data-pilot-member table:name="0,046231" table:display="true" table:show-details="true"/>
                <table:data-pilot-member table:name="0,046291" table:display="true" table:show-details="true"/>
                <table:data-pilot-member table:name="0,046497" table:display="true" table:show-details="true"/>
                <table:data-pilot-member table:name="0,046665" table:display="true" table:show-details="true"/>
                <table:data-pilot-member table:name="0,046717" table:display="true" table:show-details="true"/>
                <table:data-pilot-member table:name="0,04683" table:display="true" table:show-details="true"/>
                <table:data-pilot-member table:name="0,047371" table:display="true" table:show-details="true"/>
                <table:data-pilot-member table:name="0,047789" table:display="true" table:show-details="true"/>
                <table:data-pilot-member table:name="0,047971" table:display="true" table:show-details="true"/>
                <table:data-pilot-member table:name="0,048039" table:display="true" table:show-details="true"/>
                <table:data-pilot-member table:name="0,048641" table:display="true" table:show-details="true"/>
                <table:data-pilot-member table:name="0,052092" table:display="true" table:show-details="true"/>
                <table:data-pilot-member table:name="0,053895" table:display="true" table:show-details="true"/>
                <table:data-pilot-member table:name="0,054226" table:display="true" table:show-details="true"/>
                <table:data-pilot-member table:name="0,054453" table:display="true" table:show-details="true"/>
                <table:data-pilot-member table:name="0,054768" table:display="true" table:show-details="true"/>
                <table:data-pilot-member table:name="0,054798" table:display="true" table:show-details="true"/>
                <table:data-pilot-member table:name="0,054903" table:display="true" table:show-details="true"/>
                <table:data-pilot-member table:name="0,054997" table:display="true" table:show-details="true"/>
                <table:data-pilot-member table:name="0,055052" table:display="true" table:show-details="true"/>
                <table:data-pilot-member table:name="0,055257" table:display="true" table:show-details="true"/>
                <table:data-pilot-member table:name="0,05542" table:display="true" table:show-details="true"/>
                <table:data-pilot-member table:name="0,055527" table:display="true" table:show-details="true"/>
                <table:data-pilot-member table:name="0,055639" table:display="true" table:show-details="true"/>
                <table:data-pilot-member table:name="0,055779" table:display="true" table:show-details="true"/>
                <table:data-pilot-member table:name="0,055867" table:display="true" table:show-details="true"/>
                <table:data-pilot-member table:name="0,055875" table:display="true" table:show-details="true"/>
                <table:data-pilot-member table:name="0,055912" table:display="true" table:show-details="true"/>
                <table:data-pilot-member table:name="0,056" table:display="true" table:show-details="true"/>
                <table:data-pilot-member table:name="0,056213" table:display="true" table:show-details="true"/>
                <table:data-pilot-member table:name="0,056278" table:display="true" table:show-details="true"/>
                <table:data-pilot-member table:name="0,056333" table:display="true" table:show-details="true"/>
                <table:data-pilot-member table:name="0,05634" table:display="true" table:show-details="true"/>
                <table:data-pilot-member table:name="0,056352" table:display="true" table:show-details="true"/>
                <table:data-pilot-member table:name="0,056471" table:display="true" table:show-details="true"/>
                <table:data-pilot-member table:name="0,056486" table:display="true" table:show-details="true"/>
                <table:data-pilot-member table:name="0,056532" table:display="true" table:show-details="true"/>
                <table:data-pilot-member table:name="0,056583" table:display="true" table:show-details="true"/>
                <table:data-pilot-member table:name="0,056699" table:display="true" table:show-details="true"/>
                <table:data-pilot-member table:name="0,05672" table:display="true" table:show-details="true"/>
                <table:data-pilot-member table:name="0,056862" table:display="true" table:show-details="true"/>
                <table:data-pilot-member table:name="0,056921" table:display="true" table:show-details="true"/>
                <table:data-pilot-member table:name="0,056926" table:display="true" table:show-details="true"/>
                <table:data-pilot-member table:name="0,056937" table:display="true" table:show-details="true"/>
                <table:data-pilot-member table:name="0,056946" table:display="true" table:show-details="true"/>
                <table:data-pilot-member table:name="0,056955" table:display="true" table:show-details="true"/>
                <table:data-pilot-member table:name="0,056962" table:display="true" table:show-details="true"/>
                <table:data-pilot-member table:name="0,057075" table:display="true" table:show-details="true"/>
                <table:data-pilot-member table:name="0,057178" table:display="true" table:show-details="true"/>
                <table:data-pilot-member table:name="0,057447" table:display="true" table:show-details="true"/>
                <table:data-pilot-member table:name="0,057582" table:display="true" table:show-details="true"/>
                <table:data-pilot-member table:name="0,05761" table:display="true" table:show-details="true"/>
                <table:data-pilot-member table:name="0,057618" table:display="true" table:show-details="true"/>
                <table:data-pilot-member table:name="0,057744" table:display="true" table:show-details="true"/>
                <table:data-pilot-member table:name="0,05779" table:display="true" table:show-details="true"/>
                <table:data-pilot-member table:name="0,057885" table:display="true" table:show-details="true"/>
                <table:data-pilot-member table:name="0,057953" table:display="true" table:show-details="true"/>
                <table:data-pilot-member table:name="0,057998" table:display="true" table:show-details="true"/>
                <table:data-pilot-member table:name="0,058033" table:display="true" table:show-details="true"/>
                <table:data-pilot-member table:name="0,058149" table:display="true" table:show-details="true"/>
                <table:data-pilot-member table:name="0,058158" table:display="true" table:show-details="true"/>
                <table:data-pilot-member table:name="0,058162" table:display="true" table:show-details="true"/>
                <table:data-pilot-member table:name="0,05817" table:display="true" table:show-details="true"/>
                <table:data-pilot-member table:name="0,058199" table:display="true" table:show-details="true"/>
                <table:data-pilot-member table:name="0,058218" table:display="true" table:show-details="true"/>
                <table:data-pilot-member table:name="0,058316" table:display="true" table:show-details="true"/>
                <table:data-pilot-member table:name="0,058346" table:display="true" table:show-details="true"/>
                <table:data-pilot-member table:name="0,058432" table:display="true" table:show-details="true"/>
                <table:data-pilot-member table:name="0,058502" table:display="true" table:show-details="true"/>
                <table:data-pilot-member table:name="0,058507" table:display="true" table:show-details="true"/>
                <table:data-pilot-member table:name="0,058548" table:display="true" table:show-details="true"/>
                <table:data-pilot-member table:name="0,058665" table:display="true" table:show-details="true"/>
                <table:data-pilot-member table:name="0,05869" table:display="true" table:show-details="true"/>
                <table:data-pilot-member table:name="0,058696" table:display="true" table:show-details="true"/>
                <table:data-pilot-member table:name="0,058834" table:display="true" table:show-details="true"/>
                <table:data-pilot-member table:name="0,058927" table:display="true" table:show-details="true"/>
                <table:data-pilot-member table:name="0,058999" table:display="true" table:show-details="true"/>
                <table:data-pilot-member table:name="0,059099" table:display="true" table:show-details="true"/>
                <table:data-pilot-member table:name="0,059175" table:display="true" table:show-details="true"/>
                <table:data-pilot-member table:name="0,059219" table:display="true" table:show-details="true"/>
                <table:data-pilot-member table:name="0,059288" table:display="true" table:show-details="true"/>
                <table:data-pilot-member table:name="0,059367" table:display="true" table:show-details="true"/>
                <table:data-pilot-member table:name="0,059368" table:display="true" table:show-details="true"/>
                <table:data-pilot-member table:name="0,05972" table:display="true" table:show-details="true"/>
                <table:data-pilot-member table:name="0,059732" table:display="true" table:show-details="true"/>
                <table:data-pilot-member table:name="0,059753" table:display="true" table:show-details="true"/>
                <table:data-pilot-member table:name="0,060044" table:display="true" table:show-details="true"/>
                <table:data-pilot-member table:name="0,060067" table:display="true" table:show-details="true"/>
                <table:data-pilot-member table:name="0,060147" table:display="true" table:show-details="true"/>
                <table:data-pilot-member table:name="0,060172" table:display="true" table:show-details="true"/>
                <table:data-pilot-member table:name="0,060375" table:display="true" table:show-details="true"/>
                <table:data-pilot-member table:name="0,060416" table:display="true" table:show-details="true"/>
                <table:data-pilot-member table:name="0,060423" table:display="true" table:show-details="true"/>
                <table:data-pilot-member table:name="0,060458" table:display="true" table:show-details="true"/>
                <table:data-pilot-member table:name="0,060521" table:display="true" table:show-details="true"/>
                <table:data-pilot-member table:name="0,060549" table:display="true" table:show-details="true"/>
                <table:data-pilot-member table:name="0,060571" table:display="true" table:show-details="true"/>
                <table:data-pilot-member table:name="0,060657" table:display="true" table:show-details="true"/>
                <table:data-pilot-member table:name="0,060706" table:display="true" table:show-details="true"/>
                <table:data-pilot-member table:name="0,060716" table:display="true" table:show-details="true"/>
                <table:data-pilot-member table:name="0,060744" table:display="true" table:show-details="true"/>
                <table:data-pilot-member table:name="0,060998" table:display="true" table:show-details="true"/>
                <table:data-pilot-member table:name="0,061024" table:display="true" table:show-details="true"/>
                <table:data-pilot-member table:name="0,061065" table:display="true" table:show-details="true"/>
                <table:data-pilot-member table:name="0,061158" table:display="true" table:show-details="true"/>
                <table:data-pilot-member table:name="0,061183" table:display="true" table:show-details="true"/>
                <table:data-pilot-member table:name="0,061188" table:display="true" table:show-details="true"/>
                <table:data-pilot-member table:name="0,061227" table:display="true" table:show-details="true"/>
                <table:data-pilot-member table:name="0,061251" table:display="true" table:show-details="true"/>
                <table:data-pilot-member table:name="0,061279" table:display="true" table:show-details="true"/>
                <table:data-pilot-member table:name="0,061315" table:display="true" table:show-details="true"/>
                <table:data-pilot-member table:name="0,061357" table:display="true" table:show-details="true"/>
                <table:data-pilot-member table:name="0,06144" table:display="true" table:show-details="true"/>
                <table:data-pilot-member table:name="0,061443" table:display="true" table:show-details="true"/>
                <table:data-pilot-member table:name="0,061464" table:display="true" table:show-details="true"/>
                <table:data-pilot-member table:name="0,061676" table:display="true" table:show-details="true"/>
                <table:data-pilot-member table:name="0,061684" table:display="true" table:show-details="true"/>
                <table:data-pilot-member table:name="0,061742" table:display="true" table:show-details="true"/>
                <table:data-pilot-member table:name="0,061746" table:display="true" table:show-details="true"/>
                <table:data-pilot-member table:name="0,061893" table:display="true" table:show-details="true"/>
                <table:data-pilot-member table:name="0,061923" table:display="true" table:show-details="true"/>
                <table:data-pilot-member table:name="0,061942" table:display="true" table:show-details="true"/>
                <table:data-pilot-member table:name="0,061954" table:display="true" table:show-details="true"/>
                <table:data-pilot-member table:name="0,062053" table:display="true" table:show-details="true"/>
                <table:data-pilot-member table:name="0,062119" table:display="true" table:show-details="true"/>
                <table:data-pilot-member table:name="0,062275" table:display="true" table:show-details="true"/>
                <table:data-pilot-member table:name="0,062431" table:display="true" table:show-details="true"/>
                <table:data-pilot-member table:name="0,062435" table:display="true" table:show-details="true"/>
                <table:data-pilot-member table:name="0,062536" table:display="true" table:show-details="true"/>
                <table:data-pilot-member table:name="0,062578" table:display="true" table:show-details="true"/>
                <table:data-pilot-member table:name="0,06258" table:display="true" table:show-details="true"/>
                <table:data-pilot-member table:name="0,062614" table:display="true" table:show-details="true"/>
                <table:data-pilot-member table:name="0,062753" table:display="true" table:show-details="true"/>
                <table:data-pilot-member table:name="0,062763" table:display="true" table:show-details="true"/>
                <table:data-pilot-member table:name="0,062815" table:display="true" table:show-details="true"/>
                <table:data-pilot-member table:name="0,062875" table:display="true" table:show-details="true"/>
                <table:data-pilot-member table:name="0,063195" table:display="true" table:show-details="true"/>
                <table:data-pilot-member table:name="0,063236" table:display="true" table:show-details="true"/>
                <table:data-pilot-member table:name="0,063239" table:display="true" table:show-details="true"/>
                <table:data-pilot-member table:name="0,063241" table:display="true" table:show-details="true"/>
                <table:data-pilot-member table:name="0,063256" table:display="true" table:show-details="true"/>
                <table:data-pilot-member table:name="0,0633" table:display="true" table:show-details="true"/>
                <table:data-pilot-member table:name="0,063349" table:display="true" table:show-details="true"/>
                <table:data-pilot-member table:name="0,063413" table:display="true" table:show-details="true"/>
                <table:data-pilot-member table:name="0,063578" table:display="true" table:show-details="true"/>
                <table:data-pilot-member table:name="0,063643" table:display="true" table:show-details="true"/>
                <table:data-pilot-member table:name="0,063721" table:display="true" table:show-details="true"/>
                <table:data-pilot-member table:name="0,063726" table:display="true" table:show-details="true"/>
                <table:data-pilot-member table:name="0,063754" table:display="true" table:show-details="true"/>
                <table:data-pilot-member table:name="0,063832" table:display="true" table:show-details="true"/>
                <table:data-pilot-member table:name="0,06385" table:display="true" table:show-details="true"/>
                <table:data-pilot-member table:name="0,063882" table:display="true" table:show-details="true"/>
                <table:data-pilot-member table:name="0,063906" table:display="true" table:show-details="true"/>
                <table:data-pilot-member table:name="0,063943" table:display="true" table:show-details="true"/>
                <table:data-pilot-member table:name="0,063995" table:display="true" table:show-details="true"/>
                <table:data-pilot-member table:name="0,064022" table:display="true" table:show-details="true"/>
                <table:data-pilot-member table:name="0,06405" table:display="true" table:show-details="true"/>
                <table:data-pilot-member table:name="0,06406" table:display="true" table:show-details="true"/>
                <table:data-pilot-member table:name="0,064111" table:display="true" table:show-details="true"/>
                <table:data-pilot-member table:name="0,064272" table:display="true" table:show-details="true"/>
                <table:data-pilot-member table:name="0,064279" table:display="true" table:show-details="true"/>
                <table:data-pilot-member table:name="0,064333" table:display="true" table:show-details="true"/>
                <table:data-pilot-member table:name="0,064463" table:display="true" table:show-details="true"/>
                <table:data-pilot-member table:name="0,064627" table:display="true" table:show-details="true"/>
                <table:data-pilot-member table:name="0,064674" table:display="true" table:show-details="true"/>
                <table:data-pilot-member table:name="0,064903" table:display="true" table:show-details="true"/>
                <table:data-pilot-member table:name="0,064934" table:display="true" table:show-details="true"/>
                <table:data-pilot-member table:name="0,064963" table:display="true" table:show-details="true"/>
                <table:data-pilot-member table:name="0,065011" table:display="true" table:show-details="true"/>
                <table:data-pilot-member table:name="0,065067" table:display="true" table:show-details="true"/>
                <table:data-pilot-member table:name="0,06511" table:display="true" table:show-details="true"/>
                <table:data-pilot-member table:name="0,065125" table:display="true" table:show-details="true"/>
                <table:data-pilot-member table:name="0,065242" table:display="true" table:show-details="true"/>
                <table:data-pilot-member table:name="0,06532" table:display="true" table:show-details="true"/>
                <table:data-pilot-member table:name="0,065366" table:display="true" table:show-details="true"/>
                <table:data-pilot-member table:name="0,065369" table:display="true" table:show-details="true"/>
                <table:data-pilot-member table:name="0,065385" table:display="true" table:show-details="true"/>
                <table:data-pilot-member table:name="0,065396" table:display="true" table:show-details="true"/>
                <table:data-pilot-member table:name="0,065405" table:display="true" table:show-details="true"/>
                <table:data-pilot-member table:name="0,065496" table:display="true" table:show-details="true"/>
                <table:data-pilot-member table:name="0,065684" table:display="true" table:show-details="true"/>
                <table:data-pilot-member table:name="0,065906" table:display="true" table:show-details="true"/>
                <table:data-pilot-member table:name="0,065965" table:display="true" table:show-details="true"/>
                <table:data-pilot-member table:name="0,06598" table:display="true" table:show-details="true"/>
                <table:data-pilot-member table:name="0,066136" table:display="true" table:show-details="true"/>
                <table:data-pilot-member table:name="0,066309" table:display="true" table:show-details="true"/>
                <table:data-pilot-member table:name="0,066606" table:display="true" table:show-details="true"/>
                <table:data-pilot-member table:name="0,066631" table:display="true" table:show-details="true"/>
                <table:data-pilot-member table:name="0,066656" table:display="true" table:show-details="true"/>
                <table:data-pilot-member table:name="0,066691" table:display="true" table:show-details="true"/>
                <table:data-pilot-member table:name="0,066732" table:display="true" table:show-details="true"/>
                <table:data-pilot-member table:name="0,066789" table:display="true" table:show-details="true"/>
                <table:data-pilot-member table:name="0,067239" table:display="true" table:show-details="true"/>
                <table:data-pilot-member table:name="0,067491" table:display="true" table:show-details="true"/>
                <table:data-pilot-member table:name="0,067529" table:display="true" table:show-details="true"/>
                <table:data-pilot-member table:name="0,067567" table:display="true" table:show-details="true"/>
                <table:data-pilot-member table:name="0,067683" table:display="true" table:show-details="true"/>
                <table:data-pilot-member table:name="0,067737" table:display="true" table:show-details="true"/>
                <table:data-pilot-member table:name="0,067964" table:display="true" table:show-details="true"/>
                <table:data-pilot-member table:name="0,068201" table:display="true" table:show-details="true"/>
                <table:data-pilot-member table:name="0,068538" table:display="true" table:show-details="true"/>
                <table:data-pilot-member table:name="0,068803" table:display="true" table:show-details="true"/>
                <table:data-pilot-member table:name="0,069003" table:display="true" table:show-details="true"/>
                <table:data-pilot-member table:name="0,069025" table:display="true" table:show-details="true"/>
                <table:data-pilot-member table:name="0,069057" table:display="true" table:show-details="true"/>
                <table:data-pilot-member table:name="0,069211" table:display="true" table:show-details="true"/>
                <table:data-pilot-member table:name="0,069546" table:display="true" table:show-details="true"/>
                <table:data-pilot-member table:name="0,069678" table:display="true" table:show-details="true"/>
                <table:data-pilot-member table:name="0,069785" table:display="true" table:show-details="true"/>
                <table:data-pilot-member table:name="0,069794" table:display="true" table:show-details="true"/>
                <table:data-pilot-member table:name="0,069918" table:display="true" table:show-details="true"/>
                <table:data-pilot-member table:name="0,069925" table:display="true" table:show-details="true"/>
                <table:data-pilot-member table:name="0,069945" table:display="true" table:show-details="true"/>
                <table:data-pilot-member table:name="0,070016" table:display="true" table:show-details="true"/>
                <table:data-pilot-member table:name="0,070094" table:display="true" table:show-details="true"/>
                <table:data-pilot-member table:name="0,070178" table:display="true" table:show-details="true"/>
                <table:data-pilot-member table:name="0,070763" table:display="true" table:show-details="true"/>
                <table:data-pilot-member table:name="0,070919" table:display="true" table:show-details="true"/>
                <table:data-pilot-member table:name="0,071088" table:display="true" table:show-details="true"/>
                <table:data-pilot-member table:name="0,071184" table:display="true" table:show-details="true"/>
                <table:data-pilot-member table:name="0,071193" table:display="true" table:show-details="true"/>
                <table:data-pilot-member table:name="0,071301" table:display="true" table:show-details="true"/>
                <table:data-pilot-member table:name="0,071744" table:display="true" table:show-details="true"/>
                <table:data-pilot-member table:name="0,072458" table:display="true" table:show-details="true"/>
                <table:data-pilot-member table:name="0,072597" table:display="true" table:show-details="true"/>
                <table:data-pilot-member table:name="0,072855" table:display="true" table:show-details="true"/>
                <table:data-pilot-member table:name="0,07289" table:display="true" table:show-details="true"/>
                <table:data-pilot-member table:name="0,073099" table:display="true" table:show-details="true"/>
                <table:data-pilot-member table:name="0,073341" table:display="true" table:show-details="true"/>
                <table:data-pilot-member table:name="0,073407" table:display="true" table:show-details="true"/>
                <table:data-pilot-member table:name="0,073715" table:display="true" table:show-details="true"/>
                <table:data-pilot-member table:name="0,073993" table:display="true" table:show-details="true"/>
                <table:data-pilot-member table:name="0,074002" table:display="true" table:show-details="true"/>
                <table:data-pilot-member table:name="0,074037" table:display="true" table:show-details="true"/>
                <table:data-pilot-member table:name="0,074155" table:display="true" table:show-details="true"/>
                <table:data-pilot-member table:name="0,074345" table:display="true" table:show-details="true"/>
                <table:data-pilot-member table:name="0,074439" table:display="true" table:show-details="true"/>
                <table:data-pilot-member table:name="0,074528" table:display="true" table:show-details="true"/>
                <table:data-pilot-member table:name="0,074826" table:display="true" table:show-details="true"/>
                <table:data-pilot-member table:name="0,075116" table:display="true" table:show-details="true"/>
                <table:data-pilot-member table:name="0,075143" table:display="true" table:show-details="true"/>
                <table:data-pilot-member table:name="0,07528" table:display="true" table:show-details="true"/>
                <table:data-pilot-member table:name="0,075689" table:display="true" table:show-details="true"/>
                <table:data-pilot-member table:name="0,076189" table:display="true" table:show-details="true"/>
                <table:data-pilot-member table:name="0,076343" table:display="true" table:show-details="true"/>
                <table:data-pilot-member table:name="0,076392" table:display="true" table:show-details="true"/>
                <table:data-pilot-member table:name="0,076693" table:display="true" table:show-details="true"/>
                <table:data-pilot-member table:name="0,07679" table:display="true" table:show-details="true"/>
                <table:data-pilot-member table:name="0,077012" table:display="true" table:show-details="true"/>
                <table:data-pilot-member table:name="0,077336" table:display="true" table:show-details="true"/>
                <table:data-pilot-member table:name="0,077337" table:display="true" table:show-details="true"/>
                <table:data-pilot-member table:name="0,077383" table:display="true" table:show-details="true"/>
                <table:data-pilot-member table:name="0,077406" table:display="true" table:show-details="true"/>
                <table:data-pilot-member table:name="0,078049" table:display="true" table:show-details="true"/>
                <table:data-pilot-member table:name="0,078143" table:display="true" table:show-details="true"/>
                <table:data-pilot-member table:name="0,078465" table:display="true" table:show-details="true"/>
                <table:data-pilot-member table:name="0,078793" table:display="true" table:show-details="true"/>
                <table:data-pilot-member table:name="0,078889" table:display="true" table:show-details="true"/>
                <table:data-pilot-member table:name="0,079217" table:display="true" table:show-details="true"/>
                <table:data-pilot-member table:name="0,079564" table:display="true" table:show-details="true"/>
                <table:data-pilot-member table:name="0,080041" table:display="true" table:show-details="true"/>
                <table:data-pilot-member table:name="0,080175" table:display="true" table:show-details="true"/>
                <table:data-pilot-member table:name="0,080732" table:display="true" table:show-details="true"/>
                <table:data-pilot-member table:name="0,081207" table:display="true" table:show-details="true"/>
                <table:data-pilot-member table:name="0,081468" table:display="true" table:show-details="true"/>
                <table:data-pilot-member table:name="0,081652" table:display="true" table:show-details="true"/>
                <table:data-pilot-member table:name="0,081876" table:display="true" table:show-details="true"/>
                <table:data-pilot-member table:name="0,08197" table:display="true" table:show-details="true"/>
                <table:data-pilot-member table:name="0,085489" table:display="true" table:show-details="true"/>
                <table:data-pilot-member table:name="0,085534" table:display="true" table:show-details="true"/>
                <table:data-pilot-member table:name="0,085621" table:display="true" table:show-details="true"/>
                <table:data-pilot-member table:name="0,085786" table:display="true" table:show-details="true"/>
                <table:data-pilot-member table:name="0,085795" table:display="true" table:show-details="true"/>
                <table:data-pilot-member table:name="0,086061" table:display="true" table:show-details="true"/>
                <table:data-pilot-member table:name="0,086819" table:display="true" table:show-details="true"/>
                <table:data-pilot-member table:name="0,088409" table:display="true" table:show-details="true"/>
                <table:data-pilot-member table:name="0,088687" table:display="true" table:show-details="true"/>
                <table:data-pilot-member table:name="0,088819" table:display="true" table:show-details="true"/>
                <table:data-pilot-member table:name="0,088925" table:display="true" table:show-details="true"/>
                <table:data-pilot-member table:name="0,08932" table:display="true" table:show-details="true"/>
                <table:data-pilot-member table:name="0,089494" table:display="true" table:show-details="true"/>
                <table:data-pilot-member table:name="0,089696" table:display="true" table:show-details="true"/>
                <table:data-pilot-member table:name="0,089828" table:display="true" table:show-details="true"/>
                <table:data-pilot-member table:name="0,089837" table:display="true" table:show-details="true"/>
                <table:data-pilot-member table:name="0,089971" table:display="true" table:show-details="true"/>
                <table:data-pilot-member table:name="0,089985" table:display="true" table:show-details="true"/>
                <table:data-pilot-member table:name="0,090003" table:display="true" table:show-details="true"/>
                <table:data-pilot-member table:name="0,090046" table:display="true" table:show-details="true"/>
                <table:data-pilot-member table:name="0,090102" table:display="true" table:show-details="true"/>
                <table:data-pilot-member table:name="0,09013" table:display="true" table:show-details="true"/>
                <table:data-pilot-member table:name="0,090132" table:display="true" table:show-details="true"/>
                <table:data-pilot-member table:name="0,09016" table:display="true" table:show-details="true"/>
                <table:data-pilot-member table:name="0,090164" table:display="true" table:show-details="true"/>
                <table:data-pilot-member table:name="0,090171" table:display="true" table:show-details="true"/>
                <table:data-pilot-member table:name="0,090174" table:display="true" table:show-details="true"/>
                <table:data-pilot-member table:name="0,090177" table:display="true" table:show-details="true"/>
                <table:data-pilot-member table:name="0,090178" table:display="true" table:show-details="true"/>
                <table:data-pilot-member table:name="0,090225" table:display="true" table:show-details="true"/>
                <table:data-pilot-member table:name="0,090228" table:display="true" table:show-details="true"/>
                <table:data-pilot-member table:name="0,090249" table:display="true" table:show-details="true"/>
                <table:data-pilot-member table:name="0,090311" table:display="true" table:show-details="true"/>
                <table:data-pilot-member table:name="0,090339" table:display="true" table:show-details="true"/>
                <table:data-pilot-member table:name="0,090375" table:display="true" table:show-details="true"/>
                <table:data-pilot-member table:name="0,090455" table:display="true" table:show-details="true"/>
                <table:data-pilot-member table:name="0,09046" table:display="true" table:show-details="true"/>
                <table:data-pilot-member table:name="0,090514" table:display="true" table:show-details="true"/>
                <table:data-pilot-member table:name="0,090517" table:display="true" table:show-details="true"/>
                <table:data-pilot-member table:name="0,090625" table:display="true" table:show-details="true"/>
                <table:data-pilot-member table:name="0,090668" table:display="true" table:show-details="true"/>
                <table:data-pilot-member table:name="0,090679" table:display="true" table:show-details="true"/>
                <table:data-pilot-member table:name="0,090804" table:display="true" table:show-details="true"/>
                <table:data-pilot-member table:name="0,090841" table:display="true" table:show-details="true"/>
                <table:data-pilot-member table:name="0,090912" table:display="true" table:show-details="true"/>
                <table:data-pilot-member table:name="0,091008" table:display="true" table:show-details="true"/>
                <table:data-pilot-member table:name="0,091075" table:display="true" table:show-details="true"/>
                <table:data-pilot-member table:name="0,091292" table:display="true" table:show-details="true"/>
                <table:data-pilot-member table:name="0,091344" table:display="true" table:show-details="true"/>
                <table:data-pilot-member table:name="0,091351" table:display="true" table:show-details="true"/>
                <table:data-pilot-member table:name="0,091366" table:display="true" table:show-details="true"/>
                <table:data-pilot-member table:name="0,091371" table:display="true" table:show-details="true"/>
                <table:data-pilot-member table:name="0,091435" table:display="true" table:show-details="true"/>
                <table:data-pilot-member table:name="0,091446" table:display="true" table:show-details="true"/>
                <table:data-pilot-member table:name="0,091451" table:display="true" table:show-details="true"/>
                <table:data-pilot-member table:name="0,091531" table:display="true" table:show-details="true"/>
                <table:data-pilot-member table:name="0,091537" table:display="true" table:show-details="true"/>
                <table:data-pilot-member table:name="0,091577" table:display="true" table:show-details="true"/>
                <table:data-pilot-member table:name="0,091579" table:display="true" table:show-details="true"/>
                <table:data-pilot-member table:name="0,091598" table:display="true" table:show-details="true"/>
                <table:data-pilot-member table:name="0,091621" table:display="true" table:show-details="true"/>
                <table:data-pilot-member table:name="0,091622" table:display="true" table:show-details="true"/>
                <table:data-pilot-member table:name="0,091667" table:display="true" table:show-details="true"/>
                <table:data-pilot-member table:name="0,091671" table:display="true" table:show-details="true"/>
                <table:data-pilot-member table:name="0,091676" table:display="true" table:show-details="true"/>
                <table:data-pilot-member table:name="0,091709" table:display="true" table:show-details="true"/>
                <table:data-pilot-member table:name="0,091725" table:display="true" table:show-details="true"/>
                <table:data-pilot-member table:name="0,091751" table:display="true" table:show-details="true"/>
                <table:data-pilot-member table:name="0,091759" table:display="true" table:show-details="true"/>
                <table:data-pilot-member table:name="0,091761" table:display="true" table:show-details="true"/>
                <table:data-pilot-member table:name="0,091765" table:display="true" table:show-details="true"/>
                <table:data-pilot-member table:name="0,091829" table:display="true" table:show-details="true"/>
                <table:data-pilot-member table:name="0,091882" table:display="true" table:show-details="true"/>
                <table:data-pilot-member table:name="0,092104" table:display="true" table:show-details="true"/>
                <table:data-pilot-member table:name="0,092152" table:display="true" table:show-details="true"/>
                <table:data-pilot-member table:name="0,092163" table:display="true" table:show-details="true"/>
                <table:data-pilot-member table:name="0,092188" table:display="true" table:show-details="true"/>
                <table:data-pilot-member table:name="0,092213" table:display="true" table:show-details="true"/>
                <table:data-pilot-member table:name="0,09222" table:display="true" table:show-details="true"/>
                <table:data-pilot-member table:name="0,092242" table:display="true" table:show-details="true"/>
                <table:data-pilot-member table:name="0,09226" table:display="true" table:show-details="true"/>
                <table:data-pilot-member table:name="0,092313" table:display="true" table:show-details="true"/>
                <table:data-pilot-member table:name="0,09235" table:display="true" table:show-details="true"/>
                <table:data-pilot-member table:name="0,092385" table:display="true" table:show-details="true"/>
                <table:data-pilot-member table:name="0,092412" table:display="true" table:show-details="true"/>
                <table:data-pilot-member table:name="0,092669" table:display="true" table:show-details="true"/>
                <table:data-pilot-member table:name="0,092827" table:display="true" table:show-details="true"/>
                <table:data-pilot-member table:name="0,092989" table:display="true" table:show-details="true"/>
                <table:data-pilot-member table:name="0,093135" table:display="true" table:show-details="true"/>
                <table:data-pilot-member table:name="0,093504" table:display="true" table:show-details="true"/>
                <table:data-pilot-member table:name="0,093528" table:display="true" table:show-details="true"/>
                <table:data-pilot-member table:name="0,093822" table:display="true" table:show-details="true"/>
                <table:data-pilot-member table:name="0,094144" table:display="true" table:show-details="true"/>
                <table:data-pilot-member table:name="0,094476" table:display="true" table:show-details="true"/>
                <table:data-pilot-member table:name="0,095691" table:display="true" table:show-details="true"/>
                <table:data-pilot-member table:name="0,096275" table:display="true" table:show-details="true"/>
                <table:data-pilot-member table:name="0,096594" table:display="true" table:show-details="true"/>
                <table:data-pilot-member table:name="0,097111" table:display="true" table:show-details="true"/>
                <table:data-pilot-member table:name="0,097335" table:display="true" table:show-details="true"/>
                <table:data-pilot-member table:name="0,097749" table:display="true" table:show-details="true"/>
                <table:data-pilot-member table:name="0,09862" table:display="true" table:show-details="true"/>
                <table:data-pilot-member table:name="0,09904" table:display="true" table:show-details="true"/>
                <table:data-pilot-member table:name="0,099077" table:display="true" table:show-details="true"/>
                <table:data-pilot-member table:name="0,099182" table:display="true" table:show-details="true"/>
                <table:data-pilot-member table:name="0,099448" table:display="true" table:show-details="true"/>
                <table:data-pilot-member table:name="0,09994" table:display="true" table:show-details="true"/>
                <table:data-pilot-member table:name="0,099964" table:display="true" table:show-details="true"/>
                <table:data-pilot-member table:name="0,100053" table:display="true" table:show-details="true"/>
                <table:data-pilot-member table:name="0,100915" table:display="true" table:show-details="true"/>
                <table:data-pilot-member table:name="0,101975" table:display="true" table:show-details="true"/>
                <table:data-pilot-member table:name="0,102451" table:display="true" table:show-details="true"/>
                <table:data-pilot-member table:name="0,102894" table:display="true" table:show-details="true"/>
                <table:data-pilot-member table:name="0,10335" table:display="true" table:show-details="true"/>
                <table:data-pilot-member table:name="0,103447" table:display="true" table:show-details="true"/>
                <table:data-pilot-member table:name="0,103867" table:display="true" table:show-details="true"/>
                <table:data-pilot-member table:name="0,104323" table:display="true" table:show-details="true"/>
                <table:data-pilot-member table:name="0,104729" table:display="true" table:show-details="true"/>
                <table:data-pilot-member table:name="0,104813" table:display="true" table:show-details="true"/>
                <table:data-pilot-member table:name="0,10503" table:display="true" table:show-details="true"/>
                <table:data-pilot-member table:name="0,1052" table:display="true" table:show-details="true"/>
                <table:data-pilot-member table:name="0,106826" table:display="true" table:show-details="true"/>
                <table:data-pilot-member table:name="0,107042" table:display="true" table:show-details="true"/>
                <table:data-pilot-member table:name="0,107571" table:display="true" table:show-details="true"/>
                <table:data-pilot-member table:name="0,107847" table:display="true" table:show-details="true"/>
                <table:data-pilot-member table:name="0,108069" table:display="true" table:show-details="true"/>
                <table:data-pilot-member table:name="0,109015" table:display="true" table:show-details="true"/>
                <table:data-pilot-member table:name="0,110871" table:display="true" table:show-details="true"/>
                <table:data-pilot-member table:name="0,112501" table:display="true" table:show-details="true"/>
                <table:data-pilot-member table:name="0,112692" table:display="true" table:show-details="true"/>
                <table:data-pilot-member table:name="0,112713" table:display="true" table:show-details="true"/>
                <table:data-pilot-member table:name="0,11273" table:display="true" table:show-details="true"/>
                <table:data-pilot-member table:name="0,112738" table:display="true" table:show-details="true"/>
                <table:data-pilot-member table:name="0,112748" table:display="true" table:show-details="true"/>
                <table:data-pilot-member table:name="0,112849" table:display="true" table:show-details="true"/>
                <table:data-pilot-member table:name="0,112875" table:display="true" table:show-details="true"/>
                <table:data-pilot-member table:name="0,112961" table:display="true" table:show-details="true"/>
                <table:data-pilot-member table:name="0,11315" table:display="true" table:show-details="true"/>
                <table:data-pilot-member table:name="0,113165" table:display="true" table:show-details="true"/>
                <table:data-pilot-member table:name="0,113433" table:display="true" table:show-details="true"/>
                <table:data-pilot-member table:name="0,113638" table:display="true" table:show-details="true"/>
                <table:data-pilot-member table:name="0,113644" table:display="true" table:show-details="true"/>
                <table:data-pilot-member table:name="0,113645" table:display="true" table:show-details="true"/>
                <table:data-pilot-member table:name="0,113652" table:display="true" table:show-details="true"/>
                <table:data-pilot-member table:name="0,113669" table:display="true" table:show-details="true"/>
                <table:data-pilot-member table:name="0,113735" table:display="true" table:show-details="true"/>
                <table:data-pilot-member table:name="0,113788" table:display="true" table:show-details="true"/>
                <table:data-pilot-member table:name="0,113791" table:display="true" table:show-details="true"/>
                <table:data-pilot-member table:name="0,11381" table:display="true" table:show-details="true"/>
                <table:data-pilot-member table:name="0,113816" table:display="true" table:show-details="true"/>
                <table:data-pilot-member table:name="0,113823" table:display="true" table:show-details="true"/>
                <table:data-pilot-member table:name="0,113835" table:display="true" table:show-details="true"/>
                <table:data-pilot-member table:name="0,113838" table:display="true" table:show-details="true"/>
                <table:data-pilot-member table:name="0,113849" table:display="true" table:show-details="true"/>
                <table:data-pilot-member table:name="0,113862" table:display="true" table:show-details="true"/>
                <table:data-pilot-member table:name="0,113871" table:display="true" table:show-details="true"/>
                <table:data-pilot-member table:name="0,113888" table:display="true" table:show-details="true"/>
                <table:data-pilot-member table:name="0,11391" table:display="true" table:show-details="true"/>
                <table:data-pilot-member table:name="0,113912" table:display="true" table:show-details="true"/>
                <table:data-pilot-member table:name="0,113921" table:display="true" table:show-details="true"/>
                <table:data-pilot-member table:name="0,113956" table:display="true" table:show-details="true"/>
                <table:data-pilot-member table:name="0,113961" table:display="true" table:show-details="true"/>
                <table:data-pilot-member table:name="0,113979" table:display="true" table:show-details="true"/>
                <table:data-pilot-member table:name="0,113998" table:display="true" table:show-details="true"/>
                <table:data-pilot-member table:name="0,114009" table:display="true" table:show-details="true"/>
                <table:data-pilot-member table:name="0,114017" table:display="true" table:show-details="true"/>
                <table:data-pilot-member table:name="0,114022" table:display="true" table:show-details="true"/>
                <table:data-pilot-member table:name="0,114026" table:display="true" table:show-details="true"/>
                <table:data-pilot-member table:name="0,114027" table:display="true" table:show-details="true"/>
                <table:data-pilot-member table:name="0,114048" table:display="true" table:show-details="true"/>
                <table:data-pilot-member table:name="0,114107" table:display="true" table:show-details="true"/>
                <table:data-pilot-member table:name="0,114116" table:display="true" table:show-details="true"/>
                <table:data-pilot-member table:name="0,114129" table:display="true" table:show-details="true"/>
                <table:data-pilot-member table:name="0,114135" table:display="true" table:show-details="true"/>
                <table:data-pilot-member table:name="0,114155" table:display="true" table:show-details="true"/>
                <table:data-pilot-member table:name="0,114174" table:display="true" table:show-details="true"/>
                <table:data-pilot-member table:name="0,114177" table:display="true" table:show-details="true"/>
                <table:data-pilot-member table:name="0,11425" table:display="true" table:show-details="true"/>
                <table:data-pilot-member table:name="0,114265" table:display="true" table:show-details="true"/>
                <table:data-pilot-member table:name="0,114272" table:display="true" table:show-details="true"/>
                <table:data-pilot-member table:name="0,114273" table:display="true" table:show-details="true"/>
                <table:data-pilot-member table:name="0,114282" table:display="true" table:show-details="true"/>
                <table:data-pilot-member table:name="0,114331" table:display="true" table:show-details="true"/>
                <table:data-pilot-member table:name="0,114404" table:display="true" table:show-details="true"/>
                <table:data-pilot-member table:name="0,114418" table:display="true" table:show-details="true"/>
                <table:data-pilot-member table:name="0,114437" table:display="true" table:show-details="true"/>
                <table:data-pilot-member table:name="0,114468" table:display="true" table:show-details="true"/>
                <table:data-pilot-member table:name="0,114505" table:display="true" table:show-details="true"/>
                <table:data-pilot-member table:name="0,114508" table:display="true" table:show-details="true"/>
                <table:data-pilot-member table:name="0,114524" table:display="true" table:show-details="true"/>
                <table:data-pilot-member table:name="0,114525" table:display="true" table:show-details="true"/>
                <table:data-pilot-member table:name="0,114559" table:display="true" table:show-details="true"/>
                <table:data-pilot-member table:name="0,114577" table:display="true" table:show-details="true"/>
                <table:data-pilot-member table:name="0,114892" table:display="true" table:show-details="true"/>
                <table:data-pilot-member table:name="0,114955" table:display="true" table:show-details="true"/>
                <table:data-pilot-member table:name="0,114984" table:display="true" table:show-details="true"/>
                <table:data-pilot-member table:name="0,115072" table:display="true" table:show-details="true"/>
                <table:data-pilot-member table:name="0,115091" table:display="true" table:show-details="true"/>
                <table:data-pilot-member table:name="0,115138" table:display="true" table:show-details="true"/>
                <table:data-pilot-member table:name="0,115191" table:display="true" table:show-details="true"/>
                <table:data-pilot-member table:name="0,115215" table:display="true" table:show-details="true"/>
                <table:data-pilot-member table:name="0,115269" table:display="true" table:show-details="true"/>
                <table:data-pilot-member table:name="0,115401" table:display="true" table:show-details="true"/>
                <table:data-pilot-member table:name="0,115805" table:display="true" table:show-details="true"/>
                <table:data-pilot-member table:name="0,116973" table:display="true" table:show-details="true"/>
                <table:data-pilot-member table:name="0,11771" table:display="true" table:show-details="true"/>
                <table:data-pilot-member table:name="0,117926" table:display="true" table:show-details="true"/>
                <table:data-pilot-member table:name="0,118222" table:display="true" table:show-details="true"/>
                <table:data-pilot-member table:name="0,118399" table:display="true" table:show-details="true"/>
                <table:data-pilot-member table:name="0,119123" table:display="true" table:show-details="true"/>
                <table:data-pilot-member table:name="0,119156" table:display="true" table:show-details="true"/>
                <table:data-pilot-member table:name="0,119312" table:display="true" table:show-details="true"/>
                <table:data-pilot-member table:name="0,119715" table:display="true" table:show-details="true"/>
                <table:data-pilot-member table:name="0,120006" table:display="true" table:show-details="true"/>
                <table:data-pilot-member table:name="0,120474" table:display="true" table:show-details="true"/>
                <table:data-pilot-member table:name="0,121739" table:display="true" table:show-details="true"/>
                <table:data-pilot-member table:name="0,122045" table:display="true" table:show-details="true"/>
                <table:data-pilot-member table:name="0,122145" table:display="true" table:show-details="true"/>
                <table:data-pilot-member table:name="0,122879" table:display="true" table:show-details="true"/>
                <table:data-pilot-member table:name="0,124066" table:display="true" table:show-details="true"/>
                <table:data-pilot-member table:name="0,124407" table:display="true" table:show-details="true"/>
                <table:data-pilot-member table:name="0,125257" table:display="true" table:show-details="true"/>
                <table:data-pilot-member table:name="0,125405" table:display="true" table:show-details="true"/>
                <table:data-pilot-member table:name="0,125535" table:display="true" table:show-details="true"/>
                <table:data-pilot-member table:name="0,125848" table:display="true" table:show-details="true"/>
                <table:data-pilot-member table:name="0,126064" table:display="true" table:show-details="true"/>
                <table:data-pilot-member table:name="0,126584" table:display="true" table:show-details="true"/>
                <table:data-pilot-member table:name="0,12669" table:display="true" table:show-details="true"/>
                <table:data-pilot-member table:name="0,127194" table:display="true" table:show-details="true"/>
                <table:data-pilot-member table:name="0,127237" table:display="true" table:show-details="true"/>
                <table:data-pilot-member table:name="0,127579" table:display="true" table:show-details="true"/>
                <table:data-pilot-member table:name="0,127653" table:display="true" table:show-details="true"/>
                <table:data-pilot-member table:name="0,127669" table:display="true" table:show-details="true"/>
                <table:data-pilot-member table:name="0,127966" table:display="true" table:show-details="true"/>
                <table:data-pilot-member table:name="0,128156" table:display="true" table:show-details="true"/>
                <table:data-pilot-member table:name="0,128193" table:display="true" table:show-details="true"/>
                <table:data-pilot-member table:name="0,128502" table:display="true" table:show-details="true"/>
                <table:data-pilot-member table:name="0,128509" table:display="true" table:show-details="true"/>
                <table:data-pilot-member table:name="0,128798" table:display="true" table:show-details="true"/>
                <table:data-pilot-member table:name="0,129144" table:display="true" table:show-details="true"/>
                <table:data-pilot-member table:name="0,129182" table:display="true" table:show-details="true"/>
                <table:data-pilot-member table:name="0,129363" table:display="true" table:show-details="true"/>
                <table:data-pilot-member table:name="0,129427" table:display="true" table:show-details="true"/>
                <table:data-pilot-member table:name="0,129733" table:display="true" table:show-details="true"/>
                <table:data-pilot-member table:name="0,129761" table:display="true" table:show-details="true"/>
                <table:data-pilot-member table:name="0,129848" table:display="true" table:show-details="true"/>
                <table:data-pilot-member table:name="0,129893" table:display="true" table:show-details="true"/>
                <table:data-pilot-member table:name="0,130075" table:display="true" table:show-details="true"/>
                <table:data-pilot-member table:name="0,130148" table:display="true" table:show-details="true"/>
                <table:data-pilot-member table:name="0,130213" table:display="true" table:show-details="true"/>
                <table:data-pilot-member table:name="0,130251" table:display="true" table:show-details="true"/>
                <table:data-pilot-member table:name="0,130272" table:display="true" table:show-details="true"/>
                <table:data-pilot-member table:name="0,130352" table:display="true" table:show-details="true"/>
                <table:data-pilot-member table:name="0,130368" table:display="true" table:show-details="true"/>
                <table:data-pilot-member table:name="0,130654" table:display="true" table:show-details="true"/>
                <table:data-pilot-member table:name="0,130864" table:display="true" table:show-details="true"/>
                <table:data-pilot-member table:name="0,1309" table:display="true" table:show-details="true"/>
                <table:data-pilot-member table:name="0,131044" table:display="true" table:show-details="true"/>
                <table:data-pilot-member table:name="0,131365" table:display="true" table:show-details="true"/>
                <table:data-pilot-member table:name="0,131502" table:display="true" table:show-details="true"/>
                <table:data-pilot-member table:name="0,131522" table:display="true" table:show-details="true"/>
                <table:data-pilot-member table:name="0,131541" table:display="true" table:show-details="true"/>
                <table:data-pilot-member table:name="0,131585" table:display="true" table:show-details="true"/>
                <table:data-pilot-member table:name="0,131654" table:display="true" table:show-details="true"/>
                <table:data-pilot-member table:name="0,131665" table:display="true" table:show-details="true"/>
                <table:data-pilot-member table:name="0,131731" table:display="true" table:show-details="true"/>
                <table:data-pilot-member table:name="0,131927" table:display="true" table:show-details="true"/>
                <table:data-pilot-member table:name="0,132019" table:display="true" table:show-details="true"/>
                <table:data-pilot-member table:name="0,132087" table:display="true" table:show-details="true"/>
                <table:data-pilot-member table:name="0,132152" table:display="true" table:show-details="true"/>
                <table:data-pilot-member table:name="0,132196" table:display="true" table:show-details="true"/>
                <table:data-pilot-member table:name="0,132232" table:display="true" table:show-details="true"/>
                <table:data-pilot-member table:name="0,13226" table:display="true" table:show-details="true"/>
                <table:data-pilot-member table:name="0,132281" table:display="true" table:show-details="true"/>
                <table:data-pilot-member table:name="0,132297" table:display="true" table:show-details="true"/>
                <table:data-pilot-member table:name="0,132374" table:display="true" table:show-details="true"/>
                <table:data-pilot-member table:name="0,132538" table:display="true" table:show-details="true"/>
                <table:data-pilot-member table:name="0,132575" table:display="true" table:show-details="true"/>
                <table:data-pilot-member table:name="0,132735" table:display="true" table:show-details="true"/>
                <table:data-pilot-member table:name="0,132754" table:display="true" table:show-details="true"/>
                <table:data-pilot-member table:name="0,133048" table:display="true" table:show-details="true"/>
                <table:data-pilot-member table:name="0,13316" table:display="true" table:show-details="true"/>
                <table:data-pilot-member table:name="0,133282" table:display="true" table:show-details="true"/>
                <table:data-pilot-member table:name="0,133322" table:display="true" table:show-details="true"/>
                <table:data-pilot-member table:name="0,133402" table:display="true" table:show-details="true"/>
                <table:data-pilot-member table:name="0,133481" table:display="true" table:show-details="true"/>
                <table:data-pilot-member table:name="0,133494" table:display="true" table:show-details="true"/>
                <table:data-pilot-member table:name="0,133574" table:display="true" table:show-details="true"/>
                <table:data-pilot-member table:name="0,133588" table:display="true" table:show-details="true"/>
                <table:data-pilot-member table:name="0,133637" table:display="true" table:show-details="true"/>
                <table:data-pilot-member table:name="0,133639" table:display="true" table:show-details="true"/>
                <table:data-pilot-member table:name="0,133697" table:display="true" table:show-details="true"/>
                <table:data-pilot-member table:name="0,133717" table:display="true" table:show-details="true"/>
                <table:data-pilot-member table:name="0,133944" table:display="true" table:show-details="true"/>
                <table:data-pilot-member table:name="0,134038" table:display="true" table:show-details="true"/>
                <table:data-pilot-member table:name="0,134049" table:display="true" table:show-details="true"/>
                <table:data-pilot-member table:name="0,134081" table:display="true" table:show-details="true"/>
                <table:data-pilot-member table:name="0,134121" table:display="true" table:show-details="true"/>
                <table:data-pilot-member table:name="0,134142" table:display="true" table:show-details="true"/>
                <table:data-pilot-member table:name="0,134233" table:display="true" table:show-details="true"/>
                <table:data-pilot-member table:name="0,134246" table:display="true" table:show-details="true"/>
                <table:data-pilot-member table:name="0,134259" table:display="true" table:show-details="true"/>
                <table:data-pilot-member table:name="0,134316" table:display="true" table:show-details="true"/>
                <table:data-pilot-member table:name="0,134394" table:display="true" table:show-details="true"/>
                <table:data-pilot-member table:name="0,134403" table:display="true" table:show-details="true"/>
                <table:data-pilot-member table:name="0,134425" table:display="true" table:show-details="true"/>
                <table:data-pilot-member table:name="0,134442" table:display="true" table:show-details="true"/>
                <table:data-pilot-member table:name="0,134445" table:display="true" table:show-details="true"/>
                <table:data-pilot-member table:name="0,134461" table:display="true" table:show-details="true"/>
                <table:data-pilot-member table:name="0,134785" table:display="true" table:show-details="true"/>
                <table:data-pilot-member table:name="0,134975" table:display="true" table:show-details="true"/>
                <table:data-pilot-member table:name="0,134984" table:display="true" table:show-details="true"/>
                <table:data-pilot-member table:name="0,134986" table:display="true" table:show-details="true"/>
                <table:data-pilot-member table:name="0,134998" table:display="true" table:show-details="true"/>
                <table:data-pilot-member table:name="0,135033" table:display="true" table:show-details="true"/>
                <table:data-pilot-member table:name="0,135085" table:display="true" table:show-details="true"/>
                <table:data-pilot-member table:name="0,135091" table:display="true" table:show-details="true"/>
                <table:data-pilot-member table:name="0,135102" table:display="true" table:show-details="true"/>
                <table:data-pilot-member table:name="0,135109" table:display="true" table:show-details="true"/>
                <table:data-pilot-member table:name="0,135155" table:display="true" table:show-details="true"/>
                <table:data-pilot-member table:name="0,135188" table:display="true" table:show-details="true"/>
                <table:data-pilot-member table:name="0,135298" table:display="true" table:show-details="true"/>
                <table:data-pilot-member table:name="0,135315" table:display="true" table:show-details="true"/>
                <table:data-pilot-member table:name="0,135327" table:display="true" table:show-details="true"/>
                <table:data-pilot-member table:name="0,135349" table:display="true" table:show-details="true"/>
                <table:data-pilot-member table:name="0,135356" table:display="true" table:show-details="true"/>
                <table:data-pilot-member table:name="0,135382" table:display="true" table:show-details="true"/>
                <table:data-pilot-member table:name="0,1354" table:display="true" table:show-details="true"/>
                <table:data-pilot-member table:name="0,135407" table:display="true" table:show-details="true"/>
                <table:data-pilot-member table:name="0,135432" table:display="true" table:show-details="true"/>
                <table:data-pilot-member table:name="0,135482" table:display="true" table:show-details="true"/>
                <table:data-pilot-member table:name="0,135486" table:display="true" table:show-details="true"/>
                <table:data-pilot-member table:name="0,135497" table:display="true" table:show-details="true"/>
                <table:data-pilot-member table:name="0,135537" table:display="true" table:show-details="true"/>
                <table:data-pilot-member table:name="0,13554" table:display="true" table:show-details="true"/>
                <table:data-pilot-member table:name="0,135542" table:display="true" table:show-details="true"/>
                <table:data-pilot-member table:name="0,135543" table:display="true" table:show-details="true"/>
                <table:data-pilot-member table:name="0,135544" table:display="true" table:show-details="true"/>
                <table:data-pilot-member table:name="0,135565" table:display="true" table:show-details="true"/>
                <table:data-pilot-member table:name="0,135604" table:display="true" table:show-details="true"/>
                <table:data-pilot-member table:name="0,135625" table:display="true" table:show-details="true"/>
                <table:data-pilot-member table:name="0,135633" table:display="true" table:show-details="true"/>
                <table:data-pilot-member table:name="0,135638" table:display="true" table:show-details="true"/>
                <table:data-pilot-member table:name="0,135645" table:display="true" table:show-details="true"/>
                <table:data-pilot-member table:name="0,135673" table:display="true" table:show-details="true"/>
                <table:data-pilot-member table:name="0,135676" table:display="true" table:show-details="true"/>
                <table:data-pilot-member table:name="0,13569" table:display="true" table:show-details="true"/>
                <table:data-pilot-member table:name="0,135731" table:display="true" table:show-details="true"/>
                <table:data-pilot-member table:name="0,135757" table:display="true" table:show-details="true"/>
                <table:data-pilot-member table:name="0,135766" table:display="true" table:show-details="true"/>
                <table:data-pilot-member table:name="0,135776" table:display="true" table:show-details="true"/>
                <table:data-pilot-member table:name="0,135782" table:display="true" table:show-details="true"/>
                <table:data-pilot-member table:name="0,135786" table:display="true" table:show-details="true"/>
                <table:data-pilot-member table:name="0,135793" table:display="true" table:show-details="true"/>
                <table:data-pilot-member table:name="0,135804" table:display="true" table:show-details="true"/>
                <table:data-pilot-member table:name="0,135805" table:display="true" table:show-details="true"/>
                <table:data-pilot-member table:name="0,13581" table:display="true" table:show-details="true"/>
                <table:data-pilot-member table:name="0,135813" table:display="true" table:show-details="true"/>
                <table:data-pilot-member table:name="0,13582" table:display="true" table:show-details="true"/>
                <table:data-pilot-member table:name="0,135821" table:display="true" table:show-details="true"/>
                <table:data-pilot-member table:name="0,135825" table:display="true" table:show-details="true"/>
                <table:data-pilot-member table:name="0,135829" table:display="true" table:show-details="true"/>
                <table:data-pilot-member table:name="0,135832" table:display="true" table:show-details="true"/>
                <table:data-pilot-member table:name="0,135863" table:display="true" table:show-details="true"/>
                <table:data-pilot-member table:name="0,135884" table:display="true" table:show-details="true"/>
                <table:data-pilot-member table:name="0,135892" table:display="true" table:show-details="true"/>
                <table:data-pilot-member table:name="0,13591" table:display="true" table:show-details="true"/>
                <table:data-pilot-member table:name="0,135913" table:display="true" table:show-details="true"/>
                <table:data-pilot-member table:name="0,135919" table:display="true" table:show-details="true"/>
                <table:data-pilot-member table:name="0,135962" table:display="true" table:show-details="true"/>
                <table:data-pilot-member table:name="0,135974" table:display="true" table:show-details="true"/>
                <table:data-pilot-member table:name="0,135995" table:display="true" table:show-details="true"/>
                <table:data-pilot-member table:name="0,136" table:display="true" table:show-details="true"/>
                <table:data-pilot-member table:name="0,13606" table:display="true" table:show-details="true"/>
                <table:data-pilot-member table:name="0,136084" table:display="true" table:show-details="true"/>
                <table:data-pilot-member table:name="0,1361" table:display="true" table:show-details="true"/>
                <table:data-pilot-member table:name="0,136106" table:display="true" table:show-details="true"/>
                <table:data-pilot-member table:name="0,136117" table:display="true" table:show-details="true"/>
                <table:data-pilot-member table:name="0,136119" table:display="true" table:show-details="true"/>
                <table:data-pilot-member table:name="0,136122" table:display="true" table:show-details="true"/>
                <table:data-pilot-member table:name="0,136173" table:display="true" table:show-details="true"/>
                <table:data-pilot-member table:name="0,13618" table:display="true" table:show-details="true"/>
                <table:data-pilot-member table:name="0,136213" table:display="true" table:show-details="true"/>
                <table:data-pilot-member table:name="0,136237" table:display="true" table:show-details="true"/>
                <table:data-pilot-member table:name="0,136259" table:display="true" table:show-details="true"/>
                <table:data-pilot-member table:name="0,1363" table:display="true" table:show-details="true"/>
                <table:data-pilot-member table:name="0,136308" table:display="true" table:show-details="true"/>
                <table:data-pilot-member table:name="0,136333" table:display="true" table:show-details="true"/>
                <table:data-pilot-member table:name="0,136413" table:display="true" table:show-details="true"/>
                <table:data-pilot-member table:name="0,136452" table:display="true" table:show-details="true"/>
                <table:data-pilot-member table:name="0,136502" table:display="true" table:show-details="true"/>
                <table:data-pilot-member table:name="0,136504" table:display="true" table:show-details="true"/>
                <table:data-pilot-member table:name="0,136525" table:display="true" table:show-details="true"/>
                <table:data-pilot-member table:name="0,136533" table:display="true" table:show-details="true"/>
                <table:data-pilot-member table:name="0,136554" table:display="true" table:show-details="true"/>
                <table:data-pilot-member table:name="0,136594" table:display="true" table:show-details="true"/>
                <table:data-pilot-member table:name="0,136669" table:display="true" table:show-details="true"/>
                <table:data-pilot-member table:name="0,136685" table:display="true" table:show-details="true"/>
                <table:data-pilot-member table:name="0,136709" table:display="true" table:show-details="true"/>
                <table:data-pilot-member table:name="0,136716" table:display="true" table:show-details="true"/>
                <table:data-pilot-member table:name="0,13691" table:display="true" table:show-details="true"/>
                <table:data-pilot-member table:name="0,136912" table:display="true" table:show-details="true"/>
                <table:data-pilot-member table:name="0,136918" table:display="true" table:show-details="true"/>
                <table:data-pilot-member table:name="0,13692" table:display="true" table:show-details="true"/>
                <table:data-pilot-member table:name="0,137013" table:display="true" table:show-details="true"/>
                <table:data-pilot-member table:name="0,137086" table:display="true" table:show-details="true"/>
                <table:data-pilot-member table:name="0,137097" table:display="true" table:show-details="true"/>
                <table:data-pilot-member table:name="0,13714" table:display="true" table:show-details="true"/>
                <table:data-pilot-member table:name="0,137169" table:display="true" table:show-details="true"/>
                <table:data-pilot-member table:name="0,137197" table:display="true" table:show-details="true"/>
                <table:data-pilot-member table:name="0,13723" table:display="true" table:show-details="true"/>
                <table:data-pilot-member table:name="0,13742" table:display="true" table:show-details="true"/>
                <table:data-pilot-member table:name="0,13748" table:display="true" table:show-details="true"/>
                <table:data-pilot-member table:name="0,137777" table:display="true" table:show-details="true"/>
                <table:data-pilot-member table:name="0,137781" table:display="true" table:show-details="true"/>
                <table:data-pilot-member table:name="0,13779" table:display="true" table:show-details="true"/>
                <table:data-pilot-member table:name="0,137852" table:display="true" table:show-details="true"/>
                <table:data-pilot-member table:name="0,137882" table:display="true" table:show-details="true"/>
                <table:data-pilot-member table:name="0,137893" table:display="true" table:show-details="true"/>
                <table:data-pilot-member table:name="0,13798" table:display="true" table:show-details="true"/>
                <table:data-pilot-member table:name="0,138299" table:display="true" table:show-details="true"/>
                <table:data-pilot-member table:name="0,138315" table:display="true" table:show-details="true"/>
                <table:data-pilot-member table:name="0,138375" table:display="true" table:show-details="true"/>
                <table:data-pilot-member table:name="0,138431" table:display="true" table:show-details="true"/>
                <table:data-pilot-member table:name="0,138477" table:display="true" table:show-details="true"/>
                <table:data-pilot-member table:name="0,138548" table:display="true" table:show-details="true"/>
                <table:data-pilot-member table:name="0,138668" table:display="true" table:show-details="true"/>
                <table:data-pilot-member table:name="0,138735" table:display="true" table:show-details="true"/>
                <table:data-pilot-member table:name="0,13877" table:display="true" table:show-details="true"/>
                <table:data-pilot-member table:name="0,138794" table:display="true" table:show-details="true"/>
                <table:data-pilot-member table:name="0,138812" table:display="true" table:show-details="true"/>
                <table:data-pilot-member table:name="0,138866" table:display="true" table:show-details="true"/>
                <table:data-pilot-member table:name="0,139004" table:display="true" table:show-details="true"/>
                <table:data-pilot-member table:name="0,139032" table:display="true" table:show-details="true"/>
                <table:data-pilot-member table:name="0,139056" table:display="true" table:show-details="true"/>
                <table:data-pilot-member table:name="0,139072" table:display="true" table:show-details="true"/>
                <table:data-pilot-member table:name="0,139206" table:display="true" table:show-details="true"/>
                <table:data-pilot-member table:name="0,139263" table:display="true" table:show-details="true"/>
                <table:data-pilot-member table:name="0,139314" table:display="true" table:show-details="true"/>
                <table:data-pilot-member table:name="0,139333" table:display="true" table:show-details="true"/>
                <table:data-pilot-member table:name="0,139386" table:display="true" table:show-details="true"/>
                <table:data-pilot-member table:name="0,139393" table:display="true" table:show-details="true"/>
                <table:data-pilot-member table:name="0,139434" table:display="true" table:show-details="true"/>
                <table:data-pilot-member table:name="0,139513" table:display="true" table:show-details="true"/>
                <table:data-pilot-member table:name="0,139532" table:display="true" table:show-details="true"/>
                <table:data-pilot-member table:name="0,139566" table:display="true" table:show-details="true"/>
                <table:data-pilot-member table:name="0,139688" table:display="true" table:show-details="true"/>
                <table:data-pilot-member table:name="0,139712" table:display="true" table:show-details="true"/>
                <table:data-pilot-member table:name="0,13974" table:display="true" table:show-details="true"/>
                <table:data-pilot-member table:name="0,139753" table:display="true" table:show-details="true"/>
                <table:data-pilot-member table:name="0,139809" table:display="true" table:show-details="true"/>
                <table:data-pilot-member table:name="0,139877" table:display="true" table:show-details="true"/>
                <table:data-pilot-member table:name="0,139907" table:display="true" table:show-details="true"/>
                <table:data-pilot-member table:name="0,139916" table:display="true" table:show-details="true"/>
                <table:data-pilot-member table:name="0,139981" table:display="true" table:show-details="true"/>
                <table:data-pilot-member table:name="0,140074" table:display="true" table:show-details="true"/>
                <table:data-pilot-member table:name="0,140093" table:display="true" table:show-details="true"/>
                <table:data-pilot-member table:name="0,140183" table:display="true" table:show-details="true"/>
                <table:data-pilot-member table:name="0,1402" table:display="true" table:show-details="true"/>
                <table:data-pilot-member table:name="0,140201" table:display="true" table:show-details="true"/>
                <table:data-pilot-member table:name="0,140346" table:display="true" table:show-details="true"/>
                <table:data-pilot-member table:name="0,140501" table:display="true" table:show-details="true"/>
                <table:data-pilot-member table:name="0,140505" table:display="true" table:show-details="true"/>
                <table:data-pilot-member table:name="0,140584" table:display="true" table:show-details="true"/>
                <table:data-pilot-member table:name="0,14063" table:display="true" table:show-details="true"/>
                <table:data-pilot-member table:name="0,14069" table:display="true" table:show-details="true"/>
                <table:data-pilot-member table:name="0,140718" table:display="true" table:show-details="true"/>
                <table:data-pilot-member table:name="0,140733" table:display="true" table:show-details="true"/>
                <table:data-pilot-member table:name="0,140734" table:display="true" table:show-details="true"/>
                <table:data-pilot-member table:name="0,140778" table:display="true" table:show-details="true"/>
                <table:data-pilot-member table:name="0,140813" table:display="true" table:show-details="true"/>
                <table:data-pilot-member table:name="0,140854" table:display="true" table:show-details="true"/>
                <table:data-pilot-member table:name="0,140952" table:display="true" table:show-details="true"/>
                <table:data-pilot-member table:name="0,141046" table:display="true" table:show-details="true"/>
                <table:data-pilot-member table:name="0,141051" table:display="true" table:show-details="true"/>
                <table:data-pilot-member table:name="0,141138" table:display="true" table:show-details="true"/>
                <table:data-pilot-member table:name="0,141146" table:display="true" table:show-details="true"/>
                <table:data-pilot-member table:name="0,141209" table:display="true" table:show-details="true"/>
                <table:data-pilot-member table:name="0,141288" table:display="true" table:show-details="true"/>
                <table:data-pilot-member table:name="0,141297" table:display="true" table:show-details="true"/>
                <table:data-pilot-member table:name="0,141329" table:display="true" table:show-details="true"/>
                <table:data-pilot-member table:name="0,14133" table:display="true" table:show-details="true"/>
                <table:data-pilot-member table:name="0,141365" table:display="true" table:show-details="true"/>
                <table:data-pilot-member table:name="0,141447" table:display="true" table:show-details="true"/>
                <table:data-pilot-member table:name="0,141479" table:display="true" table:show-details="true"/>
                <table:data-pilot-member table:name="0,14157" table:display="true" table:show-details="true"/>
                <table:data-pilot-member table:name="0,141572" table:display="true" table:show-details="true"/>
                <table:data-pilot-member table:name="0,141618" table:display="true" table:show-details="true"/>
                <table:data-pilot-member table:name="0,141651" table:display="true" table:show-details="true"/>
                <table:data-pilot-member table:name="0,141689" table:display="true" table:show-details="true"/>
                <table:data-pilot-member table:name="0,141693" table:display="true" table:show-details="true"/>
                <table:data-pilot-member table:name="0,14173" table:display="true" table:show-details="true"/>
                <table:data-pilot-member table:name="0,14174" table:display="true" table:show-details="true"/>
                <table:data-pilot-member table:name="0,141838" table:display="true" table:show-details="true"/>
                <table:data-pilot-member table:name="0,141841" table:display="true" table:show-details="true"/>
                <table:data-pilot-member table:name="0,141897" table:display="true" table:show-details="true"/>
                <table:data-pilot-member table:name="0,141963" table:display="true" table:show-details="true"/>
                <table:data-pilot-member table:name="0,141973" table:display="true" table:show-details="true"/>
                <table:data-pilot-member table:name="0,142018" table:display="true" table:show-details="true"/>
                <table:data-pilot-member table:name="0,142162" table:display="true" table:show-details="true"/>
                <table:data-pilot-member table:name="0,142303" table:display="true" table:show-details="true"/>
                <table:data-pilot-member table:name="0,142344" table:display="true" table:show-details="true"/>
                <table:data-pilot-member table:name="0,14244" table:display="true" table:show-details="true"/>
                <table:data-pilot-member table:name="0,142643" table:display="true" table:show-details="true"/>
                <table:data-pilot-member table:name="0,142739" table:display="true" table:show-details="true"/>
                <table:data-pilot-member table:name="0,142871" table:display="true" table:show-details="true"/>
                <table:data-pilot-member table:name="0,143265" table:display="true" table:show-details="true"/>
                <table:data-pilot-member table:name="0,143334" table:display="true" table:show-details="true"/>
                <table:data-pilot-member table:name="0,143368" table:display="true" table:show-details="true"/>
                <table:data-pilot-member table:name="0,143504" table:display="true" table:show-details="true"/>
                <table:data-pilot-member table:name="0,143687" table:display="true" table:show-details="true"/>
                <table:data-pilot-member table:name="0,143753" table:display="true" table:show-details="true"/>
                <table:data-pilot-member table:name="0,143848" table:display="true" table:show-details="true"/>
                <table:data-pilot-member table:name="0,14388" table:display="true" table:show-details="true"/>
                <table:data-pilot-member table:name="0,14403" table:display="true" table:show-details="true"/>
                <table:data-pilot-member table:name="0,144146" table:display="true" table:show-details="true"/>
                <table:data-pilot-member table:name="0,144183" table:display="true" table:show-details="true"/>
                <table:data-pilot-member table:name="0,144197" table:display="true" table:show-details="true"/>
                <table:data-pilot-member table:name="0,144237" table:display="true" table:show-details="true"/>
                <table:data-pilot-member table:name="0,144525" table:display="true" table:show-details="true"/>
                <table:data-pilot-member table:name="0,144655" table:display="true" table:show-details="true"/>
                <table:data-pilot-member table:name="0,145264" table:display="true" table:show-details="true"/>
                <table:data-pilot-member table:name="0,14531" table:display="true" table:show-details="true"/>
                <table:data-pilot-member table:name="0,145454" table:display="true" table:show-details="true"/>
                <table:data-pilot-member table:name="0,145661" table:display="true" table:show-details="true"/>
                <table:data-pilot-member table:name="0,145797" table:display="true" table:show-details="true"/>
                <table:data-pilot-member table:name="0,145995" table:display="true" table:show-details="true"/>
                <table:data-pilot-member table:name="0,146108" table:display="true" table:show-details="true"/>
                <table:data-pilot-member table:name="0,146217" table:display="true" table:show-details="true"/>
                <table:data-pilot-member table:name="0,146229" table:display="true" table:show-details="true"/>
                <table:data-pilot-member table:name="0,146357" table:display="true" table:show-details="true"/>
                <table:data-pilot-member table:name="0,14644" table:display="true" table:show-details="true"/>
                <table:data-pilot-member table:name="0,146451" table:display="true" table:show-details="true"/>
                <table:data-pilot-member table:name="0,14647" table:display="true" table:show-details="true"/>
                <table:data-pilot-member table:name="0,146915" table:display="true" table:show-details="true"/>
                <table:data-pilot-member table:name="0,147362" table:display="true" table:show-details="true"/>
                <table:data-pilot-member table:name="0,147845" table:display="true" table:show-details="true"/>
                <table:data-pilot-member table:name="0,147959" table:display="true" table:show-details="true"/>
                <table:data-pilot-member table:name="0,148122" table:display="true" table:show-details="true"/>
                <table:data-pilot-member table:name="0,148373" table:display="true" table:show-details="true"/>
                <table:data-pilot-member table:name="0,148379" table:display="true" table:show-details="true"/>
                <table:data-pilot-member table:name="0,148518" table:display="true" table:show-details="true"/>
                <table:data-pilot-member table:name="0,14855" table:display="true" table:show-details="true"/>
                <table:data-pilot-member table:name="0,148704" table:display="true" table:show-details="true"/>
                <table:data-pilot-member table:name="0,149315" table:display="true" table:show-details="true"/>
                <table:data-pilot-member table:name="0,149453" table:display="true" table:show-details="true"/>
                <table:data-pilot-member table:name="0,149462" table:display="true" table:show-details="true"/>
                <table:data-pilot-member table:name="0,149558" table:display="true" table:show-details="true"/>
                <table:data-pilot-member table:name="0,150337" table:display="true" table:show-details="true"/>
                <table:data-pilot-member table:name="0,150368" table:display="true" table:show-details="true"/>
                <table:data-pilot-member table:name="0,15041" table:display="true" table:show-details="true"/>
                <table:data-pilot-member table:name="0,15071" table:display="true" table:show-details="true"/>
                <table:data-pilot-member table:name="0,150727" table:display="true" table:show-details="true"/>
                <table:data-pilot-member table:name="0,150765" table:display="true" table:show-details="true"/>
                <table:data-pilot-member table:name="0,150887" table:display="true" table:show-details="true"/>
                <table:data-pilot-member table:name="0,150967" table:display="true" table:show-details="true"/>
                <table:data-pilot-member table:name="0,151006" table:display="true" table:show-details="true"/>
                <table:data-pilot-member table:name="0,151274" table:display="true" table:show-details="true"/>
                <table:data-pilot-member table:name="0,151382" table:display="true" table:show-details="true"/>
                <table:data-pilot-member table:name="0,151549" table:display="true" table:show-details="true"/>
                <table:data-pilot-member table:name="0,151886" table:display="true" table:show-details="true"/>
                <table:data-pilot-member table:name="0,152084" table:display="true" table:show-details="true"/>
                <table:data-pilot-member table:name="0,152275" table:display="true" table:show-details="true"/>
                <table:data-pilot-member table:name="0,152746" table:display="true" table:show-details="true"/>
                <table:data-pilot-member table:name="0,152844" table:display="true" table:show-details="true"/>
                <table:data-pilot-member table:name="0,152901" table:display="true" table:show-details="true"/>
                <table:data-pilot-member table:name="0,153015" table:display="true" table:show-details="true"/>
                <table:data-pilot-member table:name="0,153149" table:display="true" table:show-details="true"/>
                <table:data-pilot-member table:name="0,153389" table:display="true" table:show-details="true"/>
                <table:data-pilot-member table:name="0,153476" table:display="true" table:show-details="true"/>
                <table:data-pilot-member table:name="0,153501" table:display="true" table:show-details="true"/>
                <table:data-pilot-member table:name="0,153588" table:display="true" table:show-details="true"/>
                <table:data-pilot-member table:name="0,153653" table:display="true" table:show-details="true"/>
                <table:data-pilot-member table:name="0,153769" table:display="true" table:show-details="true"/>
                <table:data-pilot-member table:name="0,153863" table:display="true" table:show-details="true"/>
                <table:data-pilot-member table:name="0,153943" table:display="true" table:show-details="true"/>
                <table:data-pilot-member table:name="0,154288" table:display="true" table:show-details="true"/>
                <table:data-pilot-member table:name="0,154639" table:display="true" table:show-details="true"/>
                <table:data-pilot-member table:name="0,15465" table:display="true" table:show-details="true"/>
                <table:data-pilot-member table:name="0,155156" table:display="true" table:show-details="true"/>
                <table:data-pilot-member table:name="0,155178" table:display="true" table:show-details="true"/>
                <table:data-pilot-member table:name="0,156262" table:display="true" table:show-details="true"/>
                <table:data-pilot-member table:name="0,156327" table:display="true" table:show-details="true"/>
                <table:data-pilot-member table:name="0,156416" table:display="true" table:show-details="true"/>
                <table:data-pilot-member table:name="0,157135" table:display="true" table:show-details="true"/>
                <table:data-pilot-member table:name="0,157202" table:display="true" table:show-details="true"/>
                <table:data-pilot-member table:name="0,157251" table:display="true" table:show-details="true"/>
                <table:data-pilot-member table:name="0,157384" table:display="true" table:show-details="true"/>
                <table:data-pilot-member table:name="0,157394" table:display="true" table:show-details="true"/>
                <table:data-pilot-member table:name="0,157401" table:display="true" table:show-details="true"/>
                <table:data-pilot-member table:name="0,157414" table:display="true" table:show-details="true"/>
                <table:data-pilot-member table:name="0,157427" table:display="true" table:show-details="true"/>
                <table:data-pilot-member table:name="0,157437" table:display="true" table:show-details="true"/>
                <table:data-pilot-member table:name="0,157441" table:display="true" table:show-details="true"/>
                <table:data-pilot-member table:name="0,157442" table:display="true" table:show-details="true"/>
                <table:data-pilot-member table:name="0,157462" table:display="true" table:show-details="true"/>
                <table:data-pilot-member table:name="0,157522" table:display="true" table:show-details="true"/>
                <table:data-pilot-member table:name="0,157555" table:display="true" table:show-details="true"/>
                <table:data-pilot-member table:name="0,157562" table:display="true" table:show-details="true"/>
                <table:data-pilot-member table:name="0,157565" table:display="true" table:show-details="true"/>
                <table:data-pilot-member table:name="0,157566" table:display="true" table:show-details="true"/>
                <table:data-pilot-member table:name="0,157627" table:display="true" table:show-details="true"/>
                <table:data-pilot-member table:name="0,157632" table:display="true" table:show-details="true"/>
                <table:data-pilot-member table:name="0,157648" table:display="true" table:show-details="true"/>
                <table:data-pilot-member table:name="0,157654" table:display="true" table:show-details="true"/>
                <table:data-pilot-member table:name="0,15768" table:display="true" table:show-details="true"/>
                <table:data-pilot-member table:name="0,157757" table:display="true" table:show-details="true"/>
                <table:data-pilot-member table:name="0,157767" table:display="true" table:show-details="true"/>
                <table:data-pilot-member table:name="0,15777" table:display="true" table:show-details="true"/>
                <table:data-pilot-member table:name="0,157773" table:display="true" table:show-details="true"/>
                <table:data-pilot-member table:name="0,157798" table:display="true" table:show-details="true"/>
                <table:data-pilot-member table:name="0,157838" table:display="true" table:show-details="true"/>
                <table:data-pilot-member table:name="0,157857" table:display="true" table:show-details="true"/>
                <table:data-pilot-member table:name="0,157896" table:display="true" table:show-details="true"/>
                <table:data-pilot-member table:name="0,157909" table:display="true" table:show-details="true"/>
                <table:data-pilot-member table:name="0,157925" table:display="true" table:show-details="true"/>
                <table:data-pilot-member table:name="0,157985" table:display="true" table:show-details="true"/>
                <table:data-pilot-member table:name="0,158014" table:display="true" table:show-details="true"/>
                <table:data-pilot-member table:name="0,158027" table:display="true" table:show-details="true"/>
                <table:data-pilot-member table:name="0,158038" table:display="true" table:show-details="true"/>
                <table:data-pilot-member table:name="0,158062" table:display="true" table:show-details="true"/>
                <table:data-pilot-member table:name="0,158102" table:display="true" table:show-details="true"/>
                <table:data-pilot-member table:name="0,158128" table:display="true" table:show-details="true"/>
                <table:data-pilot-member table:name="0,158136" table:display="true" table:show-details="true"/>
                <table:data-pilot-member table:name="0,15815" table:display="true" table:show-details="true"/>
                <table:data-pilot-member table:name="0,158165" table:display="true" table:show-details="true"/>
                <table:data-pilot-member table:name="0,158297" table:display="true" table:show-details="true"/>
                <table:data-pilot-member table:name="0,158329" table:display="true" table:show-details="true"/>
                <table:data-pilot-member table:name="0,158344" table:display="true" table:show-details="true"/>
                <table:data-pilot-member table:name="0,158349" table:display="true" table:show-details="true"/>
                <table:data-pilot-member table:name="0,158376" table:display="true" table:show-details="true"/>
                <table:data-pilot-member table:name="0,158391" table:display="true" table:show-details="true"/>
                <table:data-pilot-member table:name="0,158445" table:display="true" table:show-details="true"/>
                <table:data-pilot-member table:name="0,158458" table:display="true" table:show-details="true"/>
                <table:data-pilot-member table:name="0,158465" table:display="true" table:show-details="true"/>
                <table:data-pilot-member table:name="0,158471" table:display="true" table:show-details="true"/>
                <table:data-pilot-member table:name="0,158505" table:display="true" table:show-details="true"/>
                <table:data-pilot-member table:name="0,158511" table:display="true" table:show-details="true"/>
                <table:data-pilot-member table:name="0,15853" table:display="true" table:show-details="true"/>
                <table:data-pilot-member table:name="0,158587" table:display="true" table:show-details="true"/>
                <table:data-pilot-member table:name="0,158598" table:display="true" table:show-details="true"/>
                <table:data-pilot-member table:name="0,158638" table:display="true" table:show-details="true"/>
                <table:data-pilot-member table:name="0,158675" table:display="true" table:show-details="true"/>
                <table:data-pilot-member table:name="0,158684" table:display="true" table:show-details="true"/>
                <table:data-pilot-member table:name="0,158713" table:display="true" table:show-details="true"/>
                <table:data-pilot-member table:name="0,15875" table:display="true" table:show-details="true"/>
                <table:data-pilot-member table:name="0,158752" table:display="true" table:show-details="true"/>
                <table:data-pilot-member table:name="0,158782" table:display="true" table:show-details="true"/>
                <table:data-pilot-member table:name="0,158839" table:display="true" table:show-details="true"/>
                <table:data-pilot-member table:name="0,158842" table:display="true" table:show-details="true"/>
                <table:data-pilot-member table:name="0,158911" table:display="true" table:show-details="true"/>
                <table:data-pilot-member table:name="0,158916" table:display="true" table:show-details="true"/>
                <table:data-pilot-member table:name="0,159084" table:display="true" table:show-details="true"/>
                <table:data-pilot-member table:name="0,159142" table:display="true" table:show-details="true"/>
                <table:data-pilot-member table:name="0,159199" table:display="true" table:show-details="true"/>
                <table:data-pilot-member table:name="0,159217" table:display="true" table:show-details="true"/>
                <table:data-pilot-member table:name="0,15924" table:display="true" table:show-details="true"/>
                <table:data-pilot-member table:name="0,159266" table:display="true" table:show-details="true"/>
                <table:data-pilot-member table:name="0,159269" table:display="true" table:show-details="true"/>
                <table:data-pilot-member table:name="0,1593" table:display="true" table:show-details="true"/>
                <table:data-pilot-member table:name="0,159326" table:display="true" table:show-details="true"/>
                <table:data-pilot-member table:name="0,159378" table:display="true" table:show-details="true"/>
                <table:data-pilot-member table:name="0,159395" table:display="true" table:show-details="true"/>
                <table:data-pilot-member table:name="0,159504" table:display="true" table:show-details="true"/>
                <table:data-pilot-member table:name="0,159559" table:display="true" table:show-details="true"/>
                <table:data-pilot-member table:name="0,159735" table:display="true" table:show-details="true"/>
                <table:data-pilot-member table:name="0,159867" table:display="true" table:show-details="true"/>
                <table:data-pilot-member table:name="0,159869" table:display="true" table:show-details="true"/>
                <table:data-pilot-member table:name="0,159933" table:display="true" table:show-details="true"/>
                <table:data-pilot-member table:name="0,159937" table:display="true" table:show-details="true"/>
                <table:data-pilot-member table:name="0,160268" table:display="true" table:show-details="true"/>
                <table:data-pilot-member table:name="0,160446" table:display="true" table:show-details="true"/>
                <table:data-pilot-member table:name="0,160587" table:display="true" table:show-details="true"/>
                <table:data-pilot-member table:name="0,160837" table:display="true" table:show-details="true"/>
                <table:data-pilot-member table:name="0,161106" table:display="true" table:show-details="true"/>
                <table:data-pilot-member table:name="0,161178" table:display="true" table:show-details="true"/>
                <table:data-pilot-member table:name="0,161388" table:display="true" table:show-details="true"/>
                <table:data-pilot-member table:name="0,161453" table:display="true" table:show-details="true"/>
                <table:data-pilot-member table:name="0,161505" table:display="true" table:show-details="true"/>
                <table:data-pilot-member table:name="0,16164" table:display="true" table:show-details="true"/>
                <table:data-pilot-member table:name="0,161694" table:display="true" table:show-details="true"/>
                <table:data-pilot-member table:name="0,161704" table:display="true" table:show-details="true"/>
                <table:data-pilot-member table:name="0,16195" table:display="true" table:show-details="true"/>
                <table:data-pilot-member table:name="0,162205" table:display="true" table:show-details="true"/>
                <table:data-pilot-member table:name="0,162226" table:display="true" table:show-details="true"/>
                <table:data-pilot-member table:name="0,162259" table:display="true" table:show-details="true"/>
                <table:data-pilot-member table:name="0,162364" table:display="true" table:show-details="true"/>
                <table:data-pilot-member table:name="0,162402" table:display="true" table:show-details="true"/>
                <table:data-pilot-member table:name="0,162857" table:display="true" table:show-details="true"/>
                <table:data-pilot-member table:name="0,162928" table:display="true" table:show-details="true"/>
                <table:data-pilot-member table:name="0,163659" table:display="true" table:show-details="true"/>
                <table:data-pilot-member table:name="0,164128" table:display="true" table:show-details="true"/>
                <table:data-pilot-member table:name="0,164556" table:display="true" table:show-details="true"/>
                <table:data-pilot-member table:name="0,164639" table:display="true" table:show-details="true"/>
                <table:data-pilot-member table:name="0,165126" table:display="true" table:show-details="true"/>
                <table:data-pilot-member table:name="0,16519" table:display="true" table:show-details="true"/>
                <table:data-pilot-member table:name="0,165668" table:display="true" table:show-details="true"/>
                <table:data-pilot-member table:name="0,165677" table:display="true" table:show-details="true"/>
                <table:data-pilot-member table:name="0,165959" table:display="true" table:show-details="true"/>
                <table:data-pilot-member table:name="0,166068" table:display="true" table:show-details="true"/>
                <table:data-pilot-member table:name="0,166209" table:display="true" table:show-details="true"/>
                <table:data-pilot-member table:name="0,166495" table:display="true" table:show-details="true"/>
                <table:data-pilot-member table:name="0,166496" table:display="true" table:show-details="true"/>
                <table:data-pilot-member table:name="0,166929" table:display="true" table:show-details="true"/>
                <table:data-pilot-member table:name="0,167556" table:display="true" table:show-details="true"/>
                <table:data-pilot-member table:name="0,167734" table:display="true" table:show-details="true"/>
                <table:data-pilot-member table:name="0,168191" table:display="true" table:show-details="true"/>
                <table:data-pilot-member table:name="0,16832" table:display="true" table:show-details="true"/>
                <table:data-pilot-member table:name="0,168506" table:display="true" table:show-details="true"/>
                <table:data-pilot-member table:name="0,168757" table:display="true" table:show-details="true"/>
                <table:data-pilot-member table:name="0,168805" table:display="true" table:show-details="true"/>
                <table:data-pilot-member table:name="0,169227" table:display="true" table:show-details="true"/>
                <table:data-pilot-member table:name="0,169822" table:display="true" table:show-details="true"/>
                <table:data-pilot-member table:name="0,169933" table:display="true" table:show-details="true"/>
                <table:data-pilot-member table:name="0,169985" table:display="true" table:show-details="true"/>
                <table:data-pilot-member table:name="0,16999" table:display="true" table:show-details="true"/>
                <table:data-pilot-member table:name="0,17026" table:display="true" table:show-details="true"/>
                <table:data-pilot-member table:name="0,170266" table:display="true" table:show-details="true"/>
                <table:data-pilot-member table:name="0,170317" table:display="true" table:show-details="true"/>
                <table:data-pilot-member table:name="0,170951" table:display="true" table:show-details="true"/>
                <table:data-pilot-member table:name="0,170952" table:display="true" table:show-details="true"/>
                <table:data-pilot-member table:name="0,172525" table:display="true" table:show-details="true"/>
                <table:data-pilot-member table:name="0,172604" table:display="true" table:show-details="true"/>
                <table:data-pilot-member table:name="0,172973" table:display="true" table:show-details="true"/>
                <table:data-pilot-member table:name="0,173277" table:display="true" table:show-details="true"/>
                <table:data-pilot-member table:name="0,174333" table:display="true" table:show-details="true"/>
                <table:data-pilot-member table:name="0,177975" table:display="true" table:show-details="true"/>
                <table:data-pilot-member table:name="0,178591" table:display="true" table:show-details="true"/>
                <table:data-pilot-member table:name="0,178712" table:display="true" table:show-details="true"/>
                <table:data-pilot-member table:name="0,1788" table:display="true" table:show-details="true"/>
                <table:data-pilot-member table:name="0,178838" table:display="true" table:show-details="true"/>
                <table:data-pilot-member table:name="0,178872" table:display="true" table:show-details="true"/>
                <table:data-pilot-member table:name="0,178992" table:display="true" table:show-details="true"/>
                <table:data-pilot-member table:name="0,179011" table:display="true" table:show-details="true"/>
                <table:data-pilot-member table:name="0,179018" table:display="true" table:show-details="true"/>
                <table:data-pilot-member table:name="0,179019" table:display="true" table:show-details="true"/>
                <table:data-pilot-member table:name="0,179059" table:display="true" table:show-details="true"/>
                <table:data-pilot-member table:name="0,179167" table:display="true" table:show-details="true"/>
                <table:data-pilot-member table:name="0,179205" table:display="true" table:show-details="true"/>
                <table:data-pilot-member table:name="0,179217" table:display="true" table:show-details="true"/>
                <table:data-pilot-member table:name="0,179237" table:display="true" table:show-details="true"/>
                <table:data-pilot-member table:name="0,179255" table:display="true" table:show-details="true"/>
                <table:data-pilot-member table:name="0,17929" table:display="true" table:show-details="true"/>
                <table:data-pilot-member table:name="0,179296" table:display="true" table:show-details="true"/>
                <table:data-pilot-member table:name="0,179324" table:display="true" table:show-details="true"/>
                <table:data-pilot-member table:name="0,179331" table:display="true" table:show-details="true"/>
                <table:data-pilot-member table:name="0,179335" table:display="true" table:show-details="true"/>
                <table:data-pilot-member table:name="0,17935" table:display="true" table:show-details="true"/>
                <table:data-pilot-member table:name="0,179362" table:display="true" table:show-details="true"/>
                <table:data-pilot-member table:name="0,179365" table:display="true" table:show-details="true"/>
                <table:data-pilot-member table:name="0,179406" table:display="true" table:show-details="true"/>
                <table:data-pilot-member table:name="0,179451" table:display="true" table:show-details="true"/>
                <table:data-pilot-member table:name="0,179461" table:display="true" table:show-details="true"/>
                <table:data-pilot-member table:name="0,179467" table:display="true" table:show-details="true"/>
                <table:data-pilot-member table:name="0,179499" table:display="true" table:show-details="true"/>
                <table:data-pilot-member table:name="0,179515" table:display="true" table:show-details="true"/>
                <table:data-pilot-member table:name="0,17952" table:display="true" table:show-details="true"/>
                <table:data-pilot-member table:name="0,179599" table:display="true" table:show-details="true"/>
                <table:data-pilot-member table:name="0,179601" table:display="true" table:show-details="true"/>
                <table:data-pilot-member table:name="0,179622" table:display="true" table:show-details="true"/>
                <table:data-pilot-member table:name="0,179651" table:display="true" table:show-details="true"/>
                <table:data-pilot-member table:name="0,179663" table:display="true" table:show-details="true"/>
                <table:data-pilot-member table:name="0,179665" table:display="true" table:show-details="true"/>
                <table:data-pilot-member table:name="0,179694" table:display="true" table:show-details="true"/>
                <table:data-pilot-member table:name="0,179707" table:display="true" table:show-details="true"/>
                <table:data-pilot-member table:name="0,179721" table:display="true" table:show-details="true"/>
                <table:data-pilot-member table:name="0,17975" table:display="true" table:show-details="true"/>
                <table:data-pilot-member table:name="0,179765" table:display="true" table:show-details="true"/>
                <table:data-pilot-member table:name="0,179779" table:display="true" table:show-details="true"/>
                <table:data-pilot-member table:name="0,179792" table:display="true" table:show-details="true"/>
                <table:data-pilot-member table:name="0,179804" table:display="true" table:show-details="true"/>
                <table:data-pilot-member table:name="0,179854" table:display="true" table:show-details="true"/>
                <table:data-pilot-member table:name="0,179893" table:display="true" table:show-details="true"/>
                <table:data-pilot-member table:name="0,180046" table:display="true" table:show-details="true"/>
                <table:data-pilot-member table:name="0,180135" table:display="true" table:show-details="true"/>
                <table:data-pilot-member table:name="0,180195" table:display="true" table:show-details="true"/>
                <table:data-pilot-member table:name="0,180203" table:display="true" table:show-details="true"/>
                <table:data-pilot-member table:name="0,180251" table:display="true" table:show-details="true"/>
                <table:data-pilot-member table:name="0,180326" table:display="true" table:show-details="true"/>
                <table:data-pilot-member table:name="0,18038" table:display="true" table:show-details="true"/>
                <table:data-pilot-member table:name="0,180381" table:display="true" table:show-details="true"/>
                <table:data-pilot-member table:name="0,180452" table:display="true" table:show-details="true"/>
                <table:data-pilot-member table:name="0,180499" table:display="true" table:show-details="true"/>
                <table:data-pilot-member table:name="0,180553" table:display="true" table:show-details="true"/>
                <table:data-pilot-member table:name="0,18059" table:display="true" table:show-details="true"/>
                <table:data-pilot-member table:name="0,180646" table:display="true" table:show-details="true"/>
                <table:data-pilot-member table:name="0,180693" table:display="true" table:show-details="true"/>
                <table:data-pilot-member table:name="0,180699" table:display="true" table:show-details="true"/>
                <table:data-pilot-member table:name="0,180713" table:display="true" table:show-details="true"/>
                <table:data-pilot-member table:name="0,180754" table:display="true" table:show-details="true"/>
                <table:data-pilot-member table:name="0,18077" table:display="true" table:show-details="true"/>
                <table:data-pilot-member table:name="0,180853" table:display="true" table:show-details="true"/>
                <table:data-pilot-member table:name="0,180854" table:display="true" table:show-details="true"/>
                <table:data-pilot-member table:name="0,180862" table:display="true" table:show-details="true"/>
                <table:data-pilot-member table:name="0,181041" table:display="true" table:show-details="true"/>
                <table:data-pilot-member table:name="0,181056" table:display="true" table:show-details="true"/>
                <table:data-pilot-member table:name="0,181201" table:display="true" table:show-details="true"/>
                <table:data-pilot-member table:name="0,181295" table:display="true" table:show-details="true"/>
                <table:data-pilot-member table:name="0,181331" table:display="true" table:show-details="true"/>
                <table:data-pilot-member table:name="0,181379" table:display="true" table:show-details="true"/>
                <table:data-pilot-member table:name="0,181435" table:display="true" table:show-details="true"/>
                <table:data-pilot-member table:name="0,181734" table:display="true" table:show-details="true"/>
                <table:data-pilot-member table:name="0,182322" table:display="true" table:show-details="true"/>
                <table:data-pilot-member table:name="0,182393" table:display="true" table:show-details="true"/>
                <table:data-pilot-member table:name="0,182624" table:display="true" table:show-details="true"/>
                <table:data-pilot-member table:name="0,182936" table:display="true" table:show-details="true"/>
                <table:data-pilot-member table:name="0,182988" table:display="true" table:show-details="true"/>
                <table:data-pilot-member table:name="0,183081" table:display="true" table:show-details="true"/>
                <table:data-pilot-member table:name="0,183104" table:display="true" table:show-details="true"/>
                <table:data-pilot-member table:name="0,183357" table:display="true" table:show-details="true"/>
                <table:data-pilot-member table:name="0,183408" table:display="true" table:show-details="true"/>
                <table:data-pilot-member table:name="0,183518" table:display="true" table:show-details="true"/>
                <table:data-pilot-member table:name="0,183527" table:display="true" table:show-details="true"/>
                <table:data-pilot-member table:name="0,183996" table:display="true" table:show-details="true"/>
                <table:data-pilot-member table:name="0,184156" table:display="true" table:show-details="true"/>
                <table:data-pilot-member table:name="0,184707" table:display="true" table:show-details="true"/>
                <table:data-pilot-member table:name="0,184904" table:display="true" table:show-details="true"/>
                <table:data-pilot-member table:name="0,185114" table:display="true" table:show-details="true"/>
                <table:data-pilot-member table:name="0,185143" table:display="true" table:show-details="true"/>
                <table:data-pilot-member table:name="0,185791" table:display="true" table:show-details="true"/>
                <table:data-pilot-member table:name="0,186153" table:display="true" table:show-details="true"/>
                <table:data-pilot-member table:name="0,186503" table:display="true" table:show-details="true"/>
                <table:data-pilot-member table:name="0,189451" table:display="true" table:show-details="true"/>
                <table:data-pilot-member table:name="0,191485" table:display="true" table:show-details="true"/>
                <table:data-pilot-member table:name="0,191626" table:display="true" table:show-details="true"/>
                <table:data-pilot-member table:name="0,191973" table:display="true" table:show-details="true"/>
                <table:data-pilot-member table:name="0,192801" table:display="true" table:show-details="true"/>
                <table:data-pilot-member table:name="0,193914" table:display="true" table:show-details="true"/>
                <table:data-pilot-member table:name="0,195448" table:display="true" table:show-details="true"/>
                <table:data-pilot-member table:name="0,198554" table:display="true" table:show-details="true"/>
                <table:data-pilot-member table:name="0,200791" table:display="true" table:show-details="true"/>
                <table:data-pilot-member table:name="0,203004" table:display="true" table:show-details="true"/>
                <table:data-pilot-member table:name="0,20436" table:display="true" table:show-details="true"/>
                <table:data-pilot-member table:name="0,204987" table:display="true" table:show-details="true"/>
                <table:data-pilot-member table:name="0,206611" table:display="true" table:show-details="true"/>
                <table:data-pilot-member table:name="0,210454" table:display="true" table:show-details="true"/>
                <table:data-pilot-member table:name="0,212752" table:display="true" table:show-details="true"/>
                <table:data-pilot-member table:name="0,212829" table:display="true" table:show-details="true"/>
                <table:data-pilot-member table:name="0,216173" table:display="true" table:show-details="true"/>
                <table:data-pilot-member table:name="0,2884" table:display="true" table:show-details="true"/>
                <table:data-pilot-member table:name="0,36437" table:display="true" table:show-details="true"/>
                <table:data-pilot-member table:name="0,367439" table:display="true" table:show-details="true"/>
                <table:data-pilot-member table:name="0,36775" table:display="true" table:show-details="true"/>
                <table:data-pilot-member table:name="0,368207" table:display="true" table:show-details="true"/>
                <table:data-pilot-member table:name="0,368326" table:display="true" table:show-details="true"/>
                <table:data-pilot-member table:name="0,369475" table:display="true" table:show-details="true"/>
                <table:data-pilot-member table:name="0,369616" table:display="true" table:show-details="true"/>
                <table:data-pilot-member table:name="0,369862" table:display="true" table:show-details="true"/>
                <table:data-pilot-member table:name="0,370564" table:display="true" table:show-details="true"/>
                <table:data-pilot-member table:name="0,371482" table:display="true" table:show-details="true"/>
                <table:data-pilot-member table:name="0,372156" table:display="true" table:show-details="true"/>
                <table:data-pilot-member table:name="0,372345" table:display="true" table:show-details="true"/>
                <table:data-pilot-member table:name="0,37343" table:display="true" table:show-details="true"/>
                <table:data-pilot-member table:name="0,37348" table:display="true" table:show-details="true"/>
                <table:data-pilot-member table:name="0,374041" table:display="true" table:show-details="true"/>
                <table:data-pilot-member table:name="0,374648" table:display="true" table:show-details="true"/>
                <table:data-pilot-member table:name="0,374687" table:display="true" table:show-details="true"/>
                <table:data-pilot-member table:name="0,375254" table:display="true" table:show-details="true"/>
                <table:data-pilot-member table:name="0,375465" table:display="true" table:show-details="true"/>
                <table:data-pilot-member table:name="0,376039" table:display="true" table:show-details="true"/>
                <table:data-pilot-member table:name="0,376467" table:display="true" table:show-details="true"/>
                <table:data-pilot-member table:name="0,376606" table:display="true" table:show-details="true"/>
                <table:data-pilot-member table:name="0,376824" table:display="true" table:show-details="true"/>
                <table:data-pilot-member table:name="0,376971" table:display="true" table:show-details="true"/>
                <table:data-pilot-member table:name="0,377269" table:display="true" table:show-details="true"/>
                <table:data-pilot-member table:name="0,377275" table:display="true" table:show-details="true"/>
                <table:data-pilot-member table:name="0,377316" table:display="true" table:show-details="true"/>
                <table:data-pilot-member table:name="0,377413" table:display="true" table:show-details="true"/>
                <table:data-pilot-member table:name="0,37745" table:display="true" table:show-details="true"/>
                <table:data-pilot-member table:name="0,377871" table:display="true" table:show-details="true"/>
                <table:data-pilot-member table:name="0,378079" table:display="true" table:show-details="true"/>
                <table:data-pilot-member table:name="0,37888" table:display="true" table:show-details="true"/>
                <table:data-pilot-member table:name="0,378886" table:display="true" table:show-details="true"/>
                <table:data-pilot-member table:name="0,379715" table:display="true" table:show-details="true"/>
                <table:data-pilot-member table:name="0,379875" table:display="true" table:show-details="true"/>
                <table:data-pilot-member table:name="0,37993" table:display="true" table:show-details="true"/>
                <table:data-pilot-member table:name="0,379934" table:display="true" table:show-details="true"/>
                <table:data-pilot-member table:name="0,380058" table:display="true" table:show-details="true"/>
                <table:data-pilot-member table:name="0,380749" table:display="true" table:show-details="true"/>
                <table:data-pilot-member table:name="0,380811" table:display="true" table:show-details="true"/>
                <table:data-pilot-member table:name="0,380845" table:display="true" table:show-details="true"/>
                <table:data-pilot-member table:name="0,381491" table:display="true" table:show-details="true"/>
                <table:data-pilot-member table:name="0,381576" table:display="true" table:show-details="true"/>
                <table:data-pilot-member table:name="0,381666" table:display="true" table:show-details="true"/>
                <table:data-pilot-member table:name="0,382233" table:display="true" table:show-details="true"/>
                <table:data-pilot-member table:name="0,382566" table:display="true" table:show-details="true"/>
                <table:data-pilot-member table:name="0,382691" table:display="true" table:show-details="true"/>
                <table:data-pilot-member table:name="0,382979" table:display="true" table:show-details="true"/>
                <table:data-pilot-member table:name="0,384137" table:display="true" table:show-details="true"/>
                <table:data-pilot-member table:name="0,384726" table:display="true" table:show-details="true"/>
                <table:data-pilot-member table:name="0,385147" table:display="true" table:show-details="true"/>
                <table:data-pilot-member table:name="0,386132" table:display="true" table:show-details="true"/>
                <table:data-pilot-member table:name="0,386307" table:display="true" table:show-details="true"/>
                <table:data-pilot-member table:name="0,386318" table:display="true" table:show-details="true"/>
                <table:data-pilot-member table:name="0,38652" table:display="true" table:show-details="true"/>
                <table:data-pilot-member table:name="0,386717" table:display="true" table:show-details="true"/>
                <table:data-pilot-member table:name="0,387377" table:display="true" table:show-details="true"/>
                <table:data-pilot-member table:name="0,387882" table:display="true" table:show-details="true"/>
                <table:data-pilot-member table:name="0,388309" table:display="true" table:show-details="true"/>
                <table:data-pilot-member table:name="0,388711" table:display="true" table:show-details="true"/>
                <table:data-pilot-member table:name="0,389167" table:display="true" table:show-details="true"/>
                <table:data-pilot-member table:name="0,389382" table:display="true" table:show-details="true"/>
                <table:data-pilot-member table:name="0,390335" table:display="true" table:show-details="true"/>
                <table:data-pilot-member table:name="0,390653" table:display="true" table:show-details="true"/>
                <table:data-pilot-member table:name="0,390783" table:display="true" table:show-details="true"/>
                <table:data-pilot-member table:name="0,390978" table:display="true" table:show-details="true"/>
                <table:data-pilot-member table:name="0,3911" table:display="true" table:show-details="true"/>
                <table:data-pilot-member table:name="0,391306" table:display="true" table:show-details="true"/>
                <table:data-pilot-member table:name="0,391734" table:display="true" table:show-details="true"/>
                <table:data-pilot-member table:name="0,391966" table:display="true" table:show-details="true"/>
                <table:data-pilot-member table:name="0,392259" table:display="true" table:show-details="true"/>
                <table:data-pilot-member table:name="0,392405" table:display="true" table:show-details="true"/>
                <table:data-pilot-member table:name="0,392419" table:display="true" table:show-details="true"/>
                <table:data-pilot-member table:name="0,392467" table:display="true" table:show-details="true"/>
                <table:data-pilot-member table:name="0,392774" table:display="true" table:show-details="true"/>
                <table:data-pilot-member table:name="0,392821" table:display="true" table:show-details="true"/>
                <table:data-pilot-member table:name="0,393036" table:display="true" table:show-details="true"/>
                <table:data-pilot-member table:name="0,393304" table:display="true" table:show-details="true"/>
                <table:data-pilot-member table:name="0,393527" table:display="true" table:show-details="true"/>
                <table:data-pilot-member table:name="0,393753" table:display="true" table:show-details="true"/>
                <table:data-pilot-member table:name="0,393944" table:display="true" table:show-details="true"/>
                <table:data-pilot-member table:name="0,394072" table:display="true" table:show-details="true"/>
                <table:data-pilot-member table:name="0,394134" table:display="true" table:show-details="true"/>
                <table:data-pilot-member table:name="0,394287" table:display="true" table:show-details="true"/>
                <table:data-pilot-member table:name="0,394492" table:display="true" table:show-details="true"/>
                <table:data-pilot-member table:name="0,39463" table:display="true" table:show-details="true"/>
                <table:data-pilot-member table:name="0,394811" table:display="true" table:show-details="true"/>
                <table:data-pilot-member table:name="0,395069" table:display="true" table:show-details="true"/>
                <table:data-pilot-member table:name="0,395306" table:display="true" table:show-details="true"/>
                <table:data-pilot-member table:name="0,395566" table:display="true" table:show-details="true"/>
                <table:data-pilot-member table:name="0,395807" table:display="true" table:show-details="true"/>
                <table:data-pilot-member table:name="0,395959" table:display="true" table:show-details="true"/>
                <table:data-pilot-member table:name="0,396142" table:display="true" table:show-details="true"/>
                <table:data-pilot-member table:name="0,396333" table:display="true" table:show-details="true"/>
                <table:data-pilot-member table:name="0,396448" table:display="true" table:show-details="true"/>
                <table:data-pilot-member table:name="0,396489" table:display="true" table:show-details="true"/>
                <table:data-pilot-member table:name="0,396735" table:display="true" table:show-details="true"/>
                <table:data-pilot-member table:name="0,397121" table:display="true" table:show-details="true"/>
                <table:data-pilot-member table:name="0,397218" table:display="true" table:show-details="true"/>
                <table:data-pilot-member table:name="0,397324" table:display="true" table:show-details="true"/>
                <table:data-pilot-member table:name="0,397325" table:display="true" table:show-details="true"/>
                <table:data-pilot-member table:name="0,397974" table:display="true" table:show-details="true"/>
                <table:data-pilot-member table:name="0,398407" table:display="true" table:show-details="true"/>
                <table:data-pilot-member table:name="0,398463" table:display="true" table:show-details="true"/>
                <table:data-pilot-member table:name="0,398585" table:display="true" table:show-details="true"/>
                <table:data-pilot-member table:name="0,399248" table:display="true" table:show-details="true"/>
                <table:data-pilot-member table:name="0,39927" table:display="true" table:show-details="true"/>
                <table:data-pilot-member table:name="0,399516" table:display="true" table:show-details="true"/>
                <table:data-pilot-member table:name="0,399621" table:display="true" table:show-details="true"/>
                <table:data-pilot-member table:name="0,399878" table:display="true" table:show-details="true"/>
                <table:data-pilot-member table:name="0,400045" table:display="true" table:show-details="true"/>
                <table:data-pilot-member table:name="0,400553" table:display="true" table:show-details="true"/>
                <table:data-pilot-member table:name="0,400817" table:display="true" table:show-details="true"/>
                <table:data-pilot-member table:name="0,401122" table:display="true" table:show-details="true"/>
                <table:data-pilot-member table:name="0,401426" table:display="true" table:show-details="true"/>
                <table:data-pilot-member table:name="0,401473" table:display="true" table:show-details="true"/>
                <table:data-pilot-member table:name="0,401479" table:display="true" table:show-details="true"/>
                <table:data-pilot-member table:name="0,401629" table:display="true" table:show-details="true"/>
                <table:data-pilot-member table:name="0,401742" table:display="true" table:show-details="true"/>
                <table:data-pilot-member table:name="0,401847" table:display="true" table:show-details="true"/>
                <table:data-pilot-member table:name="0,402223" table:display="true" table:show-details="true"/>
                <table:data-pilot-member table:name="0,402291" table:display="true" table:show-details="true"/>
                <table:data-pilot-member table:name="0,402309" table:display="true" table:show-details="true"/>
                <table:data-pilot-member table:name="0,402399" table:display="true" table:show-details="true"/>
                <table:data-pilot-member table:name="0,402469" table:display="true" table:show-details="true"/>
                <table:data-pilot-member table:name="0,402714" table:display="true" table:show-details="true"/>
                <table:data-pilot-member table:name="0,403265" table:display="true" table:show-details="true"/>
                <table:data-pilot-member table:name="0,403411" table:display="true" table:show-details="true"/>
                <table:data-pilot-member table:name="0,403668" table:display="true" table:show-details="true"/>
                <table:data-pilot-member table:name="0,40394" table:display="true" table:show-details="true"/>
                <table:data-pilot-member table:name="0,404108" table:display="true" table:show-details="true"/>
                <table:data-pilot-member table:name="0,404175" table:display="true" table:show-details="true"/>
                <table:data-pilot-member table:name="0,404188" table:display="true" table:show-details="true"/>
                <table:data-pilot-member table:name="0,404317" table:display="true" table:show-details="true"/>
                <table:data-pilot-member table:name="0,404429" table:display="true" table:show-details="true"/>
                <table:data-pilot-member table:name="0,404759" table:display="true" table:show-details="true"/>
                <table:data-pilot-member table:name="0,404823" table:display="true" table:show-details="true"/>
                <table:data-pilot-member table:name="0,405077" table:display="true" table:show-details="true"/>
                <table:data-pilot-member table:name="0,405372" table:display="true" table:show-details="true"/>
                <table:data-pilot-member table:name="0,405426" table:display="true" table:show-details="true"/>
                <table:data-pilot-member table:name="0,405682" table:display="true" table:show-details="true"/>
                <table:data-pilot-member table:name="0,406136" table:display="true" table:show-details="true"/>
                <table:data-pilot-member table:name="0,406555" table:display="true" table:show-details="true"/>
                <table:data-pilot-member table:name="0,40657" table:display="true" table:show-details="true"/>
                <table:data-pilot-member table:name="0,406608" table:display="true" table:show-details="true"/>
                <table:data-pilot-member table:name="0,406917" table:display="true" table:show-details="true"/>
                <table:data-pilot-member table:name="0,406947" table:display="true" table:show-details="true"/>
                <table:data-pilot-member table:name="0,407185" table:display="true" table:show-details="true"/>
                <table:data-pilot-member table:name="0,407641" table:display="true" table:show-details="true"/>
                <table:data-pilot-member table:name="0,407859" table:display="true" table:show-details="true"/>
                <table:data-pilot-member table:name="0,407927" table:display="true" table:show-details="true"/>
                <table:data-pilot-member table:name="0,407954" table:display="true" table:show-details="true"/>
                <table:data-pilot-member table:name="0,408135" table:display="true" table:show-details="true"/>
                <table:data-pilot-member table:name="0,409089" table:display="true" table:show-details="true"/>
                <table:data-pilot-member table:name="0,409111" table:display="true" table:show-details="true"/>
                <table:data-pilot-member table:name="0,410054" table:display="true" table:show-details="true"/>
                <table:data-pilot-member table:name="0,410058" table:display="true" table:show-details="true"/>
                <table:data-pilot-member table:name="0,410235" table:display="true" table:show-details="true"/>
                <table:data-pilot-member table:name="0,410417" table:display="true" table:show-details="true"/>
                <table:data-pilot-member table:name="0,411058" table:display="true" table:show-details="true"/>
                <table:data-pilot-member table:name="0,411252" table:display="true" table:show-details="true"/>
                <table:data-pilot-member table:name="0,411404" table:display="true" table:show-details="true"/>
                <table:data-pilot-member table:name="0,411622" table:display="true" table:show-details="true"/>
                <table:data-pilot-member table:name="0,411811" table:display="true" table:show-details="true"/>
                <table:data-pilot-member table:name="0,412243" table:display="true" table:show-details="true"/>
                <table:data-pilot-member table:name="0,412345" table:display="true" table:show-details="true"/>
                <table:data-pilot-member table:name="0,412767" table:display="true" table:show-details="true"/>
                <table:data-pilot-member table:name="0,412842" table:display="true" table:show-details="true"/>
                <table:data-pilot-member table:name="0,412902" table:display="true" table:show-details="true"/>
                <table:data-pilot-member table:name="0,412986" table:display="true" table:show-details="true"/>
                <table:data-pilot-member table:name="0,413235" table:display="true" table:show-details="true"/>
                <table:data-pilot-member table:name="0,413769" table:display="true" table:show-details="true"/>
                <table:data-pilot-member table:name="0,413958" table:display="true" table:show-details="true"/>
                <table:data-pilot-member table:name="0,414303" table:display="true" table:show-details="true"/>
                <table:data-pilot-member table:name="0,41477" table:display="true" table:show-details="true"/>
                <table:data-pilot-member table:name="0,415237" table:display="true" table:show-details="true"/>
                <table:data-pilot-member table:name="0,415299" table:display="true" table:show-details="true"/>
                <table:data-pilot-member table:name="0,415404" table:display="true" table:show-details="true"/>
                <table:data-pilot-member table:name="0,415748" table:display="true" table:show-details="true"/>
                <table:data-pilot-member table:name="0,416133" table:display="true" table:show-details="true"/>
                <table:data-pilot-member table:name="0,416601" table:display="true" table:show-details="true"/>
                <table:data-pilot-member table:name="0,416635" table:display="true" table:show-details="true"/>
                <table:data-pilot-member table:name="0,416915" table:display="true" table:show-details="true"/>
                <table:data-pilot-member table:name="0,417078" table:display="true" table:show-details="true"/>
                <table:data-pilot-member table:name="0,417331" table:display="true" table:show-details="true"/>
                <table:data-pilot-member table:name="0,417381" table:display="true" table:show-details="true"/>
                <table:data-pilot-member table:name="0,417521" table:display="true" table:show-details="true"/>
                <table:data-pilot-member table:name="0,418031" table:display="true" table:show-details="true"/>
                <table:data-pilot-member table:name="0,419491" table:display="true" table:show-details="true"/>
                <table:data-pilot-member table:name="0,419528" table:display="true" table:show-details="true"/>
                <table:data-pilot-member table:name="0,419573" table:display="true" table:show-details="true"/>
                <table:data-pilot-member table:name="0,419801" table:display="true" table:show-details="true"/>
                <table:data-pilot-member table:name="0,419844" table:display="true" table:show-details="true"/>
                <table:data-pilot-member table:name="0,420347" table:display="true" table:show-details="true"/>
                <table:data-pilot-member table:name="0,420577" table:display="true" table:show-details="true"/>
                <table:data-pilot-member table:name="0,420698" table:display="true" table:show-details="true"/>
                <table:data-pilot-member table:name="0,420826" table:display="true" table:show-details="true"/>
                <table:data-pilot-member table:name="0,421504" table:display="true" table:show-details="true"/>
                <table:data-pilot-member table:name="0,421811" table:display="true" table:show-details="true"/>
                <table:data-pilot-member table:name="0,422566" table:display="true" table:show-details="true"/>
                <table:data-pilot-member table:name="0,42266" table:display="true" table:show-details="true"/>
                <table:data-pilot-member table:name="0,422932" table:display="true" table:show-details="true"/>
                <table:data-pilot-member table:name="0,422966" table:display="true" table:show-details="true"/>
                <table:data-pilot-member table:name="0,423193" table:display="true" table:show-details="true"/>
                <table:data-pilot-member table:name="0,423558" table:display="true" table:show-details="true"/>
                <table:data-pilot-member table:name="0,423854" table:display="true" table:show-details="true"/>
                <table:data-pilot-member table:name="0,424062" table:display="true" table:show-details="true"/>
                <table:data-pilot-member table:name="0,424447" table:display="true" table:show-details="true"/>
                <table:data-pilot-member table:name="0,424607" table:display="true" table:show-details="true"/>
                <table:data-pilot-member table:name="0,425061" table:display="true" table:show-details="true"/>
                <table:data-pilot-member table:name="0,426042" table:display="true" table:show-details="true"/>
                <table:data-pilot-member table:name="0,426531" table:display="true" table:show-details="true"/>
                <table:data-pilot-member table:name="0,426668" table:display="true" table:show-details="true"/>
                <table:data-pilot-member table:name="0,426748" table:display="true" table:show-details="true"/>
                <table:data-pilot-member table:name="0,426971" table:display="true" table:show-details="true"/>
                <table:data-pilot-member table:name="0,427566" table:display="true" table:show-details="true"/>
                <table:data-pilot-member table:name="0,427757" table:display="true" table:show-details="true"/>
                <table:data-pilot-member table:name="0,427766" table:display="true" table:show-details="true"/>
                <table:data-pilot-member table:name="0,428125" table:display="true" table:show-details="true"/>
                <table:data-pilot-member table:name="0,428369" table:display="true" table:show-details="true"/>
                <table:data-pilot-member table:name="0,429052" table:display="true" table:show-details="true"/>
                <table:data-pilot-member table:name="0,429179" table:display="true" table:show-details="true"/>
                <table:data-pilot-member table:name="0,429202" table:display="true" table:show-details="true"/>
                <table:data-pilot-member table:name="0,429378" table:display="true" table:show-details="true"/>
                <table:data-pilot-member table:name="0,429462" table:display="true" table:show-details="true"/>
                <table:data-pilot-member table:name="0,430014" table:display="true" table:show-details="true"/>
                <table:data-pilot-member table:name="0,430056" table:display="true" table:show-details="true"/>
                <table:data-pilot-member table:name="0,430427" table:display="true" table:show-details="true"/>
                <table:data-pilot-member table:name="0,430643" table:display="true" table:show-details="true"/>
                <table:data-pilot-member table:name="0,430669" table:display="true" table:show-details="true"/>
                <table:data-pilot-member table:name="0,430859" table:display="true" table:show-details="true"/>
                <table:data-pilot-member table:name="0,431678" table:display="true" table:show-details="true"/>
                <table:data-pilot-member table:name="0,432123" table:display="true" table:show-details="true"/>
                <table:data-pilot-member table:name="0,432741" table:display="true" table:show-details="true"/>
                <table:data-pilot-member table:name="0,432948" table:display="true" table:show-details="true"/>
                <table:data-pilot-member table:name="0,433013" table:display="true" table:show-details="true"/>
                <table:data-pilot-member table:name="0,433754" table:display="true" table:show-details="true"/>
                <table:data-pilot-member table:name="0,433796" table:display="true" table:show-details="true"/>
                <table:data-pilot-member table:name="0,434075" table:display="true" table:show-details="true"/>
                <table:data-pilot-member table:name="0,434227" table:display="true" table:show-details="true"/>
                <table:data-pilot-member table:name="0,434629" table:display="true" table:show-details="true"/>
                <table:data-pilot-member table:name="0,434985" table:display="true" table:show-details="true"/>
                <table:data-pilot-member table:name="0,43614" table:display="true" table:show-details="true"/>
                <table:data-pilot-member table:name="0,436965" table:display="true" table:show-details="true"/>
                <table:data-pilot-member table:name="0,437509" table:display="true" table:show-details="true"/>
                <table:data-pilot-member table:name="0,438971" table:display="true" table:show-details="true"/>
                <table:data-pilot-member table:name="0,440125" table:display="true" table:show-details="true"/>
                <table:data-pilot-member table:name="0,441498" table:display="true" table:show-details="true"/>
                <table:data-pilot-member table:name="0,441624" table:display="true" table:show-details="true"/>
                <table:data-pilot-member table:name="0,441886" table:display="true" table:show-details="true"/>
                <table:data-pilot-member table:name="0,442084" table:display="true" table:show-details="true"/>
                <table:data-pilot-member table:name="0,44272" table:display="true" table:show-details="true"/>
                <table:data-pilot-member table:name="0,442788" table:display="true" table:show-details="true"/>
                <table:data-pilot-member table:name="0,443193" table:display="true" table:show-details="true"/>
                <table:data-pilot-member table:name="0,443762" table:display="true" table:show-details="true"/>
                <table:data-pilot-member table:name="0,443809" table:display="true" table:show-details="true"/>
                <table:data-pilot-member table:name="0,445307" table:display="true" table:show-details="true"/>
                <table:data-pilot-member table:name="0,445383" table:display="true" table:show-details="true"/>
                <table:data-pilot-member table:name="0,445682" table:display="true" table:show-details="true"/>
                <table:data-pilot-member table:name="0,446466" table:display="true" table:show-details="true"/>
                <table:data-pilot-member table:name="0,447173" table:display="true" table:show-details="true"/>
                <table:data-pilot-member table:name="0,447898" table:display="true" table:show-details="true"/>
                <table:data-pilot-member table:name="0,448164" table:display="true" table:show-details="true"/>
                <table:data-pilot-member table:name="0,448487" table:display="true" table:show-details="true"/>
                <table:data-pilot-member table:name="0,448499" table:display="true" table:show-details="true"/>
                <table:data-pilot-member table:name="0,448709" table:display="true" table:show-details="true"/>
                <table:data-pilot-member table:name="0,449745" table:display="true" table:show-details="true"/>
                <table:data-pilot-member table:name="0,4506" table:display="true" table:show-details="true"/>
                <table:data-pilot-member table:name="0,451104" table:display="true" table:show-details="true"/>
                <table:data-pilot-member table:name="0,453084" table:display="true" table:show-details="true"/>
                <table:data-pilot-member table:name="0,454743" table:display="true" table:show-details="true"/>
                <table:data-pilot-member table:name="0,455338" table:display="true" table:show-details="true"/>
                <table:data-pilot-member table:name="0,45625" table:display="true" table:show-details="true"/>
                <table:data-pilot-member table:name="0,457125" table:display="true" table:show-details="true"/>
                <table:data-pilot-member table:name="0,458307" table:display="true" table:show-details="true"/>
                <table:data-pilot-member table:name="0,459655" table:display="true" table:show-details="true"/>
                <table:data-pilot-member table:name="0,461522" table:display="true" table:show-details="true"/>
                <table:data-pilot-member table:name="0,461662" table:display="true" table:show-details="true"/>
                <table:data-pilot-member table:name="0,463174" table:display="true" table:show-details="true"/>
                <table:data-pilot-member table:name="0,463393" table:display="true" table:show-details="true"/>
                <table:data-pilot-member table:name="0,464025" table:display="true" table:show-details="true"/>
                <table:data-pilot-member table:name="0,471998" table:display="true" table:show-details="true"/>
                <table:data-pilot-member table:name="0,48085" table:display="true" table:show-details="true"/>
                <table:data-pilot-member table:name="0,483865" table:display="true" table:show-details="true"/>
                <table:data-pilot-member table:name="0,487446" table:display="true" table:show-details="true"/>
                <table:data-pilot-member table:name="0,488979" table:display="true" table:show-details="true"/>
                <table:data-pilot-member table:name="0,489848" table:display="true" table:show-details="true"/>
                <table:data-pilot-member table:name="0,491744" table:display="true" table:show-details="true"/>
                <table:data-pilot-member table:name="0,499016" table:display="true" table:show-details="true"/>
                <table:data-pilot-member table:name="0,504493" table:display="true" table:show-details="true"/>
                <table:data-pilot-member table:name="0,511026" table:display="true" table:show-details="true"/>
                <table:data-pilot-member table:name="0,516503" table:display="true" table:show-details="true"/>
                <table:data-pilot-member table:name="0,517779" table:display="true" table:show-details="true"/>
                <table:data-pilot-member table:name="0,527232" table:display="true" table:show-details="true"/>
                <table:data-pilot-member table:name="0,551112" table:display="true" table:show-details="true"/>
                <table:data-pilot-member table:name="0,551237" table:display="true" table:show-details="true"/>
                <table:data-pilot-member table:name="0,552006" table:display="true" table:show-details="true"/>
                <table:data-pilot-member table:name="0,552297" table:display="true" table:show-details="true"/>
                <table:data-pilot-member table:name="0,553947" table:display="true" table:show-details="true"/>
                <table:data-pilot-member table:name="0,554578" table:display="true" table:show-details="true"/>
                <table:data-pilot-member table:name="0,555192" table:display="true" table:show-details="true"/>
                <table:data-pilot-member table:name="0,556395" table:display="true" table:show-details="true"/>
                <table:data-pilot-member table:name="0,557615" table:display="true" table:show-details="true"/>
                <table:data-pilot-member table:name="0,558448" table:display="true" table:show-details="true"/>
                <table:data-pilot-member table:name="0,558673" table:display="true" table:show-details="true"/>
                <table:data-pilot-member table:name="0,559691" table:display="true" table:show-details="true"/>
                <table:data-pilot-member table:name="0,559765" table:display="true" table:show-details="true"/>
                <table:data-pilot-member table:name="0,560803" table:display="true" table:show-details="true"/>
                <table:data-pilot-member table:name="0,560881" table:display="true" table:show-details="true"/>
                <table:data-pilot-member table:name="0,560976" table:display="true" table:show-details="true"/>
                <table:data-pilot-member table:name="0,561487" table:display="true" table:show-details="true"/>
                <table:data-pilot-member table:name="0,562069" table:display="true" table:show-details="true"/>
                <table:data-pilot-member table:name="0,562133" table:display="true" table:show-details="true"/>
                <table:data-pilot-member table:name="0,56343" table:display="true" table:show-details="true"/>
                <table:data-pilot-member table:name="0,56361" table:display="true" table:show-details="true"/>
                <table:data-pilot-member table:name="0,56437" table:display="true" table:show-details="true"/>
                <table:data-pilot-member table:name="0,564397" table:display="true" table:show-details="true"/>
                <table:data-pilot-member table:name="0,564455" table:display="true" table:show-details="true"/>
                <table:data-pilot-member table:name="0,564657" table:display="true" table:show-details="true"/>
                <table:data-pilot-member table:name="0,567682" table:display="true" table:show-details="true"/>
                <table:data-pilot-member table:name="0,568152" table:display="true" table:show-details="true"/>
                <table:data-pilot-member table:name="0,568214" table:display="true" table:show-details="true"/>
                <table:data-pilot-member table:name="0,568236" table:display="true" table:show-details="true"/>
                <table:data-pilot-member table:name="0,570159" table:display="true" table:show-details="true"/>
                <table:data-pilot-member table:name="0,570767" table:display="true" table:show-details="true"/>
                <table:data-pilot-member table:name="0,570808" table:display="true" table:show-details="true"/>
                <table:data-pilot-member table:name="0,571782" table:display="true" table:show-details="true"/>
                <table:data-pilot-member table:name="0,572858" table:display="true" table:show-details="true"/>
                <table:data-pilot-member table:name="0,573556" table:display="true" table:show-details="true"/>
                <table:data-pilot-member table:name="0,575729" table:display="true" table:show-details="true"/>
                <table:data-pilot-member table:name="0,576031" table:display="true" table:show-details="true"/>
                <table:data-pilot-member table:name="0,57625" table:display="true" table:show-details="true"/>
                <table:data-pilot-member table:name="0,577006" table:display="true" table:show-details="true"/>
                <table:data-pilot-member table:name="0,577733" table:display="true" table:show-details="true"/>
                <table:data-pilot-member table:name="0,579024" table:display="true" table:show-details="true"/>
                <table:data-pilot-member table:name="0,580771" table:display="true" table:show-details="true"/>
                <table:data-pilot-member table:name="0,580795" table:display="true" table:show-details="true"/>
                <table:data-pilot-member table:name="0,580915" table:display="true" table:show-details="true"/>
                <table:data-pilot-member table:name="0,581107" table:display="true" table:show-details="true"/>
                <table:data-pilot-member table:name="0,581371" table:display="true" table:show-details="true"/>
                <table:data-pilot-member table:name="0,583567" table:display="true" table:show-details="true"/>
                <table:data-pilot-member table:name="0,583776" table:display="true" table:show-details="true"/>
                <table:data-pilot-member table:name="0,583808" table:display="true" table:show-details="true"/>
                <table:data-pilot-member table:name="0,58454" table:display="true" table:show-details="true"/>
                <table:data-pilot-member table:name="0,585973" table:display="true" table:show-details="true"/>
                <table:data-pilot-member table:name="0,586635" table:display="true" table:show-details="true"/>
                <table:data-pilot-member table:name="0,586676" table:display="true" table:show-details="true"/>
                <table:data-pilot-member table:name="0,586776" table:display="true" table:show-details="true"/>
                <table:data-pilot-member table:name="0,587607" table:display="true" table:show-details="true"/>
                <table:data-pilot-member table:name="0,588004" table:display="true" table:show-details="true"/>
                <table:data-pilot-member table:name="0,588033" table:display="true" table:show-details="true"/>
                <table:data-pilot-member table:name="0,588592" table:display="true" table:show-details="true"/>
                <table:data-pilot-member table:name="0,590025" table:display="true" table:show-details="true"/>
                <table:data-pilot-member table:name="0,590105" table:display="true" table:show-details="true"/>
                <table:data-pilot-member table:name="0,590939" table:display="true" table:show-details="true"/>
                <table:data-pilot-member table:name="0,590945" table:display="true" table:show-details="true"/>
                <table:data-pilot-member table:name="0,591089" table:display="true" table:show-details="true"/>
                <table:data-pilot-member table:name="0,591145" table:display="true" table:show-details="true"/>
                <table:data-pilot-member table:name="0,59167" table:display="true" table:show-details="true"/>
                <table:data-pilot-member table:name="0,591787" table:display="true" table:show-details="true"/>
                <table:data-pilot-member table:name="0,592277" table:display="true" table:show-details="true"/>
                <table:data-pilot-member table:name="0,593298" table:display="true" table:show-details="true"/>
                <table:data-pilot-member table:name="0,593394" table:display="true" table:show-details="true"/>
                <table:data-pilot-member table:name="0,593582" table:display="true" table:show-details="true"/>
                <table:data-pilot-member table:name="0,594358" table:display="true" table:show-details="true"/>
                <table:data-pilot-member table:name="0,594604" table:display="true" table:show-details="true"/>
                <table:data-pilot-member table:name="0,594735" table:display="true" table:show-details="true"/>
                <table:data-pilot-member table:name="0,594816" table:display="true" table:show-details="true"/>
                <table:data-pilot-member table:name="0,595157" table:display="true" table:show-details="true"/>
                <table:data-pilot-member table:name="0,595188" table:display="true" table:show-details="true"/>
                <table:data-pilot-member table:name="0,595295" table:display="true" table:show-details="true"/>
                <table:data-pilot-member table:name="0,595415" table:display="true" table:show-details="true"/>
                <table:data-pilot-member table:name="0,595688" table:display="true" table:show-details="true"/>
                <table:data-pilot-member table:name="0,595712" table:display="true" table:show-details="true"/>
                <table:data-pilot-member table:name="0,595771" table:display="true" table:show-details="true"/>
                <table:data-pilot-member table:name="0,596577" table:display="true" table:show-details="true"/>
                <table:data-pilot-member table:name="0,596711" table:display="true" table:show-details="true"/>
                <table:data-pilot-member table:name="0,596775" table:display="true" table:show-details="true"/>
                <table:data-pilot-member table:name="0,596972" table:display="true" table:show-details="true"/>
                <table:data-pilot-member table:name="0,597011" table:display="true" table:show-details="true"/>
                <table:data-pilot-member table:name="0,597085" table:display="true" table:show-details="true"/>
                <table:data-pilot-member table:name="0,597117" table:display="true" table:show-details="true"/>
                <table:data-pilot-member table:name="0,597197" table:display="true" table:show-details="true"/>
                <table:data-pilot-member table:name="0,597626" table:display="true" table:show-details="true"/>
                <table:data-pilot-member table:name="0,597652" table:display="true" table:show-details="true"/>
                <table:data-pilot-member table:name="0,597725" table:display="true" table:show-details="true"/>
                <table:data-pilot-member table:name="0,597976" table:display="true" table:show-details="true"/>
                <table:data-pilot-member table:name="0,598076" table:display="true" table:show-details="true"/>
                <table:data-pilot-member table:name="0,598526" table:display="true" table:show-details="true"/>
                <table:data-pilot-member table:name="0,59894" table:display="true" table:show-details="true"/>
                <table:data-pilot-member table:name="0,59902" table:display="true" table:show-details="true"/>
                <table:data-pilot-member table:name="0,599235" table:display="true" table:show-details="true"/>
                <table:data-pilot-member table:name="0,600547" table:display="true" table:show-details="true"/>
                <table:data-pilot-member table:name="0,600779" table:display="true" table:show-details="true"/>
                <table:data-pilot-member table:name="0,600834" table:display="true" table:show-details="true"/>
                <table:data-pilot-member table:name="0,60087" table:display="true" table:show-details="true"/>
                <table:data-pilot-member table:name="0,600937" table:display="true" table:show-details="true"/>
                <table:data-pilot-member table:name="0,601274" table:display="true" table:show-details="true"/>
                <table:data-pilot-member table:name="0,601466" table:display="true" table:show-details="true"/>
                <table:data-pilot-member table:name="0,601661" table:display="true" table:show-details="true"/>
                <table:data-pilot-member table:name="0,602208" table:display="true" table:show-details="true"/>
                <table:data-pilot-member table:name="0,602445" table:display="true" table:show-details="true"/>
                <table:data-pilot-member table:name="0,602448" table:display="true" table:show-details="true"/>
                <table:data-pilot-member table:name="0,602555" table:display="true" table:show-details="true"/>
                <table:data-pilot-member table:name="0,60306" table:display="true" table:show-details="true"/>
                <table:data-pilot-member table:name="0,603614" table:display="true" table:show-details="true"/>
                <table:data-pilot-member table:name="0,604135" table:display="true" table:show-details="true"/>
                <table:data-pilot-member table:name="0,604501" table:display="true" table:show-details="true"/>
                <table:data-pilot-member table:name="0,604679" table:display="true" table:show-details="true"/>
                <table:data-pilot-member table:name="0,605279" table:display="true" table:show-details="true"/>
                <table:data-pilot-member table:name="0,605994" table:display="true" table:show-details="true"/>
                <table:data-pilot-member table:name="0,606044" table:display="true" table:show-details="true"/>
                <table:data-pilot-member table:name="0,606053" table:display="true" table:show-details="true"/>
                <table:data-pilot-member table:name="0,606209" table:display="true" table:show-details="true"/>
                <table:data-pilot-member table:name="0,606293" table:display="true" table:show-details="true"/>
                <table:data-pilot-member table:name="0,606497" table:display="true" table:show-details="true"/>
                <table:data-pilot-member table:name="0,606667" table:display="true" table:show-details="true"/>
                <table:data-pilot-member table:name="0,606949" table:display="true" table:show-details="true"/>
                <table:data-pilot-member table:name="0,606956" table:display="true" table:show-details="true"/>
                <table:data-pilot-member table:name="0,607305" table:display="true" table:show-details="true"/>
                <table:data-pilot-member table:name="0,607533" table:display="true" table:show-details="true"/>
                <table:data-pilot-member table:name="0,607619" table:display="true" table:show-details="true"/>
                <table:data-pilot-member table:name="0,607714" table:display="true" table:show-details="true"/>
                <table:data-pilot-member table:name="0,608153" table:display="true" table:show-details="true"/>
                <table:data-pilot-member table:name="0,608206" table:display="true" table:show-details="true"/>
                <table:data-pilot-member table:name="0,608295" table:display="true" table:show-details="true"/>
                <table:data-pilot-member table:name="0,608379" table:display="true" table:show-details="true"/>
                <table:data-pilot-member table:name="0,608424" table:display="true" table:show-details="true"/>
                <table:data-pilot-member table:name="0,608666" table:display="true" table:show-details="true"/>
                <table:data-pilot-member table:name="0,608678" table:display="true" table:show-details="true"/>
                <table:data-pilot-member table:name="0,608814" table:display="true" table:show-details="true"/>
                <table:data-pilot-member table:name="0,608849" table:display="true" table:show-details="true"/>
                <table:data-pilot-member table:name="0,609054" table:display="true" table:show-details="true"/>
                <table:data-pilot-member table:name="0,609068" table:display="true" table:show-details="true"/>
                <table:data-pilot-member table:name="0,609693" table:display="true" table:show-details="true"/>
                <table:data-pilot-member table:name="0,609705" table:display="true" table:show-details="true"/>
                <table:data-pilot-member table:name="0,60971" table:display="true" table:show-details="true"/>
                <table:data-pilot-member table:name="0,610357" table:display="true" table:show-details="true"/>
                <table:data-pilot-member table:name="0,610496" table:display="true" table:show-details="true"/>
                <table:data-pilot-member table:name="0,610702" table:display="true" table:show-details="true"/>
                <table:data-pilot-member table:name="0,611825" table:display="true" table:show-details="true"/>
                <table:data-pilot-member table:name="0,611892" table:display="true" table:show-details="true"/>
                <table:data-pilot-member table:name="0,612221" table:display="true" table:show-details="true"/>
                <table:data-pilot-member table:name="0,61226" table:display="true" table:show-details="true"/>
                <table:data-pilot-member table:name="0,6123" table:display="true" table:show-details="true"/>
                <table:data-pilot-member table:name="0,612776" table:display="true" table:show-details="true"/>
                <table:data-pilot-member table:name="0,61278" table:display="true" table:show-details="true"/>
                <table:data-pilot-member table:name="0,613207" table:display="true" table:show-details="true"/>
                <table:data-pilot-member table:name="0,613439" table:display="true" table:show-details="true"/>
                <table:data-pilot-member table:name="0,613445" table:display="true" table:show-details="true"/>
                <table:data-pilot-member table:name="0,613459" table:display="true" table:show-details="true"/>
                <table:data-pilot-member table:name="0,613525" table:display="true" table:show-details="true"/>
                <table:data-pilot-member table:name="0,61379" table:display="true" table:show-details="true"/>
                <table:data-pilot-member table:name="0,61419" table:display="true" table:show-details="true"/>
                <table:data-pilot-member table:name="0,614333" table:display="true" table:show-details="true"/>
                <table:data-pilot-member table:name="0,614574" table:display="true" table:show-details="true"/>
                <table:data-pilot-member table:name="0,615141" table:display="true" table:show-details="true"/>
                <table:data-pilot-member table:name="0,615446" table:display="true" table:show-details="true"/>
                <table:data-pilot-member table:name="0,615723" table:display="true" table:show-details="true"/>
                <table:data-pilot-member table:name="0,615987" table:display="true" table:show-details="true"/>
                <table:data-pilot-member table:name="0,615989" table:display="true" table:show-details="true"/>
                <table:data-pilot-member table:name="0,616178" table:display="true" table:show-details="true"/>
                <table:data-pilot-member table:name="0,616194" table:display="true" table:show-details="true"/>
                <table:data-pilot-member table:name="0,616488" table:display="true" table:show-details="true"/>
                <table:data-pilot-member table:name="0,61654" table:display="true" table:show-details="true"/>
                <table:data-pilot-member table:name="0,617531" table:display="true" table:show-details="true"/>
                <table:data-pilot-member table:name="0,618913" table:display="true" table:show-details="true"/>
                <table:data-pilot-member table:name="0,619021" table:display="true" table:show-details="true"/>
                <table:data-pilot-member table:name="0,619585" table:display="true" table:show-details="true"/>
                <table:data-pilot-member table:name="0,619928" table:display="true" table:show-details="true"/>
                <table:data-pilot-member table:name="0,620109" table:display="true" table:show-details="true"/>
                <table:data-pilot-member table:name="0,620158" table:display="true" table:show-details="true"/>
                <table:data-pilot-member table:name="0,620231" table:display="true" table:show-details="true"/>
                <table:data-pilot-member table:name="0,620232" table:display="true" table:show-details="true"/>
                <table:data-pilot-member table:name="0,62069" table:display="true" table:show-details="true"/>
                <table:data-pilot-member table:name="0,620794" table:display="true" table:show-details="true"/>
                <table:data-pilot-member table:name="0,621413" table:display="true" table:show-details="true"/>
                <table:data-pilot-member table:name="0,62156" table:display="true" table:show-details="true"/>
                <table:data-pilot-member table:name="0,621639" table:display="true" table:show-details="true"/>
                <table:data-pilot-member table:name="0,622129" table:display="true" table:show-details="true"/>
                <table:data-pilot-member table:name="0,622316" table:display="true" table:show-details="true"/>
                <table:data-pilot-member table:name="0,623107" table:display="true" table:show-details="true"/>
                <table:data-pilot-member table:name="0,623396" table:display="true" table:show-details="true"/>
                <table:data-pilot-member table:name="0,624668" table:display="true" table:show-details="true"/>
                <table:data-pilot-member table:name="0,62613" table:display="true" table:show-details="true"/>
                <table:data-pilot-member table:name="0,626719" table:display="true" table:show-details="true"/>
                <table:data-pilot-member table:name="0,626821" table:display="true" table:show-details="true"/>
                <table:data-pilot-member table:name="0,626874" table:display="true" table:show-details="true"/>
                <table:data-pilot-member table:name="0,627133" table:display="true" table:show-details="true"/>
                <table:data-pilot-member table:name="0,627161" table:display="true" table:show-details="true"/>
                <table:data-pilot-member table:name="0,627539" table:display="true" table:show-details="true"/>
                <table:data-pilot-member table:name="0,62777" table:display="true" table:show-details="true"/>
                <table:data-pilot-member table:name="0,628099" table:display="true" table:show-details="true"/>
                <table:data-pilot-member table:name="0,62898" table:display="true" table:show-details="true"/>
                <table:data-pilot-member table:name="0,629044" table:display="true" table:show-details="true"/>
                <table:data-pilot-member table:name="0,629363" table:display="true" table:show-details="true"/>
                <table:data-pilot-member table:name="0,629513" table:display="true" table:show-details="true"/>
                <table:data-pilot-member table:name="0,629821" table:display="true" table:show-details="true"/>
                <table:data-pilot-member table:name="0,630233" table:display="true" table:show-details="true"/>
                <table:data-pilot-member table:name="0,631163" table:display="true" table:show-details="true"/>
                <table:data-pilot-member table:name="0,632143" table:display="true" table:show-details="true"/>
                <table:data-pilot-member table:name="0,632225" table:display="true" table:show-details="true"/>
                <table:data-pilot-member table:name="0,632445" table:display="true" table:show-details="true"/>
                <table:data-pilot-member table:name="0,63312" table:display="true" table:show-details="true"/>
                <table:data-pilot-member table:name="0,633311" table:display="true" table:show-details="true"/>
                <table:data-pilot-member table:name="0,633902" table:display="true" table:show-details="true"/>
                <table:data-pilot-member table:name="0,634027" table:display="true" table:show-details="true"/>
                <table:data-pilot-member table:name="0,634877" table:display="true" table:show-details="true"/>
                <table:data-pilot-member table:name="0,63514" table:display="true" table:show-details="true"/>
                <table:data-pilot-member table:name="0,635259" table:display="true" table:show-details="true"/>
                <table:data-pilot-member table:name="0,635275" table:display="true" table:show-details="true"/>
                <table:data-pilot-member table:name="0,635279" table:display="true" table:show-details="true"/>
                <table:data-pilot-member table:name="0,635303" table:display="true" table:show-details="true"/>
                <table:data-pilot-member table:name="0,635647" table:display="true" table:show-details="true"/>
                <table:data-pilot-member table:name="0,636205" table:display="true" table:show-details="true"/>
                <table:data-pilot-member table:name="0,637335" table:display="true" table:show-details="true"/>
                <table:data-pilot-member table:name="0,638099" table:display="true" table:show-details="true"/>
                <table:data-pilot-member table:name="0,639175" table:display="true" table:show-details="true"/>
                <table:data-pilot-member table:name="0,640666" table:display="true" table:show-details="true"/>
                <table:data-pilot-member table:name="0,641044" table:display="true" table:show-details="true"/>
                <table:data-pilot-member table:name="0,641191" table:display="true" table:show-details="true"/>
                <table:data-pilot-member table:name="0,641284" table:display="true" table:show-details="true"/>
                <table:data-pilot-member table:name="0,641801" table:display="true" table:show-details="true"/>
                <table:data-pilot-member table:name="0,641848" table:display="true" table:show-details="true"/>
                <table:data-pilot-member table:name="0,642096" table:display="true" table:show-details="true"/>
                <table:data-pilot-member table:name="0,642563" table:display="true" table:show-details="true"/>
                <table:data-pilot-member table:name="0,642939" table:display="true" table:show-details="true"/>
                <table:data-pilot-member table:name="0,643053" table:display="true" table:show-details="true"/>
                <table:data-pilot-member table:name="0,643593" table:display="true" table:show-details="true"/>
                <table:data-pilot-member table:name="0,645139" table:display="true" table:show-details="true"/>
                <table:data-pilot-member table:name="0,646509" table:display="true" table:show-details="true"/>
                <table:data-pilot-member table:name="0,646689" table:display="true" table:show-details="true"/>
                <table:data-pilot-member table:name="0,646931" table:display="true" table:show-details="true"/>
                <table:data-pilot-member table:name="0,647049" table:display="true" table:show-details="true"/>
                <table:data-pilot-member table:name="0,647531" table:display="true" table:show-details="true"/>
                <table:data-pilot-member table:name="0,647901" table:display="true" table:show-details="true"/>
                <table:data-pilot-member table:name="0,648356" table:display="true" table:show-details="true"/>
                <table:data-pilot-member table:name="0,649107" table:display="true" table:show-details="true"/>
                <table:data-pilot-member table:name="0,649698" table:display="true" table:show-details="true"/>
                <table:data-pilot-member table:name="0,650102" table:display="true" table:show-details="true"/>
                <table:data-pilot-member table:name="0,651051" table:display="true" table:show-details="true"/>
                <table:data-pilot-member table:name="0,65122" table:display="true" table:show-details="true"/>
                <table:data-pilot-member table:name="0,65126" table:display="true" table:show-details="true"/>
                <table:data-pilot-member table:name="0,651822" table:display="true" table:show-details="true"/>
                <table:data-pilot-member table:name="0,653416" table:display="true" table:show-details="true"/>
                <table:data-pilot-member table:name="0,6542" table:display="true" table:show-details="true"/>
                <table:data-pilot-member table:name="0,654672" table:display="true" table:show-details="true"/>
                <table:data-pilot-member table:name="0,654922" table:display="true" table:show-details="true"/>
                <table:data-pilot-member table:name="0,654954" table:display="true" table:show-details="true"/>
                <table:data-pilot-member table:name="0,654977" table:display="true" table:show-details="true"/>
                <table:data-pilot-member table:name="0,656477" table:display="true" table:show-details="true"/>
                <table:data-pilot-member table:name="0,658856" table:display="true" table:show-details="true"/>
                <table:data-pilot-member table:name="0,660706" table:display="true" table:show-details="true"/>
                <table:data-pilot-member table:name="0,660881" table:display="true" table:show-details="true"/>
                <table:data-pilot-member table:name="0,661074" table:display="true" table:show-details="true"/>
                <table:data-pilot-member table:name="0,664518" table:display="true" table:show-details="true"/>
                <table:data-pilot-member table:name="0,664572" table:display="true" table:show-details="true"/>
                <table:data-pilot-member table:name="0,664859" table:display="true" table:show-details="true"/>
                <table:data-pilot-member table:name="0,665255" table:display="true" table:show-details="true"/>
                <table:data-pilot-member table:name="0,665699" table:display="true" table:show-details="true"/>
                <table:data-pilot-member table:name="0,666565" table:display="true" table:show-details="true"/>
                <table:data-pilot-member table:name="0,667291" table:display="true" table:show-details="true"/>
                <table:data-pilot-member table:name="0,668318" table:display="true" table:show-details="true"/>
                <table:data-pilot-member table:name="0,669121" table:display="true" table:show-details="true"/>
                <table:data-pilot-member table:name="0,669682" table:display="true" table:show-details="true"/>
                <table:data-pilot-member table:name="0,670981" table:display="true" table:show-details="true"/>
                <table:data-pilot-member table:name="0,671197" table:display="true" table:show-details="true"/>
                <table:data-pilot-member table:name="0,672641" table:display="true" table:show-details="true"/>
                <table:data-pilot-member table:name="0,673513" table:display="true" table:show-details="true"/>
                <table:data-pilot-member table:name="0,675566" table:display="true" table:show-details="true"/>
                <table:data-pilot-member table:name="0,676838" table:display="true" table:show-details="true"/>
                <table:data-pilot-member table:name="0,676999" table:display="true" table:show-details="true"/>
                <table:data-pilot-member table:name="0,678822" table:display="true" table:show-details="true"/>
                <table:data-pilot-member table:name="0,680722" table:display="true" table:show-details="true"/>
                <table:data-pilot-member table:name="0,682617" table:display="true" table:show-details="true"/>
                <table:data-pilot-member table:name="0,685703" table:display="true" table:show-details="true"/>
                <table:data-pilot-member table:name="0,687121" table:display="true" table:show-details="true"/>
                <table:data-pilot-member table:name="0,688661" table:display="true" table:show-details="true"/>
                <table:data-pilot-member table:name="0,688713" table:display="true" table:show-details="true"/>
                <table:data-pilot-member table:name="0,697922" table:display="true" table:show-details="true"/>
                <table:data-pilot-member table:name="0,698707" table:display="true" table:show-details="true"/>
                <table:data-pilot-member table:name="0,699479" table:display="true" table:show-details="true"/>
                <table:data-pilot-member table:name="0,70513" table:display="true" table:show-details="true"/>
                <table:data-pilot-member table:name="0,707005" table:display="true" table:show-details="true"/>
                <table:data-pilot-member table:name="0,710839" table:display="true" table:show-details="true"/>
                <table:data-pilot-member table:name="0,714128" table:display="true" table:show-details="true"/>
                <table:data-pilot-member table:name="0,721042" table:display="true" table:show-details="true"/>
                <table:data-pilot-member table:name="0,725878" table:display="true" table:show-details="true"/>
                <table:data-pilot-member table:name="0,726032" table:display="true" table:show-details="true"/>
                <table:data-pilot-member table:name="0,73439" table:display="true" table:show-details="true"/>
                <table:data-pilot-member table:name="0,742162" table:display="true" table:show-details="true"/>
                <table:data-pilot-member table:name="0,746309" table:display="true" table:show-details="true"/>
                <table:data-pilot-member table:name="0,747095" table:display="true" table:show-details="true"/>
                <table:data-pilot-member table:name="0,759286" table:display="true" table:show-details="true"/>
                <table:data-pilot-member table:name="0,781295" table:display="true" table:show-details="true"/>
                <table:data-pilot-member table:name="0,783756" table:display="true" table:show-details="true"/>
                <table:data-pilot-member table:name="0,7915" table:display="true" table:show-details="true"/>
                <table:data-pilot-member table:name="0,797714" table:display="true" table:show-details="true"/>
                <table:data-pilot-member table:name="0,79861" table:display="true" table:show-details="true"/>
                <table:data-pilot-member table:name="0,799609" table:display="true" table:show-details="true"/>
                <table:data-pilot-member table:name="0,80165" table:display="true" table:show-details="true"/>
                <table:data-pilot-member table:name="0,802096" table:display="true" table:show-details="true"/>
                <table:data-pilot-member table:name="0,802814" table:display="true" table:show-details="true"/>
                <table:data-pilot-member table:name="0,803524" table:display="true" table:show-details="true"/>
                <table:data-pilot-member table:name="0,803806" table:display="true" table:show-details="true"/>
                <table:data-pilot-member table:name="0,80388" table:display="true" table:show-details="true"/>
                <table:data-pilot-member table:name="0,804265" table:display="true" table:show-details="true"/>
                <table:data-pilot-member table:name="0,804588" table:display="true" table:show-details="true"/>
                <table:data-pilot-member table:name="0,805455" table:display="true" table:show-details="true"/>
                <table:data-pilot-member table:name="0,806669" table:display="true" table:show-details="true"/>
                <table:data-pilot-member table:name="0,807346" table:display="true" table:show-details="true"/>
                <table:data-pilot-member table:name="0,80838" table:display="true" table:show-details="true"/>
                <table:data-pilot-member table:name="0,808738" table:display="true" table:show-details="true"/>
                <table:data-pilot-member table:name="0,809023" table:display="true" table:show-details="true"/>
                <table:data-pilot-member table:name="0,813369" table:display="true" table:show-details="true"/>
                <table:data-pilot-member table:name="0,815076" table:display="true" table:show-details="true"/>
                <table:data-pilot-member table:name="0,81661" table:display="true" table:show-details="true"/>
                <table:data-pilot-member table:name="0,817149" table:display="true" table:show-details="true"/>
                <table:data-pilot-member table:name="0,818002" table:display="true" table:show-details="true"/>
                <table:data-pilot-member table:name="0,819432" table:display="true" table:show-details="true"/>
                <table:data-pilot-member table:name="0,819636" table:display="true" table:show-details="true"/>
                <table:data-pilot-member table:name="0,820553" table:display="true" table:show-details="true"/>
                <table:data-pilot-member table:name="0,821512" table:display="true" table:show-details="true"/>
                <table:data-pilot-member table:name="0,822101" table:display="true" table:show-details="true"/>
                <table:data-pilot-member table:name="0,822159" table:display="true" table:show-details="true"/>
                <table:data-pilot-member table:name="0,82313" table:display="true" table:show-details="true"/>
                <table:data-pilot-member table:name="0,825562" table:display="true" table:show-details="true"/>
                <table:data-pilot-member table:name="0,827369" table:display="true" table:show-details="true"/>
                <table:data-pilot-member table:name="0,827557" table:display="true" table:show-details="true"/>
                <table:data-pilot-member table:name="0,827757" table:display="true" table:show-details="true"/>
                <table:data-pilot-member table:name="0,82821" table:display="true" table:show-details="true"/>
                <table:data-pilot-member table:name="0,82963" table:display="true" table:show-details="true"/>
                <table:data-pilot-member table:name="0,829673" table:display="true" table:show-details="true"/>
                <table:data-pilot-member table:name="0,829798" table:display="true" table:show-details="true"/>
                <table:data-pilot-member table:name="0,82989" table:display="true" table:show-details="true"/>
                <table:data-pilot-member table:name="0,830656" table:display="true" table:show-details="true"/>
                <table:data-pilot-member table:name="0,830971" table:display="true" table:show-details="true"/>
                <table:data-pilot-member table:name="0,83156" table:display="true" table:show-details="true"/>
                <table:data-pilot-member table:name="0,83223" table:display="true" table:show-details="true"/>
                <table:data-pilot-member table:name="0,832259" table:display="true" table:show-details="true"/>
                <table:data-pilot-member table:name="0,832729" table:display="true" table:show-details="true"/>
                <table:data-pilot-member table:name="0,833244" table:display="true" table:show-details="true"/>
                <table:data-pilot-member table:name="0,833331" table:display="true" table:show-details="true"/>
                <table:data-pilot-member table:name="0,833598" table:display="true" table:show-details="true"/>
                <table:data-pilot-member table:name="0,833711" table:display="true" table:show-details="true"/>
                <table:data-pilot-member table:name="0,833787" table:display="true" table:show-details="true"/>
                <table:data-pilot-member table:name="0,834812" table:display="true" table:show-details="true"/>
                <table:data-pilot-member table:name="0,834828" table:display="true" table:show-details="true"/>
                <table:data-pilot-member table:name="0,834901" table:display="true" table:show-details="true"/>
                <table:data-pilot-member table:name="0,834903" table:display="true" table:show-details="true"/>
                <table:data-pilot-member table:name="0,835114" table:display="true" table:show-details="true"/>
                <table:data-pilot-member table:name="0,835677" table:display="true" table:show-details="true"/>
                <table:data-pilot-member table:name="0,835796" table:display="true" table:show-details="true"/>
                <table:data-pilot-member table:name="0,835869" table:display="true" table:show-details="true"/>
                <table:data-pilot-member table:name="0,836022" table:display="true" table:show-details="true"/>
                <table:data-pilot-member table:name="0,836408" table:display="true" table:show-details="true"/>
                <table:data-pilot-member table:name="0,836695" table:display="true" table:show-details="true"/>
                <table:data-pilot-member table:name="0,836926" table:display="true" table:show-details="true"/>
                <table:data-pilot-member table:name="0,837192" table:display="true" table:show-details="true"/>
                <table:data-pilot-member table:name="0,837432" table:display="true" table:show-details="true"/>
                <table:data-pilot-member table:name="0,83817" table:display="true" table:show-details="true"/>
                <table:data-pilot-member table:name="0,838417" table:display="true" table:show-details="true"/>
                <table:data-pilot-member table:name="0,838588" table:display="true" table:show-details="true"/>
                <table:data-pilot-member table:name="0,839549" table:display="true" table:show-details="true"/>
                <table:data-pilot-member table:name="0,839579" table:display="true" table:show-details="true"/>
                <table:data-pilot-member table:name="0,839726" table:display="true" table:show-details="true"/>
                <table:data-pilot-member table:name="0,840389" table:display="true" table:show-details="true"/>
                <table:data-pilot-member table:name="0,841033" table:display="true" table:show-details="true"/>
                <table:data-pilot-member table:name="0,841375" table:display="true" table:show-details="true"/>
                <table:data-pilot-member table:name="0,841418" table:display="true" table:show-details="true"/>
                <table:data-pilot-member table:name="0,84262" table:display="true" table:show-details="true"/>
                <table:data-pilot-member table:name="0,842698" table:display="true" table:show-details="true"/>
                <table:data-pilot-member table:name="0,843755" table:display="true" table:show-details="true"/>
                <table:data-pilot-member table:name="0,844037" table:display="true" table:show-details="true"/>
                <table:data-pilot-member table:name="0,844719" table:display="true" table:show-details="true"/>
                <table:data-pilot-member table:name="0,84508" table:display="true" table:show-details="true"/>
                <table:data-pilot-member table:name="0,845305" table:display="true" table:show-details="true"/>
                <table:data-pilot-member table:name="0,845469" table:display="true" table:show-details="true"/>
                <table:data-pilot-member table:name="0,845951" table:display="true" table:show-details="true"/>
                <table:data-pilot-member table:name="0,846604" table:display="true" table:show-details="true"/>
                <table:data-pilot-member table:name="0,848478" table:display="true" table:show-details="true"/>
                <table:data-pilot-member table:name="0,848668" table:display="true" table:show-details="true"/>
                <table:data-pilot-member table:name="0,849358" table:display="true" table:show-details="true"/>
                <table:data-pilot-member table:name="0,850583" table:display="true" table:show-details="true"/>
                <table:data-pilot-member table:name="0,850683" table:display="true" table:show-details="true"/>
                <table:data-pilot-member table:name="0,850761" table:display="true" table:show-details="true"/>
                <table:data-pilot-member table:name="0,851463" table:display="true" table:show-details="true"/>
                <table:data-pilot-member table:name="0,852044" table:display="true" table:show-details="true"/>
                <table:data-pilot-member table:name="0,852555" table:display="true" table:show-details="true"/>
                <table:data-pilot-member table:name="0,852769" table:display="true" table:show-details="true"/>
                <table:data-pilot-member table:name="0,852804" table:display="true" table:show-details="true"/>
                <table:data-pilot-member table:name="0,852872" table:display="true" table:show-details="true"/>
                <table:data-pilot-member table:name="0,852916" table:display="true" table:show-details="true"/>
                <table:data-pilot-member table:name="0,853109" table:display="true" table:show-details="true"/>
                <table:data-pilot-member table:name="0,855031" table:display="true" table:show-details="true"/>
                <table:data-pilot-member table:name="0,855609" table:display="true" table:show-details="true"/>
                <table:data-pilot-member table:name="0,85601" table:display="true" table:show-details="true"/>
                <table:data-pilot-member table:name="0,85605" table:display="true" table:show-details="true"/>
                <table:data-pilot-member table:name="0,856328" table:display="true" table:show-details="true"/>
                <table:data-pilot-member table:name="0,856425" table:display="true" table:show-details="true"/>
                <table:data-pilot-member table:name="0,856911" table:display="true" table:show-details="true"/>
                <table:data-pilot-member table:name="0,857672" table:display="true" table:show-details="true"/>
                <table:data-pilot-member table:name="0,857735" table:display="true" table:show-details="true"/>
                <table:data-pilot-member table:name="0,858142" table:display="true" table:show-details="true"/>
                <table:data-pilot-member table:name="0,858359" table:display="true" table:show-details="true"/>
                <table:data-pilot-member table:name="0,858485" table:display="true" table:show-details="true"/>
                <table:data-pilot-member table:name="0,858927" table:display="true" table:show-details="true"/>
                <table:data-pilot-member table:name="0,859221" table:display="true" table:show-details="true"/>
                <table:data-pilot-member table:name="0,859416" table:display="true" table:show-details="true"/>
                <table:data-pilot-member table:name="0,860427" table:display="true" table:show-details="true"/>
                <table:data-pilot-member table:name="0,861336" table:display="true" table:show-details="true"/>
                <table:data-pilot-member table:name="0,86161" table:display="true" table:show-details="true"/>
                <table:data-pilot-member table:name="0,86237" table:display="true" table:show-details="true"/>
                <table:data-pilot-member table:name="0,863038" table:display="true" table:show-details="true"/>
                <table:data-pilot-member table:name="0,863743" table:display="true" table:show-details="true"/>
                <table:data-pilot-member table:name="0,863919" table:display="true" table:show-details="true"/>
                <table:data-pilot-member table:name="0,863922" table:display="true" table:show-details="true"/>
                <table:data-pilot-member table:name="0,864783" table:display="true" table:show-details="true"/>
                <table:data-pilot-member table:name="0,865718" table:display="true" table:show-details="true"/>
                <table:data-pilot-member table:name="0,866212" table:display="true" table:show-details="true"/>
                <table:data-pilot-member table:name="0,866284" table:display="true" table:show-details="true"/>
                <table:data-pilot-member table:name="0,867146" table:display="true" table:show-details="true"/>
                <table:data-pilot-member table:name="0,868967" table:display="true" table:show-details="true"/>
                <table:data-pilot-member table:name="0,869063" table:display="true" table:show-details="true"/>
                <table:data-pilot-member table:name="0,869653" table:display="true" table:show-details="true"/>
                <table:data-pilot-member table:name="0,869894" table:display="true" table:show-details="true"/>
                <table:data-pilot-member table:name="0,869899" table:display="true" table:show-details="true"/>
                <table:data-pilot-member table:name="0,87039" table:display="true" table:show-details="true"/>
                <table:data-pilot-member table:name="0,870496" table:display="true" table:show-details="true"/>
                <table:data-pilot-member table:name="0,87065" table:display="true" table:show-details="true"/>
                <table:data-pilot-member table:name="0,870656" table:display="true" table:show-details="true"/>
                <table:data-pilot-member table:name="0,870832" table:display="true" table:show-details="true"/>
                <table:data-pilot-member table:name="0,87102" table:display="true" table:show-details="true"/>
                <table:data-pilot-member table:name="0,871323" table:display="true" table:show-details="true"/>
                <table:data-pilot-member table:name="0,871559" table:display="true" table:show-details="true"/>
                <table:data-pilot-member table:name="0,871685" table:display="true" table:show-details="true"/>
                <table:data-pilot-member table:name="0,872349" table:display="true" table:show-details="true"/>
                <table:data-pilot-member table:name="0,872484" table:display="true" table:show-details="true"/>
                <table:data-pilot-member table:name="0,873471" table:display="true" table:show-details="true"/>
                <table:data-pilot-member table:name="0,874088" table:display="true" table:show-details="true"/>
                <table:data-pilot-member table:name="0,874661" table:display="true" table:show-details="true"/>
                <table:data-pilot-member table:name="0,875288" table:display="true" table:show-details="true"/>
                <table:data-pilot-member table:name="0,876317" table:display="true" table:show-details="true"/>
                <table:data-pilot-member table:name="0,877001" table:display="true" table:show-details="true"/>
                <table:data-pilot-member table:name="0,877338" table:display="true" table:show-details="true"/>
                <table:data-pilot-member table:name="0,877592" table:display="true" table:show-details="true"/>
                <table:data-pilot-member table:name="0,877659" table:display="true" table:show-details="true"/>
                <table:data-pilot-member table:name="0,877685" table:display="true" table:show-details="true"/>
                <table:data-pilot-member table:name="0,878065" table:display="true" table:show-details="true"/>
                <table:data-pilot-member table:name="0,878555" table:display="true" table:show-details="true"/>
                <table:data-pilot-member table:name="0,878696" table:display="true" table:show-details="true"/>
                <table:data-pilot-member table:name="0,878985" table:display="true" table:show-details="true"/>
                <table:data-pilot-member table:name="0,879531" table:display="true" table:show-details="true"/>
                <table:data-pilot-member table:name="0,881013" table:display="true" table:show-details="true"/>
                <table:data-pilot-member table:name="0,881295" table:display="true" table:show-details="true"/>
                <table:data-pilot-member table:name="0,882146" table:display="true" table:show-details="true"/>
                <table:data-pilot-member table:name="0,882278" table:display="true" table:show-details="true"/>
                <table:data-pilot-member table:name="0,882394" table:display="true" table:show-details="true"/>
                <table:data-pilot-member table:name="0,882562" table:display="true" table:show-details="true"/>
                <table:data-pilot-member table:name="0,88332" table:display="true" table:show-details="true"/>
                <table:data-pilot-member table:name="0,883816" table:display="true" table:show-details="true"/>
                <table:data-pilot-member table:name="0,883975" table:display="true" table:show-details="true"/>
                <table:data-pilot-member table:name="0,884453" table:display="true" table:show-details="true"/>
                <table:data-pilot-member table:name="0,885679" table:display="true" table:show-details="true"/>
                <table:data-pilot-member table:name="0,888752" table:display="true" table:show-details="true"/>
                <table:data-pilot-member table:name="0,892036" table:display="true" table:show-details="true"/>
                <table:data-pilot-member table:name="0,892976" table:display="true" table:show-details="true"/>
                <table:data-pilot-member table:name="0,894923" table:display="true" table:show-details="true"/>
                <table:data-pilot-member table:name="0,896852" table:display="true" table:show-details="true"/>
                <table:data-pilot-member table:name="0,900335" table:display="true" table:show-details="true"/>
                <table:data-pilot-member table:name="0,901594" table:display="true" table:show-details="true"/>
                <table:data-pilot-member table:name="0,90184" table:display="true" table:show-details="true"/>
                <table:data-pilot-member table:name="0,90201" table:display="true" table:show-details="true"/>
                <table:data-pilot-member table:name="0,902763" table:display="true" table:show-details="true"/>
                <table:data-pilot-member table:name="0,904059" table:display="true" table:show-details="true"/>
                <table:data-pilot-member table:name="0,904382" table:display="true" table:show-details="true"/>
                <table:data-pilot-member table:name="0,904915" table:display="true" table:show-details="true"/>
                <table:data-pilot-member table:name="0,905037" table:display="true" table:show-details="true"/>
                <table:data-pilot-member table:name="0,905221" table:display="true" table:show-details="true"/>
                <table:data-pilot-member table:name="0,906749" table:display="true" table:show-details="true"/>
                <table:data-pilot-member table:name="0,909158" table:display="true" table:show-details="true"/>
                <table:data-pilot-member table:name="0,909302" table:display="true" table:show-details="true"/>
                <table:data-pilot-member table:name="0,909782" table:display="true" table:show-details="true"/>
                <table:data-pilot-member table:name="0,909993" table:display="true" table:show-details="true"/>
                <table:data-pilot-member table:name="0,91113" table:display="true" table:show-details="true"/>
                <table:data-pilot-member table:name="0,913071" table:display="true" table:show-details="true"/>
                <table:data-pilot-member table:name="0,913315" table:display="true" table:show-details="true"/>
                <table:data-pilot-member table:name="0,917603" table:display="true" table:show-details="true"/>
                <table:data-pilot-member table:name="0,920055" table:display="true" table:show-details="true"/>
                <table:data-pilot-member table:name="0,924007" table:display="true" table:show-details="true"/>
                <table:data-pilot-member table:name="0,924913" table:display="true" table:show-details="true"/>
                <table:data-pilot-member table:name="0,926546" table:display="true" table:show-details="true"/>
                <table:data-pilot-member table:name="0,926991" table:display="true" table:show-details="true"/>
                <table:data-pilot-member table:name="0,930324" table:display="true" table:show-details="true"/>
                <table:data-pilot-member table:name="0,931384" table:display="true" table:show-details="true"/>
                <table:data-pilot-member table:name="0,93227" table:display="true" table:show-details="true"/>
                <table:data-pilot-member table:name="0,932887" table:display="true" table:show-details="true"/>
                <table:data-pilot-member table:name="0,933087" table:display="true" table:show-details="true"/>
                <table:data-pilot-member table:name="0,933234" table:display="true" table:show-details="true"/>
                <table:data-pilot-member table:name="0,933683" table:display="true" table:show-details="true"/>
                <table:data-pilot-member table:name="0,933898" table:display="true" table:show-details="true"/>
                <table:data-pilot-member table:name="0,934334" table:display="true" table:show-details="true"/>
                <table:data-pilot-member table:name="0,934348" table:display="true" table:show-details="true"/>
                <table:data-pilot-member table:name="0,934713" table:display="true" table:show-details="true"/>
                <table:data-pilot-member table:name="0,935702" table:display="true" table:show-details="true"/>
                <table:data-pilot-member table:name="0,936068" table:display="true" table:show-details="true"/>
                <table:data-pilot-member table:name="0,936768" table:display="true" table:show-details="true"/>
                <table:data-pilot-member table:name="0,936874" table:display="true" table:show-details="true"/>
                <table:data-pilot-member table:name="0,938657" table:display="true" table:show-details="true"/>
                <table:data-pilot-member table:name="0,938991" table:display="true" table:show-details="true"/>
                <table:data-pilot-member table:name="0,939224" table:display="true" table:show-details="true"/>
                <table:data-pilot-member table:name="0,939749" table:display="true" table:show-details="true"/>
                <table:data-pilot-member table:name="0,940505" table:display="true" table:show-details="true"/>
                <table:data-pilot-member table:name="0,940681" table:display="true" table:show-details="true"/>
                <table:data-pilot-member table:name="0,942017" table:display="true" table:show-details="true"/>
                <table:data-pilot-member table:name="0,942193" table:display="true" table:show-details="true"/>
                <table:data-pilot-member table:name="0,944842" table:display="true" table:show-details="true"/>
                <table:data-pilot-member table:name="0,945925" table:display="true" table:show-details="true"/>
                <table:data-pilot-member table:name="0,947186" table:display="true" table:show-details="true"/>
                <table:data-pilot-member table:name="0,947434" table:display="true" table:show-details="true"/>
                <table:data-pilot-member table:name="0,947621" table:display="true" table:show-details="true"/>
                <table:data-pilot-member table:name="0,948956" table:display="true" table:show-details="true"/>
                <table:data-pilot-member table:name="0,950108" table:display="true" table:show-details="true"/>
                <table:data-pilot-member table:name="0,950236" table:display="true" table:show-details="true"/>
                <table:data-pilot-member table:name="0,951301" table:display="true" table:show-details="true"/>
                <table:data-pilot-member table:name="0,953783" table:display="true" table:show-details="true"/>
                <table:data-pilot-member table:name="0,954258" table:display="true" table:show-details="true"/>
                <table:data-pilot-member table:name="0,955219" table:display="true" table:show-details="true"/>
                <table:data-pilot-member table:name="0,956076" table:display="true" table:show-details="true"/>
                <table:data-pilot-member table:name="0,956466" table:display="true" table:show-details="true"/>
                <table:data-pilot-member table:name="0,957024" table:display="true" table:show-details="true"/>
                <table:data-pilot-member table:name="0,957946" table:display="true" table:show-details="true"/>
                <table:data-pilot-member table:name="0,95834" table:display="true" table:show-details="true"/>
                <table:data-pilot-member table:name="0,959002" table:display="true" table:show-details="true"/>
                <table:data-pilot-member table:name="0,962244" table:display="true" table:show-details="true"/>
                <table:data-pilot-member table:name="0,963607" table:display="true" table:show-details="true"/>
                <table:data-pilot-member table:name="0,963691" table:display="true" table:show-details="true"/>
                <table:data-pilot-member table:name="0,96462" table:display="true" table:show-details="true"/>
                <table:data-pilot-member table:name="0,964656" table:display="true" table:show-details="true"/>
                <table:data-pilot-member table:name="0,967056" table:display="true" table:show-details="true"/>
                <table:data-pilot-member table:name="0,970023" table:display="true" table:show-details="true"/>
                <table:data-pilot-member table:name="0,970679" table:display="true" table:show-details="true"/>
                <table:data-pilot-member table:name="0,97245" table:display="true" table:show-details="true"/>
                <table:data-pilot-member table:name="0,973753" table:display="true" table:show-details="true"/>
                <table:data-pilot-member table:name="0,973959" table:display="true" table:show-details="true"/>
                <table:data-pilot-member table:name="0,977131" table:display="true" table:show-details="true"/>
                <table:data-pilot-member table:name="0,977775" table:display="true" table:show-details="true"/>
                <table:data-pilot-member table:name="0,980009" table:display="true" table:show-details="true"/>
                <table:data-pilot-member table:name="0,981771" table:display="true" table:show-details="true"/>
                <table:data-pilot-member table:name="0,983201" table:display="true" table:show-details="true"/>
                <table:data-pilot-member table:name="0,983899" table:display="true" table:show-details="true"/>
                <table:data-pilot-member table:name="0,98439" table:display="true" table:show-details="true"/>
                <table:data-pilot-member table:name="0,984669" table:display="true" table:show-details="true"/>
                <table:data-pilot-member table:name="0,985595" table:display="true" table:show-details="true"/>
                <table:data-pilot-member table:name="0,985606" table:display="true" table:show-details="true"/>
                <table:data-pilot-member table:name="0,986293" table:display="true" table:show-details="true"/>
                <table:data-pilot-member table:name="0,986787" table:display="true" table:show-details="true"/>
                <table:data-pilot-member table:name="0,993456" table:display="true" table:show-details="true"/>
                <table:data-pilot-member table:name="0,993849" table:display="true" table:show-details="true"/>
                <table:data-pilot-member table:name="0,995358" table:display="true" table:show-details="true"/>
                <table:data-pilot-member table:name="0,998058" table:display="true" table:show-details="true"/>
                <table:data-pilot-member table:name="0,998072" table:display="true" table:show-details="true"/>
                <table:data-pilot-member table:name="0,99866" table:display="true" table:show-details="true"/>
                <table:data-pilot-member table:name="0,99944" table:display="true" table:show-details="true"/>
                <table:data-pilot-member table:name="0,999646" table:display="true" table:show-details="true"/>
                <table:data-pilot-member table:name="1,00052" table:display="true" table:show-details="true"/>
                <table:data-pilot-member table:name="1,00113" table:display="true" table:show-details="true"/>
                <table:data-pilot-member table:name="1,00143" table:display="true" table:show-details="true"/>
                <table:data-pilot-member table:name="1,00259" table:display="true" table:show-details="true"/>
                <table:data-pilot-member table:name="1,00444" table:display="true" table:show-details="true"/>
                <table:data-pilot-member table:name="1,00595" table:display="true" table:show-details="true"/>
                <table:data-pilot-member table:name="1,00635" table:display="true" table:show-details="true"/>
                <table:data-pilot-member table:name="1,00752" table:display="true" table:show-details="true"/>
                <table:data-pilot-member table:name="1,01038" table:display="true" table:show-details="true"/>
                <table:data-pilot-member table:name="1,0153" table:display="true" table:show-details="true"/>
                <table:data-pilot-member table:name="1,01571" table:display="true" table:show-details="true"/>
                <table:data-pilot-member table:name="1,01597" table:display="true" table:show-details="true"/>
                <table:data-pilot-member table:name="1,03388" table:display="true" table:show-details="true"/>
                <table:data-pilot-member table:name="1,03691" table:display="true" table:show-details="true"/>
                <table:data-pilot-member table:name="1,04039" table:display="true" table:show-details="true"/>
                <table:data-pilot-member table:name="1,04115" table:display="true" table:show-details="true"/>
                <table:data-pilot-member table:name="1,04195" table:display="true" table:show-details="true"/>
                <table:data-pilot-member table:name="1,04494" table:display="true" table:show-details="true"/>
                <table:data-pilot-member table:name="1,05464" table:display="true" table:show-details="true"/>
                <table:data-pilot-member table:name="1,05861" table:display="true" table:show-details="true"/>
                <table:data-pilot-member table:name="1,06805" table:display="true" table:show-details="true"/>
                <table:data-pilot-member table:name="1,07009" table:display="true" table:show-details="true"/>
                <table:data-pilot-member table:name="1,10121" table:display="true" table:show-details="true"/>
                <table:data-pilot-member table:name="1,10278" table:display="true" table:show-details="true"/>
                <table:data-pilot-member table:name="1,10413" table:display="true" table:show-details="true"/>
                <table:data-pilot-member table:name="1,11067" table:display="true" table:show-details="true"/>
                <table:data-pilot-member table:name="1,11099" table:display="true" table:show-details="true"/>
                <table:data-pilot-member table:name="1,11476" table:display="true" table:show-details="true"/>
                <table:data-pilot-member table:name="1,11806" table:display="true" table:show-details="true"/>
                <table:data-pilot-member table:name="1,11931" table:display="true" table:show-details="true"/>
                <table:data-pilot-member table:name="1,12088" table:display="true" table:show-details="true"/>
                <table:data-pilot-member table:name="1,12897" table:display="true" table:show-details="true"/>
                <table:data-pilot-member table:name="1,13024" table:display="true" table:show-details="true"/>
                <table:data-pilot-member table:name="1,131" table:display="true" table:show-details="true"/>
                <table:data-pilot-member table:name="1,13261" table:display="true" table:show-details="true"/>
                <table:data-pilot-member table:name="1,1327" table:display="true" table:show-details="true"/>
                <table:data-pilot-member table:name="1,13518" table:display="true" table:show-details="true"/>
                <table:data-pilot-member table:name="1,13561" table:display="true" table:show-details="true"/>
                <table:data-pilot-member table:name="1,13831" table:display="true" table:show-details="true"/>
                <table:data-pilot-member table:name="1,14415" table:display="true" table:show-details="true"/>
                <table:data-pilot-member table:name="1,1466" table:display="true" table:show-details="true"/>
                <table:data-pilot-member table:name="1,14796" table:display="true" table:show-details="true"/>
                <table:data-pilot-member table:name="1,14804" table:display="true" table:show-details="true"/>
                <table:data-pilot-member table:name="1,14814" table:display="true" table:show-details="true"/>
                <table:data-pilot-member table:name="1,14815" table:display="true" table:show-details="true"/>
                <table:data-pilot-member table:name="1,14828" table:display="true" table:show-details="true"/>
                <table:data-pilot-member table:name="1,14832" table:display="true" table:show-details="true"/>
                <table:data-pilot-member table:name="1,14846" table:display="true" table:show-details="true"/>
                <table:data-pilot-member table:name="1,14861" table:display="true" table:show-details="true"/>
                <table:data-pilot-member table:name="1,15024" table:display="true" table:show-details="true"/>
                <table:data-pilot-member table:name="1,15087" table:display="true" table:show-details="true"/>
                <table:data-pilot-member table:name="1,15098" table:display="true" table:show-details="true"/>
                <table:data-pilot-member table:name="1,15103" table:display="true" table:show-details="true"/>
                <table:data-pilot-member table:name="1,15109" table:display="true" table:show-details="true"/>
                <table:data-pilot-member table:name="1,15122" table:display="true" table:show-details="true"/>
                <table:data-pilot-member table:name="1,15157" table:display="true" table:show-details="true"/>
                <table:data-pilot-member table:name="1,15167" table:display="true" table:show-details="true"/>
                <table:data-pilot-member table:name="1,15187" table:display="true" table:show-details="true"/>
                <table:data-pilot-member table:name="1,15219" table:display="true" table:show-details="true"/>
                <table:data-pilot-member table:name="1,15271" table:display="true" table:show-details="true"/>
                <table:data-pilot-member table:name="1,15289" table:display="true" table:show-details="true"/>
                <table:data-pilot-member table:name="1,15337" table:display="true" table:show-details="true"/>
                <table:data-pilot-member table:name="1,15388" table:display="true" table:show-details="true"/>
                <table:data-pilot-member table:name="1,15494" table:display="true" table:show-details="true"/>
                <table:data-pilot-member table:name="1,15496" table:display="true" table:show-details="true"/>
                <table:data-pilot-member table:name="1,15522" table:display="true" table:show-details="true"/>
                <table:data-pilot-member table:name="1,15531" table:display="true" table:show-details="true"/>
                <table:data-pilot-member table:name="1,15587" table:display="true" table:show-details="true"/>
                <table:data-pilot-member table:name="1,15597" table:display="true" table:show-details="true"/>
                <table:data-pilot-member table:name="1,15626" table:display="true" table:show-details="true"/>
                <table:data-pilot-member table:name="1,15664" table:display="true" table:show-details="true"/>
                <table:data-pilot-member table:name="1,15675" table:display="true" table:show-details="true"/>
                <table:data-pilot-member table:name="1,15688" table:display="true" table:show-details="true"/>
                <table:data-pilot-member table:name="1,15727" table:display="true" table:show-details="true"/>
                <table:data-pilot-member table:name="1,15745" table:display="true" table:show-details="true"/>
                <table:data-pilot-member table:name="1,15766" table:display="true" table:show-details="true"/>
                <table:data-pilot-member table:name="1,15796" table:display="true" table:show-details="true"/>
                <table:data-pilot-member table:name="1,15817" table:display="true" table:show-details="true"/>
                <table:data-pilot-member table:name="1,15834" table:display="true" table:show-details="true"/>
                <table:data-pilot-member table:name="1,15835" table:display="true" table:show-details="true"/>
                <table:data-pilot-member table:name="1,15887" table:display="true" table:show-details="true"/>
                <table:data-pilot-member table:name="1,15961" table:display="true" table:show-details="true"/>
                <table:data-pilot-member table:name="1,15971" table:display="true" table:show-details="true"/>
                <table:data-pilot-member table:name="1,15989" table:display="true" table:show-details="true"/>
                <table:data-pilot-member table:name="1,15992" table:display="true" table:show-details="true"/>
                <table:data-pilot-member table:name="1,16001" table:display="true" table:show-details="true"/>
                <table:data-pilot-member table:name="1,16005" table:display="true" table:show-details="true"/>
                <table:data-pilot-member table:name="1,16024" table:display="true" table:show-details="true"/>
                <table:data-pilot-member table:name="1,16053" table:display="true" table:show-details="true"/>
                <table:data-pilot-member table:name="1,16065" table:display="true" table:show-details="true"/>
                <table:data-pilot-member table:name="1,16141" table:display="true" table:show-details="true"/>
                <table:data-pilot-member table:name="1,16223" table:display="true" table:show-details="true"/>
                <table:data-pilot-member table:name="1,16243" table:display="true" table:show-details="true"/>
                <table:data-pilot-member table:name="1,16271" table:display="true" table:show-details="true"/>
                <table:data-pilot-member table:name="1,16295" table:display="true" table:show-details="true"/>
                <table:data-pilot-member table:name="1,16326" table:display="true" table:show-details="true"/>
                <table:data-pilot-member table:name="1,16336" table:display="true" table:show-details="true"/>
                <table:data-pilot-member table:name="1,16364" table:display="true" table:show-details="true"/>
                <table:data-pilot-member table:name="1,16366" table:display="true" table:show-details="true"/>
                <table:data-pilot-member table:name="1,16375" table:display="true" table:show-details="true"/>
                <table:data-pilot-member table:name="1,16413" table:display="true" table:show-details="true"/>
                <table:data-pilot-member table:name="1,16495" table:display="true" table:show-details="true"/>
                <table:data-pilot-member table:name="1,16525" table:display="true" table:show-details="true"/>
                <table:data-pilot-member table:name="1,16632" table:display="true" table:show-details="true"/>
                <table:data-pilot-member table:name="1,16671" table:display="true" table:show-details="true"/>
                <table:data-pilot-member table:name="1,16714" table:display="true" table:show-details="true"/>
                <table:data-pilot-member table:name="1,16728" table:display="true" table:show-details="true"/>
                <table:data-pilot-member table:name="1,16812" table:display="true" table:show-details="true"/>
                <table:data-pilot-member table:name="1,16825" table:display="true" table:show-details="true"/>
                <table:data-pilot-member table:name="1,16954" table:display="true" table:show-details="true"/>
                <table:data-pilot-member table:name="1,16972" table:display="true" table:show-details="true"/>
                <table:data-pilot-member table:name="1,17028" table:display="true" table:show-details="true"/>
                <table:data-pilot-member table:name="1,17094" table:display="true" table:show-details="true"/>
                <table:data-pilot-member table:name="1,17161" table:display="true" table:show-details="true"/>
                <table:data-pilot-member table:name="1,17708" table:display="true" table:show-details="true"/>
                <table:data-pilot-member table:name="1,1771" table:display="true" table:show-details="true"/>
                <table:data-pilot-member table:name="1,17719" table:display="true" table:show-details="true"/>
                <table:data-pilot-member table:name="1,17734" table:display="true" table:show-details="true"/>
                <table:data-pilot-member table:name="1,17784" table:display="true" table:show-details="true"/>
                <table:data-pilot-member table:name="1,17895" table:display="true" table:show-details="true"/>
                <table:data-pilot-member table:name="1,17993" table:display="true" table:show-details="true"/>
                <table:data-pilot-member table:name="1,18069" table:display="true" table:show-details="true"/>
                <table:data-pilot-member table:name="1,1812" table:display="true" table:show-details="true"/>
                <table:data-pilot-member table:name="1,18172" table:display="true" table:show-details="true"/>
                <table:data-pilot-member table:name="1,1822" table:display="true" table:show-details="true"/>
                <table:data-pilot-member table:name="1,18275" table:display="true" table:show-details="true"/>
                <table:data-pilot-member table:name="1,18284" table:display="true" table:show-details="true"/>
                <table:data-pilot-member table:name="1,18302" table:display="true" table:show-details="true"/>
                <table:data-pilot-member table:name="1,18361" table:display="true" table:show-details="true"/>
                <table:data-pilot-member table:name="1,1838" table:display="true" table:show-details="true"/>
                <table:data-pilot-member table:name="1,18416" table:display="true" table:show-details="true"/>
                <table:data-pilot-member table:name="1,18504" table:display="true" table:show-details="true"/>
                <table:data-pilot-member table:name="1,1857" table:display="true" table:show-details="true"/>
                <table:data-pilot-member table:name="1,18614" table:display="true" table:show-details="true"/>
                <table:data-pilot-member table:name="1,18631" table:display="true" table:show-details="true"/>
                <table:data-pilot-member table:name="1,18772" table:display="true" table:show-details="true"/>
                <table:data-pilot-member table:name="1,188" table:display="true" table:show-details="true"/>
                <table:data-pilot-member table:name="1,18807" table:display="true" table:show-details="true"/>
                <table:data-pilot-member table:name="1,1882" table:display="true" table:show-details="true"/>
                <table:data-pilot-member table:name="1,18864" table:display="true" table:show-details="true"/>
                <table:data-pilot-member table:name="1,19183" table:display="true" table:show-details="true"/>
                <table:data-pilot-member table:name="1,19327" table:display="true" table:show-details="true"/>
                <table:data-pilot-member table:name="1,19741" table:display="true" table:show-details="true"/>
                <table:data-pilot-member table:name="1,19815" table:display="true" table:show-details="true"/>
                <table:data-pilot-member table:name="1,19831" table:display="true" table:show-details="true"/>
                <table:data-pilot-member table:name="1,19871" table:display="true" table:show-details="true"/>
                <table:data-pilot-member table:name="1,19873" table:display="true" table:show-details="true"/>
                <table:data-pilot-member table:name="1,20001" table:display="true" table:show-details="true"/>
                <table:data-pilot-member table:name="1,20037" table:display="true" table:show-details="true"/>
                <table:data-pilot-member table:name="1,20136" table:display="true" table:show-details="true"/>
                <table:data-pilot-member table:name="1,20169" table:display="true" table:show-details="true"/>
                <table:data-pilot-member table:name="1,2027" table:display="true" table:show-details="true"/>
                <table:data-pilot-member table:name="1,20313" table:display="true" table:show-details="true"/>
                <table:data-pilot-member table:name="1,20346" table:display="true" table:show-details="true"/>
                <table:data-pilot-member table:name="1,20548" table:display="true" table:show-details="true"/>
                <table:data-pilot-member table:name="1,2058" table:display="true" table:show-details="true"/>
                <table:data-pilot-member table:name="1,20634" table:display="true" table:show-details="true"/>
                <table:data-pilot-member table:name="1,2064" table:display="true" table:show-details="true"/>
                <table:data-pilot-member table:name="1,2071" table:display="true" table:show-details="true"/>
                <table:data-pilot-member table:name="1,20731" table:display="true" table:show-details="true"/>
                <table:data-pilot-member table:name="1,20771" table:display="true" table:show-details="true"/>
                <table:data-pilot-member table:name="1,20782" table:display="true" table:show-details="true"/>
                <table:data-pilot-member table:name="1,20794" table:display="true" table:show-details="true"/>
                <table:data-pilot-member table:name="1,20818" table:display="true" table:show-details="true"/>
                <table:data-pilot-member table:name="1,20843" table:display="true" table:show-details="true"/>
                <table:data-pilot-member table:name="1,20846" table:display="true" table:show-details="true"/>
                <table:data-pilot-member table:name="1,20879" table:display="true" table:show-details="true"/>
                <table:data-pilot-member table:name="1,20897" table:display="true" table:show-details="true"/>
                <table:data-pilot-member table:name="1,20965" table:display="true" table:show-details="true"/>
                <table:data-pilot-member table:name="1,21055" table:display="true" table:show-details="true"/>
                <table:data-pilot-member table:name="1,21085" table:display="true" table:show-details="true"/>
                <table:data-pilot-member table:name="1,21131" table:display="true" table:show-details="true"/>
                <table:data-pilot-member table:name="1,21198" table:display="true" table:show-details="true"/>
                <table:data-pilot-member table:name="1,21253" table:display="true" table:show-details="true"/>
                <table:data-pilot-member table:name="1,21268" table:display="true" table:show-details="true"/>
                <table:data-pilot-member table:name="1,21318" table:display="true" table:show-details="true"/>
                <table:data-pilot-member table:name="1,21348" table:display="true" table:show-details="true"/>
                <table:data-pilot-member table:name="1,21449" table:display="true" table:show-details="true"/>
                <table:data-pilot-member table:name="1,215" table:display="true" table:show-details="true"/>
                <table:data-pilot-member table:name="1,21532" table:display="true" table:show-details="true"/>
                <table:data-pilot-member table:name="1,21572" table:display="true" table:show-details="true"/>
                <table:data-pilot-member table:name="1,2177" table:display="true" table:show-details="true"/>
                <table:data-pilot-member table:name="1,21811" table:display="true" table:show-details="true"/>
                <table:data-pilot-member table:name="1,21827" table:display="true" table:show-details="true"/>
                <table:data-pilot-member table:name="1,21846" table:display="true" table:show-details="true"/>
                <table:data-pilot-member table:name="1,21924" table:display="true" table:show-details="true"/>
                <table:data-pilot-member table:name="1,2194" table:display="true" table:show-details="true"/>
                <table:data-pilot-member table:name="1,22171" table:display="true" table:show-details="true"/>
                <table:data-pilot-member table:name="1,22176" table:display="true" table:show-details="true"/>
                <table:data-pilot-member table:name="1,22209" table:display="true" table:show-details="true"/>
                <table:data-pilot-member table:name="1,22238" table:display="true" table:show-details="true"/>
                <table:data-pilot-member table:name="1,22375" table:display="true" table:show-details="true"/>
                <table:data-pilot-member table:name="1,22388" table:display="true" table:show-details="true"/>
                <table:data-pilot-member table:name="1,22421" table:display="true" table:show-details="true"/>
                <table:data-pilot-member table:name="1,22469" table:display="true" table:show-details="true"/>
                <table:data-pilot-member table:name="1,22539" table:display="true" table:show-details="true"/>
                <table:data-pilot-member table:name="1,22548" table:display="true" table:show-details="true"/>
                <table:data-pilot-member table:name="1,22555" table:display="true" table:show-details="true"/>
                <table:data-pilot-member table:name="1,22632" table:display="true" table:show-details="true"/>
                <table:data-pilot-member table:name="1,22667" table:display="true" table:show-details="true"/>
                <table:data-pilot-member table:name="1,22669" table:display="true" table:show-details="true"/>
                <table:data-pilot-member table:name="1,22883" table:display="true" table:show-details="true"/>
                <table:data-pilot-member table:name="1,2293" table:display="true" table:show-details="true"/>
                <table:data-pilot-member table:name="1,23149" table:display="true" table:show-details="true"/>
                <table:data-pilot-member table:name="1,2318" table:display="true" table:show-details="true"/>
                <table:data-pilot-member table:name="1,23182" table:display="true" table:show-details="true"/>
                <table:data-pilot-member table:name="1,23288" table:display="true" table:show-details="true"/>
                <table:data-pilot-member table:name="1,23427" table:display="true" table:show-details="true"/>
                <table:data-pilot-member table:name="1,2364" table:display="true" table:show-details="true"/>
                <table:data-pilot-member table:name="1,23753" table:display="true" table:show-details="true"/>
                <table:data-pilot-member table:name="1,23882" table:display="true" table:show-details="true"/>
                <table:data-pilot-member table:name="1,23925" table:display="true" table:show-details="true"/>
                <table:data-pilot-member table:name="1,24" table:display="true" table:show-details="true"/>
                <table:data-pilot-member table:name="1,24223" table:display="true" table:show-details="true"/>
                <table:data-pilot-member table:name="1,24344" table:display="true" table:show-details="true"/>
                <table:data-pilot-member table:name="1,24645" table:display="true" table:show-details="true"/>
                <table:data-pilot-member table:name="1,24722" table:display="true" table:show-details="true"/>
                <table:data-pilot-member table:name="1,24729" table:display="true" table:show-details="true"/>
                <table:data-pilot-member table:name="1,24773" table:display="true" table:show-details="true"/>
                <table:data-pilot-member table:name="1,25834" table:display="true" table:show-details="true"/>
                <table:data-pilot-member table:name="1,26297" table:display="true" table:show-details="true"/>
                <table:data-pilot-member table:name="1,26634" table:display="true" table:show-details="true"/>
                <table:data-pilot-member table:name="1,26942" table:display="true" table:show-details="true"/>
                <table:data-pilot-member table:name="1,27683" table:display="true" table:show-details="true"/>
                <table:data-pilot-member table:name="1,27823" table:display="true" table:show-details="true"/>
                <table:data-pilot-member table:name="1,30884" table:display="true" table:show-details="true"/>
                <table:data-pilot-member table:name="1,30897" table:display="true" table:show-details="true"/>
                <table:data-pilot-member table:name="1,37452" table:display="true" table:show-details="true"/>
                <table:data-pilot-member table:name="1,38398" table:display="true" table:show-details="true"/>
                <table:data-pilot-member table:name="1,38754" table:display="true" table:show-details="true"/>
                <table:data-pilot-member table:name="1,3963" table:display="true" table:show-details="true"/>
                <table:data-pilot-member table:name="1,39864" table:display="true" table:show-details="true"/>
                <table:data-pilot-member table:name="1,40022" table:display="true" table:show-details="true"/>
                <table:data-pilot-member table:name="1,40622" table:display="true" table:show-details="true"/>
                <table:data-pilot-member table:name="1,40782" table:display="true" table:show-details="true"/>
                <table:data-pilot-member table:name="1,4191" table:display="true" table:show-details="true"/>
                <table:data-pilot-member table:name="1,42119" table:display="true" table:show-details="true"/>
                <table:data-pilot-member table:name="1,42522" table:display="true" table:show-details="true"/>
                <table:data-pilot-member table:name="1,42678" table:display="true" table:show-details="true"/>
                <table:data-pilot-member table:name="1,42768" table:display="true" table:show-details="true"/>
                <table:data-pilot-member table:name="1,42785" table:display="true" table:show-details="true"/>
                <table:data-pilot-member table:name="1,42942" table:display="true" table:show-details="true"/>
                <table:data-pilot-member table:name="1,43056" table:display="true" table:show-details="true"/>
                <table:data-pilot-member table:name="1,43254" table:display="true" table:show-details="true"/>
                <table:data-pilot-member table:name="1,4345" table:display="true" table:show-details="true"/>
                <table:data-pilot-member table:name="1,43555" table:display="true" table:show-details="true"/>
                <table:data-pilot-member table:name="1,43656" table:display="true" table:show-details="true"/>
                <table:data-pilot-member table:name="1,43662" table:display="true" table:show-details="true"/>
                <table:data-pilot-member table:name="1,43701" table:display="true" table:show-details="true"/>
                <table:data-pilot-member table:name="1,43727" table:display="true" table:show-details="true"/>
                <table:data-pilot-member table:name="1,43747" table:display="true" table:show-details="true"/>
                <table:data-pilot-member table:name="1,43933" table:display="true" table:show-details="true"/>
                <table:data-pilot-member table:name="1,43953" table:display="true" table:show-details="true"/>
                <table:data-pilot-member table:name="1,44204" table:display="true" table:show-details="true"/>
                <table:data-pilot-member table:name="1,44318" table:display="true" table:show-details="true"/>
                <table:data-pilot-member table:name="1,44362" table:display="true" table:show-details="true"/>
                <table:data-pilot-member table:name="1,4448" table:display="true" table:show-details="true"/>
                <table:data-pilot-member table:name="1,44672" table:display="true" table:show-details="true"/>
                <table:data-pilot-member table:name="1,44694" table:display="true" table:show-details="true"/>
                <table:data-pilot-member table:name="1,44738" table:display="true" table:show-details="true"/>
                <table:data-pilot-member table:name="1,44771" table:display="true" table:show-details="true"/>
                <table:data-pilot-member table:name="1,44773" table:display="true" table:show-details="true"/>
                <table:data-pilot-member table:name="1,44997" table:display="true" table:show-details="true"/>
                <table:data-pilot-member table:name="1,45075" table:display="true" table:show-details="true"/>
                <table:data-pilot-member table:name="1,45154" table:display="true" table:show-details="true"/>
                <table:data-pilot-member table:name="1,45379" table:display="true" table:show-details="true"/>
                <table:data-pilot-member table:name="1,45412" table:display="true" table:show-details="true"/>
                <table:data-pilot-member table:name="1,45817" table:display="true" table:show-details="true"/>
                <table:data-pilot-member table:name="1,46063" table:display="true" table:show-details="true"/>
                <table:data-pilot-member table:name="1,46246" table:display="true" table:show-details="true"/>
                <table:data-pilot-member table:name="1,46666" table:display="true" table:show-details="true"/>
                <table:data-pilot-member table:name="1,46744" table:display="true" table:show-details="true"/>
                <table:data-pilot-member table:name="1,46859" table:display="true" table:show-details="true"/>
                <table:data-pilot-member table:name="1,46863" table:display="true" table:show-details="true"/>
                <table:data-pilot-member table:name="1,46915" table:display="true" table:show-details="true"/>
                <table:data-pilot-member table:name="1,47094" table:display="true" table:show-details="true"/>
                <table:data-pilot-member table:name="1,47375" table:display="true" table:show-details="true"/>
                <table:data-pilot-member table:name="1,47675" table:display="true" table:show-details="true"/>
                <table:data-pilot-member table:name="1,47739" table:display="true" table:show-details="true"/>
                <table:data-pilot-member table:name="1,47795" table:display="true" table:show-details="true"/>
                <table:data-pilot-member table:name="1,47879" table:display="true" table:show-details="true"/>
                <table:data-pilot-member table:name="1,48226" table:display="true" table:show-details="true"/>
                <table:data-pilot-member table:name="1,48456" table:display="true" table:show-details="true"/>
                <table:data-pilot-member table:name="1,48538" table:display="true" table:show-details="true"/>
                <table:data-pilot-member table:name="1,48676" table:display="true" table:show-details="true"/>
                <table:data-pilot-member table:name="1,48843" table:display="true" table:show-details="true"/>
                <table:data-pilot-member table:name="1,48857" table:display="true" table:show-details="true"/>
                <table:data-pilot-member table:name="1,48878" table:display="true" table:show-details="true"/>
                <table:data-pilot-member table:name="1,48924" table:display="true" table:show-details="true"/>
                <table:data-pilot-member table:name="1,49205" table:display="true" table:show-details="true"/>
                <table:data-pilot-member table:name="1,49228" table:display="true" table:show-details="true"/>
                <table:data-pilot-member table:name="1,49431" table:display="true" table:show-details="true"/>
                <table:data-pilot-member table:name="1,49442" table:display="true" table:show-details="true"/>
                <table:data-pilot-member table:name="1,4953" table:display="true" table:show-details="true"/>
                <table:data-pilot-member table:name="1,49533" table:display="true" table:show-details="true"/>
                <table:data-pilot-member table:name="1,49706" table:display="true" table:show-details="true"/>
                <table:data-pilot-member table:name="1,4974" table:display="true" table:show-details="true"/>
                <table:data-pilot-member table:name="1,49937" table:display="true" table:show-details="true"/>
                <table:data-pilot-member table:name="1,50278" table:display="true" table:show-details="true"/>
                <table:data-pilot-member table:name="1,50336" table:display="true" table:show-details="true"/>
                <table:data-pilot-member table:name="1,50421" table:display="true" table:show-details="true"/>
                <table:data-pilot-member table:name="1,50432" table:display="true" table:show-details="true"/>
                <table:data-pilot-member table:name="1,50506" table:display="true" table:show-details="true"/>
                <table:data-pilot-member table:name="1,50584" table:display="true" table:show-details="true"/>
                <table:data-pilot-member table:name="1,51228" table:display="true" table:show-details="true"/>
                <table:data-pilot-member table:name="1,51335" table:display="true" table:show-details="true"/>
                <table:data-pilot-member table:name="1,51472" table:display="true" table:show-details="true"/>
                <table:data-pilot-member table:name="1,51647" table:display="true" table:show-details="true"/>
                <table:data-pilot-member table:name="1,51947" table:display="true" table:show-details="true"/>
                <table:data-pilot-member table:name="1,52124" table:display="true" table:show-details="true"/>
                <table:data-pilot-member table:name="1,52128" table:display="true" table:show-details="true"/>
                <table:data-pilot-member table:name="1,52195" table:display="true" table:show-details="true"/>
                <table:data-pilot-member table:name="1,52228" table:display="true" table:show-details="true"/>
                <table:data-pilot-member table:name="1,52297" table:display="true" table:show-details="true"/>
                <table:data-pilot-member table:name="1,52543" table:display="true" table:show-details="true"/>
                <table:data-pilot-member table:name="1,52582" table:display="true" table:show-details="true"/>
                <table:data-pilot-member table:name="1,52747" table:display="true" table:show-details="true"/>
                <table:data-pilot-member table:name="1,52798" table:display="true" table:show-details="true"/>
                <table:data-pilot-member table:name="1,55481" table:display="true" table:show-details="true"/>
                <table:data-pilot-member table:name="1,56461" table:display="true" table:show-details="true"/>
                <table:data-pilot-member table:name="1,58324" table:display="true" table:show-details="true"/>
                <table:data-pilot-member table:name="1,58356" table:display="true" table:show-details="true"/>
                <table:data-pilot-member table:name="1,60766" table:display="true" table:show-details="true"/>
                <table:data-pilot-member table:name="1,62115" table:display="true" table:show-details="true"/>
                <table:data-pilot-member table:name="1,62203" table:display="true" table:show-details="true"/>
                <table:data-pilot-member table:name="1,6221" table:display="true" table:show-details="true"/>
                <table:data-pilot-member table:name="1,62251" table:display="true" table:show-details="true"/>
                <table:data-pilot-member table:name="1,62652" table:display="true" table:show-details="true"/>
                <table:data-pilot-member table:name="1,62808" table:display="true" table:show-details="true"/>
                <table:data-pilot-member table:name="1,62891" table:display="true" table:show-details="true"/>
                <table:data-pilot-member table:name="1,6308" table:display="true" table:show-details="true"/>
                <table:data-pilot-member table:name="1,63204" table:display="true" table:show-details="true"/>
                <table:data-pilot-member table:name="1,63221" table:display="true" table:show-details="true"/>
                <table:data-pilot-member table:name="1,63312" table:display="true" table:show-details="true"/>
                <table:data-pilot-member table:name="1,63359" table:display="true" table:show-details="true"/>
                <table:data-pilot-member table:name="1,63386" table:display="true" table:show-details="true"/>
                <table:data-pilot-member table:name="1,63468" table:display="true" table:show-details="true"/>
                <table:data-pilot-member table:name="1,63491" table:display="true" table:show-details="true"/>
                <table:data-pilot-member table:name="1,63507" table:display="true" table:show-details="true"/>
                <table:data-pilot-member table:name="1,63564" table:display="true" table:show-details="true"/>
                <table:data-pilot-member table:name="1,63588" table:display="true" table:show-details="true"/>
                <table:data-pilot-member table:name="1,63631" table:display="true" table:show-details="true"/>
                <table:data-pilot-member table:name="1,63639" table:display="true" table:show-details="true"/>
                <table:data-pilot-member table:name="1,63885" table:display="true" table:show-details="true"/>
                <table:data-pilot-member table:name="1,639" table:display="true" table:show-details="true"/>
                <table:data-pilot-member table:name="1,63935" table:display="true" table:show-details="true"/>
                <table:data-pilot-member table:name="1,6403" table:display="true" table:show-details="true"/>
                <table:data-pilot-member table:name="1,6405" table:display="true" table:show-details="true"/>
                <table:data-pilot-member table:name="1,64072" table:display="true" table:show-details="true"/>
                <table:data-pilot-member table:name="1,64082" table:display="true" table:show-details="true"/>
                <table:data-pilot-member table:name="1,64124" table:display="true" table:show-details="true"/>
                <table:data-pilot-member table:name="1,64133" table:display="true" table:show-details="true"/>
                <table:data-pilot-member table:name="1,64179" table:display="true" table:show-details="true"/>
                <table:data-pilot-member table:name="1,642" table:display="true" table:show-details="true"/>
                <table:data-pilot-member table:name="1,64463" table:display="true" table:show-details="true"/>
                <table:data-pilot-member table:name="1,64497" table:display="true" table:show-details="true"/>
                <table:data-pilot-member table:name="1,64504" table:display="true" table:show-details="true"/>
                <table:data-pilot-member table:name="1,64655" table:display="true" table:show-details="true"/>
                <table:data-pilot-member table:name="1,64696" table:display="true" table:show-details="true"/>
                <table:data-pilot-member table:name="1,64717" table:display="true" table:show-details="true"/>
                <table:data-pilot-member table:name="1,64737" table:display="true" table:show-details="true"/>
                <table:data-pilot-member table:name="1,64847" table:display="true" table:show-details="true"/>
                <table:data-pilot-member table:name="1,64862" table:display="true" table:show-details="true"/>
                <table:data-pilot-member table:name="1,64919" table:display="true" table:show-details="true"/>
                <table:data-pilot-member table:name="1,64986" table:display="true" table:show-details="true"/>
                <table:data-pilot-member table:name="1,65011" table:display="true" table:show-details="true"/>
                <table:data-pilot-member table:name="1,65064" table:display="true" table:show-details="true"/>
                <table:data-pilot-member table:name="1,65167" table:display="true" table:show-details="true"/>
                <table:data-pilot-member table:name="1,65197" table:display="true" table:show-details="true"/>
                <table:data-pilot-member table:name="1,65308" table:display="true" table:show-details="true"/>
                <table:data-pilot-member table:name="1,65329" table:display="true" table:show-details="true"/>
                <table:data-pilot-member table:name="1,65413" table:display="true" table:show-details="true"/>
                <table:data-pilot-member table:name="1,6551" table:display="true" table:show-details="true"/>
                <table:data-pilot-member table:name="1,65686" table:display="true" table:show-details="true"/>
                <table:data-pilot-member table:name="1,65714" table:display="true" table:show-details="true"/>
                <table:data-pilot-member table:name="1,65892" table:display="true" table:show-details="true"/>
                <table:data-pilot-member table:name="1,65989" table:display="true" table:show-details="true"/>
                <table:data-pilot-member table:name="1,66273" table:display="true" table:show-details="true"/>
                <table:data-pilot-member table:name="1,66369" table:display="true" table:show-details="true"/>
                <table:data-pilot-member table:name="1,66438" table:display="true" table:show-details="true"/>
                <table:data-pilot-member table:name="1,66508" table:display="true" table:show-details="true"/>
                <table:data-pilot-member table:name="1,66599" table:display="true" table:show-details="true"/>
                <table:data-pilot-member table:name="1,66961" table:display="true" table:show-details="true"/>
                <table:data-pilot-member table:name="1,67067" table:display="true" table:show-details="true"/>
                <table:data-pilot-member table:name="1,67175" table:display="true" table:show-details="true"/>
                <table:data-pilot-member table:name="1,67236" table:display="true" table:show-details="true"/>
                <table:data-pilot-member table:name="1,67301" table:display="true" table:show-details="true"/>
                <table:data-pilot-member table:name="1,6753" table:display="true" table:show-details="true"/>
                <table:data-pilot-member table:name="1,6777" table:display="true" table:show-details="true"/>
                <table:data-pilot-member table:name="1,68067" table:display="true" table:show-details="true"/>
                <table:data-pilot-member table:name="1,68527" table:display="true" table:show-details="true"/>
                <table:data-pilot-member table:name="1,68528" table:display="true" table:show-details="true"/>
                <table:data-pilot-member table:name="1,68615" table:display="true" table:show-details="true"/>
                <table:data-pilot-member table:name="1,68642" table:display="true" table:show-details="true"/>
                <table:data-pilot-member table:name="1,68745" table:display="true" table:show-details="true"/>
                <table:data-pilot-member table:name="1,69109" table:display="true" table:show-details="true"/>
                <table:data-pilot-member table:name="1,69185" table:display="true" table:show-details="true"/>
                <table:data-pilot-member table:name="1,69287" table:display="true" table:show-details="true"/>
                <table:data-pilot-member table:name="1,69338" table:display="true" table:show-details="true"/>
                <table:data-pilot-member table:name="1,69413" table:display="true" table:show-details="true"/>
                <table:data-pilot-member table:name="1,69555" table:display="true" table:show-details="true"/>
                <table:data-pilot-member table:name="1,69716" table:display="true" table:show-details="true"/>
                <table:data-pilot-member table:name="1,69718" table:display="true" table:show-details="true"/>
                <table:data-pilot-member table:name="1,69974" table:display="true" table:show-details="true"/>
                <table:data-pilot-member table:name="1,70022" table:display="true" table:show-details="true"/>
                <table:data-pilot-member table:name="1,70048" table:display="true" table:show-details="true"/>
                <table:data-pilot-member table:name="1,70167" table:display="true" table:show-details="true"/>
                <table:data-pilot-member table:name="1,70226" table:display="true" table:show-details="true"/>
                <table:data-pilot-member table:name="1,70284" table:display="true" table:show-details="true"/>
                <table:data-pilot-member table:name="1,70296" table:display="true" table:show-details="true"/>
                <table:data-pilot-member table:name="1,70381" table:display="true" table:show-details="true"/>
                <table:data-pilot-member table:name="1,70597" table:display="true" table:show-details="true"/>
                <table:data-pilot-member table:name="1,70617" table:display="true" table:show-details="true"/>
                <table:data-pilot-member table:name="1,70649" table:display="true" table:show-details="true"/>
                <table:data-pilot-member table:name="1,70666" table:display="true" table:show-details="true"/>
                <table:data-pilot-member table:name="1,70677" table:display="true" table:show-details="true"/>
                <table:data-pilot-member table:name="1,70702" table:display="true" table:show-details="true"/>
                <table:data-pilot-member table:name="1,70731" table:display="true" table:show-details="true"/>
                <table:data-pilot-member table:name="1,70849" table:display="true" table:show-details="true"/>
                <table:data-pilot-member table:name="1,70878" table:display="true" table:show-details="true"/>
                <table:data-pilot-member table:name="1,7093" table:display="true" table:show-details="true"/>
                <table:data-pilot-member table:name="1,70961" table:display="true" table:show-details="true"/>
                <table:data-pilot-member table:name="1,71088" table:display="true" table:show-details="true"/>
                <table:data-pilot-member table:name="1,71147" table:display="true" table:show-details="true"/>
                <table:data-pilot-member table:name="1,71184" table:display="true" table:show-details="true"/>
                <table:data-pilot-member table:name="1,7121" table:display="true" table:show-details="true"/>
                <table:data-pilot-member table:name="1,71472" table:display="true" table:show-details="true"/>
                <table:data-pilot-member table:name="1,71509" table:display="true" table:show-details="true"/>
                <table:data-pilot-member table:name="1,7155" table:display="true" table:show-details="true"/>
                <table:data-pilot-member table:name="1,71664" table:display="true" table:show-details="true"/>
                <table:data-pilot-member table:name="1,71665" table:display="true" table:show-details="true"/>
                <table:data-pilot-member table:name="1,71719" table:display="true" table:show-details="true"/>
                <table:data-pilot-member table:name="1,7177" table:display="true" table:show-details="true"/>
                <table:data-pilot-member table:name="1,71941" table:display="true" table:show-details="true"/>
                <table:data-pilot-member table:name="1,72193" table:display="true" table:show-details="true"/>
                <table:data-pilot-member table:name="1,72198" table:display="true" table:show-details="true"/>
                <table:data-pilot-member table:name="1,72205" table:display="true" table:show-details="true"/>
                <table:data-pilot-member table:name="1,72219" table:display="true" table:show-details="true"/>
                <table:data-pilot-member table:name="1,72567" table:display="true" table:show-details="true"/>
                <table:data-pilot-member table:name="1,72576" table:display="true" table:show-details="true"/>
                <table:data-pilot-member table:name="1,72605" table:display="true" table:show-details="true"/>
                <table:data-pilot-member table:name="1,72754" table:display="true" table:show-details="true"/>
                <table:data-pilot-member table:name="1,72772" table:display="true" table:show-details="true"/>
                <table:data-pilot-member table:name="1,72809" table:display="true" table:show-details="true"/>
                <table:data-pilot-member table:name="1,72811" table:display="true" table:show-details="true"/>
                <table:data-pilot-member table:name="1,73008" table:display="true" table:show-details="true"/>
                <table:data-pilot-member table:name="1,73103" table:display="true" table:show-details="true"/>
                <table:data-pilot-member table:name="1,7335" table:display="true" table:show-details="true"/>
                <table:data-pilot-member table:name="1,73513" table:display="true" table:show-details="true"/>
                <table:data-pilot-member table:name="1,73548" table:display="true" table:show-details="true"/>
                <table:data-pilot-member table:name="1,73581" table:display="true" table:show-details="true"/>
                <table:data-pilot-member table:name="1,73598" table:display="true" table:show-details="true"/>
                <table:data-pilot-member table:name="1,73692" table:display="true" table:show-details="true"/>
                <table:data-pilot-member table:name="1,73763" table:display="true" table:show-details="true"/>
                <table:data-pilot-member table:name="1,73839" table:display="true" table:show-details="true"/>
                <table:data-pilot-member table:name="1,73878" table:display="true" table:show-details="true"/>
                <table:data-pilot-member table:name="1,73957" table:display="true" table:show-details="true"/>
                <table:data-pilot-member table:name="1,74045" table:display="true" table:show-details="true"/>
                <table:data-pilot-member table:name="1,74066" table:display="true" table:show-details="true"/>
                <table:data-pilot-member table:name="1,74109" table:display="true" table:show-details="true"/>
                <table:data-pilot-member table:name="1,74134" table:display="true" table:show-details="true"/>
                <table:data-pilot-member table:name="1,74328" table:display="true" table:show-details="true"/>
                <table:data-pilot-member table:name="1,74449" table:display="true" table:show-details="true"/>
                <table:data-pilot-member table:name="1,7475" table:display="true" table:show-details="true"/>
                <table:data-pilot-member table:name="1,74855" table:display="true" table:show-details="true"/>
                <table:data-pilot-member table:name="1,74963" table:display="true" table:show-details="true"/>
                <table:data-pilot-member table:name="1,75029" table:display="true" table:show-details="true"/>
                <table:data-pilot-member table:name="1,7512" table:display="true" table:show-details="true"/>
                <table:data-pilot-member table:name="1,75394" table:display="true" table:show-details="true"/>
                <table:data-pilot-member table:name="1,75413" table:display="true" table:show-details="true"/>
                <table:data-pilot-member table:name="1,75432" table:display="true" table:show-details="true"/>
                <table:data-pilot-member table:name="1,75515" table:display="true" table:show-details="true"/>
                <table:data-pilot-member table:name="1,75549" table:display="true" table:show-details="true"/>
                <table:data-pilot-member table:name="1,75565" table:display="true" table:show-details="true"/>
                <table:data-pilot-member table:name="1,75567" table:display="true" table:show-details="true"/>
                <table:data-pilot-member table:name="1,75629" table:display="true" table:show-details="true"/>
                <table:data-pilot-member table:name="1,75654" table:display="true" table:show-details="true"/>
                <table:data-pilot-member table:name="1,757" table:display="true" table:show-details="true"/>
                <table:data-pilot-member table:name="1,75774" table:display="true" table:show-details="true"/>
                <table:data-pilot-member table:name="1,75777" table:display="true" table:show-details="true"/>
                <table:data-pilot-member table:name="1,75789" table:display="true" table:show-details="true"/>
                <table:data-pilot-member table:name="1,75852" table:display="true" table:show-details="true"/>
                <table:data-pilot-member table:name="1,75862" table:display="true" table:show-details="true"/>
                <table:data-pilot-member table:name="1,75926" table:display="true" table:show-details="true"/>
                <table:data-pilot-member table:name="1,75949" table:display="true" table:show-details="true"/>
                <table:data-pilot-member table:name="1,76129" table:display="true" table:show-details="true"/>
                <table:data-pilot-member table:name="1,76191" table:display="true" table:show-details="true"/>
                <table:data-pilot-member table:name="1,76195" table:display="true" table:show-details="true"/>
                <table:data-pilot-member table:name="1,76451" table:display="true" table:show-details="true"/>
                <table:data-pilot-member table:name="1,76521" table:display="true" table:show-details="true"/>
                <table:data-pilot-member table:name="1,76618" table:display="true" table:show-details="true"/>
                <table:data-pilot-member table:name="1,76811" table:display="true" table:show-details="true"/>
                <table:data-pilot-member table:name="1,76844" table:display="true" table:show-details="true"/>
                <table:data-pilot-member table:name="1,77209" table:display="true" table:show-details="true"/>
                <table:data-pilot-member table:name="1,77437" table:display="true" table:show-details="true"/>
                <table:data-pilot-member table:name="1,77975" table:display="true" table:show-details="true"/>
                <table:data-pilot-member table:name="1,78044" table:display="true" table:show-details="true"/>
                <table:data-pilot-member table:name="1,78092" table:display="true" table:show-details="true"/>
                <table:data-pilot-member table:name="1,78266" table:display="true" table:show-details="true"/>
                <table:data-pilot-member table:name="1,7835" table:display="true" table:show-details="true"/>
                <table:data-pilot-member table:name="1,78546" table:display="true" table:show-details="true"/>
                <table:data-pilot-member table:name="1,78583" table:display="true" table:show-details="true"/>
                <table:data-pilot-member table:name="1,78678" table:display="true" table:show-details="true"/>
                <table:data-pilot-member table:name="1,78804" table:display="true" table:show-details="true"/>
                <table:data-pilot-member table:name="1,78937" table:display="true" table:show-details="true"/>
                <table:data-pilot-member table:name="1,79263" table:display="true" table:show-details="true"/>
                <table:data-pilot-member table:name="1,79574" table:display="true" table:show-details="true"/>
                <table:data-pilot-member table:name="1,7973" table:display="true" table:show-details="true"/>
                <table:data-pilot-member table:name="1,79761" table:display="true" table:show-details="true"/>
                <table:data-pilot-member table:name="1,79827" table:display="true" table:show-details="true"/>
                <table:data-pilot-member table:name="1,79961" table:display="true" table:show-details="true"/>
                <table:data-pilot-member table:name="1,8" table:display="true" table:show-details="true"/>
                <table:data-pilot-member table:name="1,80055" table:display="true" table:show-details="true"/>
                <table:data-pilot-member table:name="1,8032" table:display="true" table:show-details="true"/>
                <table:data-pilot-member table:name="1,80746" table:display="true" table:show-details="true"/>
                <table:data-pilot-member table:name="1,81622" table:display="true" table:show-details="true"/>
                <table:data-pilot-member table:name="1,82488" table:display="true" table:show-details="true"/>
                <table:data-pilot-member table:name="1,82649" table:display="true" table:show-details="true"/>
                <table:data-pilot-member table:name="1,82675" table:display="true" table:show-details="true"/>
                <table:data-pilot-member table:name="1,86202" table:display="true" table:show-details="true"/>
                <table:data-pilot-member table:name="1,86247" table:display="true" table:show-details="true"/>
                <table:data-pilot-member table:name="1,87023" table:display="true" table:show-details="true"/>
                <table:data-pilot-member table:name="1,89012" table:display="true" table:show-details="true"/>
                <table:data-pilot-member table:name="1,89102" table:display="true" table:show-details="true"/>
                <table:data-pilot-member table:name="1,90127" table:display="true" table:show-details="true"/>
                <table:data-pilot-member table:name="1,90624" table:display="true" table:show-details="true"/>
                <table:data-pilot-member table:name="1,91065" table:display="true" table:show-details="true"/>
                <table:data-pilot-member table:name="1,97167" table:display="true" table:show-details="true"/>
                <table:data-pilot-member table:name="1,97709" table:display="true" table:show-details="true"/>
                <table:data-pilot-member table:name="2,92506" table:display="true" table:show-details="true"/>
                <table:data-pilot-member table:name="2,95824" table:display="true" table:show-details="true"/>
                <table:data-pilot-member table:name="2,96107" table:display="true" table:show-details="true"/>
                <table:data-pilot-member table:name="2,96202" table:display="true" table:show-details="true"/>
                <table:data-pilot-member table:name="2,96579" table:display="true" table:show-details="true"/>
                <table:data-pilot-member table:name="2,96928" table:display="true" table:show-details="true"/>
                <table:data-pilot-member table:name="2,96988" table:display="true" table:show-details="true"/>
                <table:data-pilot-member table:name="2,97097" table:display="true" table:show-details="true"/>
                <table:data-pilot-member table:name="2,9715" table:display="true" table:show-details="true"/>
                <table:data-pilot-member table:name="2,97153" table:display="true" table:show-details="true"/>
                <table:data-pilot-member table:name="2,97293" table:display="true" table:show-details="true"/>
                <table:data-pilot-member table:name="2,97344" table:display="true" table:show-details="true"/>
                <table:data-pilot-member table:name="2,98091" table:display="true" table:show-details="true"/>
                <table:data-pilot-member table:name="2,98323" table:display="true" table:show-details="true"/>
                <table:data-pilot-member table:name="2,98374" table:display="true" table:show-details="true"/>
                <table:data-pilot-member table:name="2,98385" table:display="true" table:show-details="true"/>
                <table:data-pilot-member table:name="2,98394" table:display="true" table:show-details="true"/>
                <table:data-pilot-member table:name="2,98491" table:display="true" table:show-details="true"/>
                <table:data-pilot-member table:name="2,98653" table:display="true" table:show-details="true"/>
                <table:data-pilot-member table:name="2,98929" table:display="true" table:show-details="true"/>
                <table:data-pilot-member table:name="2,99274" table:display="true" table:show-details="true"/>
                <table:data-pilot-member table:name="2,99505" table:display="true" table:show-details="true"/>
                <table:data-pilot-member table:name="2,99512" table:display="true" table:show-details="true"/>
                <table:data-pilot-member table:name="2,99788" table:display="true" table:show-details="true"/>
                <table:data-pilot-member table:name="3,00002" table:display="true" table:show-details="true"/>
                <table:data-pilot-member table:name="3,00017" table:display="true" table:show-details="true"/>
                <table:data-pilot-member table:name="3,00355" table:display="true" table:show-details="true"/>
                <table:data-pilot-member table:name="3,00479" table:display="true" table:show-details="true"/>
                <table:data-pilot-member table:name="3,01036" table:display="true" table:show-details="true"/>
                <table:data-pilot-member table:name="3,02004" table:display="true" table:show-details="true"/>
                <table:data-pilot-member table:name="3,02103" table:display="true" table:show-details="true"/>
                <table:data-pilot-member table:name="3,02146" table:display="true" table:show-details="true"/>
                <table:data-pilot-member table:name="3,02233" table:display="true" table:show-details="true"/>
                <table:data-pilot-member table:name="3,02739" table:display="true" table:show-details="true"/>
                <table:data-pilot-member table:name="3,02916" table:display="true" table:show-details="true"/>
                <table:data-pilot-member table:name="3,03227" table:display="true" table:show-details="true"/>
                <table:data-pilot-member table:name="3,03531" table:display="true" table:show-details="true"/>
                <table:data-pilot-member table:name="3,03759" table:display="true" table:show-details="true"/>
                <table:data-pilot-member table:name="3,04715" table:display="true" table:show-details="true"/>
                <table:data-pilot-member table:name="3,04858" table:display="true" table:show-details="true"/>
                <table:data-pilot-member table:name="3,0561" table:display="true" table:show-details="true"/>
                <table:data-pilot-member table:name="3,05693" table:display="true" table:show-details="true"/>
                <table:data-pilot-member table:name="3,05771" table:display="true" table:show-details="true"/>
                <table:data-pilot-member table:name="3,06215" table:display="true" table:show-details="true"/>
                <table:data-pilot-member table:name="3,06398" table:display="true" table:show-details="true"/>
                <table:data-pilot-member table:name="3,06399" table:display="true" table:show-details="true"/>
                <table:data-pilot-member table:name="3,06895" table:display="true" table:show-details="true"/>
                <table:data-pilot-member table:name="3,07307" table:display="true" table:show-details="true"/>
                <table:data-pilot-member table:name="3,0739" table:display="true" table:show-details="true"/>
                <table:data-pilot-member table:name="3,07474" table:display="true" table:show-details="true"/>
                <table:data-pilot-member table:name="3,07502" table:display="true" table:show-details="true"/>
                <table:data-pilot-member table:name="3,07572" table:display="true" table:show-details="true"/>
                <table:data-pilot-member table:name="3,07605" table:display="true" table:show-details="true"/>
                <table:data-pilot-member table:name="3,07767" table:display="true" table:show-details="true"/>
                <table:data-pilot-member table:name="3,07827" table:display="true" table:show-details="true"/>
                <table:data-pilot-member table:name="3,0785" table:display="true" table:show-details="true"/>
                <table:data-pilot-member table:name="3,07972" table:display="true" table:show-details="true"/>
                <table:data-pilot-member table:name="3,08269" table:display="true" table:show-details="true"/>
                <table:data-pilot-member table:name="3,08324" table:display="true" table:show-details="true"/>
                <table:data-pilot-member table:name="3,08546" table:display="true" table:show-details="true"/>
                <table:data-pilot-member table:name="3,09068" table:display="true" table:show-details="true"/>
                <table:data-pilot-member table:name="3,09333" table:display="true" table:show-details="true"/>
                <table:data-pilot-member table:name="3,09431" table:display="true" table:show-details="true"/>
                <table:data-pilot-member table:name="3,09917" table:display="true" table:show-details="true"/>
                <table:data-pilot-member table:name="3,10004" table:display="true" table:show-details="true"/>
                <table:data-pilot-member table:name="3,1084" table:display="true" table:show-details="true"/>
                <table:data-pilot-member table:name="3,10842" table:display="true" table:show-details="true"/>
                <table:data-pilot-member table:name="3,11086" table:display="true" table:show-details="true"/>
                <table:data-pilot-member table:name="3,11158" table:display="true" table:show-details="true"/>
                <table:data-pilot-member table:name="3,11208" table:display="true" table:show-details="true"/>
                <table:data-pilot-member table:name="3,11744" table:display="true" table:show-details="true"/>
                <table:data-pilot-member table:name="3,11894" table:display="true" table:show-details="true"/>
                <table:data-pilot-member table:name="3,12332" table:display="true" table:show-details="true"/>
                <table:data-pilot-member table:name="3,12516" table:display="true" table:show-details="true"/>
                <table:data-pilot-member table:name="3,13037" table:display="true" table:show-details="true"/>
                <table:data-pilot-member table:name="3,13233" table:display="true" table:show-details="true"/>
                <table:data-pilot-member table:name="3,13298" table:display="true" table:show-details="true"/>
                <table:data-pilot-member table:name="3,13395" table:display="true" table:show-details="true"/>
                <table:data-pilot-member table:name="3,13832" table:display="true" table:show-details="true"/>
                <table:data-pilot-member table:name="3,14104" table:display="true" table:show-details="true"/>
                <table:data-pilot-member table:name="3,14168" table:display="true" table:show-details="true"/>
                <table:data-pilot-member table:name="3,14285" table:display="true" table:show-details="true"/>
                <table:data-pilot-member table:name="3,14949" table:display="true" table:show-details="true"/>
                <table:data-pilot-member table:name="3,15179" table:display="true" table:show-details="true"/>
                <table:data-pilot-member table:name="3,15261" table:display="true" table:show-details="true"/>
                <table:data-pilot-member table:name="3,16681" table:display="true" table:show-details="true"/>
                <table:data-pilot-member table:name="3,16814" table:display="true" table:show-details="true"/>
                <table:data-pilot-member table:name="3,17512" table:display="true" table:show-details="true"/>
                <table:data-pilot-member table:name="3,17631" table:display="true" table:show-details="true"/>
                <table:data-pilot-member table:name="3,17836" table:display="true" table:show-details="true"/>
                <table:data-pilot-member table:name="3,1827" table:display="true" table:show-details="true"/>
                <table:data-pilot-member table:name="3,19383" table:display="true" table:show-details="true"/>
                <table:data-pilot-member table:name="3,19476" table:display="true" table:show-details="true"/>
                <table:data-pilot-member table:name="3,21034" table:display="true" table:show-details="true"/>
                <table:data-pilot-member table:name="3,22366" table:display="true" table:show-details="true"/>
                <table:data-pilot-member table:name="3,27891" table:display="true" table:show-details="true"/>
                <table:data-pilot-member table:name="3,35301" table:display="true" table:show-details="true"/>
                <table:data-pilot-member table:name="3,80215" table:display="true" table:show-details="true"/>
                <table:data-pilot-member table:name="3,82063" table:display="true" table:show-details="true"/>
                <table:data-pilot-member table:name="3,985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a dinámica_search_by_username_realusers_2'.A1:'Tabla dinámica_search_by_username_realusers_2'.G11" table:buttons="'Tabla dinámica_search_by_username_realusers_2'.A2 'Tabla dinámica_search_by_username_realusers_2'.B1" table:show-filter-button="false" table:drill-down-on-double-click="false">
          <table:source-cell-range table:cell-range-address="search_by_username_realusers.A1:search_by_username_realusers.C4001"/>
          <table:data-pilot-field table:source-field-name="Tipo de hasheo" table:orientation="column" table:used-hierarchy="0" table:function="auto">
            <table:data-pilot-level table:show-empty="false" calcext:repeat-item-labels="false">
              <table:data-pilot-members>
                <table:data-pilot-member table:name="chaining" table:display="true" table:show-details="true"/>
                <table:data-pilot-member table:name="double hashing" table:display="true" table:show-details="true"/>
                <table:data-pilot-member table:name="lineal probing" table:display="true" table:show-details="true"/>
                <table:data-pilot-member table:name="quadratic probing" table:display="true" table:show-details="true"/>
                <table:data-pilot-member table:name="STL unordered ma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 Número de busquedas" table:orientation="row" table:used-hierarchy="0" table:function="auto">
            <table:data-pilot-level table:show-empty="false" calcext:repeat-item-labels="false">
              <table:data-pilot-members>
                <table:data-pilot-member table:name="1000" table:display="true" table:show-details="true"/>
                <table:data-pilot-member table:name="2500" table:display="true" table:show-details="true"/>
                <table:data-pilot-member table:name="5000" table:display="true" table:show-details="true"/>
                <table:data-pilot-member table:name="10000" table:display="true" table:show-details="true"/>
                <table:data-pilot-member table:name="12500" table:display="true" table:show-details="true"/>
                <table:data-pilot-member table:name="15000" table:display="true" table:show-details="true"/>
                <table:data-pilot-member table:name="17500" table:display="true" table:show-details="true"/>
                <table:data-pilot-member table:name="199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Tiempo(ms)" table:orientation="data" table:used-hierarchy="0" table:function="stdev">
            <table:data-pilot-level table:show-empty="false" calcext:repeat-item-labels="false">
              <table:data-pilot-members>
                <table:data-pilot-member table:name="0,000011" table:display="true" table:show-details="true"/>
                <table:data-pilot-member table:name="0,000012" table:display="true" table:show-details="true"/>
                <table:data-pilot-member table:name="0,000013" table:display="true" table:show-details="true"/>
                <table:data-pilot-member table:name="0,000014" table:display="true" table:show-details="true"/>
                <table:data-pilot-member table:name="0,000015" table:display="true" table:show-details="true"/>
                <table:data-pilot-member table:name="0,000016" table:display="true" table:show-details="true"/>
                <table:data-pilot-member table:name="0,000017" table:display="true" table:show-details="true"/>
                <table:data-pilot-member table:name="0,000018" table:display="true" table:show-details="true"/>
                <table:data-pilot-member table:name="0,000019" table:display="true" table:show-details="true"/>
                <table:data-pilot-member table:name="0,00002" table:display="true" table:show-details="true"/>
                <table:data-pilot-member table:name="0,000021" table:display="true" table:show-details="true"/>
                <table:data-pilot-member table:name="0,000024" table:display="true" table:show-details="true"/>
                <table:data-pilot-member table:name="0,000025" table:display="true" table:show-details="true"/>
                <table:data-pilot-member table:name="0,000026" table:display="true" table:show-details="true"/>
                <table:data-pilot-member table:name="0,000028" table:display="true" table:show-details="true"/>
                <table:data-pilot-member table:name="0,000029" table:display="true" table:show-details="true"/>
                <table:data-pilot-member table:name="0,000033" table:display="true" table:show-details="true"/>
                <table:data-pilot-member table:name="0,000038" table:display="true" table:show-details="true"/>
                <table:data-pilot-member table:name="0,000039" table:display="true" table:show-details="true"/>
                <table:data-pilot-member table:name="0,00005" table:display="true" table:show-details="true"/>
                <table:data-pilot-member table:name="0,003217" table:display="true" table:show-details="true"/>
                <table:data-pilot-member table:name="0,003233" table:display="true" table:show-details="true"/>
                <table:data-pilot-member table:name="0,003279" table:display="true" table:show-details="true"/>
                <table:data-pilot-member table:name="0,003288" table:display="true" table:show-details="true"/>
                <table:data-pilot-member table:name="0,003298" table:display="true" table:show-details="true"/>
                <table:data-pilot-member table:name="0,003301" table:display="true" table:show-details="true"/>
                <table:data-pilot-member table:name="0,003303" table:display="true" table:show-details="true"/>
                <table:data-pilot-member table:name="0,003307" table:display="true" table:show-details="true"/>
                <table:data-pilot-member table:name="0,00331" table:display="true" table:show-details="true"/>
                <table:data-pilot-member table:name="0,003311" table:display="true" table:show-details="true"/>
                <table:data-pilot-member table:name="0,003314" table:display="true" table:show-details="true"/>
                <table:data-pilot-member table:name="0,003323" table:display="true" table:show-details="true"/>
                <table:data-pilot-member table:name="0,003327" table:display="true" table:show-details="true"/>
                <table:data-pilot-member table:name="0,003331" table:display="true" table:show-details="true"/>
                <table:data-pilot-member table:name="0,003334" table:display="true" table:show-details="true"/>
                <table:data-pilot-member table:name="0,003336" table:display="true" table:show-details="true"/>
                <table:data-pilot-member table:name="0,003344" table:display="true" table:show-details="true"/>
                <table:data-pilot-member table:name="0,003346" table:display="true" table:show-details="true"/>
                <table:data-pilot-member table:name="0,003355" table:display="true" table:show-details="true"/>
                <table:data-pilot-member table:name="0,003356" table:display="true" table:show-details="true"/>
                <table:data-pilot-member table:name="0,003365" table:display="true" table:show-details="true"/>
                <table:data-pilot-member table:name="0,003366" table:display="true" table:show-details="true"/>
                <table:data-pilot-member table:name="0,003368" table:display="true" table:show-details="true"/>
                <table:data-pilot-member table:name="0,003369" table:display="true" table:show-details="true"/>
                <table:data-pilot-member table:name="0,00337" table:display="true" table:show-details="true"/>
                <table:data-pilot-member table:name="0,003371" table:display="true" table:show-details="true"/>
                <table:data-pilot-member table:name="0,003373" table:display="true" table:show-details="true"/>
                <table:data-pilot-member table:name="0,003375" table:display="true" table:show-details="true"/>
                <table:data-pilot-member table:name="0,003376" table:display="true" table:show-details="true"/>
                <table:data-pilot-member table:name="0,003383" table:display="true" table:show-details="true"/>
                <table:data-pilot-member table:name="0,003385" table:display="true" table:show-details="true"/>
                <table:data-pilot-member table:name="0,003393" table:display="true" table:show-details="true"/>
                <table:data-pilot-member table:name="0,003397" table:display="true" table:show-details="true"/>
                <table:data-pilot-member table:name="0,0034" table:display="true" table:show-details="true"/>
                <table:data-pilot-member table:name="0,003403" table:display="true" table:show-details="true"/>
                <table:data-pilot-member table:name="0,003409" table:display="true" table:show-details="true"/>
                <table:data-pilot-member table:name="0,003412" table:display="true" table:show-details="true"/>
                <table:data-pilot-member table:name="0,003413" table:display="true" table:show-details="true"/>
                <table:data-pilot-member table:name="0,003416" table:display="true" table:show-details="true"/>
                <table:data-pilot-member table:name="0,003418" table:display="true" table:show-details="true"/>
                <table:data-pilot-member table:name="0,003428" table:display="true" table:show-details="true"/>
                <table:data-pilot-member table:name="0,003429" table:display="true" table:show-details="true"/>
                <table:data-pilot-member table:name="0,003435" table:display="true" table:show-details="true"/>
                <table:data-pilot-member table:name="0,003442" table:display="true" table:show-details="true"/>
                <table:data-pilot-member table:name="0,00345" table:display="true" table:show-details="true"/>
                <table:data-pilot-member table:name="0,003453" table:display="true" table:show-details="true"/>
                <table:data-pilot-member table:name="0,003455" table:display="true" table:show-details="true"/>
                <table:data-pilot-member table:name="0,003457" table:display="true" table:show-details="true"/>
                <table:data-pilot-member table:name="0,003463" table:display="true" table:show-details="true"/>
                <table:data-pilot-member table:name="0,003469" table:display="true" table:show-details="true"/>
                <table:data-pilot-member table:name="0,00347" table:display="true" table:show-details="true"/>
                <table:data-pilot-member table:name="0,003472" table:display="true" table:show-details="true"/>
                <table:data-pilot-member table:name="0,003473" table:display="true" table:show-details="true"/>
                <table:data-pilot-member table:name="0,003477" table:display="true" table:show-details="true"/>
                <table:data-pilot-member table:name="0,003479" table:display="true" table:show-details="true"/>
                <table:data-pilot-member table:name="0,003483" table:display="true" table:show-details="true"/>
                <table:data-pilot-member table:name="0,003502" table:display="true" table:show-details="true"/>
                <table:data-pilot-member table:name="0,003504" table:display="true" table:show-details="true"/>
                <table:data-pilot-member table:name="0,00351" table:display="true" table:show-details="true"/>
                <table:data-pilot-member table:name="0,003511" table:display="true" table:show-details="true"/>
                <table:data-pilot-member table:name="0,003512" table:display="true" table:show-details="true"/>
                <table:data-pilot-member table:name="0,003518" table:display="true" table:show-details="true"/>
                <table:data-pilot-member table:name="0,003526" table:display="true" table:show-details="true"/>
                <table:data-pilot-member table:name="0,003529" table:display="true" table:show-details="true"/>
                <table:data-pilot-member table:name="0,003555" table:display="true" table:show-details="true"/>
                <table:data-pilot-member table:name="0,003557" table:display="true" table:show-details="true"/>
                <table:data-pilot-member table:name="0,003566" table:display="true" table:show-details="true"/>
                <table:data-pilot-member table:name="0,003569" table:display="true" table:show-details="true"/>
                <table:data-pilot-member table:name="0,003576" table:display="true" table:show-details="true"/>
                <table:data-pilot-member table:name="0,003586" table:display="true" table:show-details="true"/>
                <table:data-pilot-member table:name="0,003595" table:display="true" table:show-details="true"/>
                <table:data-pilot-member table:name="0,003609" table:display="true" table:show-details="true"/>
                <table:data-pilot-member table:name="0,003622" table:display="true" table:show-details="true"/>
                <table:data-pilot-member table:name="0,003639" table:display="true" table:show-details="true"/>
                <table:data-pilot-member table:name="0,003642" table:display="true" table:show-details="true"/>
                <table:data-pilot-member table:name="0,00368" table:display="true" table:show-details="true"/>
                <table:data-pilot-member table:name="0,003728" table:display="true" table:show-details="true"/>
                <table:data-pilot-member table:name="0,003805" table:display="true" table:show-details="true"/>
                <table:data-pilot-member table:name="0,003807" table:display="true" table:show-details="true"/>
                <table:data-pilot-member table:name="0,003843" table:display="true" table:show-details="true"/>
                <table:data-pilot-member table:name="0,003877" table:display="true" table:show-details="true"/>
                <table:data-pilot-member table:name="0,004095" table:display="true" table:show-details="true"/>
                <table:data-pilot-member table:name="0,004831" table:display="true" table:show-details="true"/>
                <table:data-pilot-member table:name="0,005016" table:display="true" table:show-details="true"/>
                <table:data-pilot-member table:name="0,005792" table:display="true" table:show-details="true"/>
                <table:data-pilot-member table:name="0,005812" table:display="true" table:show-details="true"/>
                <table:data-pilot-member table:name="0,006182" table:display="true" table:show-details="true"/>
                <table:data-pilot-member table:name="0,006387" table:display="true" table:show-details="true"/>
                <table:data-pilot-member table:name="0,00657" table:display="true" table:show-details="true"/>
                <table:data-pilot-member table:name="0,006888" table:display="true" table:show-details="true"/>
                <table:data-pilot-member table:name="0,007899" table:display="true" table:show-details="true"/>
                <table:data-pilot-member table:name="0,009434" table:display="true" table:show-details="true"/>
                <table:data-pilot-member table:name="0,010945" table:display="true" table:show-details="true"/>
                <table:data-pilot-member table:name="0,016039" table:display="true" table:show-details="true"/>
                <table:data-pilot-member table:name="0,016081" table:display="true" table:show-details="true"/>
                <table:data-pilot-member table:name="0,0161" table:display="true" table:show-details="true"/>
                <table:data-pilot-member table:name="0,016109" table:display="true" table:show-details="true"/>
                <table:data-pilot-member table:name="0,016144" table:display="true" table:show-details="true"/>
                <table:data-pilot-member table:name="0,016151" table:display="true" table:show-details="true"/>
                <table:data-pilot-member table:name="0,016165" table:display="true" table:show-details="true"/>
                <table:data-pilot-member table:name="0,016206" table:display="true" table:show-details="true"/>
                <table:data-pilot-member table:name="0,016214" table:display="true" table:show-details="true"/>
                <table:data-pilot-member table:name="0,016226" table:display="true" table:show-details="true"/>
                <table:data-pilot-member table:name="0,016228" table:display="true" table:show-details="true"/>
                <table:data-pilot-member table:name="0,016235" table:display="true" table:show-details="true"/>
                <table:data-pilot-member table:name="0,016242" table:display="true" table:show-details="true"/>
                <table:data-pilot-member table:name="0,016253" table:display="true" table:show-details="true"/>
                <table:data-pilot-member table:name="0,016285" table:display="true" table:show-details="true"/>
                <table:data-pilot-member table:name="0,016287" table:display="true" table:show-details="true"/>
                <table:data-pilot-member table:name="0,016332" table:display="true" table:show-details="true"/>
                <table:data-pilot-member table:name="0,016344" table:display="true" table:show-details="true"/>
                <table:data-pilot-member table:name="0,016349" table:display="true" table:show-details="true"/>
                <table:data-pilot-member table:name="0,01635" table:display="true" table:show-details="true"/>
                <table:data-pilot-member table:name="0,016352" table:display="true" table:show-details="true"/>
                <table:data-pilot-member table:name="0,016353" table:display="true" table:show-details="true"/>
                <table:data-pilot-member table:name="0,01641" table:display="true" table:show-details="true"/>
                <table:data-pilot-member table:name="0,016426" table:display="true" table:show-details="true"/>
                <table:data-pilot-member table:name="0,016428" table:display="true" table:show-details="true"/>
                <table:data-pilot-member table:name="0,016435" table:display="true" table:show-details="true"/>
                <table:data-pilot-member table:name="0,016465" table:display="true" table:show-details="true"/>
                <table:data-pilot-member table:name="0,016484" table:display="true" table:show-details="true"/>
                <table:data-pilot-member table:name="0,016512" table:display="true" table:show-details="true"/>
                <table:data-pilot-member table:name="0,016558" table:display="true" table:show-details="true"/>
                <table:data-pilot-member table:name="0,016602" table:display="true" table:show-details="true"/>
                <table:data-pilot-member table:name="0,016622" table:display="true" table:show-details="true"/>
                <table:data-pilot-member table:name="0,016629" table:display="true" table:show-details="true"/>
                <table:data-pilot-member table:name="0,01666" table:display="true" table:show-details="true"/>
                <table:data-pilot-member table:name="0,016664" table:display="true" table:show-details="true"/>
                <table:data-pilot-member table:name="0,01667" table:display="true" table:show-details="true"/>
                <table:data-pilot-member table:name="0,016679" table:display="true" table:show-details="true"/>
                <table:data-pilot-member table:name="0,016735" table:display="true" table:show-details="true"/>
                <table:data-pilot-member table:name="0,016754" table:display="true" table:show-details="true"/>
                <table:data-pilot-member table:name="0,016765" table:display="true" table:show-details="true"/>
                <table:data-pilot-member table:name="0,016788" table:display="true" table:show-details="true"/>
                <table:data-pilot-member table:name="0,016866" table:display="true" table:show-details="true"/>
                <table:data-pilot-member table:name="0,016895" table:display="true" table:show-details="true"/>
                <table:data-pilot-member table:name="0,016941" table:display="true" table:show-details="true"/>
                <table:data-pilot-member table:name="0,016943" table:display="true" table:show-details="true"/>
                <table:data-pilot-member table:name="0,016944" table:display="true" table:show-details="true"/>
                <table:data-pilot-member table:name="0,016956" table:display="true" table:show-details="true"/>
                <table:data-pilot-member table:name="0,016979" table:display="true" table:show-details="true"/>
                <table:data-pilot-member table:name="0,016991" table:display="true" table:show-details="true"/>
                <table:data-pilot-member table:name="0,017007" table:display="true" table:show-details="true"/>
                <table:data-pilot-member table:name="0,017014" table:display="true" table:show-details="true"/>
                <table:data-pilot-member table:name="0,017019" table:display="true" table:show-details="true"/>
                <table:data-pilot-member table:name="0,01703" table:display="true" table:show-details="true"/>
                <table:data-pilot-member table:name="0,017034" table:display="true" table:show-details="true"/>
                <table:data-pilot-member table:name="0,01704" table:display="true" table:show-details="true"/>
                <table:data-pilot-member table:name="0,017061" table:display="true" table:show-details="true"/>
                <table:data-pilot-member table:name="0,017064" table:display="true" table:show-details="true"/>
                <table:data-pilot-member table:name="0,017091" table:display="true" table:show-details="true"/>
                <table:data-pilot-member table:name="0,017095" table:display="true" table:show-details="true"/>
                <table:data-pilot-member table:name="0,017098" table:display="true" table:show-details="true"/>
                <table:data-pilot-member table:name="0,017104" table:display="true" table:show-details="true"/>
                <table:data-pilot-member table:name="0,017126" table:display="true" table:show-details="true"/>
                <table:data-pilot-member table:name="0,017129" table:display="true" table:show-details="true"/>
                <table:data-pilot-member table:name="0,017131" table:display="true" table:show-details="true"/>
                <table:data-pilot-member table:name="0,017137" table:display="true" table:show-details="true"/>
                <table:data-pilot-member table:name="0,017144" table:display="true" table:show-details="true"/>
                <table:data-pilot-member table:name="0,017147" table:display="true" table:show-details="true"/>
                <table:data-pilot-member table:name="0,017149" table:display="true" table:show-details="true"/>
                <table:data-pilot-member table:name="0,017167" table:display="true" table:show-details="true"/>
                <table:data-pilot-member table:name="0,017181" table:display="true" table:show-details="true"/>
                <table:data-pilot-member table:name="0,017203" table:display="true" table:show-details="true"/>
                <table:data-pilot-member table:name="0,017207" table:display="true" table:show-details="true"/>
                <table:data-pilot-member table:name="0,017219" table:display="true" table:show-details="true"/>
                <table:data-pilot-member table:name="0,01722" table:display="true" table:show-details="true"/>
                <table:data-pilot-member table:name="0,017224" table:display="true" table:show-details="true"/>
                <table:data-pilot-member table:name="0,017228" table:display="true" table:show-details="true"/>
                <table:data-pilot-member table:name="0,017229" table:display="true" table:show-details="true"/>
                <table:data-pilot-member table:name="0,017238" table:display="true" table:show-details="true"/>
                <table:data-pilot-member table:name="0,017241" table:display="true" table:show-details="true"/>
                <table:data-pilot-member table:name="0,017245" table:display="true" table:show-details="true"/>
                <table:data-pilot-member table:name="0,017248" table:display="true" table:show-details="true"/>
                <table:data-pilot-member table:name="0,017275" table:display="true" table:show-details="true"/>
                <table:data-pilot-member table:name="0,017302" table:display="true" table:show-details="true"/>
                <table:data-pilot-member table:name="0,017314" table:display="true" table:show-details="true"/>
                <table:data-pilot-member table:name="0,017322" table:display="true" table:show-details="true"/>
                <table:data-pilot-member table:name="0,017325" table:display="true" table:show-details="true"/>
                <table:data-pilot-member table:name="0,017339" table:display="true" table:show-details="true"/>
                <table:data-pilot-member table:name="0,017348" table:display="true" table:show-details="true"/>
                <table:data-pilot-member table:name="0,01737" table:display="true" table:show-details="true"/>
                <table:data-pilot-member table:name="0,017394" table:display="true" table:show-details="true"/>
                <table:data-pilot-member table:name="0,017395" table:display="true" table:show-details="true"/>
                <table:data-pilot-member table:name="0,017418" table:display="true" table:show-details="true"/>
                <table:data-pilot-member table:name="0,017439" table:display="true" table:show-details="true"/>
                <table:data-pilot-member table:name="0,017444" table:display="true" table:show-details="true"/>
                <table:data-pilot-member table:name="0,017447" table:display="true" table:show-details="true"/>
                <table:data-pilot-member table:name="0,017453" table:display="true" table:show-details="true"/>
                <table:data-pilot-member table:name="0,017461" table:display="true" table:show-details="true"/>
                <table:data-pilot-member table:name="0,017524" table:display="true" table:show-details="true"/>
                <table:data-pilot-member table:name="0,017545" table:display="true" table:show-details="true"/>
                <table:data-pilot-member table:name="0,017554" table:display="true" table:show-details="true"/>
                <table:data-pilot-member table:name="0,017559" table:display="true" table:show-details="true"/>
                <table:data-pilot-member table:name="0,017606" table:display="true" table:show-details="true"/>
                <table:data-pilot-member table:name="0,017624" table:display="true" table:show-details="true"/>
                <table:data-pilot-member table:name="0,017633" table:display="true" table:show-details="true"/>
                <table:data-pilot-member table:name="0,017646" table:display="true" table:show-details="true"/>
                <table:data-pilot-member table:name="0,017651" table:display="true" table:show-details="true"/>
                <table:data-pilot-member table:name="0,01766" table:display="true" table:show-details="true"/>
                <table:data-pilot-member table:name="0,017678" table:display="true" table:show-details="true"/>
                <table:data-pilot-member table:name="0,01769" table:display="true" table:show-details="true"/>
                <table:data-pilot-member table:name="0,017783" table:display="true" table:show-details="true"/>
                <table:data-pilot-member table:name="0,017784" table:display="true" table:show-details="true"/>
                <table:data-pilot-member table:name="0,017786" table:display="true" table:show-details="true"/>
                <table:data-pilot-member table:name="0,017795" table:display="true" table:show-details="true"/>
                <table:data-pilot-member table:name="0,017799" table:display="true" table:show-details="true"/>
                <table:data-pilot-member table:name="0,017811" table:display="true" table:show-details="true"/>
                <table:data-pilot-member table:name="0,017815" table:display="true" table:show-details="true"/>
                <table:data-pilot-member table:name="0,017826" table:display="true" table:show-details="true"/>
                <table:data-pilot-member table:name="0,017835" table:display="true" table:show-details="true"/>
                <table:data-pilot-member table:name="0,017839" table:display="true" table:show-details="true"/>
                <table:data-pilot-member table:name="0,017856" table:display="true" table:show-details="true"/>
                <table:data-pilot-member table:name="0,017862" table:display="true" table:show-details="true"/>
                <table:data-pilot-member table:name="0,017877" table:display="true" table:show-details="true"/>
                <table:data-pilot-member table:name="0,017884" table:display="true" table:show-details="true"/>
                <table:data-pilot-member table:name="0,017886" table:display="true" table:show-details="true"/>
                <table:data-pilot-member table:name="0,017889" table:display="true" table:show-details="true"/>
                <table:data-pilot-member table:name="0,017908" table:display="true" table:show-details="true"/>
                <table:data-pilot-member table:name="0,017909" table:display="true" table:show-details="true"/>
                <table:data-pilot-member table:name="0,017935" table:display="true" table:show-details="true"/>
                <table:data-pilot-member table:name="0,017941" table:display="true" table:show-details="true"/>
                <table:data-pilot-member table:name="0,01796" table:display="true" table:show-details="true"/>
                <table:data-pilot-member table:name="0,017969" table:display="true" table:show-details="true"/>
                <table:data-pilot-member table:name="0,017972" table:display="true" table:show-details="true"/>
                <table:data-pilot-member table:name="0,017976" table:display="true" table:show-details="true"/>
                <table:data-pilot-member table:name="0,018005" table:display="true" table:show-details="true"/>
                <table:data-pilot-member table:name="0,018015" table:display="true" table:show-details="true"/>
                <table:data-pilot-member table:name="0,018021" table:display="true" table:show-details="true"/>
                <table:data-pilot-member table:name="0,018045" table:display="true" table:show-details="true"/>
                <table:data-pilot-member table:name="0,018051" table:display="true" table:show-details="true"/>
                <table:data-pilot-member table:name="0,018057" table:display="true" table:show-details="true"/>
                <table:data-pilot-member table:name="0,018073" table:display="true" table:show-details="true"/>
                <table:data-pilot-member table:name="0,018096" table:display="true" table:show-details="true"/>
                <table:data-pilot-member table:name="0,018104" table:display="true" table:show-details="true"/>
                <table:data-pilot-member table:name="0,018105" table:display="true" table:show-details="true"/>
                <table:data-pilot-member table:name="0,018117" table:display="true" table:show-details="true"/>
                <table:data-pilot-member table:name="0,018128" table:display="true" table:show-details="true"/>
                <table:data-pilot-member table:name="0,018145" table:display="true" table:show-details="true"/>
                <table:data-pilot-member table:name="0,018158" table:display="true" table:show-details="true"/>
                <table:data-pilot-member table:name="0,018161" table:display="true" table:show-details="true"/>
                <table:data-pilot-member table:name="0,018211" table:display="true" table:show-details="true"/>
                <table:data-pilot-member table:name="0,018215" table:display="true" table:show-details="true"/>
                <table:data-pilot-member table:name="0,018227" table:display="true" table:show-details="true"/>
                <table:data-pilot-member table:name="0,018254" table:display="true" table:show-details="true"/>
                <table:data-pilot-member table:name="0,018263" table:display="true" table:show-details="true"/>
                <table:data-pilot-member table:name="0,01827" table:display="true" table:show-details="true"/>
                <table:data-pilot-member table:name="0,018283" table:display="true" table:show-details="true"/>
                <table:data-pilot-member table:name="0,018286" table:display="true" table:show-details="true"/>
                <table:data-pilot-member table:name="0,018288" table:display="true" table:show-details="true"/>
                <table:data-pilot-member table:name="0,018298" table:display="true" table:show-details="true"/>
                <table:data-pilot-member table:name="0,018342" table:display="true" table:show-details="true"/>
                <table:data-pilot-member table:name="0,018363" table:display="true" table:show-details="true"/>
                <table:data-pilot-member table:name="0,018403" table:display="true" table:show-details="true"/>
                <table:data-pilot-member table:name="0,018418" table:display="true" table:show-details="true"/>
                <table:data-pilot-member table:name="0,018423" table:display="true" table:show-details="true"/>
                <table:data-pilot-member table:name="0,018431" table:display="true" table:show-details="true"/>
                <table:data-pilot-member table:name="0,018435" table:display="true" table:show-details="true"/>
                <table:data-pilot-member table:name="0,018448" table:display="true" table:show-details="true"/>
                <table:data-pilot-member table:name="0,018457" table:display="true" table:show-details="true"/>
                <table:data-pilot-member table:name="0,018464" table:display="true" table:show-details="true"/>
                <table:data-pilot-member table:name="0,018507" table:display="true" table:show-details="true"/>
                <table:data-pilot-member table:name="0,01851" table:display="true" table:show-details="true"/>
                <table:data-pilot-member table:name="0,018522" table:display="true" table:show-details="true"/>
                <table:data-pilot-member table:name="0,018523" table:display="true" table:show-details="true"/>
                <table:data-pilot-member table:name="0,018548" table:display="true" table:show-details="true"/>
                <table:data-pilot-member table:name="0,018551" table:display="true" table:show-details="true"/>
                <table:data-pilot-member table:name="0,018562" table:display="true" table:show-details="true"/>
                <table:data-pilot-member table:name="0,018586" table:display="true" table:show-details="true"/>
                <table:data-pilot-member table:name="0,018605" table:display="true" table:show-details="true"/>
                <table:data-pilot-member table:name="0,018613" table:display="true" table:show-details="true"/>
                <table:data-pilot-member table:name="0,018634" table:display="true" table:show-details="true"/>
                <table:data-pilot-member table:name="0,018675" table:display="true" table:show-details="true"/>
                <table:data-pilot-member table:name="0,018724" table:display="true" table:show-details="true"/>
                <table:data-pilot-member table:name="0,01879" table:display="true" table:show-details="true"/>
                <table:data-pilot-member table:name="0,018811" table:display="true" table:show-details="true"/>
                <table:data-pilot-member table:name="0,018848" table:display="true" table:show-details="true"/>
                <table:data-pilot-member table:name="0,018869" table:display="true" table:show-details="true"/>
                <table:data-pilot-member table:name="0,018886" table:display="true" table:show-details="true"/>
                <table:data-pilot-member table:name="0,018914" table:display="true" table:show-details="true"/>
                <table:data-pilot-member table:name="0,01892" table:display="true" table:show-details="true"/>
                <table:data-pilot-member table:name="0,018924" table:display="true" table:show-details="true"/>
                <table:data-pilot-member table:name="0,018935" table:display="true" table:show-details="true"/>
                <table:data-pilot-member table:name="0,018947" table:display="true" table:show-details="true"/>
                <table:data-pilot-member table:name="0,018952" table:display="true" table:show-details="true"/>
                <table:data-pilot-member table:name="0,018973" table:display="true" table:show-details="true"/>
                <table:data-pilot-member table:name="0,019018" table:display="true" table:show-details="true"/>
                <table:data-pilot-member table:name="0,01904" table:display="true" table:show-details="true"/>
                <table:data-pilot-member table:name="0,019096" table:display="true" table:show-details="true"/>
                <table:data-pilot-member table:name="0,019129" table:display="true" table:show-details="true"/>
                <table:data-pilot-member table:name="0,019137" table:display="true" table:show-details="true"/>
                <table:data-pilot-member table:name="0,019157" table:display="true" table:show-details="true"/>
                <table:data-pilot-member table:name="0,019192" table:display="true" table:show-details="true"/>
                <table:data-pilot-member table:name="0,019227" table:display="true" table:show-details="true"/>
                <table:data-pilot-member table:name="0,019262" table:display="true" table:show-details="true"/>
                <table:data-pilot-member table:name="0,019292" table:display="true" table:show-details="true"/>
                <table:data-pilot-member table:name="0,019295" table:display="true" table:show-details="true"/>
                <table:data-pilot-member table:name="0,019379" table:display="true" table:show-details="true"/>
                <table:data-pilot-member table:name="0,019383" table:display="true" table:show-details="true"/>
                <table:data-pilot-member table:name="0,019385" table:display="true" table:show-details="true"/>
                <table:data-pilot-member table:name="0,01939" table:display="true" table:show-details="true"/>
                <table:data-pilot-member table:name="0,019395" table:display="true" table:show-details="true"/>
                <table:data-pilot-member table:name="0,019416" table:display="true" table:show-details="true"/>
                <table:data-pilot-member table:name="0,019431" table:display="true" table:show-details="true"/>
                <table:data-pilot-member table:name="0,019488" table:display="true" table:show-details="true"/>
                <table:data-pilot-member table:name="0,019526" table:display="true" table:show-details="true"/>
                <table:data-pilot-member table:name="0,019555" table:display="true" table:show-details="true"/>
                <table:data-pilot-member table:name="0,019589" table:display="true" table:show-details="true"/>
                <table:data-pilot-member table:name="0,019594" table:display="true" table:show-details="true"/>
                <table:data-pilot-member table:name="0,019599" table:display="true" table:show-details="true"/>
                <table:data-pilot-member table:name="0,0196" table:display="true" table:show-details="true"/>
                <table:data-pilot-member table:name="0,019608" table:display="true" table:show-details="true"/>
                <table:data-pilot-member table:name="0,019655" table:display="true" table:show-details="true"/>
                <table:data-pilot-member table:name="0,019666" table:display="true" table:show-details="true"/>
                <table:data-pilot-member table:name="0,019679" table:display="true" table:show-details="true"/>
                <table:data-pilot-member table:name="0,01969" table:display="true" table:show-details="true"/>
                <table:data-pilot-member table:name="0,019728" table:display="true" table:show-details="true"/>
                <table:data-pilot-member table:name="0,019732" table:display="true" table:show-details="true"/>
                <table:data-pilot-member table:name="0,01974" table:display="true" table:show-details="true"/>
                <table:data-pilot-member table:name="0,019857" table:display="true" table:show-details="true"/>
                <table:data-pilot-member table:name="0,019916" table:display="true" table:show-details="true"/>
                <table:data-pilot-member table:name="0,019956" table:display="true" table:show-details="true"/>
                <table:data-pilot-member table:name="0,019961" table:display="true" table:show-details="true"/>
                <table:data-pilot-member table:name="0,019978" table:display="true" table:show-details="true"/>
                <table:data-pilot-member table:name="0,019982" table:display="true" table:show-details="true"/>
                <table:data-pilot-member table:name="0,020021" table:display="true" table:show-details="true"/>
                <table:data-pilot-member table:name="0,020061" table:display="true" table:show-details="true"/>
                <table:data-pilot-member table:name="0,020168" table:display="true" table:show-details="true"/>
                <table:data-pilot-member table:name="0,02021" table:display="true" table:show-details="true"/>
                <table:data-pilot-member table:name="0,020239" table:display="true" table:show-details="true"/>
                <table:data-pilot-member table:name="0,02025" table:display="true" table:show-details="true"/>
                <table:data-pilot-member table:name="0,020251" table:display="true" table:show-details="true"/>
                <table:data-pilot-member table:name="0,020355" table:display="true" table:show-details="true"/>
                <table:data-pilot-member table:name="0,020385" table:display="true" table:show-details="true"/>
                <table:data-pilot-member table:name="0,020454" table:display="true" table:show-details="true"/>
                <table:data-pilot-member table:name="0,020476" table:display="true" table:show-details="true"/>
                <table:data-pilot-member table:name="0,02052" table:display="true" table:show-details="true"/>
                <table:data-pilot-member table:name="0,02053" table:display="true" table:show-details="true"/>
                <table:data-pilot-member table:name="0,020659" table:display="true" table:show-details="true"/>
                <table:data-pilot-member table:name="0,020663" table:display="true" table:show-details="true"/>
                <table:data-pilot-member table:name="0,020804" table:display="true" table:show-details="true"/>
                <table:data-pilot-member table:name="0,02083" table:display="true" table:show-details="true"/>
                <table:data-pilot-member table:name="0,02084" table:display="true" table:show-details="true"/>
                <table:data-pilot-member table:name="0,02086" table:display="true" table:show-details="true"/>
                <table:data-pilot-member table:name="0,020921" table:display="true" table:show-details="true"/>
                <table:data-pilot-member table:name="0,021023" table:display="true" table:show-details="true"/>
                <table:data-pilot-member table:name="0,021062" table:display="true" table:show-details="true"/>
                <table:data-pilot-member table:name="0,02107" table:display="true" table:show-details="true"/>
                <table:data-pilot-member table:name="0,021116" table:display="true" table:show-details="true"/>
                <table:data-pilot-member table:name="0,021135" table:display="true" table:show-details="true"/>
                <table:data-pilot-member table:name="0,021136" table:display="true" table:show-details="true"/>
                <table:data-pilot-member table:name="0,021138" table:display="true" table:show-details="true"/>
                <table:data-pilot-member table:name="0,021159" table:display="true" table:show-details="true"/>
                <table:data-pilot-member table:name="0,02116" table:display="true" table:show-details="true"/>
                <table:data-pilot-member table:name="0,021181" table:display="true" table:show-details="true"/>
                <table:data-pilot-member table:name="0,021215" table:display="true" table:show-details="true"/>
                <table:data-pilot-member table:name="0,021255" table:display="true" table:show-details="true"/>
                <table:data-pilot-member table:name="0,021286" table:display="true" table:show-details="true"/>
                <table:data-pilot-member table:name="0,021314" table:display="true" table:show-details="true"/>
                <table:data-pilot-member table:name="0,021316" table:display="true" table:show-details="true"/>
                <table:data-pilot-member table:name="0,021338" table:display="true" table:show-details="true"/>
                <table:data-pilot-member table:name="0,02137" table:display="true" table:show-details="true"/>
                <table:data-pilot-member table:name="0,021385" table:display="true" table:show-details="true"/>
                <table:data-pilot-member table:name="0,021469" table:display="true" table:show-details="true"/>
                <table:data-pilot-member table:name="0,021478" table:display="true" table:show-details="true"/>
                <table:data-pilot-member table:name="0,02148" table:display="true" table:show-details="true"/>
                <table:data-pilot-member table:name="0,021581" table:display="true" table:show-details="true"/>
                <table:data-pilot-member table:name="0,021701" table:display="true" table:show-details="true"/>
                <table:data-pilot-member table:name="0,021702" table:display="true" table:show-details="true"/>
                <table:data-pilot-member table:name="0,021743" table:display="true" table:show-details="true"/>
                <table:data-pilot-member table:name="0,021765" table:display="true" table:show-details="true"/>
                <table:data-pilot-member table:name="0,021823" table:display="true" table:show-details="true"/>
                <table:data-pilot-member table:name="0,021831" table:display="true" table:show-details="true"/>
                <table:data-pilot-member table:name="0,021832" table:display="true" table:show-details="true"/>
                <table:data-pilot-member table:name="0,021838" table:display="true" table:show-details="true"/>
                <table:data-pilot-member table:name="0,021844" table:display="true" table:show-details="true"/>
                <table:data-pilot-member table:name="0,021857" table:display="true" table:show-details="true"/>
                <table:data-pilot-member table:name="0,02194" table:display="true" table:show-details="true"/>
                <table:data-pilot-member table:name="0,021968" table:display="true" table:show-details="true"/>
                <table:data-pilot-member table:name="0,02201" table:display="true" table:show-details="true"/>
                <table:data-pilot-member table:name="0,022015" table:display="true" table:show-details="true"/>
                <table:data-pilot-member table:name="0,022027" table:display="true" table:show-details="true"/>
                <table:data-pilot-member table:name="0,022045" table:display="true" table:show-details="true"/>
                <table:data-pilot-member table:name="0,022075" table:display="true" table:show-details="true"/>
                <table:data-pilot-member table:name="0,022081" table:display="true" table:show-details="true"/>
                <table:data-pilot-member table:name="0,022089" table:display="true" table:show-details="true"/>
                <table:data-pilot-member table:name="0,022233" table:display="true" table:show-details="true"/>
                <table:data-pilot-member table:name="0,022331" table:display="true" table:show-details="true"/>
                <table:data-pilot-member table:name="0,022376" table:display="true" table:show-details="true"/>
                <table:data-pilot-member table:name="0,022393" table:display="true" table:show-details="true"/>
                <table:data-pilot-member table:name="0,022395" table:display="true" table:show-details="true"/>
                <table:data-pilot-member table:name="0,022404" table:display="true" table:show-details="true"/>
                <table:data-pilot-member table:name="0,022435" table:display="true" table:show-details="true"/>
                <table:data-pilot-member table:name="0,022486" table:display="true" table:show-details="true"/>
                <table:data-pilot-member table:name="0,022513" table:display="true" table:show-details="true"/>
                <table:data-pilot-member table:name="0,022582" table:display="true" table:show-details="true"/>
                <table:data-pilot-member table:name="0,022594" table:display="true" table:show-details="true"/>
                <table:data-pilot-member table:name="0,022597" table:display="true" table:show-details="true"/>
                <table:data-pilot-member table:name="0,022645" table:display="true" table:show-details="true"/>
                <table:data-pilot-member table:name="0,022653" table:display="true" table:show-details="true"/>
                <table:data-pilot-member table:name="0,022684" table:display="true" table:show-details="true"/>
                <table:data-pilot-member table:name="0,022711" table:display="true" table:show-details="true"/>
                <table:data-pilot-member table:name="0,022728" table:display="true" table:show-details="true"/>
                <table:data-pilot-member table:name="0,0228" table:display="true" table:show-details="true"/>
                <table:data-pilot-member table:name="0,022813" table:display="true" table:show-details="true"/>
                <table:data-pilot-member table:name="0,022856" table:display="true" table:show-details="true"/>
                <table:data-pilot-member table:name="0,022899" table:display="true" table:show-details="true"/>
                <table:data-pilot-member table:name="0,02296" table:display="true" table:show-details="true"/>
                <table:data-pilot-member table:name="0,022968" table:display="true" table:show-details="true"/>
                <table:data-pilot-member table:name="0,023001" table:display="true" table:show-details="true"/>
                <table:data-pilot-member table:name="0,023007" table:display="true" table:show-details="true"/>
                <table:data-pilot-member table:name="0,023039" table:display="true" table:show-details="true"/>
                <table:data-pilot-member table:name="0,023119" table:display="true" table:show-details="true"/>
                <table:data-pilot-member table:name="0,023135" table:display="true" table:show-details="true"/>
                <table:data-pilot-member table:name="0,023155" table:display="true" table:show-details="true"/>
                <table:data-pilot-member table:name="0,02316" table:display="true" table:show-details="true"/>
                <table:data-pilot-member table:name="0,023219" table:display="true" table:show-details="true"/>
                <table:data-pilot-member table:name="0,023359" table:display="true" table:show-details="true"/>
                <table:data-pilot-member table:name="0,02338" table:display="true" table:show-details="true"/>
                <table:data-pilot-member table:name="0,023422" table:display="true" table:show-details="true"/>
                <table:data-pilot-member table:name="0,023453" table:display="true" table:show-details="true"/>
                <table:data-pilot-member table:name="0,023458" table:display="true" table:show-details="true"/>
                <table:data-pilot-member table:name="0,02351" table:display="true" table:show-details="true"/>
                <table:data-pilot-member table:name="0,023533" table:display="true" table:show-details="true"/>
                <table:data-pilot-member table:name="0,023542" table:display="true" table:show-details="true"/>
                <table:data-pilot-member table:name="0,023615" table:display="true" table:show-details="true"/>
                <table:data-pilot-member table:name="0,023621" table:display="true" table:show-details="true"/>
                <table:data-pilot-member table:name="0,023685" table:display="true" table:show-details="true"/>
                <table:data-pilot-member table:name="0,023786" table:display="true" table:show-details="true"/>
                <table:data-pilot-member table:name="0,023829" table:display="true" table:show-details="true"/>
                <table:data-pilot-member table:name="0,023884" table:display="true" table:show-details="true"/>
                <table:data-pilot-member table:name="0,023907" table:display="true" table:show-details="true"/>
                <table:data-pilot-member table:name="0,024046" table:display="true" table:show-details="true"/>
                <table:data-pilot-member table:name="0,024057" table:display="true" table:show-details="true"/>
                <table:data-pilot-member table:name="0,024058" table:display="true" table:show-details="true"/>
                <table:data-pilot-member table:name="0,024084" table:display="true" table:show-details="true"/>
                <table:data-pilot-member table:name="0,024153" table:display="true" table:show-details="true"/>
                <table:data-pilot-member table:name="0,024155" table:display="true" table:show-details="true"/>
                <table:data-pilot-member table:name="0,024168" table:display="true" table:show-details="true"/>
                <table:data-pilot-member table:name="0,024244" table:display="true" table:show-details="true"/>
                <table:data-pilot-member table:name="0,024267" table:display="true" table:show-details="true"/>
                <table:data-pilot-member table:name="0,024305" table:display="true" table:show-details="true"/>
                <table:data-pilot-member table:name="0,024533" table:display="true" table:show-details="true"/>
                <table:data-pilot-member table:name="0,024584" table:display="true" table:show-details="true"/>
                <table:data-pilot-member table:name="0,024642" table:display="true" table:show-details="true"/>
                <table:data-pilot-member table:name="0,024653" table:display="true" table:show-details="true"/>
                <table:data-pilot-member table:name="0,024758" table:display="true" table:show-details="true"/>
                <table:data-pilot-member table:name="0,024891" table:display="true" table:show-details="true"/>
                <table:data-pilot-member table:name="0,024922" table:display="true" table:show-details="true"/>
                <table:data-pilot-member table:name="0,02497" table:display="true" table:show-details="true"/>
                <table:data-pilot-member table:name="0,02512" table:display="true" table:show-details="true"/>
                <table:data-pilot-member table:name="0,025234" table:display="true" table:show-details="true"/>
                <table:data-pilot-member table:name="0,02533" table:display="true" table:show-details="true"/>
                <table:data-pilot-member table:name="0,025345" table:display="true" table:show-details="true"/>
                <table:data-pilot-member table:name="0,025432" table:display="true" table:show-details="true"/>
                <table:data-pilot-member table:name="0,025477" table:display="true" table:show-details="true"/>
                <table:data-pilot-member table:name="0,025566" table:display="true" table:show-details="true"/>
                <table:data-pilot-member table:name="0,025774" table:display="true" table:show-details="true"/>
                <table:data-pilot-member table:name="0,025899" table:display="true" table:show-details="true"/>
                <table:data-pilot-member table:name="0,02599" table:display="true" table:show-details="true"/>
                <table:data-pilot-member table:name="0,026232" table:display="true" table:show-details="true"/>
                <table:data-pilot-member table:name="0,026591" table:display="true" table:show-details="true"/>
                <table:data-pilot-member table:name="0,02692" table:display="true" table:show-details="true"/>
                <table:data-pilot-member table:name="0,026975" table:display="true" table:show-details="true"/>
                <table:data-pilot-member table:name="0,027012" table:display="true" table:show-details="true"/>
                <table:data-pilot-member table:name="0,027201" table:display="true" table:show-details="true"/>
                <table:data-pilot-member table:name="0,027282" table:display="true" table:show-details="true"/>
                <table:data-pilot-member table:name="0,027374" table:display="true" table:show-details="true"/>
                <table:data-pilot-member table:name="0,027571" table:display="true" table:show-details="true"/>
                <table:data-pilot-member table:name="0,027702" table:display="true" table:show-details="true"/>
                <table:data-pilot-member table:name="0,028408" table:display="true" table:show-details="true"/>
                <table:data-pilot-member table:name="0,028812" table:display="true" table:show-details="true"/>
                <table:data-pilot-member table:name="0,029766" table:display="true" table:show-details="true"/>
                <table:data-pilot-member table:name="0,029952" table:display="true" table:show-details="true"/>
                <table:data-pilot-member table:name="0,030918" table:display="true" table:show-details="true"/>
                <table:data-pilot-member table:name="0,032917" table:display="true" table:show-details="true"/>
                <table:data-pilot-member table:name="0,033152" table:display="true" table:show-details="true"/>
                <table:data-pilot-member table:name="0,034218" table:display="true" table:show-details="true"/>
                <table:data-pilot-member table:name="0,03606" table:display="true" table:show-details="true"/>
                <table:data-pilot-member table:name="0,038297" table:display="true" table:show-details="true"/>
                <table:data-pilot-member table:name="0,03843" table:display="true" table:show-details="true"/>
                <table:data-pilot-member table:name="0,040015" table:display="true" table:show-details="true"/>
                <table:data-pilot-member table:name="0,040105" table:display="true" table:show-details="true"/>
                <table:data-pilot-member table:name="0,040189" table:display="true" table:show-details="true"/>
                <table:data-pilot-member table:name="0,040221" table:display="true" table:show-details="true"/>
                <table:data-pilot-member table:name="0,040325" table:display="true" table:show-details="true"/>
                <table:data-pilot-member table:name="0,040969" table:display="true" table:show-details="true"/>
                <table:data-pilot-member table:name="0,041165" table:display="true" table:show-details="true"/>
                <table:data-pilot-member table:name="0,041261" table:display="true" table:show-details="true"/>
                <table:data-pilot-member table:name="0,041302" table:display="true" table:show-details="true"/>
                <table:data-pilot-member table:name="0,041331" table:display="true" table:show-details="true"/>
                <table:data-pilot-member table:name="0,041342" table:display="true" table:show-details="true"/>
                <table:data-pilot-member table:name="0,041485" table:display="true" table:show-details="true"/>
                <table:data-pilot-member table:name="0,041502" table:display="true" table:show-details="true"/>
                <table:data-pilot-member table:name="0,041506" table:display="true" table:show-details="true"/>
                <table:data-pilot-member table:name="0,041511" table:display="true" table:show-details="true"/>
                <table:data-pilot-member table:name="0,041515" table:display="true" table:show-details="true"/>
                <table:data-pilot-member table:name="0,041519" table:display="true" table:show-details="true"/>
                <table:data-pilot-member table:name="0,04155" table:display="true" table:show-details="true"/>
                <table:data-pilot-member table:name="0,041555" table:display="true" table:show-details="true"/>
                <table:data-pilot-member table:name="0,041592" table:display="true" table:show-details="true"/>
                <table:data-pilot-member table:name="0,041593" table:display="true" table:show-details="true"/>
                <table:data-pilot-member table:name="0,041609" table:display="true" table:show-details="true"/>
                <table:data-pilot-member table:name="0,041616" table:display="true" table:show-details="true"/>
                <table:data-pilot-member table:name="0,041643" table:display="true" table:show-details="true"/>
                <table:data-pilot-member table:name="0,041664" table:display="true" table:show-details="true"/>
                <table:data-pilot-member table:name="0,04168" table:display="true" table:show-details="true"/>
                <table:data-pilot-member table:name="0,041702" table:display="true" table:show-details="true"/>
                <table:data-pilot-member table:name="0,041706" table:display="true" table:show-details="true"/>
                <table:data-pilot-member table:name="0,041731" table:display="true" table:show-details="true"/>
                <table:data-pilot-member table:name="0,04175" table:display="true" table:show-details="true"/>
                <table:data-pilot-member table:name="0,041755" table:display="true" table:show-details="true"/>
                <table:data-pilot-member table:name="0,041759" table:display="true" table:show-details="true"/>
                <table:data-pilot-member table:name="0,04176" table:display="true" table:show-details="true"/>
                <table:data-pilot-member table:name="0,041785" table:display="true" table:show-details="true"/>
                <table:data-pilot-member table:name="0,041786" table:display="true" table:show-details="true"/>
                <table:data-pilot-member table:name="0,041791" table:display="true" table:show-details="true"/>
                <table:data-pilot-member table:name="0,041793" table:display="true" table:show-details="true"/>
                <table:data-pilot-member table:name="0,041795" table:display="true" table:show-details="true"/>
                <table:data-pilot-member table:name="0,041821" table:display="true" table:show-details="true"/>
                <table:data-pilot-member table:name="0,041838" table:display="true" table:show-details="true"/>
                <table:data-pilot-member table:name="0,041875" table:display="true" table:show-details="true"/>
                <table:data-pilot-member table:name="0,041877" table:display="true" table:show-details="true"/>
                <table:data-pilot-member table:name="0,041891" table:display="true" table:show-details="true"/>
                <table:data-pilot-member table:name="0,041938" table:display="true" table:show-details="true"/>
                <table:data-pilot-member table:name="0,041966" table:display="true" table:show-details="true"/>
                <table:data-pilot-member table:name="0,041969" table:display="true" table:show-details="true"/>
                <table:data-pilot-member table:name="0,041998" table:display="true" table:show-details="true"/>
                <table:data-pilot-member table:name="0,042008" table:display="true" table:show-details="true"/>
                <table:data-pilot-member table:name="0,042021" table:display="true" table:show-details="true"/>
                <table:data-pilot-member table:name="0,042039" table:display="true" table:show-details="true"/>
                <table:data-pilot-member table:name="0,042061" table:display="true" table:show-details="true"/>
                <table:data-pilot-member table:name="0,042107" table:display="true" table:show-details="true"/>
                <table:data-pilot-member table:name="0,042167" table:display="true" table:show-details="true"/>
                <table:data-pilot-member table:name="0,042217" table:display="true" table:show-details="true"/>
                <table:data-pilot-member table:name="0,042283" table:display="true" table:show-details="true"/>
                <table:data-pilot-member table:name="0,042319" table:display="true" table:show-details="true"/>
                <table:data-pilot-member table:name="0,04232" table:display="true" table:show-details="true"/>
                <table:data-pilot-member table:name="0,042328" table:display="true" table:show-details="true"/>
                <table:data-pilot-member table:name="0,042335" table:display="true" table:show-details="true"/>
                <table:data-pilot-member table:name="0,04238" table:display="true" table:show-details="true"/>
                <table:data-pilot-member table:name="0,042395" table:display="true" table:show-details="true"/>
                <table:data-pilot-member table:name="0,042421" table:display="true" table:show-details="true"/>
                <table:data-pilot-member table:name="0,042465" table:display="true" table:show-details="true"/>
                <table:data-pilot-member table:name="0,042537" table:display="true" table:show-details="true"/>
                <table:data-pilot-member table:name="0,042575" table:display="true" table:show-details="true"/>
                <table:data-pilot-member table:name="0,042588" table:display="true" table:show-details="true"/>
                <table:data-pilot-member table:name="0,042604" table:display="true" table:show-details="true"/>
                <table:data-pilot-member table:name="0,042658" table:display="true" table:show-details="true"/>
                <table:data-pilot-member table:name="0,042756" table:display="true" table:show-details="true"/>
                <table:data-pilot-member table:name="0,042793" table:display="true" table:show-details="true"/>
                <table:data-pilot-member table:name="0,042842" table:display="true" table:show-details="true"/>
                <table:data-pilot-member table:name="0,042903" table:display="true" table:show-details="true"/>
                <table:data-pilot-member table:name="0,042946" table:display="true" table:show-details="true"/>
                <table:data-pilot-member table:name="0,042957" table:display="true" table:show-details="true"/>
                <table:data-pilot-member table:name="0,043127" table:display="true" table:show-details="true"/>
                <table:data-pilot-member table:name="0,043128" table:display="true" table:show-details="true"/>
                <table:data-pilot-member table:name="0,043177" table:display="true" table:show-details="true"/>
                <table:data-pilot-member table:name="0,043198" table:display="true" table:show-details="true"/>
                <table:data-pilot-member table:name="0,043882" table:display="true" table:show-details="true"/>
                <table:data-pilot-member table:name="0,044178" table:display="true" table:show-details="true"/>
                <table:data-pilot-member table:name="0,044609" table:display="true" table:show-details="true"/>
                <table:data-pilot-member table:name="0,044974" table:display="true" table:show-details="true"/>
                <table:data-pilot-member table:name="0,045208" table:display="true" table:show-details="true"/>
                <table:data-pilot-member table:name="0,046041" table:display="true" table:show-details="true"/>
                <table:data-pilot-member table:name="0,046071" table:display="true" table:show-details="true"/>
                <table:data-pilot-member table:name="0,046195" table:display="true" table:show-details="true"/>
                <table:data-pilot-member table:name="0,046231" table:display="true" table:show-details="true"/>
                <table:data-pilot-member table:name="0,046291" table:display="true" table:show-details="true"/>
                <table:data-pilot-member table:name="0,046497" table:display="true" table:show-details="true"/>
                <table:data-pilot-member table:name="0,046665" table:display="true" table:show-details="true"/>
                <table:data-pilot-member table:name="0,046717" table:display="true" table:show-details="true"/>
                <table:data-pilot-member table:name="0,04683" table:display="true" table:show-details="true"/>
                <table:data-pilot-member table:name="0,047371" table:display="true" table:show-details="true"/>
                <table:data-pilot-member table:name="0,047789" table:display="true" table:show-details="true"/>
                <table:data-pilot-member table:name="0,047971" table:display="true" table:show-details="true"/>
                <table:data-pilot-member table:name="0,048039" table:display="true" table:show-details="true"/>
                <table:data-pilot-member table:name="0,048641" table:display="true" table:show-details="true"/>
                <table:data-pilot-member table:name="0,052092" table:display="true" table:show-details="true"/>
                <table:data-pilot-member table:name="0,053895" table:display="true" table:show-details="true"/>
                <table:data-pilot-member table:name="0,054226" table:display="true" table:show-details="true"/>
                <table:data-pilot-member table:name="0,054453" table:display="true" table:show-details="true"/>
                <table:data-pilot-member table:name="0,054768" table:display="true" table:show-details="true"/>
                <table:data-pilot-member table:name="0,054798" table:display="true" table:show-details="true"/>
                <table:data-pilot-member table:name="0,054903" table:display="true" table:show-details="true"/>
                <table:data-pilot-member table:name="0,054997" table:display="true" table:show-details="true"/>
                <table:data-pilot-member table:name="0,055052" table:display="true" table:show-details="true"/>
                <table:data-pilot-member table:name="0,055257" table:display="true" table:show-details="true"/>
                <table:data-pilot-member table:name="0,05542" table:display="true" table:show-details="true"/>
                <table:data-pilot-member table:name="0,055527" table:display="true" table:show-details="true"/>
                <table:data-pilot-member table:name="0,055639" table:display="true" table:show-details="true"/>
                <table:data-pilot-member table:name="0,055779" table:display="true" table:show-details="true"/>
                <table:data-pilot-member table:name="0,055867" table:display="true" table:show-details="true"/>
                <table:data-pilot-member table:name="0,055875" table:display="true" table:show-details="true"/>
                <table:data-pilot-member table:name="0,055912" table:display="true" table:show-details="true"/>
                <table:data-pilot-member table:name="0,056" table:display="true" table:show-details="true"/>
                <table:data-pilot-member table:name="0,056213" table:display="true" table:show-details="true"/>
                <table:data-pilot-member table:name="0,056278" table:display="true" table:show-details="true"/>
                <table:data-pilot-member table:name="0,056333" table:display="true" table:show-details="true"/>
                <table:data-pilot-member table:name="0,05634" table:display="true" table:show-details="true"/>
                <table:data-pilot-member table:name="0,056352" table:display="true" table:show-details="true"/>
                <table:data-pilot-member table:name="0,056471" table:display="true" table:show-details="true"/>
                <table:data-pilot-member table:name="0,056486" table:display="true" table:show-details="true"/>
                <table:data-pilot-member table:name="0,056532" table:display="true" table:show-details="true"/>
                <table:data-pilot-member table:name="0,056583" table:display="true" table:show-details="true"/>
                <table:data-pilot-member table:name="0,056699" table:display="true" table:show-details="true"/>
                <table:data-pilot-member table:name="0,05672" table:display="true" table:show-details="true"/>
                <table:data-pilot-member table:name="0,056862" table:display="true" table:show-details="true"/>
                <table:data-pilot-member table:name="0,056921" table:display="true" table:show-details="true"/>
                <table:data-pilot-member table:name="0,056926" table:display="true" table:show-details="true"/>
                <table:data-pilot-member table:name="0,056937" table:display="true" table:show-details="true"/>
                <table:data-pilot-member table:name="0,056946" table:display="true" table:show-details="true"/>
                <table:data-pilot-member table:name="0,056955" table:display="true" table:show-details="true"/>
                <table:data-pilot-member table:name="0,056962" table:display="true" table:show-details="true"/>
                <table:data-pilot-member table:name="0,057075" table:display="true" table:show-details="true"/>
                <table:data-pilot-member table:name="0,057178" table:display="true" table:show-details="true"/>
                <table:data-pilot-member table:name="0,057447" table:display="true" table:show-details="true"/>
                <table:data-pilot-member table:name="0,057582" table:display="true" table:show-details="true"/>
                <table:data-pilot-member table:name="0,05761" table:display="true" table:show-details="true"/>
                <table:data-pilot-member table:name="0,057618" table:display="true" table:show-details="true"/>
                <table:data-pilot-member table:name="0,057744" table:display="true" table:show-details="true"/>
                <table:data-pilot-member table:name="0,05779" table:display="true" table:show-details="true"/>
                <table:data-pilot-member table:name="0,057885" table:display="true" table:show-details="true"/>
                <table:data-pilot-member table:name="0,057953" table:display="true" table:show-details="true"/>
                <table:data-pilot-member table:name="0,057998" table:display="true" table:show-details="true"/>
                <table:data-pilot-member table:name="0,058033" table:display="true" table:show-details="true"/>
                <table:data-pilot-member table:name="0,058149" table:display="true" table:show-details="true"/>
                <table:data-pilot-member table:name="0,058158" table:display="true" table:show-details="true"/>
                <table:data-pilot-member table:name="0,058162" table:display="true" table:show-details="true"/>
                <table:data-pilot-member table:name="0,05817" table:display="true" table:show-details="true"/>
                <table:data-pilot-member table:name="0,058199" table:display="true" table:show-details="true"/>
                <table:data-pilot-member table:name="0,058218" table:display="true" table:show-details="true"/>
                <table:data-pilot-member table:name="0,058316" table:display="true" table:show-details="true"/>
                <table:data-pilot-member table:name="0,058346" table:display="true" table:show-details="true"/>
                <table:data-pilot-member table:name="0,058432" table:display="true" table:show-details="true"/>
                <table:data-pilot-member table:name="0,058502" table:display="true" table:show-details="true"/>
                <table:data-pilot-member table:name="0,058507" table:display="true" table:show-details="true"/>
                <table:data-pilot-member table:name="0,058548" table:display="true" table:show-details="true"/>
                <table:data-pilot-member table:name="0,058665" table:display="true" table:show-details="true"/>
                <table:data-pilot-member table:name="0,05869" table:display="true" table:show-details="true"/>
                <table:data-pilot-member table:name="0,058696" table:display="true" table:show-details="true"/>
                <table:data-pilot-member table:name="0,058834" table:display="true" table:show-details="true"/>
                <table:data-pilot-member table:name="0,058927" table:display="true" table:show-details="true"/>
                <table:data-pilot-member table:name="0,058999" table:display="true" table:show-details="true"/>
                <table:data-pilot-member table:name="0,059099" table:display="true" table:show-details="true"/>
                <table:data-pilot-member table:name="0,059175" table:display="true" table:show-details="true"/>
                <table:data-pilot-member table:name="0,059219" table:display="true" table:show-details="true"/>
                <table:data-pilot-member table:name="0,059288" table:display="true" table:show-details="true"/>
                <table:data-pilot-member table:name="0,059367" table:display="true" table:show-details="true"/>
                <table:data-pilot-member table:name="0,059368" table:display="true" table:show-details="true"/>
                <table:data-pilot-member table:name="0,05972" table:display="true" table:show-details="true"/>
                <table:data-pilot-member table:name="0,059732" table:display="true" table:show-details="true"/>
                <table:data-pilot-member table:name="0,059753" table:display="true" table:show-details="true"/>
                <table:data-pilot-member table:name="0,060044" table:display="true" table:show-details="true"/>
                <table:data-pilot-member table:name="0,060067" table:display="true" table:show-details="true"/>
                <table:data-pilot-member table:name="0,060147" table:display="true" table:show-details="true"/>
                <table:data-pilot-member table:name="0,060172" table:display="true" table:show-details="true"/>
                <table:data-pilot-member table:name="0,060375" table:display="true" table:show-details="true"/>
                <table:data-pilot-member table:name="0,060416" table:display="true" table:show-details="true"/>
                <table:data-pilot-member table:name="0,060423" table:display="true" table:show-details="true"/>
                <table:data-pilot-member table:name="0,060458" table:display="true" table:show-details="true"/>
                <table:data-pilot-member table:name="0,060521" table:display="true" table:show-details="true"/>
                <table:data-pilot-member table:name="0,060549" table:display="true" table:show-details="true"/>
                <table:data-pilot-member table:name="0,060571" table:display="true" table:show-details="true"/>
                <table:data-pilot-member table:name="0,060657" table:display="true" table:show-details="true"/>
                <table:data-pilot-member table:name="0,060706" table:display="true" table:show-details="true"/>
                <table:data-pilot-member table:name="0,060716" table:display="true" table:show-details="true"/>
                <table:data-pilot-member table:name="0,060744" table:display="true" table:show-details="true"/>
                <table:data-pilot-member table:name="0,060998" table:display="true" table:show-details="true"/>
                <table:data-pilot-member table:name="0,061024" table:display="true" table:show-details="true"/>
                <table:data-pilot-member table:name="0,061065" table:display="true" table:show-details="true"/>
                <table:data-pilot-member table:name="0,061158" table:display="true" table:show-details="true"/>
                <table:data-pilot-member table:name="0,061183" table:display="true" table:show-details="true"/>
                <table:data-pilot-member table:name="0,061188" table:display="true" table:show-details="true"/>
                <table:data-pilot-member table:name="0,061227" table:display="true" table:show-details="true"/>
                <table:data-pilot-member table:name="0,061251" table:display="true" table:show-details="true"/>
                <table:data-pilot-member table:name="0,061279" table:display="true" table:show-details="true"/>
                <table:data-pilot-member table:name="0,061315" table:display="true" table:show-details="true"/>
                <table:data-pilot-member table:name="0,061357" table:display="true" table:show-details="true"/>
                <table:data-pilot-member table:name="0,06144" table:display="true" table:show-details="true"/>
                <table:data-pilot-member table:name="0,061443" table:display="true" table:show-details="true"/>
                <table:data-pilot-member table:name="0,061464" table:display="true" table:show-details="true"/>
                <table:data-pilot-member table:name="0,061676" table:display="true" table:show-details="true"/>
                <table:data-pilot-member table:name="0,061684" table:display="true" table:show-details="true"/>
                <table:data-pilot-member table:name="0,061742" table:display="true" table:show-details="true"/>
                <table:data-pilot-member table:name="0,061746" table:display="true" table:show-details="true"/>
                <table:data-pilot-member table:name="0,061893" table:display="true" table:show-details="true"/>
                <table:data-pilot-member table:name="0,061923" table:display="true" table:show-details="true"/>
                <table:data-pilot-member table:name="0,061942" table:display="true" table:show-details="true"/>
                <table:data-pilot-member table:name="0,061954" table:display="true" table:show-details="true"/>
                <table:data-pilot-member table:name="0,062053" table:display="true" table:show-details="true"/>
                <table:data-pilot-member table:name="0,062119" table:display="true" table:show-details="true"/>
                <table:data-pilot-member table:name="0,062275" table:display="true" table:show-details="true"/>
                <table:data-pilot-member table:name="0,062431" table:display="true" table:show-details="true"/>
                <table:data-pilot-member table:name="0,062435" table:display="true" table:show-details="true"/>
                <table:data-pilot-member table:name="0,062536" table:display="true" table:show-details="true"/>
                <table:data-pilot-member table:name="0,062578" table:display="true" table:show-details="true"/>
                <table:data-pilot-member table:name="0,06258" table:display="true" table:show-details="true"/>
                <table:data-pilot-member table:name="0,062614" table:display="true" table:show-details="true"/>
                <table:data-pilot-member table:name="0,062753" table:display="true" table:show-details="true"/>
                <table:data-pilot-member table:name="0,062763" table:display="true" table:show-details="true"/>
                <table:data-pilot-member table:name="0,062815" table:display="true" table:show-details="true"/>
                <table:data-pilot-member table:name="0,062875" table:display="true" table:show-details="true"/>
                <table:data-pilot-member table:name="0,063195" table:display="true" table:show-details="true"/>
                <table:data-pilot-member table:name="0,063236" table:display="true" table:show-details="true"/>
                <table:data-pilot-member table:name="0,063239" table:display="true" table:show-details="true"/>
                <table:data-pilot-member table:name="0,063241" table:display="true" table:show-details="true"/>
                <table:data-pilot-member table:name="0,063256" table:display="true" table:show-details="true"/>
                <table:data-pilot-member table:name="0,0633" table:display="true" table:show-details="true"/>
                <table:data-pilot-member table:name="0,063349" table:display="true" table:show-details="true"/>
                <table:data-pilot-member table:name="0,063413" table:display="true" table:show-details="true"/>
                <table:data-pilot-member table:name="0,063578" table:display="true" table:show-details="true"/>
                <table:data-pilot-member table:name="0,063643" table:display="true" table:show-details="true"/>
                <table:data-pilot-member table:name="0,063721" table:display="true" table:show-details="true"/>
                <table:data-pilot-member table:name="0,063726" table:display="true" table:show-details="true"/>
                <table:data-pilot-member table:name="0,063754" table:display="true" table:show-details="true"/>
                <table:data-pilot-member table:name="0,063832" table:display="true" table:show-details="true"/>
                <table:data-pilot-member table:name="0,06385" table:display="true" table:show-details="true"/>
                <table:data-pilot-member table:name="0,063882" table:display="true" table:show-details="true"/>
                <table:data-pilot-member table:name="0,063906" table:display="true" table:show-details="true"/>
                <table:data-pilot-member table:name="0,063943" table:display="true" table:show-details="true"/>
                <table:data-pilot-member table:name="0,063995" table:display="true" table:show-details="true"/>
                <table:data-pilot-member table:name="0,064022" table:display="true" table:show-details="true"/>
                <table:data-pilot-member table:name="0,06405" table:display="true" table:show-details="true"/>
                <table:data-pilot-member table:name="0,06406" table:display="true" table:show-details="true"/>
                <table:data-pilot-member table:name="0,064111" table:display="true" table:show-details="true"/>
                <table:data-pilot-member table:name="0,064272" table:display="true" table:show-details="true"/>
                <table:data-pilot-member table:name="0,064279" table:display="true" table:show-details="true"/>
                <table:data-pilot-member table:name="0,064333" table:display="true" table:show-details="true"/>
                <table:data-pilot-member table:name="0,064463" table:display="true" table:show-details="true"/>
                <table:data-pilot-member table:name="0,064627" table:display="true" table:show-details="true"/>
                <table:data-pilot-member table:name="0,064674" table:display="true" table:show-details="true"/>
                <table:data-pilot-member table:name="0,064903" table:display="true" table:show-details="true"/>
                <table:data-pilot-member table:name="0,064934" table:display="true" table:show-details="true"/>
                <table:data-pilot-member table:name="0,064963" table:display="true" table:show-details="true"/>
                <table:data-pilot-member table:name="0,065011" table:display="true" table:show-details="true"/>
                <table:data-pilot-member table:name="0,065067" table:display="true" table:show-details="true"/>
                <table:data-pilot-member table:name="0,06511" table:display="true" table:show-details="true"/>
                <table:data-pilot-member table:name="0,065125" table:display="true" table:show-details="true"/>
                <table:data-pilot-member table:name="0,065242" table:display="true" table:show-details="true"/>
                <table:data-pilot-member table:name="0,06532" table:display="true" table:show-details="true"/>
                <table:data-pilot-member table:name="0,065366" table:display="true" table:show-details="true"/>
                <table:data-pilot-member table:name="0,065369" table:display="true" table:show-details="true"/>
                <table:data-pilot-member table:name="0,065385" table:display="true" table:show-details="true"/>
                <table:data-pilot-member table:name="0,065396" table:display="true" table:show-details="true"/>
                <table:data-pilot-member table:name="0,065405" table:display="true" table:show-details="true"/>
                <table:data-pilot-member table:name="0,065496" table:display="true" table:show-details="true"/>
                <table:data-pilot-member table:name="0,065684" table:display="true" table:show-details="true"/>
                <table:data-pilot-member table:name="0,065906" table:display="true" table:show-details="true"/>
                <table:data-pilot-member table:name="0,065965" table:display="true" table:show-details="true"/>
                <table:data-pilot-member table:name="0,06598" table:display="true" table:show-details="true"/>
                <table:data-pilot-member table:name="0,066136" table:display="true" table:show-details="true"/>
                <table:data-pilot-member table:name="0,066309" table:display="true" table:show-details="true"/>
                <table:data-pilot-member table:name="0,066606" table:display="true" table:show-details="true"/>
                <table:data-pilot-member table:name="0,066631" table:display="true" table:show-details="true"/>
                <table:data-pilot-member table:name="0,066656" table:display="true" table:show-details="true"/>
                <table:data-pilot-member table:name="0,066691" table:display="true" table:show-details="true"/>
                <table:data-pilot-member table:name="0,066732" table:display="true" table:show-details="true"/>
                <table:data-pilot-member table:name="0,066789" table:display="true" table:show-details="true"/>
                <table:data-pilot-member table:name="0,067239" table:display="true" table:show-details="true"/>
                <table:data-pilot-member table:name="0,067491" table:display="true" table:show-details="true"/>
                <table:data-pilot-member table:name="0,067529" table:display="true" table:show-details="true"/>
                <table:data-pilot-member table:name="0,067567" table:display="true" table:show-details="true"/>
                <table:data-pilot-member table:name="0,067683" table:display="true" table:show-details="true"/>
                <table:data-pilot-member table:name="0,067737" table:display="true" table:show-details="true"/>
                <table:data-pilot-member table:name="0,067964" table:display="true" table:show-details="true"/>
                <table:data-pilot-member table:name="0,068201" table:display="true" table:show-details="true"/>
                <table:data-pilot-member table:name="0,068538" table:display="true" table:show-details="true"/>
                <table:data-pilot-member table:name="0,068803" table:display="true" table:show-details="true"/>
                <table:data-pilot-member table:name="0,069003" table:display="true" table:show-details="true"/>
                <table:data-pilot-member table:name="0,069025" table:display="true" table:show-details="true"/>
                <table:data-pilot-member table:name="0,069057" table:display="true" table:show-details="true"/>
                <table:data-pilot-member table:name="0,069211" table:display="true" table:show-details="true"/>
                <table:data-pilot-member table:name="0,069546" table:display="true" table:show-details="true"/>
                <table:data-pilot-member table:name="0,069678" table:display="true" table:show-details="true"/>
                <table:data-pilot-member table:name="0,069785" table:display="true" table:show-details="true"/>
                <table:data-pilot-member table:name="0,069794" table:display="true" table:show-details="true"/>
                <table:data-pilot-member table:name="0,069918" table:display="true" table:show-details="true"/>
                <table:data-pilot-member table:name="0,069925" table:display="true" table:show-details="true"/>
                <table:data-pilot-member table:name="0,069945" table:display="true" table:show-details="true"/>
                <table:data-pilot-member table:name="0,070016" table:display="true" table:show-details="true"/>
                <table:data-pilot-member table:name="0,070094" table:display="true" table:show-details="true"/>
                <table:data-pilot-member table:name="0,070178" table:display="true" table:show-details="true"/>
                <table:data-pilot-member table:name="0,070763" table:display="true" table:show-details="true"/>
                <table:data-pilot-member table:name="0,070919" table:display="true" table:show-details="true"/>
                <table:data-pilot-member table:name="0,071088" table:display="true" table:show-details="true"/>
                <table:data-pilot-member table:name="0,071184" table:display="true" table:show-details="true"/>
                <table:data-pilot-member table:name="0,071193" table:display="true" table:show-details="true"/>
                <table:data-pilot-member table:name="0,071301" table:display="true" table:show-details="true"/>
                <table:data-pilot-member table:name="0,071744" table:display="true" table:show-details="true"/>
                <table:data-pilot-member table:name="0,072458" table:display="true" table:show-details="true"/>
                <table:data-pilot-member table:name="0,072597" table:display="true" table:show-details="true"/>
                <table:data-pilot-member table:name="0,072855" table:display="true" table:show-details="true"/>
                <table:data-pilot-member table:name="0,07289" table:display="true" table:show-details="true"/>
                <table:data-pilot-member table:name="0,073099" table:display="true" table:show-details="true"/>
                <table:data-pilot-member table:name="0,073341" table:display="true" table:show-details="true"/>
                <table:data-pilot-member table:name="0,073407" table:display="true" table:show-details="true"/>
                <table:data-pilot-member table:name="0,073715" table:display="true" table:show-details="true"/>
                <table:data-pilot-member table:name="0,073993" table:display="true" table:show-details="true"/>
                <table:data-pilot-member table:name="0,074002" table:display="true" table:show-details="true"/>
                <table:data-pilot-member table:name="0,074037" table:display="true" table:show-details="true"/>
                <table:data-pilot-member table:name="0,074155" table:display="true" table:show-details="true"/>
                <table:data-pilot-member table:name="0,074345" table:display="true" table:show-details="true"/>
                <table:data-pilot-member table:name="0,074439" table:display="true" table:show-details="true"/>
                <table:data-pilot-member table:name="0,074528" table:display="true" table:show-details="true"/>
                <table:data-pilot-member table:name="0,074826" table:display="true" table:show-details="true"/>
                <table:data-pilot-member table:name="0,075116" table:display="true" table:show-details="true"/>
                <table:data-pilot-member table:name="0,075143" table:display="true" table:show-details="true"/>
                <table:data-pilot-member table:name="0,07528" table:display="true" table:show-details="true"/>
                <table:data-pilot-member table:name="0,075689" table:display="true" table:show-details="true"/>
                <table:data-pilot-member table:name="0,076189" table:display="true" table:show-details="true"/>
                <table:data-pilot-member table:name="0,076343" table:display="true" table:show-details="true"/>
                <table:data-pilot-member table:name="0,076392" table:display="true" table:show-details="true"/>
                <table:data-pilot-member table:name="0,076693" table:display="true" table:show-details="true"/>
                <table:data-pilot-member table:name="0,07679" table:display="true" table:show-details="true"/>
                <table:data-pilot-member table:name="0,077012" table:display="true" table:show-details="true"/>
                <table:data-pilot-member table:name="0,077336" table:display="true" table:show-details="true"/>
                <table:data-pilot-member table:name="0,077337" table:display="true" table:show-details="true"/>
                <table:data-pilot-member table:name="0,077383" table:display="true" table:show-details="true"/>
                <table:data-pilot-member table:name="0,077406" table:display="true" table:show-details="true"/>
                <table:data-pilot-member table:name="0,078049" table:display="true" table:show-details="true"/>
                <table:data-pilot-member table:name="0,078143" table:display="true" table:show-details="true"/>
                <table:data-pilot-member table:name="0,078465" table:display="true" table:show-details="true"/>
                <table:data-pilot-member table:name="0,078793" table:display="true" table:show-details="true"/>
                <table:data-pilot-member table:name="0,078889" table:display="true" table:show-details="true"/>
                <table:data-pilot-member table:name="0,079217" table:display="true" table:show-details="true"/>
                <table:data-pilot-member table:name="0,079564" table:display="true" table:show-details="true"/>
                <table:data-pilot-member table:name="0,080041" table:display="true" table:show-details="true"/>
                <table:data-pilot-member table:name="0,080175" table:display="true" table:show-details="true"/>
                <table:data-pilot-member table:name="0,080732" table:display="true" table:show-details="true"/>
                <table:data-pilot-member table:name="0,081207" table:display="true" table:show-details="true"/>
                <table:data-pilot-member table:name="0,081468" table:display="true" table:show-details="true"/>
                <table:data-pilot-member table:name="0,081652" table:display="true" table:show-details="true"/>
                <table:data-pilot-member table:name="0,081876" table:display="true" table:show-details="true"/>
                <table:data-pilot-member table:name="0,08197" table:display="true" table:show-details="true"/>
                <table:data-pilot-member table:name="0,085489" table:display="true" table:show-details="true"/>
                <table:data-pilot-member table:name="0,085534" table:display="true" table:show-details="true"/>
                <table:data-pilot-member table:name="0,085621" table:display="true" table:show-details="true"/>
                <table:data-pilot-member table:name="0,085786" table:display="true" table:show-details="true"/>
                <table:data-pilot-member table:name="0,085795" table:display="true" table:show-details="true"/>
                <table:data-pilot-member table:name="0,086061" table:display="true" table:show-details="true"/>
                <table:data-pilot-member table:name="0,086819" table:display="true" table:show-details="true"/>
                <table:data-pilot-member table:name="0,088409" table:display="true" table:show-details="true"/>
                <table:data-pilot-member table:name="0,088687" table:display="true" table:show-details="true"/>
                <table:data-pilot-member table:name="0,088819" table:display="true" table:show-details="true"/>
                <table:data-pilot-member table:name="0,088925" table:display="true" table:show-details="true"/>
                <table:data-pilot-member table:name="0,08932" table:display="true" table:show-details="true"/>
                <table:data-pilot-member table:name="0,089494" table:display="true" table:show-details="true"/>
                <table:data-pilot-member table:name="0,089696" table:display="true" table:show-details="true"/>
                <table:data-pilot-member table:name="0,089828" table:display="true" table:show-details="true"/>
                <table:data-pilot-member table:name="0,089837" table:display="true" table:show-details="true"/>
                <table:data-pilot-member table:name="0,089971" table:display="true" table:show-details="true"/>
                <table:data-pilot-member table:name="0,089985" table:display="true" table:show-details="true"/>
                <table:data-pilot-member table:name="0,090003" table:display="true" table:show-details="true"/>
                <table:data-pilot-member table:name="0,090046" table:display="true" table:show-details="true"/>
                <table:data-pilot-member table:name="0,090102" table:display="true" table:show-details="true"/>
                <table:data-pilot-member table:name="0,09013" table:display="true" table:show-details="true"/>
                <table:data-pilot-member table:name="0,090132" table:display="true" table:show-details="true"/>
                <table:data-pilot-member table:name="0,09016" table:display="true" table:show-details="true"/>
                <table:data-pilot-member table:name="0,090164" table:display="true" table:show-details="true"/>
                <table:data-pilot-member table:name="0,090171" table:display="true" table:show-details="true"/>
                <table:data-pilot-member table:name="0,090174" table:display="true" table:show-details="true"/>
                <table:data-pilot-member table:name="0,090177" table:display="true" table:show-details="true"/>
                <table:data-pilot-member table:name="0,090178" table:display="true" table:show-details="true"/>
                <table:data-pilot-member table:name="0,090225" table:display="true" table:show-details="true"/>
                <table:data-pilot-member table:name="0,090228" table:display="true" table:show-details="true"/>
                <table:data-pilot-member table:name="0,090249" table:display="true" table:show-details="true"/>
                <table:data-pilot-member table:name="0,090311" table:display="true" table:show-details="true"/>
                <table:data-pilot-member table:name="0,090339" table:display="true" table:show-details="true"/>
                <table:data-pilot-member table:name="0,090375" table:display="true" table:show-details="true"/>
                <table:data-pilot-member table:name="0,090455" table:display="true" table:show-details="true"/>
                <table:data-pilot-member table:name="0,09046" table:display="true" table:show-details="true"/>
                <table:data-pilot-member table:name="0,090514" table:display="true" table:show-details="true"/>
                <table:data-pilot-member table:name="0,090517" table:display="true" table:show-details="true"/>
                <table:data-pilot-member table:name="0,090625" table:display="true" table:show-details="true"/>
                <table:data-pilot-member table:name="0,090668" table:display="true" table:show-details="true"/>
                <table:data-pilot-member table:name="0,090679" table:display="true" table:show-details="true"/>
                <table:data-pilot-member table:name="0,090804" table:display="true" table:show-details="true"/>
                <table:data-pilot-member table:name="0,090841" table:display="true" table:show-details="true"/>
                <table:data-pilot-member table:name="0,090912" table:display="true" table:show-details="true"/>
                <table:data-pilot-member table:name="0,091008" table:display="true" table:show-details="true"/>
                <table:data-pilot-member table:name="0,091075" table:display="true" table:show-details="true"/>
                <table:data-pilot-member table:name="0,091292" table:display="true" table:show-details="true"/>
                <table:data-pilot-member table:name="0,091344" table:display="true" table:show-details="true"/>
                <table:data-pilot-member table:name="0,091351" table:display="true" table:show-details="true"/>
                <table:data-pilot-member table:name="0,091366" table:display="true" table:show-details="true"/>
                <table:data-pilot-member table:name="0,091371" table:display="true" table:show-details="true"/>
                <table:data-pilot-member table:name="0,091435" table:display="true" table:show-details="true"/>
                <table:data-pilot-member table:name="0,091446" table:display="true" table:show-details="true"/>
                <table:data-pilot-member table:name="0,091451" table:display="true" table:show-details="true"/>
                <table:data-pilot-member table:name="0,091531" table:display="true" table:show-details="true"/>
                <table:data-pilot-member table:name="0,091537" table:display="true" table:show-details="true"/>
                <table:data-pilot-member table:name="0,091577" table:display="true" table:show-details="true"/>
                <table:data-pilot-member table:name="0,091579" table:display="true" table:show-details="true"/>
                <table:data-pilot-member table:name="0,091598" table:display="true" table:show-details="true"/>
                <table:data-pilot-member table:name="0,091621" table:display="true" table:show-details="true"/>
                <table:data-pilot-member table:name="0,091622" table:display="true" table:show-details="true"/>
                <table:data-pilot-member table:name="0,091667" table:display="true" table:show-details="true"/>
                <table:data-pilot-member table:name="0,091671" table:display="true" table:show-details="true"/>
                <table:data-pilot-member table:name="0,091676" table:display="true" table:show-details="true"/>
                <table:data-pilot-member table:name="0,091709" table:display="true" table:show-details="true"/>
                <table:data-pilot-member table:name="0,091725" table:display="true" table:show-details="true"/>
                <table:data-pilot-member table:name="0,091751" table:display="true" table:show-details="true"/>
                <table:data-pilot-member table:name="0,091759" table:display="true" table:show-details="true"/>
                <table:data-pilot-member table:name="0,091761" table:display="true" table:show-details="true"/>
                <table:data-pilot-member table:name="0,091765" table:display="true" table:show-details="true"/>
                <table:data-pilot-member table:name="0,091829" table:display="true" table:show-details="true"/>
                <table:data-pilot-member table:name="0,091882" table:display="true" table:show-details="true"/>
                <table:data-pilot-member table:name="0,092104" table:display="true" table:show-details="true"/>
                <table:data-pilot-member table:name="0,092152" table:display="true" table:show-details="true"/>
                <table:data-pilot-member table:name="0,092163" table:display="true" table:show-details="true"/>
                <table:data-pilot-member table:name="0,092188" table:display="true" table:show-details="true"/>
                <table:data-pilot-member table:name="0,092213" table:display="true" table:show-details="true"/>
                <table:data-pilot-member table:name="0,09222" table:display="true" table:show-details="true"/>
                <table:data-pilot-member table:name="0,092242" table:display="true" table:show-details="true"/>
                <table:data-pilot-member table:name="0,09226" table:display="true" table:show-details="true"/>
                <table:data-pilot-member table:name="0,092313" table:display="true" table:show-details="true"/>
                <table:data-pilot-member table:name="0,09235" table:display="true" table:show-details="true"/>
                <table:data-pilot-member table:name="0,092385" table:display="true" table:show-details="true"/>
                <table:data-pilot-member table:name="0,092412" table:display="true" table:show-details="true"/>
                <table:data-pilot-member table:name="0,092669" table:display="true" table:show-details="true"/>
                <table:data-pilot-member table:name="0,092827" table:display="true" table:show-details="true"/>
                <table:data-pilot-member table:name="0,092989" table:display="true" table:show-details="true"/>
                <table:data-pilot-member table:name="0,093135" table:display="true" table:show-details="true"/>
                <table:data-pilot-member table:name="0,093504" table:display="true" table:show-details="true"/>
                <table:data-pilot-member table:name="0,093528" table:display="true" table:show-details="true"/>
                <table:data-pilot-member table:name="0,093822" table:display="true" table:show-details="true"/>
                <table:data-pilot-member table:name="0,094144" table:display="true" table:show-details="true"/>
                <table:data-pilot-member table:name="0,094476" table:display="true" table:show-details="true"/>
                <table:data-pilot-member table:name="0,095691" table:display="true" table:show-details="true"/>
                <table:data-pilot-member table:name="0,096275" table:display="true" table:show-details="true"/>
                <table:data-pilot-member table:name="0,096594" table:display="true" table:show-details="true"/>
                <table:data-pilot-member table:name="0,097111" table:display="true" table:show-details="true"/>
                <table:data-pilot-member table:name="0,097335" table:display="true" table:show-details="true"/>
                <table:data-pilot-member table:name="0,097749" table:display="true" table:show-details="true"/>
                <table:data-pilot-member table:name="0,09862" table:display="true" table:show-details="true"/>
                <table:data-pilot-member table:name="0,09904" table:display="true" table:show-details="true"/>
                <table:data-pilot-member table:name="0,099077" table:display="true" table:show-details="true"/>
                <table:data-pilot-member table:name="0,099182" table:display="true" table:show-details="true"/>
                <table:data-pilot-member table:name="0,099448" table:display="true" table:show-details="true"/>
                <table:data-pilot-member table:name="0,09994" table:display="true" table:show-details="true"/>
                <table:data-pilot-member table:name="0,099964" table:display="true" table:show-details="true"/>
                <table:data-pilot-member table:name="0,100053" table:display="true" table:show-details="true"/>
                <table:data-pilot-member table:name="0,100915" table:display="true" table:show-details="true"/>
                <table:data-pilot-member table:name="0,101975" table:display="true" table:show-details="true"/>
                <table:data-pilot-member table:name="0,102451" table:display="true" table:show-details="true"/>
                <table:data-pilot-member table:name="0,102894" table:display="true" table:show-details="true"/>
                <table:data-pilot-member table:name="0,10335" table:display="true" table:show-details="true"/>
                <table:data-pilot-member table:name="0,103447" table:display="true" table:show-details="true"/>
                <table:data-pilot-member table:name="0,103867" table:display="true" table:show-details="true"/>
                <table:data-pilot-member table:name="0,104323" table:display="true" table:show-details="true"/>
                <table:data-pilot-member table:name="0,104729" table:display="true" table:show-details="true"/>
                <table:data-pilot-member table:name="0,104813" table:display="true" table:show-details="true"/>
                <table:data-pilot-member table:name="0,10503" table:display="true" table:show-details="true"/>
                <table:data-pilot-member table:name="0,1052" table:display="true" table:show-details="true"/>
                <table:data-pilot-member table:name="0,106826" table:display="true" table:show-details="true"/>
                <table:data-pilot-member table:name="0,107042" table:display="true" table:show-details="true"/>
                <table:data-pilot-member table:name="0,107571" table:display="true" table:show-details="true"/>
                <table:data-pilot-member table:name="0,107847" table:display="true" table:show-details="true"/>
                <table:data-pilot-member table:name="0,108069" table:display="true" table:show-details="true"/>
                <table:data-pilot-member table:name="0,109015" table:display="true" table:show-details="true"/>
                <table:data-pilot-member table:name="0,110871" table:display="true" table:show-details="true"/>
                <table:data-pilot-member table:name="0,112501" table:display="true" table:show-details="true"/>
                <table:data-pilot-member table:name="0,112692" table:display="true" table:show-details="true"/>
                <table:data-pilot-member table:name="0,112713" table:display="true" table:show-details="true"/>
                <table:data-pilot-member table:name="0,11273" table:display="true" table:show-details="true"/>
                <table:data-pilot-member table:name="0,112738" table:display="true" table:show-details="true"/>
                <table:data-pilot-member table:name="0,112748" table:display="true" table:show-details="true"/>
                <table:data-pilot-member table:name="0,112849" table:display="true" table:show-details="true"/>
                <table:data-pilot-member table:name="0,112875" table:display="true" table:show-details="true"/>
                <table:data-pilot-member table:name="0,112961" table:display="true" table:show-details="true"/>
                <table:data-pilot-member table:name="0,11315" table:display="true" table:show-details="true"/>
                <table:data-pilot-member table:name="0,113165" table:display="true" table:show-details="true"/>
                <table:data-pilot-member table:name="0,113433" table:display="true" table:show-details="true"/>
                <table:data-pilot-member table:name="0,113638" table:display="true" table:show-details="true"/>
                <table:data-pilot-member table:name="0,113644" table:display="true" table:show-details="true"/>
                <table:data-pilot-member table:name="0,113645" table:display="true" table:show-details="true"/>
                <table:data-pilot-member table:name="0,113652" table:display="true" table:show-details="true"/>
                <table:data-pilot-member table:name="0,113669" table:display="true" table:show-details="true"/>
                <table:data-pilot-member table:name="0,113735" table:display="true" table:show-details="true"/>
                <table:data-pilot-member table:name="0,113788" table:display="true" table:show-details="true"/>
                <table:data-pilot-member table:name="0,113791" table:display="true" table:show-details="true"/>
                <table:data-pilot-member table:name="0,11381" table:display="true" table:show-details="true"/>
                <table:data-pilot-member table:name="0,113816" table:display="true" table:show-details="true"/>
                <table:data-pilot-member table:name="0,113823" table:display="true" table:show-details="true"/>
                <table:data-pilot-member table:name="0,113835" table:display="true" table:show-details="true"/>
                <table:data-pilot-member table:name="0,113838" table:display="true" table:show-details="true"/>
                <table:data-pilot-member table:name="0,113849" table:display="true" table:show-details="true"/>
                <table:data-pilot-member table:name="0,113862" table:display="true" table:show-details="true"/>
                <table:data-pilot-member table:name="0,113871" table:display="true" table:show-details="true"/>
                <table:data-pilot-member table:name="0,113888" table:display="true" table:show-details="true"/>
                <table:data-pilot-member table:name="0,11391" table:display="true" table:show-details="true"/>
                <table:data-pilot-member table:name="0,113912" table:display="true" table:show-details="true"/>
                <table:data-pilot-member table:name="0,113921" table:display="true" table:show-details="true"/>
                <table:data-pilot-member table:name="0,113956" table:display="true" table:show-details="true"/>
                <table:data-pilot-member table:name="0,113961" table:display="true" table:show-details="true"/>
                <table:data-pilot-member table:name="0,113979" table:display="true" table:show-details="true"/>
                <table:data-pilot-member table:name="0,113998" table:display="true" table:show-details="true"/>
                <table:data-pilot-member table:name="0,114009" table:display="true" table:show-details="true"/>
                <table:data-pilot-member table:name="0,114017" table:display="true" table:show-details="true"/>
                <table:data-pilot-member table:name="0,114022" table:display="true" table:show-details="true"/>
                <table:data-pilot-member table:name="0,114026" table:display="true" table:show-details="true"/>
                <table:data-pilot-member table:name="0,114027" table:display="true" table:show-details="true"/>
                <table:data-pilot-member table:name="0,114048" table:display="true" table:show-details="true"/>
                <table:data-pilot-member table:name="0,114107" table:display="true" table:show-details="true"/>
                <table:data-pilot-member table:name="0,114116" table:display="true" table:show-details="true"/>
                <table:data-pilot-member table:name="0,114129" table:display="true" table:show-details="true"/>
                <table:data-pilot-member table:name="0,114135" table:display="true" table:show-details="true"/>
                <table:data-pilot-member table:name="0,114155" table:display="true" table:show-details="true"/>
                <table:data-pilot-member table:name="0,114174" table:display="true" table:show-details="true"/>
                <table:data-pilot-member table:name="0,114177" table:display="true" table:show-details="true"/>
                <table:data-pilot-member table:name="0,11425" table:display="true" table:show-details="true"/>
                <table:data-pilot-member table:name="0,114265" table:display="true" table:show-details="true"/>
                <table:data-pilot-member table:name="0,114272" table:display="true" table:show-details="true"/>
                <table:data-pilot-member table:name="0,114273" table:display="true" table:show-details="true"/>
                <table:data-pilot-member table:name="0,114282" table:display="true" table:show-details="true"/>
                <table:data-pilot-member table:name="0,114331" table:display="true" table:show-details="true"/>
                <table:data-pilot-member table:name="0,114404" table:display="true" table:show-details="true"/>
                <table:data-pilot-member table:name="0,114418" table:display="true" table:show-details="true"/>
                <table:data-pilot-member table:name="0,114437" table:display="true" table:show-details="true"/>
                <table:data-pilot-member table:name="0,114468" table:display="true" table:show-details="true"/>
                <table:data-pilot-member table:name="0,114505" table:display="true" table:show-details="true"/>
                <table:data-pilot-member table:name="0,114508" table:display="true" table:show-details="true"/>
                <table:data-pilot-member table:name="0,114524" table:display="true" table:show-details="true"/>
                <table:data-pilot-member table:name="0,114525" table:display="true" table:show-details="true"/>
                <table:data-pilot-member table:name="0,114559" table:display="true" table:show-details="true"/>
                <table:data-pilot-member table:name="0,114577" table:display="true" table:show-details="true"/>
                <table:data-pilot-member table:name="0,114892" table:display="true" table:show-details="true"/>
                <table:data-pilot-member table:name="0,114955" table:display="true" table:show-details="true"/>
                <table:data-pilot-member table:name="0,114984" table:display="true" table:show-details="true"/>
                <table:data-pilot-member table:name="0,115072" table:display="true" table:show-details="true"/>
                <table:data-pilot-member table:name="0,115091" table:display="true" table:show-details="true"/>
                <table:data-pilot-member table:name="0,115138" table:display="true" table:show-details="true"/>
                <table:data-pilot-member table:name="0,115191" table:display="true" table:show-details="true"/>
                <table:data-pilot-member table:name="0,115215" table:display="true" table:show-details="true"/>
                <table:data-pilot-member table:name="0,115269" table:display="true" table:show-details="true"/>
                <table:data-pilot-member table:name="0,115401" table:display="true" table:show-details="true"/>
                <table:data-pilot-member table:name="0,115805" table:display="true" table:show-details="true"/>
                <table:data-pilot-member table:name="0,116973" table:display="true" table:show-details="true"/>
                <table:data-pilot-member table:name="0,11771" table:display="true" table:show-details="true"/>
                <table:data-pilot-member table:name="0,117926" table:display="true" table:show-details="true"/>
                <table:data-pilot-member table:name="0,118222" table:display="true" table:show-details="true"/>
                <table:data-pilot-member table:name="0,118399" table:display="true" table:show-details="true"/>
                <table:data-pilot-member table:name="0,119123" table:display="true" table:show-details="true"/>
                <table:data-pilot-member table:name="0,119156" table:display="true" table:show-details="true"/>
                <table:data-pilot-member table:name="0,119312" table:display="true" table:show-details="true"/>
                <table:data-pilot-member table:name="0,119715" table:display="true" table:show-details="true"/>
                <table:data-pilot-member table:name="0,120006" table:display="true" table:show-details="true"/>
                <table:data-pilot-member table:name="0,120474" table:display="true" table:show-details="true"/>
                <table:data-pilot-member table:name="0,121739" table:display="true" table:show-details="true"/>
                <table:data-pilot-member table:name="0,122045" table:display="true" table:show-details="true"/>
                <table:data-pilot-member table:name="0,122145" table:display="true" table:show-details="true"/>
                <table:data-pilot-member table:name="0,122879" table:display="true" table:show-details="true"/>
                <table:data-pilot-member table:name="0,124066" table:display="true" table:show-details="true"/>
                <table:data-pilot-member table:name="0,124407" table:display="true" table:show-details="true"/>
                <table:data-pilot-member table:name="0,125257" table:display="true" table:show-details="true"/>
                <table:data-pilot-member table:name="0,125405" table:display="true" table:show-details="true"/>
                <table:data-pilot-member table:name="0,125535" table:display="true" table:show-details="true"/>
                <table:data-pilot-member table:name="0,125848" table:display="true" table:show-details="true"/>
                <table:data-pilot-member table:name="0,126064" table:display="true" table:show-details="true"/>
                <table:data-pilot-member table:name="0,126584" table:display="true" table:show-details="true"/>
                <table:data-pilot-member table:name="0,12669" table:display="true" table:show-details="true"/>
                <table:data-pilot-member table:name="0,127194" table:display="true" table:show-details="true"/>
                <table:data-pilot-member table:name="0,127237" table:display="true" table:show-details="true"/>
                <table:data-pilot-member table:name="0,127579" table:display="true" table:show-details="true"/>
                <table:data-pilot-member table:name="0,127653" table:display="true" table:show-details="true"/>
                <table:data-pilot-member table:name="0,127669" table:display="true" table:show-details="true"/>
                <table:data-pilot-member table:name="0,127966" table:display="true" table:show-details="true"/>
                <table:data-pilot-member table:name="0,128156" table:display="true" table:show-details="true"/>
                <table:data-pilot-member table:name="0,128193" table:display="true" table:show-details="true"/>
                <table:data-pilot-member table:name="0,128502" table:display="true" table:show-details="true"/>
                <table:data-pilot-member table:name="0,128509" table:display="true" table:show-details="true"/>
                <table:data-pilot-member table:name="0,128798" table:display="true" table:show-details="true"/>
                <table:data-pilot-member table:name="0,129144" table:display="true" table:show-details="true"/>
                <table:data-pilot-member table:name="0,129182" table:display="true" table:show-details="true"/>
                <table:data-pilot-member table:name="0,129363" table:display="true" table:show-details="true"/>
                <table:data-pilot-member table:name="0,129427" table:display="true" table:show-details="true"/>
                <table:data-pilot-member table:name="0,129733" table:display="true" table:show-details="true"/>
                <table:data-pilot-member table:name="0,129761" table:display="true" table:show-details="true"/>
                <table:data-pilot-member table:name="0,129848" table:display="true" table:show-details="true"/>
                <table:data-pilot-member table:name="0,129893" table:display="true" table:show-details="true"/>
                <table:data-pilot-member table:name="0,130075" table:display="true" table:show-details="true"/>
                <table:data-pilot-member table:name="0,130148" table:display="true" table:show-details="true"/>
                <table:data-pilot-member table:name="0,130213" table:display="true" table:show-details="true"/>
                <table:data-pilot-member table:name="0,130251" table:display="true" table:show-details="true"/>
                <table:data-pilot-member table:name="0,130272" table:display="true" table:show-details="true"/>
                <table:data-pilot-member table:name="0,130352" table:display="true" table:show-details="true"/>
                <table:data-pilot-member table:name="0,130368" table:display="true" table:show-details="true"/>
                <table:data-pilot-member table:name="0,130654" table:display="true" table:show-details="true"/>
                <table:data-pilot-member table:name="0,130864" table:display="true" table:show-details="true"/>
                <table:data-pilot-member table:name="0,1309" table:display="true" table:show-details="true"/>
                <table:data-pilot-member table:name="0,131044" table:display="true" table:show-details="true"/>
                <table:data-pilot-member table:name="0,131365" table:display="true" table:show-details="true"/>
                <table:data-pilot-member table:name="0,131502" table:display="true" table:show-details="true"/>
                <table:data-pilot-member table:name="0,131522" table:display="true" table:show-details="true"/>
                <table:data-pilot-member table:name="0,131541" table:display="true" table:show-details="true"/>
                <table:data-pilot-member table:name="0,131585" table:display="true" table:show-details="true"/>
                <table:data-pilot-member table:name="0,131654" table:display="true" table:show-details="true"/>
                <table:data-pilot-member table:name="0,131665" table:display="true" table:show-details="true"/>
                <table:data-pilot-member table:name="0,131731" table:display="true" table:show-details="true"/>
                <table:data-pilot-member table:name="0,131927" table:display="true" table:show-details="true"/>
                <table:data-pilot-member table:name="0,132019" table:display="true" table:show-details="true"/>
                <table:data-pilot-member table:name="0,132087" table:display="true" table:show-details="true"/>
                <table:data-pilot-member table:name="0,132152" table:display="true" table:show-details="true"/>
                <table:data-pilot-member table:name="0,132196" table:display="true" table:show-details="true"/>
                <table:data-pilot-member table:name="0,132232" table:display="true" table:show-details="true"/>
                <table:data-pilot-member table:name="0,13226" table:display="true" table:show-details="true"/>
                <table:data-pilot-member table:name="0,132281" table:display="true" table:show-details="true"/>
                <table:data-pilot-member table:name="0,132297" table:display="true" table:show-details="true"/>
                <table:data-pilot-member table:name="0,132374" table:display="true" table:show-details="true"/>
                <table:data-pilot-member table:name="0,132538" table:display="true" table:show-details="true"/>
                <table:data-pilot-member table:name="0,132575" table:display="true" table:show-details="true"/>
                <table:data-pilot-member table:name="0,132735" table:display="true" table:show-details="true"/>
                <table:data-pilot-member table:name="0,132754" table:display="true" table:show-details="true"/>
                <table:data-pilot-member table:name="0,133048" table:display="true" table:show-details="true"/>
                <table:data-pilot-member table:name="0,13316" table:display="true" table:show-details="true"/>
                <table:data-pilot-member table:name="0,133282" table:display="true" table:show-details="true"/>
                <table:data-pilot-member table:name="0,133322" table:display="true" table:show-details="true"/>
                <table:data-pilot-member table:name="0,133402" table:display="true" table:show-details="true"/>
                <table:data-pilot-member table:name="0,133481" table:display="true" table:show-details="true"/>
                <table:data-pilot-member table:name="0,133494" table:display="true" table:show-details="true"/>
                <table:data-pilot-member table:name="0,133574" table:display="true" table:show-details="true"/>
                <table:data-pilot-member table:name="0,133588" table:display="true" table:show-details="true"/>
                <table:data-pilot-member table:name="0,133637" table:display="true" table:show-details="true"/>
                <table:data-pilot-member table:name="0,133639" table:display="true" table:show-details="true"/>
                <table:data-pilot-member table:name="0,133697" table:display="true" table:show-details="true"/>
                <table:data-pilot-member table:name="0,133717" table:display="true" table:show-details="true"/>
                <table:data-pilot-member table:name="0,133944" table:display="true" table:show-details="true"/>
                <table:data-pilot-member table:name="0,134038" table:display="true" table:show-details="true"/>
                <table:data-pilot-member table:name="0,134049" table:display="true" table:show-details="true"/>
                <table:data-pilot-member table:name="0,134081" table:display="true" table:show-details="true"/>
                <table:data-pilot-member table:name="0,134121" table:display="true" table:show-details="true"/>
                <table:data-pilot-member table:name="0,134142" table:display="true" table:show-details="true"/>
                <table:data-pilot-member table:name="0,134233" table:display="true" table:show-details="true"/>
                <table:data-pilot-member table:name="0,134246" table:display="true" table:show-details="true"/>
                <table:data-pilot-member table:name="0,134259" table:display="true" table:show-details="true"/>
                <table:data-pilot-member table:name="0,134316" table:display="true" table:show-details="true"/>
                <table:data-pilot-member table:name="0,134394" table:display="true" table:show-details="true"/>
                <table:data-pilot-member table:name="0,134403" table:display="true" table:show-details="true"/>
                <table:data-pilot-member table:name="0,134425" table:display="true" table:show-details="true"/>
                <table:data-pilot-member table:name="0,134442" table:display="true" table:show-details="true"/>
                <table:data-pilot-member table:name="0,134445" table:display="true" table:show-details="true"/>
                <table:data-pilot-member table:name="0,134461" table:display="true" table:show-details="true"/>
                <table:data-pilot-member table:name="0,134785" table:display="true" table:show-details="true"/>
                <table:data-pilot-member table:name="0,134975" table:display="true" table:show-details="true"/>
                <table:data-pilot-member table:name="0,134984" table:display="true" table:show-details="true"/>
                <table:data-pilot-member table:name="0,134986" table:display="true" table:show-details="true"/>
                <table:data-pilot-member table:name="0,134998" table:display="true" table:show-details="true"/>
                <table:data-pilot-member table:name="0,135033" table:display="true" table:show-details="true"/>
                <table:data-pilot-member table:name="0,135085" table:display="true" table:show-details="true"/>
                <table:data-pilot-member table:name="0,135091" table:display="true" table:show-details="true"/>
                <table:data-pilot-member table:name="0,135102" table:display="true" table:show-details="true"/>
                <table:data-pilot-member table:name="0,135109" table:display="true" table:show-details="true"/>
                <table:data-pilot-member table:name="0,135155" table:display="true" table:show-details="true"/>
                <table:data-pilot-member table:name="0,135188" table:display="true" table:show-details="true"/>
                <table:data-pilot-member table:name="0,135298" table:display="true" table:show-details="true"/>
                <table:data-pilot-member table:name="0,135315" table:display="true" table:show-details="true"/>
                <table:data-pilot-member table:name="0,135327" table:display="true" table:show-details="true"/>
                <table:data-pilot-member table:name="0,135349" table:display="true" table:show-details="true"/>
                <table:data-pilot-member table:name="0,135356" table:display="true" table:show-details="true"/>
                <table:data-pilot-member table:name="0,135382" table:display="true" table:show-details="true"/>
                <table:data-pilot-member table:name="0,1354" table:display="true" table:show-details="true"/>
                <table:data-pilot-member table:name="0,135407" table:display="true" table:show-details="true"/>
                <table:data-pilot-member table:name="0,135432" table:display="true" table:show-details="true"/>
                <table:data-pilot-member table:name="0,135482" table:display="true" table:show-details="true"/>
                <table:data-pilot-member table:name="0,135486" table:display="true" table:show-details="true"/>
                <table:data-pilot-member table:name="0,135497" table:display="true" table:show-details="true"/>
                <table:data-pilot-member table:name="0,135537" table:display="true" table:show-details="true"/>
                <table:data-pilot-member table:name="0,13554" table:display="true" table:show-details="true"/>
                <table:data-pilot-member table:name="0,135542" table:display="true" table:show-details="true"/>
                <table:data-pilot-member table:name="0,135543" table:display="true" table:show-details="true"/>
                <table:data-pilot-member table:name="0,135544" table:display="true" table:show-details="true"/>
                <table:data-pilot-member table:name="0,135565" table:display="true" table:show-details="true"/>
                <table:data-pilot-member table:name="0,135604" table:display="true" table:show-details="true"/>
                <table:data-pilot-member table:name="0,135625" table:display="true" table:show-details="true"/>
                <table:data-pilot-member table:name="0,135633" table:display="true" table:show-details="true"/>
                <table:data-pilot-member table:name="0,135638" table:display="true" table:show-details="true"/>
                <table:data-pilot-member table:name="0,135645" table:display="true" table:show-details="true"/>
                <table:data-pilot-member table:name="0,135673" table:display="true" table:show-details="true"/>
                <table:data-pilot-member table:name="0,135676" table:display="true" table:show-details="true"/>
                <table:data-pilot-member table:name="0,13569" table:display="true" table:show-details="true"/>
                <table:data-pilot-member table:name="0,135731" table:display="true" table:show-details="true"/>
                <table:data-pilot-member table:name="0,135757" table:display="true" table:show-details="true"/>
                <table:data-pilot-member table:name="0,135766" table:display="true" table:show-details="true"/>
                <table:data-pilot-member table:name="0,135776" table:display="true" table:show-details="true"/>
                <table:data-pilot-member table:name="0,135782" table:display="true" table:show-details="true"/>
                <table:data-pilot-member table:name="0,135786" table:display="true" table:show-details="true"/>
                <table:data-pilot-member table:name="0,135793" table:display="true" table:show-details="true"/>
                <table:data-pilot-member table:name="0,135804" table:display="true" table:show-details="true"/>
                <table:data-pilot-member table:name="0,135805" table:display="true" table:show-details="true"/>
                <table:data-pilot-member table:name="0,13581" table:display="true" table:show-details="true"/>
                <table:data-pilot-member table:name="0,135813" table:display="true" table:show-details="true"/>
                <table:data-pilot-member table:name="0,13582" table:display="true" table:show-details="true"/>
                <table:data-pilot-member table:name="0,135821" table:display="true" table:show-details="true"/>
                <table:data-pilot-member table:name="0,135825" table:display="true" table:show-details="true"/>
                <table:data-pilot-member table:name="0,135829" table:display="true" table:show-details="true"/>
                <table:data-pilot-member table:name="0,135832" table:display="true" table:show-details="true"/>
                <table:data-pilot-member table:name="0,135863" table:display="true" table:show-details="true"/>
                <table:data-pilot-member table:name="0,135884" table:display="true" table:show-details="true"/>
                <table:data-pilot-member table:name="0,135892" table:display="true" table:show-details="true"/>
                <table:data-pilot-member table:name="0,13591" table:display="true" table:show-details="true"/>
                <table:data-pilot-member table:name="0,135913" table:display="true" table:show-details="true"/>
                <table:data-pilot-member table:name="0,135919" table:display="true" table:show-details="true"/>
                <table:data-pilot-member table:name="0,135962" table:display="true" table:show-details="true"/>
                <table:data-pilot-member table:name="0,135974" table:display="true" table:show-details="true"/>
                <table:data-pilot-member table:name="0,135995" table:display="true" table:show-details="true"/>
                <table:data-pilot-member table:name="0,136" table:display="true" table:show-details="true"/>
                <table:data-pilot-member table:name="0,13606" table:display="true" table:show-details="true"/>
                <table:data-pilot-member table:name="0,136084" table:display="true" table:show-details="true"/>
                <table:data-pilot-member table:name="0,1361" table:display="true" table:show-details="true"/>
                <table:data-pilot-member table:name="0,136106" table:display="true" table:show-details="true"/>
                <table:data-pilot-member table:name="0,136117" table:display="true" table:show-details="true"/>
                <table:data-pilot-member table:name="0,136119" table:display="true" table:show-details="true"/>
                <table:data-pilot-member table:name="0,136122" table:display="true" table:show-details="true"/>
                <table:data-pilot-member table:name="0,136173" table:display="true" table:show-details="true"/>
                <table:data-pilot-member table:name="0,13618" table:display="true" table:show-details="true"/>
                <table:data-pilot-member table:name="0,136213" table:display="true" table:show-details="true"/>
                <table:data-pilot-member table:name="0,136237" table:display="true" table:show-details="true"/>
                <table:data-pilot-member table:name="0,136259" table:display="true" table:show-details="true"/>
                <table:data-pilot-member table:name="0,1363" table:display="true" table:show-details="true"/>
                <table:data-pilot-member table:name="0,136308" table:display="true" table:show-details="true"/>
                <table:data-pilot-member table:name="0,136333" table:display="true" table:show-details="true"/>
                <table:data-pilot-member table:name="0,136413" table:display="true" table:show-details="true"/>
                <table:data-pilot-member table:name="0,136452" table:display="true" table:show-details="true"/>
                <table:data-pilot-member table:name="0,136502" table:display="true" table:show-details="true"/>
                <table:data-pilot-member table:name="0,136504" table:display="true" table:show-details="true"/>
                <table:data-pilot-member table:name="0,136525" table:display="true" table:show-details="true"/>
                <table:data-pilot-member table:name="0,136533" table:display="true" table:show-details="true"/>
                <table:data-pilot-member table:name="0,136554" table:display="true" table:show-details="true"/>
                <table:data-pilot-member table:name="0,136594" table:display="true" table:show-details="true"/>
                <table:data-pilot-member table:name="0,136669" table:display="true" table:show-details="true"/>
                <table:data-pilot-member table:name="0,136685" table:display="true" table:show-details="true"/>
                <table:data-pilot-member table:name="0,136709" table:display="true" table:show-details="true"/>
                <table:data-pilot-member table:name="0,136716" table:display="true" table:show-details="true"/>
                <table:data-pilot-member table:name="0,13691" table:display="true" table:show-details="true"/>
                <table:data-pilot-member table:name="0,136912" table:display="true" table:show-details="true"/>
                <table:data-pilot-member table:name="0,136918" table:display="true" table:show-details="true"/>
                <table:data-pilot-member table:name="0,13692" table:display="true" table:show-details="true"/>
                <table:data-pilot-member table:name="0,137013" table:display="true" table:show-details="true"/>
                <table:data-pilot-member table:name="0,137086" table:display="true" table:show-details="true"/>
                <table:data-pilot-member table:name="0,137097" table:display="true" table:show-details="true"/>
                <table:data-pilot-member table:name="0,13714" table:display="true" table:show-details="true"/>
                <table:data-pilot-member table:name="0,137169" table:display="true" table:show-details="true"/>
                <table:data-pilot-member table:name="0,137197" table:display="true" table:show-details="true"/>
                <table:data-pilot-member table:name="0,13723" table:display="true" table:show-details="true"/>
                <table:data-pilot-member table:name="0,13742" table:display="true" table:show-details="true"/>
                <table:data-pilot-member table:name="0,13748" table:display="true" table:show-details="true"/>
                <table:data-pilot-member table:name="0,137777" table:display="true" table:show-details="true"/>
                <table:data-pilot-member table:name="0,137781" table:display="true" table:show-details="true"/>
                <table:data-pilot-member table:name="0,13779" table:display="true" table:show-details="true"/>
                <table:data-pilot-member table:name="0,137852" table:display="true" table:show-details="true"/>
                <table:data-pilot-member table:name="0,137882" table:display="true" table:show-details="true"/>
                <table:data-pilot-member table:name="0,137893" table:display="true" table:show-details="true"/>
                <table:data-pilot-member table:name="0,13798" table:display="true" table:show-details="true"/>
                <table:data-pilot-member table:name="0,138299" table:display="true" table:show-details="true"/>
                <table:data-pilot-member table:name="0,138315" table:display="true" table:show-details="true"/>
                <table:data-pilot-member table:name="0,138375" table:display="true" table:show-details="true"/>
                <table:data-pilot-member table:name="0,138431" table:display="true" table:show-details="true"/>
                <table:data-pilot-member table:name="0,138477" table:display="true" table:show-details="true"/>
                <table:data-pilot-member table:name="0,138548" table:display="true" table:show-details="true"/>
                <table:data-pilot-member table:name="0,138668" table:display="true" table:show-details="true"/>
                <table:data-pilot-member table:name="0,138735" table:display="true" table:show-details="true"/>
                <table:data-pilot-member table:name="0,13877" table:display="true" table:show-details="true"/>
                <table:data-pilot-member table:name="0,138794" table:display="true" table:show-details="true"/>
                <table:data-pilot-member table:name="0,138812" table:display="true" table:show-details="true"/>
                <table:data-pilot-member table:name="0,138866" table:display="true" table:show-details="true"/>
                <table:data-pilot-member table:name="0,139004" table:display="true" table:show-details="true"/>
                <table:data-pilot-member table:name="0,139032" table:display="true" table:show-details="true"/>
                <table:data-pilot-member table:name="0,139056" table:display="true" table:show-details="true"/>
                <table:data-pilot-member table:name="0,139072" table:display="true" table:show-details="true"/>
                <table:data-pilot-member table:name="0,139206" table:display="true" table:show-details="true"/>
                <table:data-pilot-member table:name="0,139263" table:display="true" table:show-details="true"/>
                <table:data-pilot-member table:name="0,139314" table:display="true" table:show-details="true"/>
                <table:data-pilot-member table:name="0,139333" table:display="true" table:show-details="true"/>
                <table:data-pilot-member table:name="0,139386" table:display="true" table:show-details="true"/>
                <table:data-pilot-member table:name="0,139393" table:display="true" table:show-details="true"/>
                <table:data-pilot-member table:name="0,139434" table:display="true" table:show-details="true"/>
                <table:data-pilot-member table:name="0,139513" table:display="true" table:show-details="true"/>
                <table:data-pilot-member table:name="0,139532" table:display="true" table:show-details="true"/>
                <table:data-pilot-member table:name="0,139566" table:display="true" table:show-details="true"/>
                <table:data-pilot-member table:name="0,139688" table:display="true" table:show-details="true"/>
                <table:data-pilot-member table:name="0,139712" table:display="true" table:show-details="true"/>
                <table:data-pilot-member table:name="0,13974" table:display="true" table:show-details="true"/>
                <table:data-pilot-member table:name="0,139753" table:display="true" table:show-details="true"/>
                <table:data-pilot-member table:name="0,139809" table:display="true" table:show-details="true"/>
                <table:data-pilot-member table:name="0,139877" table:display="true" table:show-details="true"/>
                <table:data-pilot-member table:name="0,139907" table:display="true" table:show-details="true"/>
                <table:data-pilot-member table:name="0,139916" table:display="true" table:show-details="true"/>
                <table:data-pilot-member table:name="0,139981" table:display="true" table:show-details="true"/>
                <table:data-pilot-member table:name="0,140074" table:display="true" table:show-details="true"/>
                <table:data-pilot-member table:name="0,140093" table:display="true" table:show-details="true"/>
                <table:data-pilot-member table:name="0,140183" table:display="true" table:show-details="true"/>
                <table:data-pilot-member table:name="0,1402" table:display="true" table:show-details="true"/>
                <table:data-pilot-member table:name="0,140201" table:display="true" table:show-details="true"/>
                <table:data-pilot-member table:name="0,140346" table:display="true" table:show-details="true"/>
                <table:data-pilot-member table:name="0,140501" table:display="true" table:show-details="true"/>
                <table:data-pilot-member table:name="0,140505" table:display="true" table:show-details="true"/>
                <table:data-pilot-member table:name="0,140584" table:display="true" table:show-details="true"/>
                <table:data-pilot-member table:name="0,14063" table:display="true" table:show-details="true"/>
                <table:data-pilot-member table:name="0,14069" table:display="true" table:show-details="true"/>
                <table:data-pilot-member table:name="0,140718" table:display="true" table:show-details="true"/>
                <table:data-pilot-member table:name="0,140733" table:display="true" table:show-details="true"/>
                <table:data-pilot-member table:name="0,140734" table:display="true" table:show-details="true"/>
                <table:data-pilot-member table:name="0,140778" table:display="true" table:show-details="true"/>
                <table:data-pilot-member table:name="0,140813" table:display="true" table:show-details="true"/>
                <table:data-pilot-member table:name="0,140854" table:display="true" table:show-details="true"/>
                <table:data-pilot-member table:name="0,140952" table:display="true" table:show-details="true"/>
                <table:data-pilot-member table:name="0,141046" table:display="true" table:show-details="true"/>
                <table:data-pilot-member table:name="0,141051" table:display="true" table:show-details="true"/>
                <table:data-pilot-member table:name="0,141138" table:display="true" table:show-details="true"/>
                <table:data-pilot-member table:name="0,141146" table:display="true" table:show-details="true"/>
                <table:data-pilot-member table:name="0,141209" table:display="true" table:show-details="true"/>
                <table:data-pilot-member table:name="0,141288" table:display="true" table:show-details="true"/>
                <table:data-pilot-member table:name="0,141297" table:display="true" table:show-details="true"/>
                <table:data-pilot-member table:name="0,141329" table:display="true" table:show-details="true"/>
                <table:data-pilot-member table:name="0,14133" table:display="true" table:show-details="true"/>
                <table:data-pilot-member table:name="0,141365" table:display="true" table:show-details="true"/>
                <table:data-pilot-member table:name="0,141447" table:display="true" table:show-details="true"/>
                <table:data-pilot-member table:name="0,141479" table:display="true" table:show-details="true"/>
                <table:data-pilot-member table:name="0,14157" table:display="true" table:show-details="true"/>
                <table:data-pilot-member table:name="0,141572" table:display="true" table:show-details="true"/>
                <table:data-pilot-member table:name="0,141618" table:display="true" table:show-details="true"/>
                <table:data-pilot-member table:name="0,141651" table:display="true" table:show-details="true"/>
                <table:data-pilot-member table:name="0,141689" table:display="true" table:show-details="true"/>
                <table:data-pilot-member table:name="0,141693" table:display="true" table:show-details="true"/>
                <table:data-pilot-member table:name="0,14173" table:display="true" table:show-details="true"/>
                <table:data-pilot-member table:name="0,14174" table:display="true" table:show-details="true"/>
                <table:data-pilot-member table:name="0,141838" table:display="true" table:show-details="true"/>
                <table:data-pilot-member table:name="0,141841" table:display="true" table:show-details="true"/>
                <table:data-pilot-member table:name="0,141897" table:display="true" table:show-details="true"/>
                <table:data-pilot-member table:name="0,141963" table:display="true" table:show-details="true"/>
                <table:data-pilot-member table:name="0,141973" table:display="true" table:show-details="true"/>
                <table:data-pilot-member table:name="0,142018" table:display="true" table:show-details="true"/>
                <table:data-pilot-member table:name="0,142162" table:display="true" table:show-details="true"/>
                <table:data-pilot-member table:name="0,142303" table:display="true" table:show-details="true"/>
                <table:data-pilot-member table:name="0,142344" table:display="true" table:show-details="true"/>
                <table:data-pilot-member table:name="0,14244" table:display="true" table:show-details="true"/>
                <table:data-pilot-member table:name="0,142643" table:display="true" table:show-details="true"/>
                <table:data-pilot-member table:name="0,142739" table:display="true" table:show-details="true"/>
                <table:data-pilot-member table:name="0,142871" table:display="true" table:show-details="true"/>
                <table:data-pilot-member table:name="0,143265" table:display="true" table:show-details="true"/>
                <table:data-pilot-member table:name="0,143334" table:display="true" table:show-details="true"/>
                <table:data-pilot-member table:name="0,143368" table:display="true" table:show-details="true"/>
                <table:data-pilot-member table:name="0,143504" table:display="true" table:show-details="true"/>
                <table:data-pilot-member table:name="0,143687" table:display="true" table:show-details="true"/>
                <table:data-pilot-member table:name="0,143753" table:display="true" table:show-details="true"/>
                <table:data-pilot-member table:name="0,143848" table:display="true" table:show-details="true"/>
                <table:data-pilot-member table:name="0,14388" table:display="true" table:show-details="true"/>
                <table:data-pilot-member table:name="0,14403" table:display="true" table:show-details="true"/>
                <table:data-pilot-member table:name="0,144146" table:display="true" table:show-details="true"/>
                <table:data-pilot-member table:name="0,144183" table:display="true" table:show-details="true"/>
                <table:data-pilot-member table:name="0,144197" table:display="true" table:show-details="true"/>
                <table:data-pilot-member table:name="0,144237" table:display="true" table:show-details="true"/>
                <table:data-pilot-member table:name="0,144525" table:display="true" table:show-details="true"/>
                <table:data-pilot-member table:name="0,144655" table:display="true" table:show-details="true"/>
                <table:data-pilot-member table:name="0,145264" table:display="true" table:show-details="true"/>
                <table:data-pilot-member table:name="0,14531" table:display="true" table:show-details="true"/>
                <table:data-pilot-member table:name="0,145454" table:display="true" table:show-details="true"/>
                <table:data-pilot-member table:name="0,145661" table:display="true" table:show-details="true"/>
                <table:data-pilot-member table:name="0,145797" table:display="true" table:show-details="true"/>
                <table:data-pilot-member table:name="0,145995" table:display="true" table:show-details="true"/>
                <table:data-pilot-member table:name="0,146108" table:display="true" table:show-details="true"/>
                <table:data-pilot-member table:name="0,146217" table:display="true" table:show-details="true"/>
                <table:data-pilot-member table:name="0,146229" table:display="true" table:show-details="true"/>
                <table:data-pilot-member table:name="0,146357" table:display="true" table:show-details="true"/>
                <table:data-pilot-member table:name="0,14644" table:display="true" table:show-details="true"/>
                <table:data-pilot-member table:name="0,146451" table:display="true" table:show-details="true"/>
                <table:data-pilot-member table:name="0,14647" table:display="true" table:show-details="true"/>
                <table:data-pilot-member table:name="0,146915" table:display="true" table:show-details="true"/>
                <table:data-pilot-member table:name="0,147362" table:display="true" table:show-details="true"/>
                <table:data-pilot-member table:name="0,147845" table:display="true" table:show-details="true"/>
                <table:data-pilot-member table:name="0,147959" table:display="true" table:show-details="true"/>
                <table:data-pilot-member table:name="0,148122" table:display="true" table:show-details="true"/>
                <table:data-pilot-member table:name="0,148373" table:display="true" table:show-details="true"/>
                <table:data-pilot-member table:name="0,148379" table:display="true" table:show-details="true"/>
                <table:data-pilot-member table:name="0,148518" table:display="true" table:show-details="true"/>
                <table:data-pilot-member table:name="0,14855" table:display="true" table:show-details="true"/>
                <table:data-pilot-member table:name="0,148704" table:display="true" table:show-details="true"/>
                <table:data-pilot-member table:name="0,149315" table:display="true" table:show-details="true"/>
                <table:data-pilot-member table:name="0,149453" table:display="true" table:show-details="true"/>
                <table:data-pilot-member table:name="0,149462" table:display="true" table:show-details="true"/>
                <table:data-pilot-member table:name="0,149558" table:display="true" table:show-details="true"/>
                <table:data-pilot-member table:name="0,150337" table:display="true" table:show-details="true"/>
                <table:data-pilot-member table:name="0,150368" table:display="true" table:show-details="true"/>
                <table:data-pilot-member table:name="0,15041" table:display="true" table:show-details="true"/>
                <table:data-pilot-member table:name="0,15071" table:display="true" table:show-details="true"/>
                <table:data-pilot-member table:name="0,150727" table:display="true" table:show-details="true"/>
                <table:data-pilot-member table:name="0,150765" table:display="true" table:show-details="true"/>
                <table:data-pilot-member table:name="0,150887" table:display="true" table:show-details="true"/>
                <table:data-pilot-member table:name="0,150967" table:display="true" table:show-details="true"/>
                <table:data-pilot-member table:name="0,151006" table:display="true" table:show-details="true"/>
                <table:data-pilot-member table:name="0,151274" table:display="true" table:show-details="true"/>
                <table:data-pilot-member table:name="0,151382" table:display="true" table:show-details="true"/>
                <table:data-pilot-member table:name="0,151549" table:display="true" table:show-details="true"/>
                <table:data-pilot-member table:name="0,151886" table:display="true" table:show-details="true"/>
                <table:data-pilot-member table:name="0,152084" table:display="true" table:show-details="true"/>
                <table:data-pilot-member table:name="0,152275" table:display="true" table:show-details="true"/>
                <table:data-pilot-member table:name="0,152746" table:display="true" table:show-details="true"/>
                <table:data-pilot-member table:name="0,152844" table:display="true" table:show-details="true"/>
                <table:data-pilot-member table:name="0,152901" table:display="true" table:show-details="true"/>
                <table:data-pilot-member table:name="0,153015" table:display="true" table:show-details="true"/>
                <table:data-pilot-member table:name="0,153149" table:display="true" table:show-details="true"/>
                <table:data-pilot-member table:name="0,153389" table:display="true" table:show-details="true"/>
                <table:data-pilot-member table:name="0,153476" table:display="true" table:show-details="true"/>
                <table:data-pilot-member table:name="0,153501" table:display="true" table:show-details="true"/>
                <table:data-pilot-member table:name="0,153588" table:display="true" table:show-details="true"/>
                <table:data-pilot-member table:name="0,153653" table:display="true" table:show-details="true"/>
                <table:data-pilot-member table:name="0,153769" table:display="true" table:show-details="true"/>
                <table:data-pilot-member table:name="0,153863" table:display="true" table:show-details="true"/>
                <table:data-pilot-member table:name="0,153943" table:display="true" table:show-details="true"/>
                <table:data-pilot-member table:name="0,154288" table:display="true" table:show-details="true"/>
                <table:data-pilot-member table:name="0,154639" table:display="true" table:show-details="true"/>
                <table:data-pilot-member table:name="0,15465" table:display="true" table:show-details="true"/>
                <table:data-pilot-member table:name="0,155156" table:display="true" table:show-details="true"/>
                <table:data-pilot-member table:name="0,155178" table:display="true" table:show-details="true"/>
                <table:data-pilot-member table:name="0,156262" table:display="true" table:show-details="true"/>
                <table:data-pilot-member table:name="0,156327" table:display="true" table:show-details="true"/>
                <table:data-pilot-member table:name="0,156416" table:display="true" table:show-details="true"/>
                <table:data-pilot-member table:name="0,157135" table:display="true" table:show-details="true"/>
                <table:data-pilot-member table:name="0,157202" table:display="true" table:show-details="true"/>
                <table:data-pilot-member table:name="0,157251" table:display="true" table:show-details="true"/>
                <table:data-pilot-member table:name="0,157384" table:display="true" table:show-details="true"/>
                <table:data-pilot-member table:name="0,157394" table:display="true" table:show-details="true"/>
                <table:data-pilot-member table:name="0,157401" table:display="true" table:show-details="true"/>
                <table:data-pilot-member table:name="0,157414" table:display="true" table:show-details="true"/>
                <table:data-pilot-member table:name="0,157427" table:display="true" table:show-details="true"/>
                <table:data-pilot-member table:name="0,157437" table:display="true" table:show-details="true"/>
                <table:data-pilot-member table:name="0,157441" table:display="true" table:show-details="true"/>
                <table:data-pilot-member table:name="0,157442" table:display="true" table:show-details="true"/>
                <table:data-pilot-member table:name="0,157462" table:display="true" table:show-details="true"/>
                <table:data-pilot-member table:name="0,157522" table:display="true" table:show-details="true"/>
                <table:data-pilot-member table:name="0,157555" table:display="true" table:show-details="true"/>
                <table:data-pilot-member table:name="0,157562" table:display="true" table:show-details="true"/>
                <table:data-pilot-member table:name="0,157565" table:display="true" table:show-details="true"/>
                <table:data-pilot-member table:name="0,157566" table:display="true" table:show-details="true"/>
                <table:data-pilot-member table:name="0,157627" table:display="true" table:show-details="true"/>
                <table:data-pilot-member table:name="0,157632" table:display="true" table:show-details="true"/>
                <table:data-pilot-member table:name="0,157648" table:display="true" table:show-details="true"/>
                <table:data-pilot-member table:name="0,157654" table:display="true" table:show-details="true"/>
                <table:data-pilot-member table:name="0,15768" table:display="true" table:show-details="true"/>
                <table:data-pilot-member table:name="0,157757" table:display="true" table:show-details="true"/>
                <table:data-pilot-member table:name="0,157767" table:display="true" table:show-details="true"/>
                <table:data-pilot-member table:name="0,15777" table:display="true" table:show-details="true"/>
                <table:data-pilot-member table:name="0,157773" table:display="true" table:show-details="true"/>
                <table:data-pilot-member table:name="0,157798" table:display="true" table:show-details="true"/>
                <table:data-pilot-member table:name="0,157838" table:display="true" table:show-details="true"/>
                <table:data-pilot-member table:name="0,157857" table:display="true" table:show-details="true"/>
                <table:data-pilot-member table:name="0,157896" table:display="true" table:show-details="true"/>
                <table:data-pilot-member table:name="0,157909" table:display="true" table:show-details="true"/>
                <table:data-pilot-member table:name="0,157925" table:display="true" table:show-details="true"/>
                <table:data-pilot-member table:name="0,157985" table:display="true" table:show-details="true"/>
                <table:data-pilot-member table:name="0,158014" table:display="true" table:show-details="true"/>
                <table:data-pilot-member table:name="0,158027" table:display="true" table:show-details="true"/>
                <table:data-pilot-member table:name="0,158038" table:display="true" table:show-details="true"/>
                <table:data-pilot-member table:name="0,158062" table:display="true" table:show-details="true"/>
                <table:data-pilot-member table:name="0,158102" table:display="true" table:show-details="true"/>
                <table:data-pilot-member table:name="0,158128" table:display="true" table:show-details="true"/>
                <table:data-pilot-member table:name="0,158136" table:display="true" table:show-details="true"/>
                <table:data-pilot-member table:name="0,15815" table:display="true" table:show-details="true"/>
                <table:data-pilot-member table:name="0,158165" table:display="true" table:show-details="true"/>
                <table:data-pilot-member table:name="0,158297" table:display="true" table:show-details="true"/>
                <table:data-pilot-member table:name="0,158329" table:display="true" table:show-details="true"/>
                <table:data-pilot-member table:name="0,158344" table:display="true" table:show-details="true"/>
                <table:data-pilot-member table:name="0,158349" table:display="true" table:show-details="true"/>
                <table:data-pilot-member table:name="0,158376" table:display="true" table:show-details="true"/>
                <table:data-pilot-member table:name="0,158391" table:display="true" table:show-details="true"/>
                <table:data-pilot-member table:name="0,158445" table:display="true" table:show-details="true"/>
                <table:data-pilot-member table:name="0,158458" table:display="true" table:show-details="true"/>
                <table:data-pilot-member table:name="0,158465" table:display="true" table:show-details="true"/>
                <table:data-pilot-member table:name="0,158471" table:display="true" table:show-details="true"/>
                <table:data-pilot-member table:name="0,158505" table:display="true" table:show-details="true"/>
                <table:data-pilot-member table:name="0,158511" table:display="true" table:show-details="true"/>
                <table:data-pilot-member table:name="0,15853" table:display="true" table:show-details="true"/>
                <table:data-pilot-member table:name="0,158587" table:display="true" table:show-details="true"/>
                <table:data-pilot-member table:name="0,158598" table:display="true" table:show-details="true"/>
                <table:data-pilot-member table:name="0,158638" table:display="true" table:show-details="true"/>
                <table:data-pilot-member table:name="0,158675" table:display="true" table:show-details="true"/>
                <table:data-pilot-member table:name="0,158684" table:display="true" table:show-details="true"/>
                <table:data-pilot-member table:name="0,158713" table:display="true" table:show-details="true"/>
                <table:data-pilot-member table:name="0,15875" table:display="true" table:show-details="true"/>
                <table:data-pilot-member table:name="0,158752" table:display="true" table:show-details="true"/>
                <table:data-pilot-member table:name="0,158782" table:display="true" table:show-details="true"/>
                <table:data-pilot-member table:name="0,158839" table:display="true" table:show-details="true"/>
                <table:data-pilot-member table:name="0,158842" table:display="true" table:show-details="true"/>
                <table:data-pilot-member table:name="0,158911" table:display="true" table:show-details="true"/>
                <table:data-pilot-member table:name="0,158916" table:display="true" table:show-details="true"/>
                <table:data-pilot-member table:name="0,159084" table:display="true" table:show-details="true"/>
                <table:data-pilot-member table:name="0,159142" table:display="true" table:show-details="true"/>
                <table:data-pilot-member table:name="0,159199" table:display="true" table:show-details="true"/>
                <table:data-pilot-member table:name="0,159217" table:display="true" table:show-details="true"/>
                <table:data-pilot-member table:name="0,15924" table:display="true" table:show-details="true"/>
                <table:data-pilot-member table:name="0,159266" table:display="true" table:show-details="true"/>
                <table:data-pilot-member table:name="0,159269" table:display="true" table:show-details="true"/>
                <table:data-pilot-member table:name="0,1593" table:display="true" table:show-details="true"/>
                <table:data-pilot-member table:name="0,159326" table:display="true" table:show-details="true"/>
                <table:data-pilot-member table:name="0,159378" table:display="true" table:show-details="true"/>
                <table:data-pilot-member table:name="0,159395" table:display="true" table:show-details="true"/>
                <table:data-pilot-member table:name="0,159504" table:display="true" table:show-details="true"/>
                <table:data-pilot-member table:name="0,159559" table:display="true" table:show-details="true"/>
                <table:data-pilot-member table:name="0,159735" table:display="true" table:show-details="true"/>
                <table:data-pilot-member table:name="0,159867" table:display="true" table:show-details="true"/>
                <table:data-pilot-member table:name="0,159869" table:display="true" table:show-details="true"/>
                <table:data-pilot-member table:name="0,159933" table:display="true" table:show-details="true"/>
                <table:data-pilot-member table:name="0,159937" table:display="true" table:show-details="true"/>
                <table:data-pilot-member table:name="0,160268" table:display="true" table:show-details="true"/>
                <table:data-pilot-member table:name="0,160446" table:display="true" table:show-details="true"/>
                <table:data-pilot-member table:name="0,160587" table:display="true" table:show-details="true"/>
                <table:data-pilot-member table:name="0,160837" table:display="true" table:show-details="true"/>
                <table:data-pilot-member table:name="0,161106" table:display="true" table:show-details="true"/>
                <table:data-pilot-member table:name="0,161178" table:display="true" table:show-details="true"/>
                <table:data-pilot-member table:name="0,161388" table:display="true" table:show-details="true"/>
                <table:data-pilot-member table:name="0,161453" table:display="true" table:show-details="true"/>
                <table:data-pilot-member table:name="0,161505" table:display="true" table:show-details="true"/>
                <table:data-pilot-member table:name="0,16164" table:display="true" table:show-details="true"/>
                <table:data-pilot-member table:name="0,161694" table:display="true" table:show-details="true"/>
                <table:data-pilot-member table:name="0,161704" table:display="true" table:show-details="true"/>
                <table:data-pilot-member table:name="0,16195" table:display="true" table:show-details="true"/>
                <table:data-pilot-member table:name="0,162205" table:display="true" table:show-details="true"/>
                <table:data-pilot-member table:name="0,162226" table:display="true" table:show-details="true"/>
                <table:data-pilot-member table:name="0,162259" table:display="true" table:show-details="true"/>
                <table:data-pilot-member table:name="0,162364" table:display="true" table:show-details="true"/>
                <table:data-pilot-member table:name="0,162402" table:display="true" table:show-details="true"/>
                <table:data-pilot-member table:name="0,162857" table:display="true" table:show-details="true"/>
                <table:data-pilot-member table:name="0,162928" table:display="true" table:show-details="true"/>
                <table:data-pilot-member table:name="0,163659" table:display="true" table:show-details="true"/>
                <table:data-pilot-member table:name="0,164128" table:display="true" table:show-details="true"/>
                <table:data-pilot-member table:name="0,164556" table:display="true" table:show-details="true"/>
                <table:data-pilot-member table:name="0,164639" table:display="true" table:show-details="true"/>
                <table:data-pilot-member table:name="0,165126" table:display="true" table:show-details="true"/>
                <table:data-pilot-member table:name="0,16519" table:display="true" table:show-details="true"/>
                <table:data-pilot-member table:name="0,165668" table:display="true" table:show-details="true"/>
                <table:data-pilot-member table:name="0,165677" table:display="true" table:show-details="true"/>
                <table:data-pilot-member table:name="0,165959" table:display="true" table:show-details="true"/>
                <table:data-pilot-member table:name="0,166068" table:display="true" table:show-details="true"/>
                <table:data-pilot-member table:name="0,166209" table:display="true" table:show-details="true"/>
                <table:data-pilot-member table:name="0,166495" table:display="true" table:show-details="true"/>
                <table:data-pilot-member table:name="0,166496" table:display="true" table:show-details="true"/>
                <table:data-pilot-member table:name="0,166929" table:display="true" table:show-details="true"/>
                <table:data-pilot-member table:name="0,167556" table:display="true" table:show-details="true"/>
                <table:data-pilot-member table:name="0,167734" table:display="true" table:show-details="true"/>
                <table:data-pilot-member table:name="0,168191" table:display="true" table:show-details="true"/>
                <table:data-pilot-member table:name="0,16832" table:display="true" table:show-details="true"/>
                <table:data-pilot-member table:name="0,168506" table:display="true" table:show-details="true"/>
                <table:data-pilot-member table:name="0,168757" table:display="true" table:show-details="true"/>
                <table:data-pilot-member table:name="0,168805" table:display="true" table:show-details="true"/>
                <table:data-pilot-member table:name="0,169227" table:display="true" table:show-details="true"/>
                <table:data-pilot-member table:name="0,169822" table:display="true" table:show-details="true"/>
                <table:data-pilot-member table:name="0,169933" table:display="true" table:show-details="true"/>
                <table:data-pilot-member table:name="0,169985" table:display="true" table:show-details="true"/>
                <table:data-pilot-member table:name="0,16999" table:display="true" table:show-details="true"/>
                <table:data-pilot-member table:name="0,17026" table:display="true" table:show-details="true"/>
                <table:data-pilot-member table:name="0,170266" table:display="true" table:show-details="true"/>
                <table:data-pilot-member table:name="0,170317" table:display="true" table:show-details="true"/>
                <table:data-pilot-member table:name="0,170951" table:display="true" table:show-details="true"/>
                <table:data-pilot-member table:name="0,170952" table:display="true" table:show-details="true"/>
                <table:data-pilot-member table:name="0,172525" table:display="true" table:show-details="true"/>
                <table:data-pilot-member table:name="0,172604" table:display="true" table:show-details="true"/>
                <table:data-pilot-member table:name="0,172973" table:display="true" table:show-details="true"/>
                <table:data-pilot-member table:name="0,173277" table:display="true" table:show-details="true"/>
                <table:data-pilot-member table:name="0,174333" table:display="true" table:show-details="true"/>
                <table:data-pilot-member table:name="0,177975" table:display="true" table:show-details="true"/>
                <table:data-pilot-member table:name="0,178591" table:display="true" table:show-details="true"/>
                <table:data-pilot-member table:name="0,178712" table:display="true" table:show-details="true"/>
                <table:data-pilot-member table:name="0,1788" table:display="true" table:show-details="true"/>
                <table:data-pilot-member table:name="0,178838" table:display="true" table:show-details="true"/>
                <table:data-pilot-member table:name="0,178872" table:display="true" table:show-details="true"/>
                <table:data-pilot-member table:name="0,178992" table:display="true" table:show-details="true"/>
                <table:data-pilot-member table:name="0,179011" table:display="true" table:show-details="true"/>
                <table:data-pilot-member table:name="0,179018" table:display="true" table:show-details="true"/>
                <table:data-pilot-member table:name="0,179019" table:display="true" table:show-details="true"/>
                <table:data-pilot-member table:name="0,179059" table:display="true" table:show-details="true"/>
                <table:data-pilot-member table:name="0,179167" table:display="true" table:show-details="true"/>
                <table:data-pilot-member table:name="0,179205" table:display="true" table:show-details="true"/>
                <table:data-pilot-member table:name="0,179217" table:display="true" table:show-details="true"/>
                <table:data-pilot-member table:name="0,179237" table:display="true" table:show-details="true"/>
                <table:data-pilot-member table:name="0,179255" table:display="true" table:show-details="true"/>
                <table:data-pilot-member table:name="0,17929" table:display="true" table:show-details="true"/>
                <table:data-pilot-member table:name="0,179296" table:display="true" table:show-details="true"/>
                <table:data-pilot-member table:name="0,179324" table:display="true" table:show-details="true"/>
                <table:data-pilot-member table:name="0,179331" table:display="true" table:show-details="true"/>
                <table:data-pilot-member table:name="0,179335" table:display="true" table:show-details="true"/>
                <table:data-pilot-member table:name="0,17935" table:display="true" table:show-details="true"/>
                <table:data-pilot-member table:name="0,179362" table:display="true" table:show-details="true"/>
                <table:data-pilot-member table:name="0,179365" table:display="true" table:show-details="true"/>
                <table:data-pilot-member table:name="0,179406" table:display="true" table:show-details="true"/>
                <table:data-pilot-member table:name="0,179451" table:display="true" table:show-details="true"/>
                <table:data-pilot-member table:name="0,179461" table:display="true" table:show-details="true"/>
                <table:data-pilot-member table:name="0,179467" table:display="true" table:show-details="true"/>
                <table:data-pilot-member table:name="0,179499" table:display="true" table:show-details="true"/>
                <table:data-pilot-member table:name="0,179515" table:display="true" table:show-details="true"/>
                <table:data-pilot-member table:name="0,17952" table:display="true" table:show-details="true"/>
                <table:data-pilot-member table:name="0,179599" table:display="true" table:show-details="true"/>
                <table:data-pilot-member table:name="0,179601" table:display="true" table:show-details="true"/>
                <table:data-pilot-member table:name="0,179622" table:display="true" table:show-details="true"/>
                <table:data-pilot-member table:name="0,179651" table:display="true" table:show-details="true"/>
                <table:data-pilot-member table:name="0,179663" table:display="true" table:show-details="true"/>
                <table:data-pilot-member table:name="0,179665" table:display="true" table:show-details="true"/>
                <table:data-pilot-member table:name="0,179694" table:display="true" table:show-details="true"/>
                <table:data-pilot-member table:name="0,179707" table:display="true" table:show-details="true"/>
                <table:data-pilot-member table:name="0,179721" table:display="true" table:show-details="true"/>
                <table:data-pilot-member table:name="0,17975" table:display="true" table:show-details="true"/>
                <table:data-pilot-member table:name="0,179765" table:display="true" table:show-details="true"/>
                <table:data-pilot-member table:name="0,179779" table:display="true" table:show-details="true"/>
                <table:data-pilot-member table:name="0,179792" table:display="true" table:show-details="true"/>
                <table:data-pilot-member table:name="0,179804" table:display="true" table:show-details="true"/>
                <table:data-pilot-member table:name="0,179854" table:display="true" table:show-details="true"/>
                <table:data-pilot-member table:name="0,179893" table:display="true" table:show-details="true"/>
                <table:data-pilot-member table:name="0,180046" table:display="true" table:show-details="true"/>
                <table:data-pilot-member table:name="0,180135" table:display="true" table:show-details="true"/>
                <table:data-pilot-member table:name="0,180195" table:display="true" table:show-details="true"/>
                <table:data-pilot-member table:name="0,180203" table:display="true" table:show-details="true"/>
                <table:data-pilot-member table:name="0,180251" table:display="true" table:show-details="true"/>
                <table:data-pilot-member table:name="0,180326" table:display="true" table:show-details="true"/>
                <table:data-pilot-member table:name="0,18038" table:display="true" table:show-details="true"/>
                <table:data-pilot-member table:name="0,180381" table:display="true" table:show-details="true"/>
                <table:data-pilot-member table:name="0,180452" table:display="true" table:show-details="true"/>
                <table:data-pilot-member table:name="0,180499" table:display="true" table:show-details="true"/>
                <table:data-pilot-member table:name="0,180553" table:display="true" table:show-details="true"/>
                <table:data-pilot-member table:name="0,18059" table:display="true" table:show-details="true"/>
                <table:data-pilot-member table:name="0,180646" table:display="true" table:show-details="true"/>
                <table:data-pilot-member table:name="0,180693" table:display="true" table:show-details="true"/>
                <table:data-pilot-member table:name="0,180699" table:display="true" table:show-details="true"/>
                <table:data-pilot-member table:name="0,180713" table:display="true" table:show-details="true"/>
                <table:data-pilot-member table:name="0,180754" table:display="true" table:show-details="true"/>
                <table:data-pilot-member table:name="0,18077" table:display="true" table:show-details="true"/>
                <table:data-pilot-member table:name="0,180853" table:display="true" table:show-details="true"/>
                <table:data-pilot-member table:name="0,180854" table:display="true" table:show-details="true"/>
                <table:data-pilot-member table:name="0,180862" table:display="true" table:show-details="true"/>
                <table:data-pilot-member table:name="0,181041" table:display="true" table:show-details="true"/>
                <table:data-pilot-member table:name="0,181056" table:display="true" table:show-details="true"/>
                <table:data-pilot-member table:name="0,181201" table:display="true" table:show-details="true"/>
                <table:data-pilot-member table:name="0,181295" table:display="true" table:show-details="true"/>
                <table:data-pilot-member table:name="0,181331" table:display="true" table:show-details="true"/>
                <table:data-pilot-member table:name="0,181379" table:display="true" table:show-details="true"/>
                <table:data-pilot-member table:name="0,181435" table:display="true" table:show-details="true"/>
                <table:data-pilot-member table:name="0,181734" table:display="true" table:show-details="true"/>
                <table:data-pilot-member table:name="0,182322" table:display="true" table:show-details="true"/>
                <table:data-pilot-member table:name="0,182393" table:display="true" table:show-details="true"/>
                <table:data-pilot-member table:name="0,182624" table:display="true" table:show-details="true"/>
                <table:data-pilot-member table:name="0,182936" table:display="true" table:show-details="true"/>
                <table:data-pilot-member table:name="0,182988" table:display="true" table:show-details="true"/>
                <table:data-pilot-member table:name="0,183081" table:display="true" table:show-details="true"/>
                <table:data-pilot-member table:name="0,183104" table:display="true" table:show-details="true"/>
                <table:data-pilot-member table:name="0,183357" table:display="true" table:show-details="true"/>
                <table:data-pilot-member table:name="0,183408" table:display="true" table:show-details="true"/>
                <table:data-pilot-member table:name="0,183518" table:display="true" table:show-details="true"/>
                <table:data-pilot-member table:name="0,183527" table:display="true" table:show-details="true"/>
                <table:data-pilot-member table:name="0,183996" table:display="true" table:show-details="true"/>
                <table:data-pilot-member table:name="0,184156" table:display="true" table:show-details="true"/>
                <table:data-pilot-member table:name="0,184707" table:display="true" table:show-details="true"/>
                <table:data-pilot-member table:name="0,184904" table:display="true" table:show-details="true"/>
                <table:data-pilot-member table:name="0,185114" table:display="true" table:show-details="true"/>
                <table:data-pilot-member table:name="0,185143" table:display="true" table:show-details="true"/>
                <table:data-pilot-member table:name="0,185791" table:display="true" table:show-details="true"/>
                <table:data-pilot-member table:name="0,186153" table:display="true" table:show-details="true"/>
                <table:data-pilot-member table:name="0,186503" table:display="true" table:show-details="true"/>
                <table:data-pilot-member table:name="0,189451" table:display="true" table:show-details="true"/>
                <table:data-pilot-member table:name="0,191485" table:display="true" table:show-details="true"/>
                <table:data-pilot-member table:name="0,191626" table:display="true" table:show-details="true"/>
                <table:data-pilot-member table:name="0,191973" table:display="true" table:show-details="true"/>
                <table:data-pilot-member table:name="0,192801" table:display="true" table:show-details="true"/>
                <table:data-pilot-member table:name="0,193914" table:display="true" table:show-details="true"/>
                <table:data-pilot-member table:name="0,195448" table:display="true" table:show-details="true"/>
                <table:data-pilot-member table:name="0,198554" table:display="true" table:show-details="true"/>
                <table:data-pilot-member table:name="0,200791" table:display="true" table:show-details="true"/>
                <table:data-pilot-member table:name="0,203004" table:display="true" table:show-details="true"/>
                <table:data-pilot-member table:name="0,20436" table:display="true" table:show-details="true"/>
                <table:data-pilot-member table:name="0,204987" table:display="true" table:show-details="true"/>
                <table:data-pilot-member table:name="0,206611" table:display="true" table:show-details="true"/>
                <table:data-pilot-member table:name="0,210454" table:display="true" table:show-details="true"/>
                <table:data-pilot-member table:name="0,212752" table:display="true" table:show-details="true"/>
                <table:data-pilot-member table:name="0,212829" table:display="true" table:show-details="true"/>
                <table:data-pilot-member table:name="0,216173" table:display="true" table:show-details="true"/>
                <table:data-pilot-member table:name="0,2884" table:display="true" table:show-details="true"/>
                <table:data-pilot-member table:name="0,36437" table:display="true" table:show-details="true"/>
                <table:data-pilot-member table:name="0,367439" table:display="true" table:show-details="true"/>
                <table:data-pilot-member table:name="0,36775" table:display="true" table:show-details="true"/>
                <table:data-pilot-member table:name="0,368207" table:display="true" table:show-details="true"/>
                <table:data-pilot-member table:name="0,368326" table:display="true" table:show-details="true"/>
                <table:data-pilot-member table:name="0,369475" table:display="true" table:show-details="true"/>
                <table:data-pilot-member table:name="0,369616" table:display="true" table:show-details="true"/>
                <table:data-pilot-member table:name="0,369862" table:display="true" table:show-details="true"/>
                <table:data-pilot-member table:name="0,370564" table:display="true" table:show-details="true"/>
                <table:data-pilot-member table:name="0,371482" table:display="true" table:show-details="true"/>
                <table:data-pilot-member table:name="0,372156" table:display="true" table:show-details="true"/>
                <table:data-pilot-member table:name="0,372345" table:display="true" table:show-details="true"/>
                <table:data-pilot-member table:name="0,37343" table:display="true" table:show-details="true"/>
                <table:data-pilot-member table:name="0,37348" table:display="true" table:show-details="true"/>
                <table:data-pilot-member table:name="0,374041" table:display="true" table:show-details="true"/>
                <table:data-pilot-member table:name="0,374648" table:display="true" table:show-details="true"/>
                <table:data-pilot-member table:name="0,374687" table:display="true" table:show-details="true"/>
                <table:data-pilot-member table:name="0,375254" table:display="true" table:show-details="true"/>
                <table:data-pilot-member table:name="0,375465" table:display="true" table:show-details="true"/>
                <table:data-pilot-member table:name="0,376039" table:display="true" table:show-details="true"/>
                <table:data-pilot-member table:name="0,376467" table:display="true" table:show-details="true"/>
                <table:data-pilot-member table:name="0,376606" table:display="true" table:show-details="true"/>
                <table:data-pilot-member table:name="0,376824" table:display="true" table:show-details="true"/>
                <table:data-pilot-member table:name="0,376971" table:display="true" table:show-details="true"/>
                <table:data-pilot-member table:name="0,377269" table:display="true" table:show-details="true"/>
                <table:data-pilot-member table:name="0,377275" table:display="true" table:show-details="true"/>
                <table:data-pilot-member table:name="0,377316" table:display="true" table:show-details="true"/>
                <table:data-pilot-member table:name="0,377413" table:display="true" table:show-details="true"/>
                <table:data-pilot-member table:name="0,37745" table:display="true" table:show-details="true"/>
                <table:data-pilot-member table:name="0,377871" table:display="true" table:show-details="true"/>
                <table:data-pilot-member table:name="0,378079" table:display="true" table:show-details="true"/>
                <table:data-pilot-member table:name="0,37888" table:display="true" table:show-details="true"/>
                <table:data-pilot-member table:name="0,378886" table:display="true" table:show-details="true"/>
                <table:data-pilot-member table:name="0,379715" table:display="true" table:show-details="true"/>
                <table:data-pilot-member table:name="0,379875" table:display="true" table:show-details="true"/>
                <table:data-pilot-member table:name="0,37993" table:display="true" table:show-details="true"/>
                <table:data-pilot-member table:name="0,379934" table:display="true" table:show-details="true"/>
                <table:data-pilot-member table:name="0,380058" table:display="true" table:show-details="true"/>
                <table:data-pilot-member table:name="0,380749" table:display="true" table:show-details="true"/>
                <table:data-pilot-member table:name="0,380811" table:display="true" table:show-details="true"/>
                <table:data-pilot-member table:name="0,380845" table:display="true" table:show-details="true"/>
                <table:data-pilot-member table:name="0,381491" table:display="true" table:show-details="true"/>
                <table:data-pilot-member table:name="0,381576" table:display="true" table:show-details="true"/>
                <table:data-pilot-member table:name="0,381666" table:display="true" table:show-details="true"/>
                <table:data-pilot-member table:name="0,382233" table:display="true" table:show-details="true"/>
                <table:data-pilot-member table:name="0,382566" table:display="true" table:show-details="true"/>
                <table:data-pilot-member table:name="0,382691" table:display="true" table:show-details="true"/>
                <table:data-pilot-member table:name="0,382979" table:display="true" table:show-details="true"/>
                <table:data-pilot-member table:name="0,384137" table:display="true" table:show-details="true"/>
                <table:data-pilot-member table:name="0,384726" table:display="true" table:show-details="true"/>
                <table:data-pilot-member table:name="0,385147" table:display="true" table:show-details="true"/>
                <table:data-pilot-member table:name="0,386132" table:display="true" table:show-details="true"/>
                <table:data-pilot-member table:name="0,386307" table:display="true" table:show-details="true"/>
                <table:data-pilot-member table:name="0,386318" table:display="true" table:show-details="true"/>
                <table:data-pilot-member table:name="0,38652" table:display="true" table:show-details="true"/>
                <table:data-pilot-member table:name="0,386717" table:display="true" table:show-details="true"/>
                <table:data-pilot-member table:name="0,387377" table:display="true" table:show-details="true"/>
                <table:data-pilot-member table:name="0,387882" table:display="true" table:show-details="true"/>
                <table:data-pilot-member table:name="0,388309" table:display="true" table:show-details="true"/>
                <table:data-pilot-member table:name="0,388711" table:display="true" table:show-details="true"/>
                <table:data-pilot-member table:name="0,389167" table:display="true" table:show-details="true"/>
                <table:data-pilot-member table:name="0,389382" table:display="true" table:show-details="true"/>
                <table:data-pilot-member table:name="0,390335" table:display="true" table:show-details="true"/>
                <table:data-pilot-member table:name="0,390653" table:display="true" table:show-details="true"/>
                <table:data-pilot-member table:name="0,390783" table:display="true" table:show-details="true"/>
                <table:data-pilot-member table:name="0,390978" table:display="true" table:show-details="true"/>
                <table:data-pilot-member table:name="0,3911" table:display="true" table:show-details="true"/>
                <table:data-pilot-member table:name="0,391306" table:display="true" table:show-details="true"/>
                <table:data-pilot-member table:name="0,391734" table:display="true" table:show-details="true"/>
                <table:data-pilot-member table:name="0,391966" table:display="true" table:show-details="true"/>
                <table:data-pilot-member table:name="0,392259" table:display="true" table:show-details="true"/>
                <table:data-pilot-member table:name="0,392405" table:display="true" table:show-details="true"/>
                <table:data-pilot-member table:name="0,392419" table:display="true" table:show-details="true"/>
                <table:data-pilot-member table:name="0,392467" table:display="true" table:show-details="true"/>
                <table:data-pilot-member table:name="0,392774" table:display="true" table:show-details="true"/>
                <table:data-pilot-member table:name="0,392821" table:display="true" table:show-details="true"/>
                <table:data-pilot-member table:name="0,393036" table:display="true" table:show-details="true"/>
                <table:data-pilot-member table:name="0,393304" table:display="true" table:show-details="true"/>
                <table:data-pilot-member table:name="0,393527" table:display="true" table:show-details="true"/>
                <table:data-pilot-member table:name="0,393753" table:display="true" table:show-details="true"/>
                <table:data-pilot-member table:name="0,393944" table:display="true" table:show-details="true"/>
                <table:data-pilot-member table:name="0,394072" table:display="true" table:show-details="true"/>
                <table:data-pilot-member table:name="0,394134" table:display="true" table:show-details="true"/>
                <table:data-pilot-member table:name="0,394287" table:display="true" table:show-details="true"/>
                <table:data-pilot-member table:name="0,394492" table:display="true" table:show-details="true"/>
                <table:data-pilot-member table:name="0,39463" table:display="true" table:show-details="true"/>
                <table:data-pilot-member table:name="0,394811" table:display="true" table:show-details="true"/>
                <table:data-pilot-member table:name="0,395069" table:display="true" table:show-details="true"/>
                <table:data-pilot-member table:name="0,395306" table:display="true" table:show-details="true"/>
                <table:data-pilot-member table:name="0,395566" table:display="true" table:show-details="true"/>
                <table:data-pilot-member table:name="0,395807" table:display="true" table:show-details="true"/>
                <table:data-pilot-member table:name="0,395959" table:display="true" table:show-details="true"/>
                <table:data-pilot-member table:name="0,396142" table:display="true" table:show-details="true"/>
                <table:data-pilot-member table:name="0,396333" table:display="true" table:show-details="true"/>
                <table:data-pilot-member table:name="0,396448" table:display="true" table:show-details="true"/>
                <table:data-pilot-member table:name="0,396489" table:display="true" table:show-details="true"/>
                <table:data-pilot-member table:name="0,396735" table:display="true" table:show-details="true"/>
                <table:data-pilot-member table:name="0,397121" table:display="true" table:show-details="true"/>
                <table:data-pilot-member table:name="0,397218" table:display="true" table:show-details="true"/>
                <table:data-pilot-member table:name="0,397324" table:display="true" table:show-details="true"/>
                <table:data-pilot-member table:name="0,397325" table:display="true" table:show-details="true"/>
                <table:data-pilot-member table:name="0,397974" table:display="true" table:show-details="true"/>
                <table:data-pilot-member table:name="0,398407" table:display="true" table:show-details="true"/>
                <table:data-pilot-member table:name="0,398463" table:display="true" table:show-details="true"/>
                <table:data-pilot-member table:name="0,398585" table:display="true" table:show-details="true"/>
                <table:data-pilot-member table:name="0,399248" table:display="true" table:show-details="true"/>
                <table:data-pilot-member table:name="0,39927" table:display="true" table:show-details="true"/>
                <table:data-pilot-member table:name="0,399516" table:display="true" table:show-details="true"/>
                <table:data-pilot-member table:name="0,399621" table:display="true" table:show-details="true"/>
                <table:data-pilot-member table:name="0,399878" table:display="true" table:show-details="true"/>
                <table:data-pilot-member table:name="0,400045" table:display="true" table:show-details="true"/>
                <table:data-pilot-member table:name="0,400553" table:display="true" table:show-details="true"/>
                <table:data-pilot-member table:name="0,400817" table:display="true" table:show-details="true"/>
                <table:data-pilot-member table:name="0,401122" table:display="true" table:show-details="true"/>
                <table:data-pilot-member table:name="0,401426" table:display="true" table:show-details="true"/>
                <table:data-pilot-member table:name="0,401473" table:display="true" table:show-details="true"/>
                <table:data-pilot-member table:name="0,401479" table:display="true" table:show-details="true"/>
                <table:data-pilot-member table:name="0,401629" table:display="true" table:show-details="true"/>
                <table:data-pilot-member table:name="0,401742" table:display="true" table:show-details="true"/>
                <table:data-pilot-member table:name="0,401847" table:display="true" table:show-details="true"/>
                <table:data-pilot-member table:name="0,402223" table:display="true" table:show-details="true"/>
                <table:data-pilot-member table:name="0,402291" table:display="true" table:show-details="true"/>
                <table:data-pilot-member table:name="0,402309" table:display="true" table:show-details="true"/>
                <table:data-pilot-member table:name="0,402399" table:display="true" table:show-details="true"/>
                <table:data-pilot-member table:name="0,402469" table:display="true" table:show-details="true"/>
                <table:data-pilot-member table:name="0,402714" table:display="true" table:show-details="true"/>
                <table:data-pilot-member table:name="0,403265" table:display="true" table:show-details="true"/>
                <table:data-pilot-member table:name="0,403411" table:display="true" table:show-details="true"/>
                <table:data-pilot-member table:name="0,403668" table:display="true" table:show-details="true"/>
                <table:data-pilot-member table:name="0,40394" table:display="true" table:show-details="true"/>
                <table:data-pilot-member table:name="0,404108" table:display="true" table:show-details="true"/>
                <table:data-pilot-member table:name="0,404175" table:display="true" table:show-details="true"/>
                <table:data-pilot-member table:name="0,404188" table:display="true" table:show-details="true"/>
                <table:data-pilot-member table:name="0,404317" table:display="true" table:show-details="true"/>
                <table:data-pilot-member table:name="0,404429" table:display="true" table:show-details="true"/>
                <table:data-pilot-member table:name="0,404759" table:display="true" table:show-details="true"/>
                <table:data-pilot-member table:name="0,404823" table:display="true" table:show-details="true"/>
                <table:data-pilot-member table:name="0,405077" table:display="true" table:show-details="true"/>
                <table:data-pilot-member table:name="0,405372" table:display="true" table:show-details="true"/>
                <table:data-pilot-member table:name="0,405426" table:display="true" table:show-details="true"/>
                <table:data-pilot-member table:name="0,405682" table:display="true" table:show-details="true"/>
                <table:data-pilot-member table:name="0,406136" table:display="true" table:show-details="true"/>
                <table:data-pilot-member table:name="0,406555" table:display="true" table:show-details="true"/>
                <table:data-pilot-member table:name="0,40657" table:display="true" table:show-details="true"/>
                <table:data-pilot-member table:name="0,406608" table:display="true" table:show-details="true"/>
                <table:data-pilot-member table:name="0,406917" table:display="true" table:show-details="true"/>
                <table:data-pilot-member table:name="0,406947" table:display="true" table:show-details="true"/>
                <table:data-pilot-member table:name="0,407185" table:display="true" table:show-details="true"/>
                <table:data-pilot-member table:name="0,407641" table:display="true" table:show-details="true"/>
                <table:data-pilot-member table:name="0,407859" table:display="true" table:show-details="true"/>
                <table:data-pilot-member table:name="0,407927" table:display="true" table:show-details="true"/>
                <table:data-pilot-member table:name="0,407954" table:display="true" table:show-details="true"/>
                <table:data-pilot-member table:name="0,408135" table:display="true" table:show-details="true"/>
                <table:data-pilot-member table:name="0,409089" table:display="true" table:show-details="true"/>
                <table:data-pilot-member table:name="0,409111" table:display="true" table:show-details="true"/>
                <table:data-pilot-member table:name="0,410054" table:display="true" table:show-details="true"/>
                <table:data-pilot-member table:name="0,410058" table:display="true" table:show-details="true"/>
                <table:data-pilot-member table:name="0,410235" table:display="true" table:show-details="true"/>
                <table:data-pilot-member table:name="0,410417" table:display="true" table:show-details="true"/>
                <table:data-pilot-member table:name="0,411058" table:display="true" table:show-details="true"/>
                <table:data-pilot-member table:name="0,411252" table:display="true" table:show-details="true"/>
                <table:data-pilot-member table:name="0,411404" table:display="true" table:show-details="true"/>
                <table:data-pilot-member table:name="0,411622" table:display="true" table:show-details="true"/>
                <table:data-pilot-member table:name="0,411811" table:display="true" table:show-details="true"/>
                <table:data-pilot-member table:name="0,412243" table:display="true" table:show-details="true"/>
                <table:data-pilot-member table:name="0,412345" table:display="true" table:show-details="true"/>
                <table:data-pilot-member table:name="0,412767" table:display="true" table:show-details="true"/>
                <table:data-pilot-member table:name="0,412842" table:display="true" table:show-details="true"/>
                <table:data-pilot-member table:name="0,412902" table:display="true" table:show-details="true"/>
                <table:data-pilot-member table:name="0,412986" table:display="true" table:show-details="true"/>
                <table:data-pilot-member table:name="0,413235" table:display="true" table:show-details="true"/>
                <table:data-pilot-member table:name="0,413769" table:display="true" table:show-details="true"/>
                <table:data-pilot-member table:name="0,413958" table:display="true" table:show-details="true"/>
                <table:data-pilot-member table:name="0,414303" table:display="true" table:show-details="true"/>
                <table:data-pilot-member table:name="0,41477" table:display="true" table:show-details="true"/>
                <table:data-pilot-member table:name="0,415237" table:display="true" table:show-details="true"/>
                <table:data-pilot-member table:name="0,415299" table:display="true" table:show-details="true"/>
                <table:data-pilot-member table:name="0,415404" table:display="true" table:show-details="true"/>
                <table:data-pilot-member table:name="0,415748" table:display="true" table:show-details="true"/>
                <table:data-pilot-member table:name="0,416133" table:display="true" table:show-details="true"/>
                <table:data-pilot-member table:name="0,416601" table:display="true" table:show-details="true"/>
                <table:data-pilot-member table:name="0,416635" table:display="true" table:show-details="true"/>
                <table:data-pilot-member table:name="0,416915" table:display="true" table:show-details="true"/>
                <table:data-pilot-member table:name="0,417078" table:display="true" table:show-details="true"/>
                <table:data-pilot-member table:name="0,417331" table:display="true" table:show-details="true"/>
                <table:data-pilot-member table:name="0,417381" table:display="true" table:show-details="true"/>
                <table:data-pilot-member table:name="0,417521" table:display="true" table:show-details="true"/>
                <table:data-pilot-member table:name="0,418031" table:display="true" table:show-details="true"/>
                <table:data-pilot-member table:name="0,419491" table:display="true" table:show-details="true"/>
                <table:data-pilot-member table:name="0,419528" table:display="true" table:show-details="true"/>
                <table:data-pilot-member table:name="0,419573" table:display="true" table:show-details="true"/>
                <table:data-pilot-member table:name="0,419801" table:display="true" table:show-details="true"/>
                <table:data-pilot-member table:name="0,419844" table:display="true" table:show-details="true"/>
                <table:data-pilot-member table:name="0,420347" table:display="true" table:show-details="true"/>
                <table:data-pilot-member table:name="0,420577" table:display="true" table:show-details="true"/>
                <table:data-pilot-member table:name="0,420698" table:display="true" table:show-details="true"/>
                <table:data-pilot-member table:name="0,420826" table:display="true" table:show-details="true"/>
                <table:data-pilot-member table:name="0,421504" table:display="true" table:show-details="true"/>
                <table:data-pilot-member table:name="0,421811" table:display="true" table:show-details="true"/>
                <table:data-pilot-member table:name="0,422566" table:display="true" table:show-details="true"/>
                <table:data-pilot-member table:name="0,42266" table:display="true" table:show-details="true"/>
                <table:data-pilot-member table:name="0,422932" table:display="true" table:show-details="true"/>
                <table:data-pilot-member table:name="0,422966" table:display="true" table:show-details="true"/>
                <table:data-pilot-member table:name="0,423193" table:display="true" table:show-details="true"/>
                <table:data-pilot-member table:name="0,423558" table:display="true" table:show-details="true"/>
                <table:data-pilot-member table:name="0,423854" table:display="true" table:show-details="true"/>
                <table:data-pilot-member table:name="0,424062" table:display="true" table:show-details="true"/>
                <table:data-pilot-member table:name="0,424447" table:display="true" table:show-details="true"/>
                <table:data-pilot-member table:name="0,424607" table:display="true" table:show-details="true"/>
                <table:data-pilot-member table:name="0,425061" table:display="true" table:show-details="true"/>
                <table:data-pilot-member table:name="0,426042" table:display="true" table:show-details="true"/>
                <table:data-pilot-member table:name="0,426531" table:display="true" table:show-details="true"/>
                <table:data-pilot-member table:name="0,426668" table:display="true" table:show-details="true"/>
                <table:data-pilot-member table:name="0,426748" table:display="true" table:show-details="true"/>
                <table:data-pilot-member table:name="0,426971" table:display="true" table:show-details="true"/>
                <table:data-pilot-member table:name="0,427566" table:display="true" table:show-details="true"/>
                <table:data-pilot-member table:name="0,427757" table:display="true" table:show-details="true"/>
                <table:data-pilot-member table:name="0,427766" table:display="true" table:show-details="true"/>
                <table:data-pilot-member table:name="0,428125" table:display="true" table:show-details="true"/>
                <table:data-pilot-member table:name="0,428369" table:display="true" table:show-details="true"/>
                <table:data-pilot-member table:name="0,429052" table:display="true" table:show-details="true"/>
                <table:data-pilot-member table:name="0,429179" table:display="true" table:show-details="true"/>
                <table:data-pilot-member table:name="0,429202" table:display="true" table:show-details="true"/>
                <table:data-pilot-member table:name="0,429378" table:display="true" table:show-details="true"/>
                <table:data-pilot-member table:name="0,429462" table:display="true" table:show-details="true"/>
                <table:data-pilot-member table:name="0,430014" table:display="true" table:show-details="true"/>
                <table:data-pilot-member table:name="0,430056" table:display="true" table:show-details="true"/>
                <table:data-pilot-member table:name="0,430427" table:display="true" table:show-details="true"/>
                <table:data-pilot-member table:name="0,430643" table:display="true" table:show-details="true"/>
                <table:data-pilot-member table:name="0,430669" table:display="true" table:show-details="true"/>
                <table:data-pilot-member table:name="0,430859" table:display="true" table:show-details="true"/>
                <table:data-pilot-member table:name="0,431678" table:display="true" table:show-details="true"/>
                <table:data-pilot-member table:name="0,432123" table:display="true" table:show-details="true"/>
                <table:data-pilot-member table:name="0,432741" table:display="true" table:show-details="true"/>
                <table:data-pilot-member table:name="0,432948" table:display="true" table:show-details="true"/>
                <table:data-pilot-member table:name="0,433013" table:display="true" table:show-details="true"/>
                <table:data-pilot-member table:name="0,433754" table:display="true" table:show-details="true"/>
                <table:data-pilot-member table:name="0,433796" table:display="true" table:show-details="true"/>
                <table:data-pilot-member table:name="0,434075" table:display="true" table:show-details="true"/>
                <table:data-pilot-member table:name="0,434227" table:display="true" table:show-details="true"/>
                <table:data-pilot-member table:name="0,434629" table:display="true" table:show-details="true"/>
                <table:data-pilot-member table:name="0,434985" table:display="true" table:show-details="true"/>
                <table:data-pilot-member table:name="0,43614" table:display="true" table:show-details="true"/>
                <table:data-pilot-member table:name="0,436965" table:display="true" table:show-details="true"/>
                <table:data-pilot-member table:name="0,437509" table:display="true" table:show-details="true"/>
                <table:data-pilot-member table:name="0,438971" table:display="true" table:show-details="true"/>
                <table:data-pilot-member table:name="0,440125" table:display="true" table:show-details="true"/>
                <table:data-pilot-member table:name="0,441498" table:display="true" table:show-details="true"/>
                <table:data-pilot-member table:name="0,441624" table:display="true" table:show-details="true"/>
                <table:data-pilot-member table:name="0,441886" table:display="true" table:show-details="true"/>
                <table:data-pilot-member table:name="0,442084" table:display="true" table:show-details="true"/>
                <table:data-pilot-member table:name="0,44272" table:display="true" table:show-details="true"/>
                <table:data-pilot-member table:name="0,442788" table:display="true" table:show-details="true"/>
                <table:data-pilot-member table:name="0,443193" table:display="true" table:show-details="true"/>
                <table:data-pilot-member table:name="0,443762" table:display="true" table:show-details="true"/>
                <table:data-pilot-member table:name="0,443809" table:display="true" table:show-details="true"/>
                <table:data-pilot-member table:name="0,445307" table:display="true" table:show-details="true"/>
                <table:data-pilot-member table:name="0,445383" table:display="true" table:show-details="true"/>
                <table:data-pilot-member table:name="0,445682" table:display="true" table:show-details="true"/>
                <table:data-pilot-member table:name="0,446466" table:display="true" table:show-details="true"/>
                <table:data-pilot-member table:name="0,447173" table:display="true" table:show-details="true"/>
                <table:data-pilot-member table:name="0,447898" table:display="true" table:show-details="true"/>
                <table:data-pilot-member table:name="0,448164" table:display="true" table:show-details="true"/>
                <table:data-pilot-member table:name="0,448487" table:display="true" table:show-details="true"/>
                <table:data-pilot-member table:name="0,448499" table:display="true" table:show-details="true"/>
                <table:data-pilot-member table:name="0,448709" table:display="true" table:show-details="true"/>
                <table:data-pilot-member table:name="0,449745" table:display="true" table:show-details="true"/>
                <table:data-pilot-member table:name="0,4506" table:display="true" table:show-details="true"/>
                <table:data-pilot-member table:name="0,451104" table:display="true" table:show-details="true"/>
                <table:data-pilot-member table:name="0,453084" table:display="true" table:show-details="true"/>
                <table:data-pilot-member table:name="0,454743" table:display="true" table:show-details="true"/>
                <table:data-pilot-member table:name="0,455338" table:display="true" table:show-details="true"/>
                <table:data-pilot-member table:name="0,45625" table:display="true" table:show-details="true"/>
                <table:data-pilot-member table:name="0,457125" table:display="true" table:show-details="true"/>
                <table:data-pilot-member table:name="0,458307" table:display="true" table:show-details="true"/>
                <table:data-pilot-member table:name="0,459655" table:display="true" table:show-details="true"/>
                <table:data-pilot-member table:name="0,461522" table:display="true" table:show-details="true"/>
                <table:data-pilot-member table:name="0,461662" table:display="true" table:show-details="true"/>
                <table:data-pilot-member table:name="0,463174" table:display="true" table:show-details="true"/>
                <table:data-pilot-member table:name="0,463393" table:display="true" table:show-details="true"/>
                <table:data-pilot-member table:name="0,464025" table:display="true" table:show-details="true"/>
                <table:data-pilot-member table:name="0,471998" table:display="true" table:show-details="true"/>
                <table:data-pilot-member table:name="0,48085" table:display="true" table:show-details="true"/>
                <table:data-pilot-member table:name="0,483865" table:display="true" table:show-details="true"/>
                <table:data-pilot-member table:name="0,487446" table:display="true" table:show-details="true"/>
                <table:data-pilot-member table:name="0,488979" table:display="true" table:show-details="true"/>
                <table:data-pilot-member table:name="0,489848" table:display="true" table:show-details="true"/>
                <table:data-pilot-member table:name="0,491744" table:display="true" table:show-details="true"/>
                <table:data-pilot-member table:name="0,499016" table:display="true" table:show-details="true"/>
                <table:data-pilot-member table:name="0,504493" table:display="true" table:show-details="true"/>
                <table:data-pilot-member table:name="0,511026" table:display="true" table:show-details="true"/>
                <table:data-pilot-member table:name="0,516503" table:display="true" table:show-details="true"/>
                <table:data-pilot-member table:name="0,517779" table:display="true" table:show-details="true"/>
                <table:data-pilot-member table:name="0,527232" table:display="true" table:show-details="true"/>
                <table:data-pilot-member table:name="0,551112" table:display="true" table:show-details="true"/>
                <table:data-pilot-member table:name="0,551237" table:display="true" table:show-details="true"/>
                <table:data-pilot-member table:name="0,552006" table:display="true" table:show-details="true"/>
                <table:data-pilot-member table:name="0,552297" table:display="true" table:show-details="true"/>
                <table:data-pilot-member table:name="0,553947" table:display="true" table:show-details="true"/>
                <table:data-pilot-member table:name="0,554578" table:display="true" table:show-details="true"/>
                <table:data-pilot-member table:name="0,555192" table:display="true" table:show-details="true"/>
                <table:data-pilot-member table:name="0,556395" table:display="true" table:show-details="true"/>
                <table:data-pilot-member table:name="0,557615" table:display="true" table:show-details="true"/>
                <table:data-pilot-member table:name="0,558448" table:display="true" table:show-details="true"/>
                <table:data-pilot-member table:name="0,558673" table:display="true" table:show-details="true"/>
                <table:data-pilot-member table:name="0,559691" table:display="true" table:show-details="true"/>
                <table:data-pilot-member table:name="0,559765" table:display="true" table:show-details="true"/>
                <table:data-pilot-member table:name="0,560803" table:display="true" table:show-details="true"/>
                <table:data-pilot-member table:name="0,560881" table:display="true" table:show-details="true"/>
                <table:data-pilot-member table:name="0,560976" table:display="true" table:show-details="true"/>
                <table:data-pilot-member table:name="0,561487" table:display="true" table:show-details="true"/>
                <table:data-pilot-member table:name="0,562069" table:display="true" table:show-details="true"/>
                <table:data-pilot-member table:name="0,562133" table:display="true" table:show-details="true"/>
                <table:data-pilot-member table:name="0,56343" table:display="true" table:show-details="true"/>
                <table:data-pilot-member table:name="0,56361" table:display="true" table:show-details="true"/>
                <table:data-pilot-member table:name="0,56437" table:display="true" table:show-details="true"/>
                <table:data-pilot-member table:name="0,564397" table:display="true" table:show-details="true"/>
                <table:data-pilot-member table:name="0,564455" table:display="true" table:show-details="true"/>
                <table:data-pilot-member table:name="0,564657" table:display="true" table:show-details="true"/>
                <table:data-pilot-member table:name="0,567682" table:display="true" table:show-details="true"/>
                <table:data-pilot-member table:name="0,568152" table:display="true" table:show-details="true"/>
                <table:data-pilot-member table:name="0,568214" table:display="true" table:show-details="true"/>
                <table:data-pilot-member table:name="0,568236" table:display="true" table:show-details="true"/>
                <table:data-pilot-member table:name="0,570159" table:display="true" table:show-details="true"/>
                <table:data-pilot-member table:name="0,570767" table:display="true" table:show-details="true"/>
                <table:data-pilot-member table:name="0,570808" table:display="true" table:show-details="true"/>
                <table:data-pilot-member table:name="0,571782" table:display="true" table:show-details="true"/>
                <table:data-pilot-member table:name="0,572858" table:display="true" table:show-details="true"/>
                <table:data-pilot-member table:name="0,573556" table:display="true" table:show-details="true"/>
                <table:data-pilot-member table:name="0,575729" table:display="true" table:show-details="true"/>
                <table:data-pilot-member table:name="0,576031" table:display="true" table:show-details="true"/>
                <table:data-pilot-member table:name="0,57625" table:display="true" table:show-details="true"/>
                <table:data-pilot-member table:name="0,577006" table:display="true" table:show-details="true"/>
                <table:data-pilot-member table:name="0,577733" table:display="true" table:show-details="true"/>
                <table:data-pilot-member table:name="0,579024" table:display="true" table:show-details="true"/>
                <table:data-pilot-member table:name="0,580771" table:display="true" table:show-details="true"/>
                <table:data-pilot-member table:name="0,580795" table:display="true" table:show-details="true"/>
                <table:data-pilot-member table:name="0,580915" table:display="true" table:show-details="true"/>
                <table:data-pilot-member table:name="0,581107" table:display="true" table:show-details="true"/>
                <table:data-pilot-member table:name="0,581371" table:display="true" table:show-details="true"/>
                <table:data-pilot-member table:name="0,583567" table:display="true" table:show-details="true"/>
                <table:data-pilot-member table:name="0,583776" table:display="true" table:show-details="true"/>
                <table:data-pilot-member table:name="0,583808" table:display="true" table:show-details="true"/>
                <table:data-pilot-member table:name="0,58454" table:display="true" table:show-details="true"/>
                <table:data-pilot-member table:name="0,585973" table:display="true" table:show-details="true"/>
                <table:data-pilot-member table:name="0,586635" table:display="true" table:show-details="true"/>
                <table:data-pilot-member table:name="0,586676" table:display="true" table:show-details="true"/>
                <table:data-pilot-member table:name="0,586776" table:display="true" table:show-details="true"/>
                <table:data-pilot-member table:name="0,587607" table:display="true" table:show-details="true"/>
                <table:data-pilot-member table:name="0,588004" table:display="true" table:show-details="true"/>
                <table:data-pilot-member table:name="0,588033" table:display="true" table:show-details="true"/>
                <table:data-pilot-member table:name="0,588592" table:display="true" table:show-details="true"/>
                <table:data-pilot-member table:name="0,590025" table:display="true" table:show-details="true"/>
                <table:data-pilot-member table:name="0,590105" table:display="true" table:show-details="true"/>
                <table:data-pilot-member table:name="0,590939" table:display="true" table:show-details="true"/>
                <table:data-pilot-member table:name="0,590945" table:display="true" table:show-details="true"/>
                <table:data-pilot-member table:name="0,591089" table:display="true" table:show-details="true"/>
                <table:data-pilot-member table:name="0,591145" table:display="true" table:show-details="true"/>
                <table:data-pilot-member table:name="0,59167" table:display="true" table:show-details="true"/>
                <table:data-pilot-member table:name="0,591787" table:display="true" table:show-details="true"/>
                <table:data-pilot-member table:name="0,592277" table:display="true" table:show-details="true"/>
                <table:data-pilot-member table:name="0,593298" table:display="true" table:show-details="true"/>
                <table:data-pilot-member table:name="0,593394" table:display="true" table:show-details="true"/>
                <table:data-pilot-member table:name="0,593582" table:display="true" table:show-details="true"/>
                <table:data-pilot-member table:name="0,594358" table:display="true" table:show-details="true"/>
                <table:data-pilot-member table:name="0,594604" table:display="true" table:show-details="true"/>
                <table:data-pilot-member table:name="0,594735" table:display="true" table:show-details="true"/>
                <table:data-pilot-member table:name="0,594816" table:display="true" table:show-details="true"/>
                <table:data-pilot-member table:name="0,595157" table:display="true" table:show-details="true"/>
                <table:data-pilot-member table:name="0,595188" table:display="true" table:show-details="true"/>
                <table:data-pilot-member table:name="0,595295" table:display="true" table:show-details="true"/>
                <table:data-pilot-member table:name="0,595415" table:display="true" table:show-details="true"/>
                <table:data-pilot-member table:name="0,595688" table:display="true" table:show-details="true"/>
                <table:data-pilot-member table:name="0,595712" table:display="true" table:show-details="true"/>
                <table:data-pilot-member table:name="0,595771" table:display="true" table:show-details="true"/>
                <table:data-pilot-member table:name="0,596577" table:display="true" table:show-details="true"/>
                <table:data-pilot-member table:name="0,596711" table:display="true" table:show-details="true"/>
                <table:data-pilot-member table:name="0,596775" table:display="true" table:show-details="true"/>
                <table:data-pilot-member table:name="0,596972" table:display="true" table:show-details="true"/>
                <table:data-pilot-member table:name="0,597011" table:display="true" table:show-details="true"/>
                <table:data-pilot-member table:name="0,597085" table:display="true" table:show-details="true"/>
                <table:data-pilot-member table:name="0,597117" table:display="true" table:show-details="true"/>
                <table:data-pilot-member table:name="0,597197" table:display="true" table:show-details="true"/>
                <table:data-pilot-member table:name="0,597626" table:display="true" table:show-details="true"/>
                <table:data-pilot-member table:name="0,597652" table:display="true" table:show-details="true"/>
                <table:data-pilot-member table:name="0,597725" table:display="true" table:show-details="true"/>
                <table:data-pilot-member table:name="0,597976" table:display="true" table:show-details="true"/>
                <table:data-pilot-member table:name="0,598076" table:display="true" table:show-details="true"/>
                <table:data-pilot-member table:name="0,598526" table:display="true" table:show-details="true"/>
                <table:data-pilot-member table:name="0,59894" table:display="true" table:show-details="true"/>
                <table:data-pilot-member table:name="0,59902" table:display="true" table:show-details="true"/>
                <table:data-pilot-member table:name="0,599235" table:display="true" table:show-details="true"/>
                <table:data-pilot-member table:name="0,600547" table:display="true" table:show-details="true"/>
                <table:data-pilot-member table:name="0,600779" table:display="true" table:show-details="true"/>
                <table:data-pilot-member table:name="0,600834" table:display="true" table:show-details="true"/>
                <table:data-pilot-member table:name="0,60087" table:display="true" table:show-details="true"/>
                <table:data-pilot-member table:name="0,600937" table:display="true" table:show-details="true"/>
                <table:data-pilot-member table:name="0,601274" table:display="true" table:show-details="true"/>
                <table:data-pilot-member table:name="0,601466" table:display="true" table:show-details="true"/>
                <table:data-pilot-member table:name="0,601661" table:display="true" table:show-details="true"/>
                <table:data-pilot-member table:name="0,602208" table:display="true" table:show-details="true"/>
                <table:data-pilot-member table:name="0,602445" table:display="true" table:show-details="true"/>
                <table:data-pilot-member table:name="0,602448" table:display="true" table:show-details="true"/>
                <table:data-pilot-member table:name="0,602555" table:display="true" table:show-details="true"/>
                <table:data-pilot-member table:name="0,60306" table:display="true" table:show-details="true"/>
                <table:data-pilot-member table:name="0,603614" table:display="true" table:show-details="true"/>
                <table:data-pilot-member table:name="0,604135" table:display="true" table:show-details="true"/>
                <table:data-pilot-member table:name="0,604501" table:display="true" table:show-details="true"/>
                <table:data-pilot-member table:name="0,604679" table:display="true" table:show-details="true"/>
                <table:data-pilot-member table:name="0,605279" table:display="true" table:show-details="true"/>
                <table:data-pilot-member table:name="0,605994" table:display="true" table:show-details="true"/>
                <table:data-pilot-member table:name="0,606044" table:display="true" table:show-details="true"/>
                <table:data-pilot-member table:name="0,606053" table:display="true" table:show-details="true"/>
                <table:data-pilot-member table:name="0,606209" table:display="true" table:show-details="true"/>
                <table:data-pilot-member table:name="0,606293" table:display="true" table:show-details="true"/>
                <table:data-pilot-member table:name="0,606497" table:display="true" table:show-details="true"/>
                <table:data-pilot-member table:name="0,606667" table:display="true" table:show-details="true"/>
                <table:data-pilot-member table:name="0,606949" table:display="true" table:show-details="true"/>
                <table:data-pilot-member table:name="0,606956" table:display="true" table:show-details="true"/>
                <table:data-pilot-member table:name="0,607305" table:display="true" table:show-details="true"/>
                <table:data-pilot-member table:name="0,607533" table:display="true" table:show-details="true"/>
                <table:data-pilot-member table:name="0,607619" table:display="true" table:show-details="true"/>
                <table:data-pilot-member table:name="0,607714" table:display="true" table:show-details="true"/>
                <table:data-pilot-member table:name="0,608153" table:display="true" table:show-details="true"/>
                <table:data-pilot-member table:name="0,608206" table:display="true" table:show-details="true"/>
                <table:data-pilot-member table:name="0,608295" table:display="true" table:show-details="true"/>
                <table:data-pilot-member table:name="0,608379" table:display="true" table:show-details="true"/>
                <table:data-pilot-member table:name="0,608424" table:display="true" table:show-details="true"/>
                <table:data-pilot-member table:name="0,608666" table:display="true" table:show-details="true"/>
                <table:data-pilot-member table:name="0,608678" table:display="true" table:show-details="true"/>
                <table:data-pilot-member table:name="0,608814" table:display="true" table:show-details="true"/>
                <table:data-pilot-member table:name="0,608849" table:display="true" table:show-details="true"/>
                <table:data-pilot-member table:name="0,609054" table:display="true" table:show-details="true"/>
                <table:data-pilot-member table:name="0,609068" table:display="true" table:show-details="true"/>
                <table:data-pilot-member table:name="0,609693" table:display="true" table:show-details="true"/>
                <table:data-pilot-member table:name="0,609705" table:display="true" table:show-details="true"/>
                <table:data-pilot-member table:name="0,60971" table:display="true" table:show-details="true"/>
                <table:data-pilot-member table:name="0,610357" table:display="true" table:show-details="true"/>
                <table:data-pilot-member table:name="0,610496" table:display="true" table:show-details="true"/>
                <table:data-pilot-member table:name="0,610702" table:display="true" table:show-details="true"/>
                <table:data-pilot-member table:name="0,611825" table:display="true" table:show-details="true"/>
                <table:data-pilot-member table:name="0,611892" table:display="true" table:show-details="true"/>
                <table:data-pilot-member table:name="0,612221" table:display="true" table:show-details="true"/>
                <table:data-pilot-member table:name="0,61226" table:display="true" table:show-details="true"/>
                <table:data-pilot-member table:name="0,6123" table:display="true" table:show-details="true"/>
                <table:data-pilot-member table:name="0,612776" table:display="true" table:show-details="true"/>
                <table:data-pilot-member table:name="0,61278" table:display="true" table:show-details="true"/>
                <table:data-pilot-member table:name="0,613207" table:display="true" table:show-details="true"/>
                <table:data-pilot-member table:name="0,613439" table:display="true" table:show-details="true"/>
                <table:data-pilot-member table:name="0,613445" table:display="true" table:show-details="true"/>
                <table:data-pilot-member table:name="0,613459" table:display="true" table:show-details="true"/>
                <table:data-pilot-member table:name="0,613525" table:display="true" table:show-details="true"/>
                <table:data-pilot-member table:name="0,61379" table:display="true" table:show-details="true"/>
                <table:data-pilot-member table:name="0,61419" table:display="true" table:show-details="true"/>
                <table:data-pilot-member table:name="0,614333" table:display="true" table:show-details="true"/>
                <table:data-pilot-member table:name="0,614574" table:display="true" table:show-details="true"/>
                <table:data-pilot-member table:name="0,615141" table:display="true" table:show-details="true"/>
                <table:data-pilot-member table:name="0,615446" table:display="true" table:show-details="true"/>
                <table:data-pilot-member table:name="0,615723" table:display="true" table:show-details="true"/>
                <table:data-pilot-member table:name="0,615987" table:display="true" table:show-details="true"/>
                <table:data-pilot-member table:name="0,615989" table:display="true" table:show-details="true"/>
                <table:data-pilot-member table:name="0,616178" table:display="true" table:show-details="true"/>
                <table:data-pilot-member table:name="0,616194" table:display="true" table:show-details="true"/>
                <table:data-pilot-member table:name="0,616488" table:display="true" table:show-details="true"/>
                <table:data-pilot-member table:name="0,61654" table:display="true" table:show-details="true"/>
                <table:data-pilot-member table:name="0,617531" table:display="true" table:show-details="true"/>
                <table:data-pilot-member table:name="0,618913" table:display="true" table:show-details="true"/>
                <table:data-pilot-member table:name="0,619021" table:display="true" table:show-details="true"/>
                <table:data-pilot-member table:name="0,619585" table:display="true" table:show-details="true"/>
                <table:data-pilot-member table:name="0,619928" table:display="true" table:show-details="true"/>
                <table:data-pilot-member table:name="0,620109" table:display="true" table:show-details="true"/>
                <table:data-pilot-member table:name="0,620158" table:display="true" table:show-details="true"/>
                <table:data-pilot-member table:name="0,620231" table:display="true" table:show-details="true"/>
                <table:data-pilot-member table:name="0,620232" table:display="true" table:show-details="true"/>
                <table:data-pilot-member table:name="0,62069" table:display="true" table:show-details="true"/>
                <table:data-pilot-member table:name="0,620794" table:display="true" table:show-details="true"/>
                <table:data-pilot-member table:name="0,621413" table:display="true" table:show-details="true"/>
                <table:data-pilot-member table:name="0,62156" table:display="true" table:show-details="true"/>
                <table:data-pilot-member table:name="0,621639" table:display="true" table:show-details="true"/>
                <table:data-pilot-member table:name="0,622129" table:display="true" table:show-details="true"/>
                <table:data-pilot-member table:name="0,622316" table:display="true" table:show-details="true"/>
                <table:data-pilot-member table:name="0,623107" table:display="true" table:show-details="true"/>
                <table:data-pilot-member table:name="0,623396" table:display="true" table:show-details="true"/>
                <table:data-pilot-member table:name="0,624668" table:display="true" table:show-details="true"/>
                <table:data-pilot-member table:name="0,62613" table:display="true" table:show-details="true"/>
                <table:data-pilot-member table:name="0,626719" table:display="true" table:show-details="true"/>
                <table:data-pilot-member table:name="0,626821" table:display="true" table:show-details="true"/>
                <table:data-pilot-member table:name="0,626874" table:display="true" table:show-details="true"/>
                <table:data-pilot-member table:name="0,627133" table:display="true" table:show-details="true"/>
                <table:data-pilot-member table:name="0,627161" table:display="true" table:show-details="true"/>
                <table:data-pilot-member table:name="0,627539" table:display="true" table:show-details="true"/>
                <table:data-pilot-member table:name="0,62777" table:display="true" table:show-details="true"/>
                <table:data-pilot-member table:name="0,628099" table:display="true" table:show-details="true"/>
                <table:data-pilot-member table:name="0,62898" table:display="true" table:show-details="true"/>
                <table:data-pilot-member table:name="0,629044" table:display="true" table:show-details="true"/>
                <table:data-pilot-member table:name="0,629363" table:display="true" table:show-details="true"/>
                <table:data-pilot-member table:name="0,629513" table:display="true" table:show-details="true"/>
                <table:data-pilot-member table:name="0,629821" table:display="true" table:show-details="true"/>
                <table:data-pilot-member table:name="0,630233" table:display="true" table:show-details="true"/>
                <table:data-pilot-member table:name="0,631163" table:display="true" table:show-details="true"/>
                <table:data-pilot-member table:name="0,632143" table:display="true" table:show-details="true"/>
                <table:data-pilot-member table:name="0,632225" table:display="true" table:show-details="true"/>
                <table:data-pilot-member table:name="0,632445" table:display="true" table:show-details="true"/>
                <table:data-pilot-member table:name="0,63312" table:display="true" table:show-details="true"/>
                <table:data-pilot-member table:name="0,633311" table:display="true" table:show-details="true"/>
                <table:data-pilot-member table:name="0,633902" table:display="true" table:show-details="true"/>
                <table:data-pilot-member table:name="0,634027" table:display="true" table:show-details="true"/>
                <table:data-pilot-member table:name="0,634877" table:display="true" table:show-details="true"/>
                <table:data-pilot-member table:name="0,63514" table:display="true" table:show-details="true"/>
                <table:data-pilot-member table:name="0,635259" table:display="true" table:show-details="true"/>
                <table:data-pilot-member table:name="0,635275" table:display="true" table:show-details="true"/>
                <table:data-pilot-member table:name="0,635279" table:display="true" table:show-details="true"/>
                <table:data-pilot-member table:name="0,635303" table:display="true" table:show-details="true"/>
                <table:data-pilot-member table:name="0,635647" table:display="true" table:show-details="true"/>
                <table:data-pilot-member table:name="0,636205" table:display="true" table:show-details="true"/>
                <table:data-pilot-member table:name="0,637335" table:display="true" table:show-details="true"/>
                <table:data-pilot-member table:name="0,638099" table:display="true" table:show-details="true"/>
                <table:data-pilot-member table:name="0,639175" table:display="true" table:show-details="true"/>
                <table:data-pilot-member table:name="0,640666" table:display="true" table:show-details="true"/>
                <table:data-pilot-member table:name="0,641044" table:display="true" table:show-details="true"/>
                <table:data-pilot-member table:name="0,641191" table:display="true" table:show-details="true"/>
                <table:data-pilot-member table:name="0,641284" table:display="true" table:show-details="true"/>
                <table:data-pilot-member table:name="0,641801" table:display="true" table:show-details="true"/>
                <table:data-pilot-member table:name="0,641848" table:display="true" table:show-details="true"/>
                <table:data-pilot-member table:name="0,642096" table:display="true" table:show-details="true"/>
                <table:data-pilot-member table:name="0,642563" table:display="true" table:show-details="true"/>
                <table:data-pilot-member table:name="0,642939" table:display="true" table:show-details="true"/>
                <table:data-pilot-member table:name="0,643053" table:display="true" table:show-details="true"/>
                <table:data-pilot-member table:name="0,643593" table:display="true" table:show-details="true"/>
                <table:data-pilot-member table:name="0,645139" table:display="true" table:show-details="true"/>
                <table:data-pilot-member table:name="0,646509" table:display="true" table:show-details="true"/>
                <table:data-pilot-member table:name="0,646689" table:display="true" table:show-details="true"/>
                <table:data-pilot-member table:name="0,646931" table:display="true" table:show-details="true"/>
                <table:data-pilot-member table:name="0,647049" table:display="true" table:show-details="true"/>
                <table:data-pilot-member table:name="0,647531" table:display="true" table:show-details="true"/>
                <table:data-pilot-member table:name="0,647901" table:display="true" table:show-details="true"/>
                <table:data-pilot-member table:name="0,648356" table:display="true" table:show-details="true"/>
                <table:data-pilot-member table:name="0,649107" table:display="true" table:show-details="true"/>
                <table:data-pilot-member table:name="0,649698" table:display="true" table:show-details="true"/>
                <table:data-pilot-member table:name="0,650102" table:display="true" table:show-details="true"/>
                <table:data-pilot-member table:name="0,651051" table:display="true" table:show-details="true"/>
                <table:data-pilot-member table:name="0,65122" table:display="true" table:show-details="true"/>
                <table:data-pilot-member table:name="0,65126" table:display="true" table:show-details="true"/>
                <table:data-pilot-member table:name="0,651822" table:display="true" table:show-details="true"/>
                <table:data-pilot-member table:name="0,653416" table:display="true" table:show-details="true"/>
                <table:data-pilot-member table:name="0,6542" table:display="true" table:show-details="true"/>
                <table:data-pilot-member table:name="0,654672" table:display="true" table:show-details="true"/>
                <table:data-pilot-member table:name="0,654922" table:display="true" table:show-details="true"/>
                <table:data-pilot-member table:name="0,654954" table:display="true" table:show-details="true"/>
                <table:data-pilot-member table:name="0,654977" table:display="true" table:show-details="true"/>
                <table:data-pilot-member table:name="0,656477" table:display="true" table:show-details="true"/>
                <table:data-pilot-member table:name="0,658856" table:display="true" table:show-details="true"/>
                <table:data-pilot-member table:name="0,660706" table:display="true" table:show-details="true"/>
                <table:data-pilot-member table:name="0,660881" table:display="true" table:show-details="true"/>
                <table:data-pilot-member table:name="0,661074" table:display="true" table:show-details="true"/>
                <table:data-pilot-member table:name="0,664518" table:display="true" table:show-details="true"/>
                <table:data-pilot-member table:name="0,664572" table:display="true" table:show-details="true"/>
                <table:data-pilot-member table:name="0,664859" table:display="true" table:show-details="true"/>
                <table:data-pilot-member table:name="0,665255" table:display="true" table:show-details="true"/>
                <table:data-pilot-member table:name="0,665699" table:display="true" table:show-details="true"/>
                <table:data-pilot-member table:name="0,666565" table:display="true" table:show-details="true"/>
                <table:data-pilot-member table:name="0,667291" table:display="true" table:show-details="true"/>
                <table:data-pilot-member table:name="0,668318" table:display="true" table:show-details="true"/>
                <table:data-pilot-member table:name="0,669121" table:display="true" table:show-details="true"/>
                <table:data-pilot-member table:name="0,669682" table:display="true" table:show-details="true"/>
                <table:data-pilot-member table:name="0,670981" table:display="true" table:show-details="true"/>
                <table:data-pilot-member table:name="0,671197" table:display="true" table:show-details="true"/>
                <table:data-pilot-member table:name="0,672641" table:display="true" table:show-details="true"/>
                <table:data-pilot-member table:name="0,673513" table:display="true" table:show-details="true"/>
                <table:data-pilot-member table:name="0,675566" table:display="true" table:show-details="true"/>
                <table:data-pilot-member table:name="0,676838" table:display="true" table:show-details="true"/>
                <table:data-pilot-member table:name="0,676999" table:display="true" table:show-details="true"/>
                <table:data-pilot-member table:name="0,678822" table:display="true" table:show-details="true"/>
                <table:data-pilot-member table:name="0,680722" table:display="true" table:show-details="true"/>
                <table:data-pilot-member table:name="0,682617" table:display="true" table:show-details="true"/>
                <table:data-pilot-member table:name="0,685703" table:display="true" table:show-details="true"/>
                <table:data-pilot-member table:name="0,687121" table:display="true" table:show-details="true"/>
                <table:data-pilot-member table:name="0,688661" table:display="true" table:show-details="true"/>
                <table:data-pilot-member table:name="0,688713" table:display="true" table:show-details="true"/>
                <table:data-pilot-member table:name="0,697922" table:display="true" table:show-details="true"/>
                <table:data-pilot-member table:name="0,698707" table:display="true" table:show-details="true"/>
                <table:data-pilot-member table:name="0,699479" table:display="true" table:show-details="true"/>
                <table:data-pilot-member table:name="0,70513" table:display="true" table:show-details="true"/>
                <table:data-pilot-member table:name="0,707005" table:display="true" table:show-details="true"/>
                <table:data-pilot-member table:name="0,710839" table:display="true" table:show-details="true"/>
                <table:data-pilot-member table:name="0,714128" table:display="true" table:show-details="true"/>
                <table:data-pilot-member table:name="0,721042" table:display="true" table:show-details="true"/>
                <table:data-pilot-member table:name="0,725878" table:display="true" table:show-details="true"/>
                <table:data-pilot-member table:name="0,726032" table:display="true" table:show-details="true"/>
                <table:data-pilot-member table:name="0,73439" table:display="true" table:show-details="true"/>
                <table:data-pilot-member table:name="0,742162" table:display="true" table:show-details="true"/>
                <table:data-pilot-member table:name="0,746309" table:display="true" table:show-details="true"/>
                <table:data-pilot-member table:name="0,747095" table:display="true" table:show-details="true"/>
                <table:data-pilot-member table:name="0,759286" table:display="true" table:show-details="true"/>
                <table:data-pilot-member table:name="0,781295" table:display="true" table:show-details="true"/>
                <table:data-pilot-member table:name="0,783756" table:display="true" table:show-details="true"/>
                <table:data-pilot-member table:name="0,7915" table:display="true" table:show-details="true"/>
                <table:data-pilot-member table:name="0,797714" table:display="true" table:show-details="true"/>
                <table:data-pilot-member table:name="0,79861" table:display="true" table:show-details="true"/>
                <table:data-pilot-member table:name="0,799609" table:display="true" table:show-details="true"/>
                <table:data-pilot-member table:name="0,80165" table:display="true" table:show-details="true"/>
                <table:data-pilot-member table:name="0,802096" table:display="true" table:show-details="true"/>
                <table:data-pilot-member table:name="0,802814" table:display="true" table:show-details="true"/>
                <table:data-pilot-member table:name="0,803524" table:display="true" table:show-details="true"/>
                <table:data-pilot-member table:name="0,803806" table:display="true" table:show-details="true"/>
                <table:data-pilot-member table:name="0,80388" table:display="true" table:show-details="true"/>
                <table:data-pilot-member table:name="0,804265" table:display="true" table:show-details="true"/>
                <table:data-pilot-member table:name="0,804588" table:display="true" table:show-details="true"/>
                <table:data-pilot-member table:name="0,805455" table:display="true" table:show-details="true"/>
                <table:data-pilot-member table:name="0,806669" table:display="true" table:show-details="true"/>
                <table:data-pilot-member table:name="0,807346" table:display="true" table:show-details="true"/>
                <table:data-pilot-member table:name="0,80838" table:display="true" table:show-details="true"/>
                <table:data-pilot-member table:name="0,808738" table:display="true" table:show-details="true"/>
                <table:data-pilot-member table:name="0,809023" table:display="true" table:show-details="true"/>
                <table:data-pilot-member table:name="0,813369" table:display="true" table:show-details="true"/>
                <table:data-pilot-member table:name="0,815076" table:display="true" table:show-details="true"/>
                <table:data-pilot-member table:name="0,81661" table:display="true" table:show-details="true"/>
                <table:data-pilot-member table:name="0,817149" table:display="true" table:show-details="true"/>
                <table:data-pilot-member table:name="0,818002" table:display="true" table:show-details="true"/>
                <table:data-pilot-member table:name="0,819432" table:display="true" table:show-details="true"/>
                <table:data-pilot-member table:name="0,819636" table:display="true" table:show-details="true"/>
                <table:data-pilot-member table:name="0,820553" table:display="true" table:show-details="true"/>
                <table:data-pilot-member table:name="0,821512" table:display="true" table:show-details="true"/>
                <table:data-pilot-member table:name="0,822101" table:display="true" table:show-details="true"/>
                <table:data-pilot-member table:name="0,822159" table:display="true" table:show-details="true"/>
                <table:data-pilot-member table:name="0,82313" table:display="true" table:show-details="true"/>
                <table:data-pilot-member table:name="0,825562" table:display="true" table:show-details="true"/>
                <table:data-pilot-member table:name="0,827369" table:display="true" table:show-details="true"/>
                <table:data-pilot-member table:name="0,827557" table:display="true" table:show-details="true"/>
                <table:data-pilot-member table:name="0,827757" table:display="true" table:show-details="true"/>
                <table:data-pilot-member table:name="0,82821" table:display="true" table:show-details="true"/>
                <table:data-pilot-member table:name="0,82963" table:display="true" table:show-details="true"/>
                <table:data-pilot-member table:name="0,829673" table:display="true" table:show-details="true"/>
                <table:data-pilot-member table:name="0,829798" table:display="true" table:show-details="true"/>
                <table:data-pilot-member table:name="0,82989" table:display="true" table:show-details="true"/>
                <table:data-pilot-member table:name="0,830656" table:display="true" table:show-details="true"/>
                <table:data-pilot-member table:name="0,830971" table:display="true" table:show-details="true"/>
                <table:data-pilot-member table:name="0,83156" table:display="true" table:show-details="true"/>
                <table:data-pilot-member table:name="0,83223" table:display="true" table:show-details="true"/>
                <table:data-pilot-member table:name="0,832259" table:display="true" table:show-details="true"/>
                <table:data-pilot-member table:name="0,832729" table:display="true" table:show-details="true"/>
                <table:data-pilot-member table:name="0,833244" table:display="true" table:show-details="true"/>
                <table:data-pilot-member table:name="0,833331" table:display="true" table:show-details="true"/>
                <table:data-pilot-member table:name="0,833598" table:display="true" table:show-details="true"/>
                <table:data-pilot-member table:name="0,833711" table:display="true" table:show-details="true"/>
                <table:data-pilot-member table:name="0,833787" table:display="true" table:show-details="true"/>
                <table:data-pilot-member table:name="0,834812" table:display="true" table:show-details="true"/>
                <table:data-pilot-member table:name="0,834828" table:display="true" table:show-details="true"/>
                <table:data-pilot-member table:name="0,834901" table:display="true" table:show-details="true"/>
                <table:data-pilot-member table:name="0,834903" table:display="true" table:show-details="true"/>
                <table:data-pilot-member table:name="0,835114" table:display="true" table:show-details="true"/>
                <table:data-pilot-member table:name="0,835677" table:display="true" table:show-details="true"/>
                <table:data-pilot-member table:name="0,835796" table:display="true" table:show-details="true"/>
                <table:data-pilot-member table:name="0,835869" table:display="true" table:show-details="true"/>
                <table:data-pilot-member table:name="0,836022" table:display="true" table:show-details="true"/>
                <table:data-pilot-member table:name="0,836408" table:display="true" table:show-details="true"/>
                <table:data-pilot-member table:name="0,836695" table:display="true" table:show-details="true"/>
                <table:data-pilot-member table:name="0,836926" table:display="true" table:show-details="true"/>
                <table:data-pilot-member table:name="0,837192" table:display="true" table:show-details="true"/>
                <table:data-pilot-member table:name="0,837432" table:display="true" table:show-details="true"/>
                <table:data-pilot-member table:name="0,83817" table:display="true" table:show-details="true"/>
                <table:data-pilot-member table:name="0,838417" table:display="true" table:show-details="true"/>
                <table:data-pilot-member table:name="0,838588" table:display="true" table:show-details="true"/>
                <table:data-pilot-member table:name="0,839549" table:display="true" table:show-details="true"/>
                <table:data-pilot-member table:name="0,839579" table:display="true" table:show-details="true"/>
                <table:data-pilot-member table:name="0,839726" table:display="true" table:show-details="true"/>
                <table:data-pilot-member table:name="0,840389" table:display="true" table:show-details="true"/>
                <table:data-pilot-member table:name="0,841033" table:display="true" table:show-details="true"/>
                <table:data-pilot-member table:name="0,841375" table:display="true" table:show-details="true"/>
                <table:data-pilot-member table:name="0,841418" table:display="true" table:show-details="true"/>
                <table:data-pilot-member table:name="0,84262" table:display="true" table:show-details="true"/>
                <table:data-pilot-member table:name="0,842698" table:display="true" table:show-details="true"/>
                <table:data-pilot-member table:name="0,843755" table:display="true" table:show-details="true"/>
                <table:data-pilot-member table:name="0,844037" table:display="true" table:show-details="true"/>
                <table:data-pilot-member table:name="0,844719" table:display="true" table:show-details="true"/>
                <table:data-pilot-member table:name="0,84508" table:display="true" table:show-details="true"/>
                <table:data-pilot-member table:name="0,845305" table:display="true" table:show-details="true"/>
                <table:data-pilot-member table:name="0,845469" table:display="true" table:show-details="true"/>
                <table:data-pilot-member table:name="0,845951" table:display="true" table:show-details="true"/>
                <table:data-pilot-member table:name="0,846604" table:display="true" table:show-details="true"/>
                <table:data-pilot-member table:name="0,848478" table:display="true" table:show-details="true"/>
                <table:data-pilot-member table:name="0,848668" table:display="true" table:show-details="true"/>
                <table:data-pilot-member table:name="0,849358" table:display="true" table:show-details="true"/>
                <table:data-pilot-member table:name="0,850583" table:display="true" table:show-details="true"/>
                <table:data-pilot-member table:name="0,850683" table:display="true" table:show-details="true"/>
                <table:data-pilot-member table:name="0,850761" table:display="true" table:show-details="true"/>
                <table:data-pilot-member table:name="0,851463" table:display="true" table:show-details="true"/>
                <table:data-pilot-member table:name="0,852044" table:display="true" table:show-details="true"/>
                <table:data-pilot-member table:name="0,852555" table:display="true" table:show-details="true"/>
                <table:data-pilot-member table:name="0,852769" table:display="true" table:show-details="true"/>
                <table:data-pilot-member table:name="0,852804" table:display="true" table:show-details="true"/>
                <table:data-pilot-member table:name="0,852872" table:display="true" table:show-details="true"/>
                <table:data-pilot-member table:name="0,852916" table:display="true" table:show-details="true"/>
                <table:data-pilot-member table:name="0,853109" table:display="true" table:show-details="true"/>
                <table:data-pilot-member table:name="0,855031" table:display="true" table:show-details="true"/>
                <table:data-pilot-member table:name="0,855609" table:display="true" table:show-details="true"/>
                <table:data-pilot-member table:name="0,85601" table:display="true" table:show-details="true"/>
                <table:data-pilot-member table:name="0,85605" table:display="true" table:show-details="true"/>
                <table:data-pilot-member table:name="0,856328" table:display="true" table:show-details="true"/>
                <table:data-pilot-member table:name="0,856425" table:display="true" table:show-details="true"/>
                <table:data-pilot-member table:name="0,856911" table:display="true" table:show-details="true"/>
                <table:data-pilot-member table:name="0,857672" table:display="true" table:show-details="true"/>
                <table:data-pilot-member table:name="0,857735" table:display="true" table:show-details="true"/>
                <table:data-pilot-member table:name="0,858142" table:display="true" table:show-details="true"/>
                <table:data-pilot-member table:name="0,858359" table:display="true" table:show-details="true"/>
                <table:data-pilot-member table:name="0,858485" table:display="true" table:show-details="true"/>
                <table:data-pilot-member table:name="0,858927" table:display="true" table:show-details="true"/>
                <table:data-pilot-member table:name="0,859221" table:display="true" table:show-details="true"/>
                <table:data-pilot-member table:name="0,859416" table:display="true" table:show-details="true"/>
                <table:data-pilot-member table:name="0,860427" table:display="true" table:show-details="true"/>
                <table:data-pilot-member table:name="0,861336" table:display="true" table:show-details="true"/>
                <table:data-pilot-member table:name="0,86161" table:display="true" table:show-details="true"/>
                <table:data-pilot-member table:name="0,86237" table:display="true" table:show-details="true"/>
                <table:data-pilot-member table:name="0,863038" table:display="true" table:show-details="true"/>
                <table:data-pilot-member table:name="0,863743" table:display="true" table:show-details="true"/>
                <table:data-pilot-member table:name="0,863919" table:display="true" table:show-details="true"/>
                <table:data-pilot-member table:name="0,863922" table:display="true" table:show-details="true"/>
                <table:data-pilot-member table:name="0,864783" table:display="true" table:show-details="true"/>
                <table:data-pilot-member table:name="0,865718" table:display="true" table:show-details="true"/>
                <table:data-pilot-member table:name="0,866212" table:display="true" table:show-details="true"/>
                <table:data-pilot-member table:name="0,866284" table:display="true" table:show-details="true"/>
                <table:data-pilot-member table:name="0,867146" table:display="true" table:show-details="true"/>
                <table:data-pilot-member table:name="0,868967" table:display="true" table:show-details="true"/>
                <table:data-pilot-member table:name="0,869063" table:display="true" table:show-details="true"/>
                <table:data-pilot-member table:name="0,869653" table:display="true" table:show-details="true"/>
                <table:data-pilot-member table:name="0,869894" table:display="true" table:show-details="true"/>
                <table:data-pilot-member table:name="0,869899" table:display="true" table:show-details="true"/>
                <table:data-pilot-member table:name="0,87039" table:display="true" table:show-details="true"/>
                <table:data-pilot-member table:name="0,870496" table:display="true" table:show-details="true"/>
                <table:data-pilot-member table:name="0,87065" table:display="true" table:show-details="true"/>
                <table:data-pilot-member table:name="0,870656" table:display="true" table:show-details="true"/>
                <table:data-pilot-member table:name="0,870832" table:display="true" table:show-details="true"/>
                <table:data-pilot-member table:name="0,87102" table:display="true" table:show-details="true"/>
                <table:data-pilot-member table:name="0,871323" table:display="true" table:show-details="true"/>
                <table:data-pilot-member table:name="0,871559" table:display="true" table:show-details="true"/>
                <table:data-pilot-member table:name="0,871685" table:display="true" table:show-details="true"/>
                <table:data-pilot-member table:name="0,872349" table:display="true" table:show-details="true"/>
                <table:data-pilot-member table:name="0,872484" table:display="true" table:show-details="true"/>
                <table:data-pilot-member table:name="0,873471" table:display="true" table:show-details="true"/>
                <table:data-pilot-member table:name="0,874088" table:display="true" table:show-details="true"/>
                <table:data-pilot-member table:name="0,874661" table:display="true" table:show-details="true"/>
                <table:data-pilot-member table:name="0,875288" table:display="true" table:show-details="true"/>
                <table:data-pilot-member table:name="0,876317" table:display="true" table:show-details="true"/>
                <table:data-pilot-member table:name="0,877001" table:display="true" table:show-details="true"/>
                <table:data-pilot-member table:name="0,877338" table:display="true" table:show-details="true"/>
                <table:data-pilot-member table:name="0,877592" table:display="true" table:show-details="true"/>
                <table:data-pilot-member table:name="0,877659" table:display="true" table:show-details="true"/>
                <table:data-pilot-member table:name="0,877685" table:display="true" table:show-details="true"/>
                <table:data-pilot-member table:name="0,878065" table:display="true" table:show-details="true"/>
                <table:data-pilot-member table:name="0,878555" table:display="true" table:show-details="true"/>
                <table:data-pilot-member table:name="0,878696" table:display="true" table:show-details="true"/>
                <table:data-pilot-member table:name="0,878985" table:display="true" table:show-details="true"/>
                <table:data-pilot-member table:name="0,879531" table:display="true" table:show-details="true"/>
                <table:data-pilot-member table:name="0,881013" table:display="true" table:show-details="true"/>
                <table:data-pilot-member table:name="0,881295" table:display="true" table:show-details="true"/>
                <table:data-pilot-member table:name="0,882146" table:display="true" table:show-details="true"/>
                <table:data-pilot-member table:name="0,882278" table:display="true" table:show-details="true"/>
                <table:data-pilot-member table:name="0,882394" table:display="true" table:show-details="true"/>
                <table:data-pilot-member table:name="0,882562" table:display="true" table:show-details="true"/>
                <table:data-pilot-member table:name="0,88332" table:display="true" table:show-details="true"/>
                <table:data-pilot-member table:name="0,883816" table:display="true" table:show-details="true"/>
                <table:data-pilot-member table:name="0,883975" table:display="true" table:show-details="true"/>
                <table:data-pilot-member table:name="0,884453" table:display="true" table:show-details="true"/>
                <table:data-pilot-member table:name="0,885679" table:display="true" table:show-details="true"/>
                <table:data-pilot-member table:name="0,888752" table:display="true" table:show-details="true"/>
                <table:data-pilot-member table:name="0,892036" table:display="true" table:show-details="true"/>
                <table:data-pilot-member table:name="0,892976" table:display="true" table:show-details="true"/>
                <table:data-pilot-member table:name="0,894923" table:display="true" table:show-details="true"/>
                <table:data-pilot-member table:name="0,896852" table:display="true" table:show-details="true"/>
                <table:data-pilot-member table:name="0,900335" table:display="true" table:show-details="true"/>
                <table:data-pilot-member table:name="0,901594" table:display="true" table:show-details="true"/>
                <table:data-pilot-member table:name="0,90184" table:display="true" table:show-details="true"/>
                <table:data-pilot-member table:name="0,90201" table:display="true" table:show-details="true"/>
                <table:data-pilot-member table:name="0,902763" table:display="true" table:show-details="true"/>
                <table:data-pilot-member table:name="0,904059" table:display="true" table:show-details="true"/>
                <table:data-pilot-member table:name="0,904382" table:display="true" table:show-details="true"/>
                <table:data-pilot-member table:name="0,904915" table:display="true" table:show-details="true"/>
                <table:data-pilot-member table:name="0,905037" table:display="true" table:show-details="true"/>
                <table:data-pilot-member table:name="0,905221" table:display="true" table:show-details="true"/>
                <table:data-pilot-member table:name="0,906749" table:display="true" table:show-details="true"/>
                <table:data-pilot-member table:name="0,909158" table:display="true" table:show-details="true"/>
                <table:data-pilot-member table:name="0,909302" table:display="true" table:show-details="true"/>
                <table:data-pilot-member table:name="0,909782" table:display="true" table:show-details="true"/>
                <table:data-pilot-member table:name="0,909993" table:display="true" table:show-details="true"/>
                <table:data-pilot-member table:name="0,91113" table:display="true" table:show-details="true"/>
                <table:data-pilot-member table:name="0,913071" table:display="true" table:show-details="true"/>
                <table:data-pilot-member table:name="0,913315" table:display="true" table:show-details="true"/>
                <table:data-pilot-member table:name="0,917603" table:display="true" table:show-details="true"/>
                <table:data-pilot-member table:name="0,920055" table:display="true" table:show-details="true"/>
                <table:data-pilot-member table:name="0,924007" table:display="true" table:show-details="true"/>
                <table:data-pilot-member table:name="0,924913" table:display="true" table:show-details="true"/>
                <table:data-pilot-member table:name="0,926546" table:display="true" table:show-details="true"/>
                <table:data-pilot-member table:name="0,926991" table:display="true" table:show-details="true"/>
                <table:data-pilot-member table:name="0,930324" table:display="true" table:show-details="true"/>
                <table:data-pilot-member table:name="0,931384" table:display="true" table:show-details="true"/>
                <table:data-pilot-member table:name="0,93227" table:display="true" table:show-details="true"/>
                <table:data-pilot-member table:name="0,932887" table:display="true" table:show-details="true"/>
                <table:data-pilot-member table:name="0,933087" table:display="true" table:show-details="true"/>
                <table:data-pilot-member table:name="0,933234" table:display="true" table:show-details="true"/>
                <table:data-pilot-member table:name="0,933683" table:display="true" table:show-details="true"/>
                <table:data-pilot-member table:name="0,933898" table:display="true" table:show-details="true"/>
                <table:data-pilot-member table:name="0,934334" table:display="true" table:show-details="true"/>
                <table:data-pilot-member table:name="0,934348" table:display="true" table:show-details="true"/>
                <table:data-pilot-member table:name="0,934713" table:display="true" table:show-details="true"/>
                <table:data-pilot-member table:name="0,935702" table:display="true" table:show-details="true"/>
                <table:data-pilot-member table:name="0,936068" table:display="true" table:show-details="true"/>
                <table:data-pilot-member table:name="0,936768" table:display="true" table:show-details="true"/>
                <table:data-pilot-member table:name="0,936874" table:display="true" table:show-details="true"/>
                <table:data-pilot-member table:name="0,938657" table:display="true" table:show-details="true"/>
                <table:data-pilot-member table:name="0,938991" table:display="true" table:show-details="true"/>
                <table:data-pilot-member table:name="0,939224" table:display="true" table:show-details="true"/>
                <table:data-pilot-member table:name="0,939749" table:display="true" table:show-details="true"/>
                <table:data-pilot-member table:name="0,940505" table:display="true" table:show-details="true"/>
                <table:data-pilot-member table:name="0,940681" table:display="true" table:show-details="true"/>
                <table:data-pilot-member table:name="0,942017" table:display="true" table:show-details="true"/>
                <table:data-pilot-member table:name="0,942193" table:display="true" table:show-details="true"/>
                <table:data-pilot-member table:name="0,944842" table:display="true" table:show-details="true"/>
                <table:data-pilot-member table:name="0,945925" table:display="true" table:show-details="true"/>
                <table:data-pilot-member table:name="0,947186" table:display="true" table:show-details="true"/>
                <table:data-pilot-member table:name="0,947434" table:display="true" table:show-details="true"/>
                <table:data-pilot-member table:name="0,947621" table:display="true" table:show-details="true"/>
                <table:data-pilot-member table:name="0,948956" table:display="true" table:show-details="true"/>
                <table:data-pilot-member table:name="0,950108" table:display="true" table:show-details="true"/>
                <table:data-pilot-member table:name="0,950236" table:display="true" table:show-details="true"/>
                <table:data-pilot-member table:name="0,951301" table:display="true" table:show-details="true"/>
                <table:data-pilot-member table:name="0,953783" table:display="true" table:show-details="true"/>
                <table:data-pilot-member table:name="0,954258" table:display="true" table:show-details="true"/>
                <table:data-pilot-member table:name="0,955219" table:display="true" table:show-details="true"/>
                <table:data-pilot-member table:name="0,956076" table:display="true" table:show-details="true"/>
                <table:data-pilot-member table:name="0,956466" table:display="true" table:show-details="true"/>
                <table:data-pilot-member table:name="0,957024" table:display="true" table:show-details="true"/>
                <table:data-pilot-member table:name="0,957946" table:display="true" table:show-details="true"/>
                <table:data-pilot-member table:name="0,95834" table:display="true" table:show-details="true"/>
                <table:data-pilot-member table:name="0,959002" table:display="true" table:show-details="true"/>
                <table:data-pilot-member table:name="0,962244" table:display="true" table:show-details="true"/>
                <table:data-pilot-member table:name="0,963607" table:display="true" table:show-details="true"/>
                <table:data-pilot-member table:name="0,963691" table:display="true" table:show-details="true"/>
                <table:data-pilot-member table:name="0,96462" table:display="true" table:show-details="true"/>
                <table:data-pilot-member table:name="0,964656" table:display="true" table:show-details="true"/>
                <table:data-pilot-member table:name="0,967056" table:display="true" table:show-details="true"/>
                <table:data-pilot-member table:name="0,970023" table:display="true" table:show-details="true"/>
                <table:data-pilot-member table:name="0,970679" table:display="true" table:show-details="true"/>
                <table:data-pilot-member table:name="0,97245" table:display="true" table:show-details="true"/>
                <table:data-pilot-member table:name="0,973753" table:display="true" table:show-details="true"/>
                <table:data-pilot-member table:name="0,973959" table:display="true" table:show-details="true"/>
                <table:data-pilot-member table:name="0,977131" table:display="true" table:show-details="true"/>
                <table:data-pilot-member table:name="0,977775" table:display="true" table:show-details="true"/>
                <table:data-pilot-member table:name="0,980009" table:display="true" table:show-details="true"/>
                <table:data-pilot-member table:name="0,981771" table:display="true" table:show-details="true"/>
                <table:data-pilot-member table:name="0,983201" table:display="true" table:show-details="true"/>
                <table:data-pilot-member table:name="0,983899" table:display="true" table:show-details="true"/>
                <table:data-pilot-member table:name="0,98439" table:display="true" table:show-details="true"/>
                <table:data-pilot-member table:name="0,984669" table:display="true" table:show-details="true"/>
                <table:data-pilot-member table:name="0,985595" table:display="true" table:show-details="true"/>
                <table:data-pilot-member table:name="0,985606" table:display="true" table:show-details="true"/>
                <table:data-pilot-member table:name="0,986293" table:display="true" table:show-details="true"/>
                <table:data-pilot-member table:name="0,986787" table:display="true" table:show-details="true"/>
                <table:data-pilot-member table:name="0,993456" table:display="true" table:show-details="true"/>
                <table:data-pilot-member table:name="0,993849" table:display="true" table:show-details="true"/>
                <table:data-pilot-member table:name="0,995358" table:display="true" table:show-details="true"/>
                <table:data-pilot-member table:name="0,998058" table:display="true" table:show-details="true"/>
                <table:data-pilot-member table:name="0,998072" table:display="true" table:show-details="true"/>
                <table:data-pilot-member table:name="0,99866" table:display="true" table:show-details="true"/>
                <table:data-pilot-member table:name="0,99944" table:display="true" table:show-details="true"/>
                <table:data-pilot-member table:name="0,999646" table:display="true" table:show-details="true"/>
                <table:data-pilot-member table:name="1,00052" table:display="true" table:show-details="true"/>
                <table:data-pilot-member table:name="1,00113" table:display="true" table:show-details="true"/>
                <table:data-pilot-member table:name="1,00143" table:display="true" table:show-details="true"/>
                <table:data-pilot-member table:name="1,00259" table:display="true" table:show-details="true"/>
                <table:data-pilot-member table:name="1,00444" table:display="true" table:show-details="true"/>
                <table:data-pilot-member table:name="1,00595" table:display="true" table:show-details="true"/>
                <table:data-pilot-member table:name="1,00635" table:display="true" table:show-details="true"/>
                <table:data-pilot-member table:name="1,00752" table:display="true" table:show-details="true"/>
                <table:data-pilot-member table:name="1,01038" table:display="true" table:show-details="true"/>
                <table:data-pilot-member table:name="1,0153" table:display="true" table:show-details="true"/>
                <table:data-pilot-member table:name="1,01571" table:display="true" table:show-details="true"/>
                <table:data-pilot-member table:name="1,01597" table:display="true" table:show-details="true"/>
                <table:data-pilot-member table:name="1,03388" table:display="true" table:show-details="true"/>
                <table:data-pilot-member table:name="1,03691" table:display="true" table:show-details="true"/>
                <table:data-pilot-member table:name="1,04039" table:display="true" table:show-details="true"/>
                <table:data-pilot-member table:name="1,04115" table:display="true" table:show-details="true"/>
                <table:data-pilot-member table:name="1,04195" table:display="true" table:show-details="true"/>
                <table:data-pilot-member table:name="1,04494" table:display="true" table:show-details="true"/>
                <table:data-pilot-member table:name="1,05464" table:display="true" table:show-details="true"/>
                <table:data-pilot-member table:name="1,05861" table:display="true" table:show-details="true"/>
                <table:data-pilot-member table:name="1,06805" table:display="true" table:show-details="true"/>
                <table:data-pilot-member table:name="1,07009" table:display="true" table:show-details="true"/>
                <table:data-pilot-member table:name="1,10121" table:display="true" table:show-details="true"/>
                <table:data-pilot-member table:name="1,10278" table:display="true" table:show-details="true"/>
                <table:data-pilot-member table:name="1,10413" table:display="true" table:show-details="true"/>
                <table:data-pilot-member table:name="1,11067" table:display="true" table:show-details="true"/>
                <table:data-pilot-member table:name="1,11099" table:display="true" table:show-details="true"/>
                <table:data-pilot-member table:name="1,11476" table:display="true" table:show-details="true"/>
                <table:data-pilot-member table:name="1,11806" table:display="true" table:show-details="true"/>
                <table:data-pilot-member table:name="1,11931" table:display="true" table:show-details="true"/>
                <table:data-pilot-member table:name="1,12088" table:display="true" table:show-details="true"/>
                <table:data-pilot-member table:name="1,12897" table:display="true" table:show-details="true"/>
                <table:data-pilot-member table:name="1,13024" table:display="true" table:show-details="true"/>
                <table:data-pilot-member table:name="1,131" table:display="true" table:show-details="true"/>
                <table:data-pilot-member table:name="1,13261" table:display="true" table:show-details="true"/>
                <table:data-pilot-member table:name="1,1327" table:display="true" table:show-details="true"/>
                <table:data-pilot-member table:name="1,13518" table:display="true" table:show-details="true"/>
                <table:data-pilot-member table:name="1,13561" table:display="true" table:show-details="true"/>
                <table:data-pilot-member table:name="1,13831" table:display="true" table:show-details="true"/>
                <table:data-pilot-member table:name="1,14415" table:display="true" table:show-details="true"/>
                <table:data-pilot-member table:name="1,1466" table:display="true" table:show-details="true"/>
                <table:data-pilot-member table:name="1,14796" table:display="true" table:show-details="true"/>
                <table:data-pilot-member table:name="1,14804" table:display="true" table:show-details="true"/>
                <table:data-pilot-member table:name="1,14814" table:display="true" table:show-details="true"/>
                <table:data-pilot-member table:name="1,14815" table:display="true" table:show-details="true"/>
                <table:data-pilot-member table:name="1,14828" table:display="true" table:show-details="true"/>
                <table:data-pilot-member table:name="1,14832" table:display="true" table:show-details="true"/>
                <table:data-pilot-member table:name="1,14846" table:display="true" table:show-details="true"/>
                <table:data-pilot-member table:name="1,14861" table:display="true" table:show-details="true"/>
                <table:data-pilot-member table:name="1,15024" table:display="true" table:show-details="true"/>
                <table:data-pilot-member table:name="1,15087" table:display="true" table:show-details="true"/>
                <table:data-pilot-member table:name="1,15098" table:display="true" table:show-details="true"/>
                <table:data-pilot-member table:name="1,15103" table:display="true" table:show-details="true"/>
                <table:data-pilot-member table:name="1,15109" table:display="true" table:show-details="true"/>
                <table:data-pilot-member table:name="1,15122" table:display="true" table:show-details="true"/>
                <table:data-pilot-member table:name="1,15157" table:display="true" table:show-details="true"/>
                <table:data-pilot-member table:name="1,15167" table:display="true" table:show-details="true"/>
                <table:data-pilot-member table:name="1,15187" table:display="true" table:show-details="true"/>
                <table:data-pilot-member table:name="1,15219" table:display="true" table:show-details="true"/>
                <table:data-pilot-member table:name="1,15271" table:display="true" table:show-details="true"/>
                <table:data-pilot-member table:name="1,15289" table:display="true" table:show-details="true"/>
                <table:data-pilot-member table:name="1,15337" table:display="true" table:show-details="true"/>
                <table:data-pilot-member table:name="1,15388" table:display="true" table:show-details="true"/>
                <table:data-pilot-member table:name="1,15494" table:display="true" table:show-details="true"/>
                <table:data-pilot-member table:name="1,15496" table:display="true" table:show-details="true"/>
                <table:data-pilot-member table:name="1,15522" table:display="true" table:show-details="true"/>
                <table:data-pilot-member table:name="1,15531" table:display="true" table:show-details="true"/>
                <table:data-pilot-member table:name="1,15587" table:display="true" table:show-details="true"/>
                <table:data-pilot-member table:name="1,15597" table:display="true" table:show-details="true"/>
                <table:data-pilot-member table:name="1,15626" table:display="true" table:show-details="true"/>
                <table:data-pilot-member table:name="1,15664" table:display="true" table:show-details="true"/>
                <table:data-pilot-member table:name="1,15675" table:display="true" table:show-details="true"/>
                <table:data-pilot-member table:name="1,15688" table:display="true" table:show-details="true"/>
                <table:data-pilot-member table:name="1,15727" table:display="true" table:show-details="true"/>
                <table:data-pilot-member table:name="1,15745" table:display="true" table:show-details="true"/>
                <table:data-pilot-member table:name="1,15766" table:display="true" table:show-details="true"/>
                <table:data-pilot-member table:name="1,15796" table:display="true" table:show-details="true"/>
                <table:data-pilot-member table:name="1,15817" table:display="true" table:show-details="true"/>
                <table:data-pilot-member table:name="1,15834" table:display="true" table:show-details="true"/>
                <table:data-pilot-member table:name="1,15835" table:display="true" table:show-details="true"/>
                <table:data-pilot-member table:name="1,15887" table:display="true" table:show-details="true"/>
                <table:data-pilot-member table:name="1,15961" table:display="true" table:show-details="true"/>
                <table:data-pilot-member table:name="1,15971" table:display="true" table:show-details="true"/>
                <table:data-pilot-member table:name="1,15989" table:display="true" table:show-details="true"/>
                <table:data-pilot-member table:name="1,15992" table:display="true" table:show-details="true"/>
                <table:data-pilot-member table:name="1,16001" table:display="true" table:show-details="true"/>
                <table:data-pilot-member table:name="1,16005" table:display="true" table:show-details="true"/>
                <table:data-pilot-member table:name="1,16024" table:display="true" table:show-details="true"/>
                <table:data-pilot-member table:name="1,16053" table:display="true" table:show-details="true"/>
                <table:data-pilot-member table:name="1,16065" table:display="true" table:show-details="true"/>
                <table:data-pilot-member table:name="1,16141" table:display="true" table:show-details="true"/>
                <table:data-pilot-member table:name="1,16223" table:display="true" table:show-details="true"/>
                <table:data-pilot-member table:name="1,16243" table:display="true" table:show-details="true"/>
                <table:data-pilot-member table:name="1,16271" table:display="true" table:show-details="true"/>
                <table:data-pilot-member table:name="1,16295" table:display="true" table:show-details="true"/>
                <table:data-pilot-member table:name="1,16326" table:display="true" table:show-details="true"/>
                <table:data-pilot-member table:name="1,16336" table:display="true" table:show-details="true"/>
                <table:data-pilot-member table:name="1,16364" table:display="true" table:show-details="true"/>
                <table:data-pilot-member table:name="1,16366" table:display="true" table:show-details="true"/>
                <table:data-pilot-member table:name="1,16375" table:display="true" table:show-details="true"/>
                <table:data-pilot-member table:name="1,16413" table:display="true" table:show-details="true"/>
                <table:data-pilot-member table:name="1,16495" table:display="true" table:show-details="true"/>
                <table:data-pilot-member table:name="1,16525" table:display="true" table:show-details="true"/>
                <table:data-pilot-member table:name="1,16632" table:display="true" table:show-details="true"/>
                <table:data-pilot-member table:name="1,16671" table:display="true" table:show-details="true"/>
                <table:data-pilot-member table:name="1,16714" table:display="true" table:show-details="true"/>
                <table:data-pilot-member table:name="1,16728" table:display="true" table:show-details="true"/>
                <table:data-pilot-member table:name="1,16812" table:display="true" table:show-details="true"/>
                <table:data-pilot-member table:name="1,16825" table:display="true" table:show-details="true"/>
                <table:data-pilot-member table:name="1,16954" table:display="true" table:show-details="true"/>
                <table:data-pilot-member table:name="1,16972" table:display="true" table:show-details="true"/>
                <table:data-pilot-member table:name="1,17028" table:display="true" table:show-details="true"/>
                <table:data-pilot-member table:name="1,17094" table:display="true" table:show-details="true"/>
                <table:data-pilot-member table:name="1,17161" table:display="true" table:show-details="true"/>
                <table:data-pilot-member table:name="1,17708" table:display="true" table:show-details="true"/>
                <table:data-pilot-member table:name="1,1771" table:display="true" table:show-details="true"/>
                <table:data-pilot-member table:name="1,17719" table:display="true" table:show-details="true"/>
                <table:data-pilot-member table:name="1,17734" table:display="true" table:show-details="true"/>
                <table:data-pilot-member table:name="1,17784" table:display="true" table:show-details="true"/>
                <table:data-pilot-member table:name="1,17895" table:display="true" table:show-details="true"/>
                <table:data-pilot-member table:name="1,17993" table:display="true" table:show-details="true"/>
                <table:data-pilot-member table:name="1,18069" table:display="true" table:show-details="true"/>
                <table:data-pilot-member table:name="1,1812" table:display="true" table:show-details="true"/>
                <table:data-pilot-member table:name="1,18172" table:display="true" table:show-details="true"/>
                <table:data-pilot-member table:name="1,1822" table:display="true" table:show-details="true"/>
                <table:data-pilot-member table:name="1,18275" table:display="true" table:show-details="true"/>
                <table:data-pilot-member table:name="1,18284" table:display="true" table:show-details="true"/>
                <table:data-pilot-member table:name="1,18302" table:display="true" table:show-details="true"/>
                <table:data-pilot-member table:name="1,18361" table:display="true" table:show-details="true"/>
                <table:data-pilot-member table:name="1,1838" table:display="true" table:show-details="true"/>
                <table:data-pilot-member table:name="1,18416" table:display="true" table:show-details="true"/>
                <table:data-pilot-member table:name="1,18504" table:display="true" table:show-details="true"/>
                <table:data-pilot-member table:name="1,1857" table:display="true" table:show-details="true"/>
                <table:data-pilot-member table:name="1,18614" table:display="true" table:show-details="true"/>
                <table:data-pilot-member table:name="1,18631" table:display="true" table:show-details="true"/>
                <table:data-pilot-member table:name="1,18772" table:display="true" table:show-details="true"/>
                <table:data-pilot-member table:name="1,188" table:display="true" table:show-details="true"/>
                <table:data-pilot-member table:name="1,18807" table:display="true" table:show-details="true"/>
                <table:data-pilot-member table:name="1,1882" table:display="true" table:show-details="true"/>
                <table:data-pilot-member table:name="1,18864" table:display="true" table:show-details="true"/>
                <table:data-pilot-member table:name="1,19183" table:display="true" table:show-details="true"/>
                <table:data-pilot-member table:name="1,19327" table:display="true" table:show-details="true"/>
                <table:data-pilot-member table:name="1,19741" table:display="true" table:show-details="true"/>
                <table:data-pilot-member table:name="1,19815" table:display="true" table:show-details="true"/>
                <table:data-pilot-member table:name="1,19831" table:display="true" table:show-details="true"/>
                <table:data-pilot-member table:name="1,19871" table:display="true" table:show-details="true"/>
                <table:data-pilot-member table:name="1,19873" table:display="true" table:show-details="true"/>
                <table:data-pilot-member table:name="1,20001" table:display="true" table:show-details="true"/>
                <table:data-pilot-member table:name="1,20037" table:display="true" table:show-details="true"/>
                <table:data-pilot-member table:name="1,20136" table:display="true" table:show-details="true"/>
                <table:data-pilot-member table:name="1,20169" table:display="true" table:show-details="true"/>
                <table:data-pilot-member table:name="1,2027" table:display="true" table:show-details="true"/>
                <table:data-pilot-member table:name="1,20313" table:display="true" table:show-details="true"/>
                <table:data-pilot-member table:name="1,20346" table:display="true" table:show-details="true"/>
                <table:data-pilot-member table:name="1,20548" table:display="true" table:show-details="true"/>
                <table:data-pilot-member table:name="1,2058" table:display="true" table:show-details="true"/>
                <table:data-pilot-member table:name="1,20634" table:display="true" table:show-details="true"/>
                <table:data-pilot-member table:name="1,2064" table:display="true" table:show-details="true"/>
                <table:data-pilot-member table:name="1,2071" table:display="true" table:show-details="true"/>
                <table:data-pilot-member table:name="1,20731" table:display="true" table:show-details="true"/>
                <table:data-pilot-member table:name="1,20771" table:display="true" table:show-details="true"/>
                <table:data-pilot-member table:name="1,20782" table:display="true" table:show-details="true"/>
                <table:data-pilot-member table:name="1,20794" table:display="true" table:show-details="true"/>
                <table:data-pilot-member table:name="1,20818" table:display="true" table:show-details="true"/>
                <table:data-pilot-member table:name="1,20843" table:display="true" table:show-details="true"/>
                <table:data-pilot-member table:name="1,20846" table:display="true" table:show-details="true"/>
                <table:data-pilot-member table:name="1,20879" table:display="true" table:show-details="true"/>
                <table:data-pilot-member table:name="1,20897" table:display="true" table:show-details="true"/>
                <table:data-pilot-member table:name="1,20965" table:display="true" table:show-details="true"/>
                <table:data-pilot-member table:name="1,21055" table:display="true" table:show-details="true"/>
                <table:data-pilot-member table:name="1,21085" table:display="true" table:show-details="true"/>
                <table:data-pilot-member table:name="1,21131" table:display="true" table:show-details="true"/>
                <table:data-pilot-member table:name="1,21198" table:display="true" table:show-details="true"/>
                <table:data-pilot-member table:name="1,21253" table:display="true" table:show-details="true"/>
                <table:data-pilot-member table:name="1,21268" table:display="true" table:show-details="true"/>
                <table:data-pilot-member table:name="1,21318" table:display="true" table:show-details="true"/>
                <table:data-pilot-member table:name="1,21348" table:display="true" table:show-details="true"/>
                <table:data-pilot-member table:name="1,21449" table:display="true" table:show-details="true"/>
                <table:data-pilot-member table:name="1,215" table:display="true" table:show-details="true"/>
                <table:data-pilot-member table:name="1,21532" table:display="true" table:show-details="true"/>
                <table:data-pilot-member table:name="1,21572" table:display="true" table:show-details="true"/>
                <table:data-pilot-member table:name="1,2177" table:display="true" table:show-details="true"/>
                <table:data-pilot-member table:name="1,21811" table:display="true" table:show-details="true"/>
                <table:data-pilot-member table:name="1,21827" table:display="true" table:show-details="true"/>
                <table:data-pilot-member table:name="1,21846" table:display="true" table:show-details="true"/>
                <table:data-pilot-member table:name="1,21924" table:display="true" table:show-details="true"/>
                <table:data-pilot-member table:name="1,2194" table:display="true" table:show-details="true"/>
                <table:data-pilot-member table:name="1,22171" table:display="true" table:show-details="true"/>
                <table:data-pilot-member table:name="1,22176" table:display="true" table:show-details="true"/>
                <table:data-pilot-member table:name="1,22209" table:display="true" table:show-details="true"/>
                <table:data-pilot-member table:name="1,22238" table:display="true" table:show-details="true"/>
                <table:data-pilot-member table:name="1,22375" table:display="true" table:show-details="true"/>
                <table:data-pilot-member table:name="1,22388" table:display="true" table:show-details="true"/>
                <table:data-pilot-member table:name="1,22421" table:display="true" table:show-details="true"/>
                <table:data-pilot-member table:name="1,22469" table:display="true" table:show-details="true"/>
                <table:data-pilot-member table:name="1,22539" table:display="true" table:show-details="true"/>
                <table:data-pilot-member table:name="1,22548" table:display="true" table:show-details="true"/>
                <table:data-pilot-member table:name="1,22555" table:display="true" table:show-details="true"/>
                <table:data-pilot-member table:name="1,22632" table:display="true" table:show-details="true"/>
                <table:data-pilot-member table:name="1,22667" table:display="true" table:show-details="true"/>
                <table:data-pilot-member table:name="1,22669" table:display="true" table:show-details="true"/>
                <table:data-pilot-member table:name="1,22883" table:display="true" table:show-details="true"/>
                <table:data-pilot-member table:name="1,2293" table:display="true" table:show-details="true"/>
                <table:data-pilot-member table:name="1,23149" table:display="true" table:show-details="true"/>
                <table:data-pilot-member table:name="1,2318" table:display="true" table:show-details="true"/>
                <table:data-pilot-member table:name="1,23182" table:display="true" table:show-details="true"/>
                <table:data-pilot-member table:name="1,23288" table:display="true" table:show-details="true"/>
                <table:data-pilot-member table:name="1,23427" table:display="true" table:show-details="true"/>
                <table:data-pilot-member table:name="1,2364" table:display="true" table:show-details="true"/>
                <table:data-pilot-member table:name="1,23753" table:display="true" table:show-details="true"/>
                <table:data-pilot-member table:name="1,23882" table:display="true" table:show-details="true"/>
                <table:data-pilot-member table:name="1,23925" table:display="true" table:show-details="true"/>
                <table:data-pilot-member table:name="1,24" table:display="true" table:show-details="true"/>
                <table:data-pilot-member table:name="1,24223" table:display="true" table:show-details="true"/>
                <table:data-pilot-member table:name="1,24344" table:display="true" table:show-details="true"/>
                <table:data-pilot-member table:name="1,24645" table:display="true" table:show-details="true"/>
                <table:data-pilot-member table:name="1,24722" table:display="true" table:show-details="true"/>
                <table:data-pilot-member table:name="1,24729" table:display="true" table:show-details="true"/>
                <table:data-pilot-member table:name="1,24773" table:display="true" table:show-details="true"/>
                <table:data-pilot-member table:name="1,25834" table:display="true" table:show-details="true"/>
                <table:data-pilot-member table:name="1,26297" table:display="true" table:show-details="true"/>
                <table:data-pilot-member table:name="1,26634" table:display="true" table:show-details="true"/>
                <table:data-pilot-member table:name="1,26942" table:display="true" table:show-details="true"/>
                <table:data-pilot-member table:name="1,27683" table:display="true" table:show-details="true"/>
                <table:data-pilot-member table:name="1,27823" table:display="true" table:show-details="true"/>
                <table:data-pilot-member table:name="1,30884" table:display="true" table:show-details="true"/>
                <table:data-pilot-member table:name="1,30897" table:display="true" table:show-details="true"/>
                <table:data-pilot-member table:name="1,37452" table:display="true" table:show-details="true"/>
                <table:data-pilot-member table:name="1,38398" table:display="true" table:show-details="true"/>
                <table:data-pilot-member table:name="1,38754" table:display="true" table:show-details="true"/>
                <table:data-pilot-member table:name="1,3963" table:display="true" table:show-details="true"/>
                <table:data-pilot-member table:name="1,39864" table:display="true" table:show-details="true"/>
                <table:data-pilot-member table:name="1,40022" table:display="true" table:show-details="true"/>
                <table:data-pilot-member table:name="1,40622" table:display="true" table:show-details="true"/>
                <table:data-pilot-member table:name="1,40782" table:display="true" table:show-details="true"/>
                <table:data-pilot-member table:name="1,4191" table:display="true" table:show-details="true"/>
                <table:data-pilot-member table:name="1,42119" table:display="true" table:show-details="true"/>
                <table:data-pilot-member table:name="1,42522" table:display="true" table:show-details="true"/>
                <table:data-pilot-member table:name="1,42678" table:display="true" table:show-details="true"/>
                <table:data-pilot-member table:name="1,42768" table:display="true" table:show-details="true"/>
                <table:data-pilot-member table:name="1,42785" table:display="true" table:show-details="true"/>
                <table:data-pilot-member table:name="1,42942" table:display="true" table:show-details="true"/>
                <table:data-pilot-member table:name="1,43056" table:display="true" table:show-details="true"/>
                <table:data-pilot-member table:name="1,43254" table:display="true" table:show-details="true"/>
                <table:data-pilot-member table:name="1,4345" table:display="true" table:show-details="true"/>
                <table:data-pilot-member table:name="1,43555" table:display="true" table:show-details="true"/>
                <table:data-pilot-member table:name="1,43656" table:display="true" table:show-details="true"/>
                <table:data-pilot-member table:name="1,43662" table:display="true" table:show-details="true"/>
                <table:data-pilot-member table:name="1,43701" table:display="true" table:show-details="true"/>
                <table:data-pilot-member table:name="1,43727" table:display="true" table:show-details="true"/>
                <table:data-pilot-member table:name="1,43747" table:display="true" table:show-details="true"/>
                <table:data-pilot-member table:name="1,43933" table:display="true" table:show-details="true"/>
                <table:data-pilot-member table:name="1,43953" table:display="true" table:show-details="true"/>
                <table:data-pilot-member table:name="1,44204" table:display="true" table:show-details="true"/>
                <table:data-pilot-member table:name="1,44318" table:display="true" table:show-details="true"/>
                <table:data-pilot-member table:name="1,44362" table:display="true" table:show-details="true"/>
                <table:data-pilot-member table:name="1,4448" table:display="true" table:show-details="true"/>
                <table:data-pilot-member table:name="1,44672" table:display="true" table:show-details="true"/>
                <table:data-pilot-member table:name="1,44694" table:display="true" table:show-details="true"/>
                <table:data-pilot-member table:name="1,44738" table:display="true" table:show-details="true"/>
                <table:data-pilot-member table:name="1,44771" table:display="true" table:show-details="true"/>
                <table:data-pilot-member table:name="1,44773" table:display="true" table:show-details="true"/>
                <table:data-pilot-member table:name="1,44997" table:display="true" table:show-details="true"/>
                <table:data-pilot-member table:name="1,45075" table:display="true" table:show-details="true"/>
                <table:data-pilot-member table:name="1,45154" table:display="true" table:show-details="true"/>
                <table:data-pilot-member table:name="1,45379" table:display="true" table:show-details="true"/>
                <table:data-pilot-member table:name="1,45412" table:display="true" table:show-details="true"/>
                <table:data-pilot-member table:name="1,45817" table:display="true" table:show-details="true"/>
                <table:data-pilot-member table:name="1,46063" table:display="true" table:show-details="true"/>
                <table:data-pilot-member table:name="1,46246" table:display="true" table:show-details="true"/>
                <table:data-pilot-member table:name="1,46666" table:display="true" table:show-details="true"/>
                <table:data-pilot-member table:name="1,46744" table:display="true" table:show-details="true"/>
                <table:data-pilot-member table:name="1,46859" table:display="true" table:show-details="true"/>
                <table:data-pilot-member table:name="1,46863" table:display="true" table:show-details="true"/>
                <table:data-pilot-member table:name="1,46915" table:display="true" table:show-details="true"/>
                <table:data-pilot-member table:name="1,47094" table:display="true" table:show-details="true"/>
                <table:data-pilot-member table:name="1,47375" table:display="true" table:show-details="true"/>
                <table:data-pilot-member table:name="1,47675" table:display="true" table:show-details="true"/>
                <table:data-pilot-member table:name="1,47739" table:display="true" table:show-details="true"/>
                <table:data-pilot-member table:name="1,47795" table:display="true" table:show-details="true"/>
                <table:data-pilot-member table:name="1,47879" table:display="true" table:show-details="true"/>
                <table:data-pilot-member table:name="1,48226" table:display="true" table:show-details="true"/>
                <table:data-pilot-member table:name="1,48456" table:display="true" table:show-details="true"/>
                <table:data-pilot-member table:name="1,48538" table:display="true" table:show-details="true"/>
                <table:data-pilot-member table:name="1,48676" table:display="true" table:show-details="true"/>
                <table:data-pilot-member table:name="1,48843" table:display="true" table:show-details="true"/>
                <table:data-pilot-member table:name="1,48857" table:display="true" table:show-details="true"/>
                <table:data-pilot-member table:name="1,48878" table:display="true" table:show-details="true"/>
                <table:data-pilot-member table:name="1,48924" table:display="true" table:show-details="true"/>
                <table:data-pilot-member table:name="1,49205" table:display="true" table:show-details="true"/>
                <table:data-pilot-member table:name="1,49228" table:display="true" table:show-details="true"/>
                <table:data-pilot-member table:name="1,49431" table:display="true" table:show-details="true"/>
                <table:data-pilot-member table:name="1,49442" table:display="true" table:show-details="true"/>
                <table:data-pilot-member table:name="1,4953" table:display="true" table:show-details="true"/>
                <table:data-pilot-member table:name="1,49533" table:display="true" table:show-details="true"/>
                <table:data-pilot-member table:name="1,49706" table:display="true" table:show-details="true"/>
                <table:data-pilot-member table:name="1,4974" table:display="true" table:show-details="true"/>
                <table:data-pilot-member table:name="1,49937" table:display="true" table:show-details="true"/>
                <table:data-pilot-member table:name="1,50278" table:display="true" table:show-details="true"/>
                <table:data-pilot-member table:name="1,50336" table:display="true" table:show-details="true"/>
                <table:data-pilot-member table:name="1,50421" table:display="true" table:show-details="true"/>
                <table:data-pilot-member table:name="1,50432" table:display="true" table:show-details="true"/>
                <table:data-pilot-member table:name="1,50506" table:display="true" table:show-details="true"/>
                <table:data-pilot-member table:name="1,50584" table:display="true" table:show-details="true"/>
                <table:data-pilot-member table:name="1,51228" table:display="true" table:show-details="true"/>
                <table:data-pilot-member table:name="1,51335" table:display="true" table:show-details="true"/>
                <table:data-pilot-member table:name="1,51472" table:display="true" table:show-details="true"/>
                <table:data-pilot-member table:name="1,51647" table:display="true" table:show-details="true"/>
                <table:data-pilot-member table:name="1,51947" table:display="true" table:show-details="true"/>
                <table:data-pilot-member table:name="1,52124" table:display="true" table:show-details="true"/>
                <table:data-pilot-member table:name="1,52128" table:display="true" table:show-details="true"/>
                <table:data-pilot-member table:name="1,52195" table:display="true" table:show-details="true"/>
                <table:data-pilot-member table:name="1,52228" table:display="true" table:show-details="true"/>
                <table:data-pilot-member table:name="1,52297" table:display="true" table:show-details="true"/>
                <table:data-pilot-member table:name="1,52543" table:display="true" table:show-details="true"/>
                <table:data-pilot-member table:name="1,52582" table:display="true" table:show-details="true"/>
                <table:data-pilot-member table:name="1,52747" table:display="true" table:show-details="true"/>
                <table:data-pilot-member table:name="1,52798" table:display="true" table:show-details="true"/>
                <table:data-pilot-member table:name="1,55481" table:display="true" table:show-details="true"/>
                <table:data-pilot-member table:name="1,56461" table:display="true" table:show-details="true"/>
                <table:data-pilot-member table:name="1,58324" table:display="true" table:show-details="true"/>
                <table:data-pilot-member table:name="1,58356" table:display="true" table:show-details="true"/>
                <table:data-pilot-member table:name="1,60766" table:display="true" table:show-details="true"/>
                <table:data-pilot-member table:name="1,62115" table:display="true" table:show-details="true"/>
                <table:data-pilot-member table:name="1,62203" table:display="true" table:show-details="true"/>
                <table:data-pilot-member table:name="1,6221" table:display="true" table:show-details="true"/>
                <table:data-pilot-member table:name="1,62251" table:display="true" table:show-details="true"/>
                <table:data-pilot-member table:name="1,62652" table:display="true" table:show-details="true"/>
                <table:data-pilot-member table:name="1,62808" table:display="true" table:show-details="true"/>
                <table:data-pilot-member table:name="1,62891" table:display="true" table:show-details="true"/>
                <table:data-pilot-member table:name="1,6308" table:display="true" table:show-details="true"/>
                <table:data-pilot-member table:name="1,63204" table:display="true" table:show-details="true"/>
                <table:data-pilot-member table:name="1,63221" table:display="true" table:show-details="true"/>
                <table:data-pilot-member table:name="1,63312" table:display="true" table:show-details="true"/>
                <table:data-pilot-member table:name="1,63359" table:display="true" table:show-details="true"/>
                <table:data-pilot-member table:name="1,63386" table:display="true" table:show-details="true"/>
                <table:data-pilot-member table:name="1,63468" table:display="true" table:show-details="true"/>
                <table:data-pilot-member table:name="1,63491" table:display="true" table:show-details="true"/>
                <table:data-pilot-member table:name="1,63507" table:display="true" table:show-details="true"/>
                <table:data-pilot-member table:name="1,63564" table:display="true" table:show-details="true"/>
                <table:data-pilot-member table:name="1,63588" table:display="true" table:show-details="true"/>
                <table:data-pilot-member table:name="1,63631" table:display="true" table:show-details="true"/>
                <table:data-pilot-member table:name="1,63639" table:display="true" table:show-details="true"/>
                <table:data-pilot-member table:name="1,63885" table:display="true" table:show-details="true"/>
                <table:data-pilot-member table:name="1,639" table:display="true" table:show-details="true"/>
                <table:data-pilot-member table:name="1,63935" table:display="true" table:show-details="true"/>
                <table:data-pilot-member table:name="1,6403" table:display="true" table:show-details="true"/>
                <table:data-pilot-member table:name="1,6405" table:display="true" table:show-details="true"/>
                <table:data-pilot-member table:name="1,64072" table:display="true" table:show-details="true"/>
                <table:data-pilot-member table:name="1,64082" table:display="true" table:show-details="true"/>
                <table:data-pilot-member table:name="1,64124" table:display="true" table:show-details="true"/>
                <table:data-pilot-member table:name="1,64133" table:display="true" table:show-details="true"/>
                <table:data-pilot-member table:name="1,64179" table:display="true" table:show-details="true"/>
                <table:data-pilot-member table:name="1,642" table:display="true" table:show-details="true"/>
                <table:data-pilot-member table:name="1,64463" table:display="true" table:show-details="true"/>
                <table:data-pilot-member table:name="1,64497" table:display="true" table:show-details="true"/>
                <table:data-pilot-member table:name="1,64504" table:display="true" table:show-details="true"/>
                <table:data-pilot-member table:name="1,64655" table:display="true" table:show-details="true"/>
                <table:data-pilot-member table:name="1,64696" table:display="true" table:show-details="true"/>
                <table:data-pilot-member table:name="1,64717" table:display="true" table:show-details="true"/>
                <table:data-pilot-member table:name="1,64737" table:display="true" table:show-details="true"/>
                <table:data-pilot-member table:name="1,64847" table:display="true" table:show-details="true"/>
                <table:data-pilot-member table:name="1,64862" table:display="true" table:show-details="true"/>
                <table:data-pilot-member table:name="1,64919" table:display="true" table:show-details="true"/>
                <table:data-pilot-member table:name="1,64986" table:display="true" table:show-details="true"/>
                <table:data-pilot-member table:name="1,65011" table:display="true" table:show-details="true"/>
                <table:data-pilot-member table:name="1,65064" table:display="true" table:show-details="true"/>
                <table:data-pilot-member table:name="1,65167" table:display="true" table:show-details="true"/>
                <table:data-pilot-member table:name="1,65197" table:display="true" table:show-details="true"/>
                <table:data-pilot-member table:name="1,65308" table:display="true" table:show-details="true"/>
                <table:data-pilot-member table:name="1,65329" table:display="true" table:show-details="true"/>
                <table:data-pilot-member table:name="1,65413" table:display="true" table:show-details="true"/>
                <table:data-pilot-member table:name="1,6551" table:display="true" table:show-details="true"/>
                <table:data-pilot-member table:name="1,65686" table:display="true" table:show-details="true"/>
                <table:data-pilot-member table:name="1,65714" table:display="true" table:show-details="true"/>
                <table:data-pilot-member table:name="1,65892" table:display="true" table:show-details="true"/>
                <table:data-pilot-member table:name="1,65989" table:display="true" table:show-details="true"/>
                <table:data-pilot-member table:name="1,66273" table:display="true" table:show-details="true"/>
                <table:data-pilot-member table:name="1,66369" table:display="true" table:show-details="true"/>
                <table:data-pilot-member table:name="1,66438" table:display="true" table:show-details="true"/>
                <table:data-pilot-member table:name="1,66508" table:display="true" table:show-details="true"/>
                <table:data-pilot-member table:name="1,66599" table:display="true" table:show-details="true"/>
                <table:data-pilot-member table:name="1,66961" table:display="true" table:show-details="true"/>
                <table:data-pilot-member table:name="1,67067" table:display="true" table:show-details="true"/>
                <table:data-pilot-member table:name="1,67175" table:display="true" table:show-details="true"/>
                <table:data-pilot-member table:name="1,67236" table:display="true" table:show-details="true"/>
                <table:data-pilot-member table:name="1,67301" table:display="true" table:show-details="true"/>
                <table:data-pilot-member table:name="1,6753" table:display="true" table:show-details="true"/>
                <table:data-pilot-member table:name="1,6777" table:display="true" table:show-details="true"/>
                <table:data-pilot-member table:name="1,68067" table:display="true" table:show-details="true"/>
                <table:data-pilot-member table:name="1,68527" table:display="true" table:show-details="true"/>
                <table:data-pilot-member table:name="1,68528" table:display="true" table:show-details="true"/>
                <table:data-pilot-member table:name="1,68615" table:display="true" table:show-details="true"/>
                <table:data-pilot-member table:name="1,68642" table:display="true" table:show-details="true"/>
                <table:data-pilot-member table:name="1,68745" table:display="true" table:show-details="true"/>
                <table:data-pilot-member table:name="1,69109" table:display="true" table:show-details="true"/>
                <table:data-pilot-member table:name="1,69185" table:display="true" table:show-details="true"/>
                <table:data-pilot-member table:name="1,69287" table:display="true" table:show-details="true"/>
                <table:data-pilot-member table:name="1,69338" table:display="true" table:show-details="true"/>
                <table:data-pilot-member table:name="1,69413" table:display="true" table:show-details="true"/>
                <table:data-pilot-member table:name="1,69555" table:display="true" table:show-details="true"/>
                <table:data-pilot-member table:name="1,69716" table:display="true" table:show-details="true"/>
                <table:data-pilot-member table:name="1,69718" table:display="true" table:show-details="true"/>
                <table:data-pilot-member table:name="1,69974" table:display="true" table:show-details="true"/>
                <table:data-pilot-member table:name="1,70022" table:display="true" table:show-details="true"/>
                <table:data-pilot-member table:name="1,70048" table:display="true" table:show-details="true"/>
                <table:data-pilot-member table:name="1,70167" table:display="true" table:show-details="true"/>
                <table:data-pilot-member table:name="1,70226" table:display="true" table:show-details="true"/>
                <table:data-pilot-member table:name="1,70284" table:display="true" table:show-details="true"/>
                <table:data-pilot-member table:name="1,70296" table:display="true" table:show-details="true"/>
                <table:data-pilot-member table:name="1,70381" table:display="true" table:show-details="true"/>
                <table:data-pilot-member table:name="1,70597" table:display="true" table:show-details="true"/>
                <table:data-pilot-member table:name="1,70617" table:display="true" table:show-details="true"/>
                <table:data-pilot-member table:name="1,70649" table:display="true" table:show-details="true"/>
                <table:data-pilot-member table:name="1,70666" table:display="true" table:show-details="true"/>
                <table:data-pilot-member table:name="1,70677" table:display="true" table:show-details="true"/>
                <table:data-pilot-member table:name="1,70702" table:display="true" table:show-details="true"/>
                <table:data-pilot-member table:name="1,70731" table:display="true" table:show-details="true"/>
                <table:data-pilot-member table:name="1,70849" table:display="true" table:show-details="true"/>
                <table:data-pilot-member table:name="1,70878" table:display="true" table:show-details="true"/>
                <table:data-pilot-member table:name="1,7093" table:display="true" table:show-details="true"/>
                <table:data-pilot-member table:name="1,70961" table:display="true" table:show-details="true"/>
                <table:data-pilot-member table:name="1,71088" table:display="true" table:show-details="true"/>
                <table:data-pilot-member table:name="1,71147" table:display="true" table:show-details="true"/>
                <table:data-pilot-member table:name="1,71184" table:display="true" table:show-details="true"/>
                <table:data-pilot-member table:name="1,7121" table:display="true" table:show-details="true"/>
                <table:data-pilot-member table:name="1,71472" table:display="true" table:show-details="true"/>
                <table:data-pilot-member table:name="1,71509" table:display="true" table:show-details="true"/>
                <table:data-pilot-member table:name="1,7155" table:display="true" table:show-details="true"/>
                <table:data-pilot-member table:name="1,71664" table:display="true" table:show-details="true"/>
                <table:data-pilot-member table:name="1,71665" table:display="true" table:show-details="true"/>
                <table:data-pilot-member table:name="1,71719" table:display="true" table:show-details="true"/>
                <table:data-pilot-member table:name="1,7177" table:display="true" table:show-details="true"/>
                <table:data-pilot-member table:name="1,71941" table:display="true" table:show-details="true"/>
                <table:data-pilot-member table:name="1,72193" table:display="true" table:show-details="true"/>
                <table:data-pilot-member table:name="1,72198" table:display="true" table:show-details="true"/>
                <table:data-pilot-member table:name="1,72205" table:display="true" table:show-details="true"/>
                <table:data-pilot-member table:name="1,72219" table:display="true" table:show-details="true"/>
                <table:data-pilot-member table:name="1,72567" table:display="true" table:show-details="true"/>
                <table:data-pilot-member table:name="1,72576" table:display="true" table:show-details="true"/>
                <table:data-pilot-member table:name="1,72605" table:display="true" table:show-details="true"/>
                <table:data-pilot-member table:name="1,72754" table:display="true" table:show-details="true"/>
                <table:data-pilot-member table:name="1,72772" table:display="true" table:show-details="true"/>
                <table:data-pilot-member table:name="1,72809" table:display="true" table:show-details="true"/>
                <table:data-pilot-member table:name="1,72811" table:display="true" table:show-details="true"/>
                <table:data-pilot-member table:name="1,73008" table:display="true" table:show-details="true"/>
                <table:data-pilot-member table:name="1,73103" table:display="true" table:show-details="true"/>
                <table:data-pilot-member table:name="1,7335" table:display="true" table:show-details="true"/>
                <table:data-pilot-member table:name="1,73513" table:display="true" table:show-details="true"/>
                <table:data-pilot-member table:name="1,73548" table:display="true" table:show-details="true"/>
                <table:data-pilot-member table:name="1,73581" table:display="true" table:show-details="true"/>
                <table:data-pilot-member table:name="1,73598" table:display="true" table:show-details="true"/>
                <table:data-pilot-member table:name="1,73692" table:display="true" table:show-details="true"/>
                <table:data-pilot-member table:name="1,73763" table:display="true" table:show-details="true"/>
                <table:data-pilot-member table:name="1,73839" table:display="true" table:show-details="true"/>
                <table:data-pilot-member table:name="1,73878" table:display="true" table:show-details="true"/>
                <table:data-pilot-member table:name="1,73957" table:display="true" table:show-details="true"/>
                <table:data-pilot-member table:name="1,74045" table:display="true" table:show-details="true"/>
                <table:data-pilot-member table:name="1,74066" table:display="true" table:show-details="true"/>
                <table:data-pilot-member table:name="1,74109" table:display="true" table:show-details="true"/>
                <table:data-pilot-member table:name="1,74134" table:display="true" table:show-details="true"/>
                <table:data-pilot-member table:name="1,74328" table:display="true" table:show-details="true"/>
                <table:data-pilot-member table:name="1,74449" table:display="true" table:show-details="true"/>
                <table:data-pilot-member table:name="1,7475" table:display="true" table:show-details="true"/>
                <table:data-pilot-member table:name="1,74855" table:display="true" table:show-details="true"/>
                <table:data-pilot-member table:name="1,74963" table:display="true" table:show-details="true"/>
                <table:data-pilot-member table:name="1,75029" table:display="true" table:show-details="true"/>
                <table:data-pilot-member table:name="1,7512" table:display="true" table:show-details="true"/>
                <table:data-pilot-member table:name="1,75394" table:display="true" table:show-details="true"/>
                <table:data-pilot-member table:name="1,75413" table:display="true" table:show-details="true"/>
                <table:data-pilot-member table:name="1,75432" table:display="true" table:show-details="true"/>
                <table:data-pilot-member table:name="1,75515" table:display="true" table:show-details="true"/>
                <table:data-pilot-member table:name="1,75549" table:display="true" table:show-details="true"/>
                <table:data-pilot-member table:name="1,75565" table:display="true" table:show-details="true"/>
                <table:data-pilot-member table:name="1,75567" table:display="true" table:show-details="true"/>
                <table:data-pilot-member table:name="1,75629" table:display="true" table:show-details="true"/>
                <table:data-pilot-member table:name="1,75654" table:display="true" table:show-details="true"/>
                <table:data-pilot-member table:name="1,757" table:display="true" table:show-details="true"/>
                <table:data-pilot-member table:name="1,75774" table:display="true" table:show-details="true"/>
                <table:data-pilot-member table:name="1,75777" table:display="true" table:show-details="true"/>
                <table:data-pilot-member table:name="1,75789" table:display="true" table:show-details="true"/>
                <table:data-pilot-member table:name="1,75852" table:display="true" table:show-details="true"/>
                <table:data-pilot-member table:name="1,75862" table:display="true" table:show-details="true"/>
                <table:data-pilot-member table:name="1,75926" table:display="true" table:show-details="true"/>
                <table:data-pilot-member table:name="1,75949" table:display="true" table:show-details="true"/>
                <table:data-pilot-member table:name="1,76129" table:display="true" table:show-details="true"/>
                <table:data-pilot-member table:name="1,76191" table:display="true" table:show-details="true"/>
                <table:data-pilot-member table:name="1,76195" table:display="true" table:show-details="true"/>
                <table:data-pilot-member table:name="1,76451" table:display="true" table:show-details="true"/>
                <table:data-pilot-member table:name="1,76521" table:display="true" table:show-details="true"/>
                <table:data-pilot-member table:name="1,76618" table:display="true" table:show-details="true"/>
                <table:data-pilot-member table:name="1,76811" table:display="true" table:show-details="true"/>
                <table:data-pilot-member table:name="1,76844" table:display="true" table:show-details="true"/>
                <table:data-pilot-member table:name="1,77209" table:display="true" table:show-details="true"/>
                <table:data-pilot-member table:name="1,77437" table:display="true" table:show-details="true"/>
                <table:data-pilot-member table:name="1,77975" table:display="true" table:show-details="true"/>
                <table:data-pilot-member table:name="1,78044" table:display="true" table:show-details="true"/>
                <table:data-pilot-member table:name="1,78092" table:display="true" table:show-details="true"/>
                <table:data-pilot-member table:name="1,78266" table:display="true" table:show-details="true"/>
                <table:data-pilot-member table:name="1,7835" table:display="true" table:show-details="true"/>
                <table:data-pilot-member table:name="1,78546" table:display="true" table:show-details="true"/>
                <table:data-pilot-member table:name="1,78583" table:display="true" table:show-details="true"/>
                <table:data-pilot-member table:name="1,78678" table:display="true" table:show-details="true"/>
                <table:data-pilot-member table:name="1,78804" table:display="true" table:show-details="true"/>
                <table:data-pilot-member table:name="1,78937" table:display="true" table:show-details="true"/>
                <table:data-pilot-member table:name="1,79263" table:display="true" table:show-details="true"/>
                <table:data-pilot-member table:name="1,79574" table:display="true" table:show-details="true"/>
                <table:data-pilot-member table:name="1,7973" table:display="true" table:show-details="true"/>
                <table:data-pilot-member table:name="1,79761" table:display="true" table:show-details="true"/>
                <table:data-pilot-member table:name="1,79827" table:display="true" table:show-details="true"/>
                <table:data-pilot-member table:name="1,79961" table:display="true" table:show-details="true"/>
                <table:data-pilot-member table:name="1,8" table:display="true" table:show-details="true"/>
                <table:data-pilot-member table:name="1,80055" table:display="true" table:show-details="true"/>
                <table:data-pilot-member table:name="1,8032" table:display="true" table:show-details="true"/>
                <table:data-pilot-member table:name="1,80746" table:display="true" table:show-details="true"/>
                <table:data-pilot-member table:name="1,81622" table:display="true" table:show-details="true"/>
                <table:data-pilot-member table:name="1,82488" table:display="true" table:show-details="true"/>
                <table:data-pilot-member table:name="1,82649" table:display="true" table:show-details="true"/>
                <table:data-pilot-member table:name="1,82675" table:display="true" table:show-details="true"/>
                <table:data-pilot-member table:name="1,86202" table:display="true" table:show-details="true"/>
                <table:data-pilot-member table:name="1,86247" table:display="true" table:show-details="true"/>
                <table:data-pilot-member table:name="1,87023" table:display="true" table:show-details="true"/>
                <table:data-pilot-member table:name="1,89012" table:display="true" table:show-details="true"/>
                <table:data-pilot-member table:name="1,89102" table:display="true" table:show-details="true"/>
                <table:data-pilot-member table:name="1,90127" table:display="true" table:show-details="true"/>
                <table:data-pilot-member table:name="1,90624" table:display="true" table:show-details="true"/>
                <table:data-pilot-member table:name="1,91065" table:display="true" table:show-details="true"/>
                <table:data-pilot-member table:name="1,97167" table:display="true" table:show-details="true"/>
                <table:data-pilot-member table:name="1,97709" table:display="true" table:show-details="true"/>
                <table:data-pilot-member table:name="2,92506" table:display="true" table:show-details="true"/>
                <table:data-pilot-member table:name="2,95824" table:display="true" table:show-details="true"/>
                <table:data-pilot-member table:name="2,96107" table:display="true" table:show-details="true"/>
                <table:data-pilot-member table:name="2,96202" table:display="true" table:show-details="true"/>
                <table:data-pilot-member table:name="2,96579" table:display="true" table:show-details="true"/>
                <table:data-pilot-member table:name="2,96928" table:display="true" table:show-details="true"/>
                <table:data-pilot-member table:name="2,96988" table:display="true" table:show-details="true"/>
                <table:data-pilot-member table:name="2,97097" table:display="true" table:show-details="true"/>
                <table:data-pilot-member table:name="2,9715" table:display="true" table:show-details="true"/>
                <table:data-pilot-member table:name="2,97153" table:display="true" table:show-details="true"/>
                <table:data-pilot-member table:name="2,97293" table:display="true" table:show-details="true"/>
                <table:data-pilot-member table:name="2,97344" table:display="true" table:show-details="true"/>
                <table:data-pilot-member table:name="2,98091" table:display="true" table:show-details="true"/>
                <table:data-pilot-member table:name="2,98323" table:display="true" table:show-details="true"/>
                <table:data-pilot-member table:name="2,98374" table:display="true" table:show-details="true"/>
                <table:data-pilot-member table:name="2,98385" table:display="true" table:show-details="true"/>
                <table:data-pilot-member table:name="2,98394" table:display="true" table:show-details="true"/>
                <table:data-pilot-member table:name="2,98491" table:display="true" table:show-details="true"/>
                <table:data-pilot-member table:name="2,98653" table:display="true" table:show-details="true"/>
                <table:data-pilot-member table:name="2,98929" table:display="true" table:show-details="true"/>
                <table:data-pilot-member table:name="2,99274" table:display="true" table:show-details="true"/>
                <table:data-pilot-member table:name="2,99505" table:display="true" table:show-details="true"/>
                <table:data-pilot-member table:name="2,99512" table:display="true" table:show-details="true"/>
                <table:data-pilot-member table:name="2,99788" table:display="true" table:show-details="true"/>
                <table:data-pilot-member table:name="3,00002" table:display="true" table:show-details="true"/>
                <table:data-pilot-member table:name="3,00017" table:display="true" table:show-details="true"/>
                <table:data-pilot-member table:name="3,00355" table:display="true" table:show-details="true"/>
                <table:data-pilot-member table:name="3,00479" table:display="true" table:show-details="true"/>
                <table:data-pilot-member table:name="3,01036" table:display="true" table:show-details="true"/>
                <table:data-pilot-member table:name="3,02004" table:display="true" table:show-details="true"/>
                <table:data-pilot-member table:name="3,02103" table:display="true" table:show-details="true"/>
                <table:data-pilot-member table:name="3,02146" table:display="true" table:show-details="true"/>
                <table:data-pilot-member table:name="3,02233" table:display="true" table:show-details="true"/>
                <table:data-pilot-member table:name="3,02739" table:display="true" table:show-details="true"/>
                <table:data-pilot-member table:name="3,02916" table:display="true" table:show-details="true"/>
                <table:data-pilot-member table:name="3,03227" table:display="true" table:show-details="true"/>
                <table:data-pilot-member table:name="3,03531" table:display="true" table:show-details="true"/>
                <table:data-pilot-member table:name="3,03759" table:display="true" table:show-details="true"/>
                <table:data-pilot-member table:name="3,04715" table:display="true" table:show-details="true"/>
                <table:data-pilot-member table:name="3,04858" table:display="true" table:show-details="true"/>
                <table:data-pilot-member table:name="3,0561" table:display="true" table:show-details="true"/>
                <table:data-pilot-member table:name="3,05693" table:display="true" table:show-details="true"/>
                <table:data-pilot-member table:name="3,05771" table:display="true" table:show-details="true"/>
                <table:data-pilot-member table:name="3,06215" table:display="true" table:show-details="true"/>
                <table:data-pilot-member table:name="3,06398" table:display="true" table:show-details="true"/>
                <table:data-pilot-member table:name="3,06399" table:display="true" table:show-details="true"/>
                <table:data-pilot-member table:name="3,06895" table:display="true" table:show-details="true"/>
                <table:data-pilot-member table:name="3,07307" table:display="true" table:show-details="true"/>
                <table:data-pilot-member table:name="3,0739" table:display="true" table:show-details="true"/>
                <table:data-pilot-member table:name="3,07474" table:display="true" table:show-details="true"/>
                <table:data-pilot-member table:name="3,07502" table:display="true" table:show-details="true"/>
                <table:data-pilot-member table:name="3,07572" table:display="true" table:show-details="true"/>
                <table:data-pilot-member table:name="3,07605" table:display="true" table:show-details="true"/>
                <table:data-pilot-member table:name="3,07767" table:display="true" table:show-details="true"/>
                <table:data-pilot-member table:name="3,07827" table:display="true" table:show-details="true"/>
                <table:data-pilot-member table:name="3,0785" table:display="true" table:show-details="true"/>
                <table:data-pilot-member table:name="3,07972" table:display="true" table:show-details="true"/>
                <table:data-pilot-member table:name="3,08269" table:display="true" table:show-details="true"/>
                <table:data-pilot-member table:name="3,08324" table:display="true" table:show-details="true"/>
                <table:data-pilot-member table:name="3,08546" table:display="true" table:show-details="true"/>
                <table:data-pilot-member table:name="3,09068" table:display="true" table:show-details="true"/>
                <table:data-pilot-member table:name="3,09333" table:display="true" table:show-details="true"/>
                <table:data-pilot-member table:name="3,09431" table:display="true" table:show-details="true"/>
                <table:data-pilot-member table:name="3,09917" table:display="true" table:show-details="true"/>
                <table:data-pilot-member table:name="3,10004" table:display="true" table:show-details="true"/>
                <table:data-pilot-member table:name="3,1084" table:display="true" table:show-details="true"/>
                <table:data-pilot-member table:name="3,10842" table:display="true" table:show-details="true"/>
                <table:data-pilot-member table:name="3,11086" table:display="true" table:show-details="true"/>
                <table:data-pilot-member table:name="3,11158" table:display="true" table:show-details="true"/>
                <table:data-pilot-member table:name="3,11208" table:display="true" table:show-details="true"/>
                <table:data-pilot-member table:name="3,11744" table:display="true" table:show-details="true"/>
                <table:data-pilot-member table:name="3,11894" table:display="true" table:show-details="true"/>
                <table:data-pilot-member table:name="3,12332" table:display="true" table:show-details="true"/>
                <table:data-pilot-member table:name="3,12516" table:display="true" table:show-details="true"/>
                <table:data-pilot-member table:name="3,13037" table:display="true" table:show-details="true"/>
                <table:data-pilot-member table:name="3,13233" table:display="true" table:show-details="true"/>
                <table:data-pilot-member table:name="3,13298" table:display="true" table:show-details="true"/>
                <table:data-pilot-member table:name="3,13395" table:display="true" table:show-details="true"/>
                <table:data-pilot-member table:name="3,13832" table:display="true" table:show-details="true"/>
                <table:data-pilot-member table:name="3,14104" table:display="true" table:show-details="true"/>
                <table:data-pilot-member table:name="3,14168" table:display="true" table:show-details="true"/>
                <table:data-pilot-member table:name="3,14285" table:display="true" table:show-details="true"/>
                <table:data-pilot-member table:name="3,14949" table:display="true" table:show-details="true"/>
                <table:data-pilot-member table:name="3,15179" table:display="true" table:show-details="true"/>
                <table:data-pilot-member table:name="3,15261" table:display="true" table:show-details="true"/>
                <table:data-pilot-member table:name="3,16681" table:display="true" table:show-details="true"/>
                <table:data-pilot-member table:name="3,16814" table:display="true" table:show-details="true"/>
                <table:data-pilot-member table:name="3,17512" table:display="true" table:show-details="true"/>
                <table:data-pilot-member table:name="3,17631" table:display="true" table:show-details="true"/>
                <table:data-pilot-member table:name="3,17836" table:display="true" table:show-details="true"/>
                <table:data-pilot-member table:name="3,1827" table:display="true" table:show-details="true"/>
                <table:data-pilot-member table:name="3,19383" table:display="true" table:show-details="true"/>
                <table:data-pilot-member table:name="3,19476" table:display="true" table:show-details="true"/>
                <table:data-pilot-member table:name="3,21034" table:display="true" table:show-details="true"/>
                <table:data-pilot-member table:name="3,22366" table:display="true" table:show-details="true"/>
                <table:data-pilot-member table:name="3,27891" table:display="true" table:show-details="true"/>
                <table:data-pilot-member table:name="3,35301" table:display="true" table:show-details="true"/>
                <table:data-pilot-member table:name="3,80215" table:display="true" table:show-details="true"/>
                <table:data-pilot-member table:name="3,82063" table:display="true" table:show-details="true"/>
                <table:data-pilot-member table:name="3,985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L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-00-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4T19:45:01.592174433</dc:date>
    <meta:editing-duration>PT2M13S</meta:editing-duration>
    <meta:editing-cycles>1</meta:editing-cycles>
    <meta:document-statistic meta:table-count="3" meta:cell-count="12147" meta:object-count="1"/>
    <meta:generator>LibreOffice/24.2.3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line" chart:style-name="ch1">
        <chart:title svg:x="3.08cm" svg:y="0.316cm" chart:style-name="ch2">
          <text:p>Búsqueda de usuarios por nombre (existentes)</text:p>
        </chart:title>
        <chart:legend chart:legend-position="end" svg:x="11.46cm" svg:y="2.29cm" style:legend-expansion="high" chart:style-name="ch3"/>
        <chart:plot-area chart:style-name="ch4" table:cell-range-address="PivotChart" chart:data-source-has-labels="column" svg:x="1.321cm" svg:y="1.301cm" svg:width="9.819cm" svg:height="5.648cm">
          <chart:coordinate-region svg:x="2.059cm" svg:y="1.503cm" svg:width="8.582cm" svg:height="4.793cm"/>
          <chart:axis chart:dimension="x" chart:name="primary-x" chart:style-name="ch5" chartooo:axis-type="auto">
            <chartooo:date-scale/>
            <chart:title svg:x="4.501cm" svg:y="7.129cm" chart:style-name="ch6">
              <text:p>Cantidad de búsquedas</text:p>
            </chart:title>
            <chart:categories table:cell-range-address="PT@categories"/>
          </chart:axis>
          <chart:axis chart:dimension="y" chart:name="primary-y" chart:style-name="ch5">
            <chart:title svg:x="0.451cm" svg:y="5.071cm" chart:style-name="ch7">
              <text:p>Tiempo (ms)</text:p>
            </chart:title>
            <chart:grid chart:style-name="ch8" chart:class="major"/>
          </chart:axis>
          <chart:series chart:style-name="ch9" chart:values-cell-range-address="PT@data 0" chart:label-cell-address="PT@label 0" chart:class="chart:line">
            <chart:data-point chart:repeated="8"/>
          </chart:series>
          <chart:series chart:style-name="ch10" chart:values-cell-range-address="PT@data 1" chart:label-cell-address="PT@label 1" chart:class="chart:line">
            <chart:data-point chart:repeated="8"/>
          </chart:series>
          <chart:series chart:style-name="ch11" chart:values-cell-range-address="PT@data 2" chart:label-cell-address="PT@label 2" chart:class="chart:line">
            <chart:data-point chart:repeated="8"/>
          </chart:series>
          <chart:series chart:style-name="ch12" chart:values-cell-range-address="PT@data 3" chart:label-cell-address="PT@label 3" chart:class="chart:line">
            <chart:data-point chart:repeated="8"/>
          </chart:series>
          <chart:series chart:style-name="ch13" chart:values-cell-range-address="PT@data 4" chart:label-cell-address="PT@label 4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ining</text:p>
                <draw:g>
                  <svg:desc>PT@label 0</svg:desc>
                </draw:g>
              </table:table-cell>
              <table:table-cell office:value-type="string">
                <text:p>double hashing</text:p>
                <draw:g>
                  <svg:desc>PT@label 1</svg:desc>
                </draw:g>
              </table:table-cell>
              <table:table-cell office:value-type="string">
                <text:p>lineal probing</text:p>
                <draw:g>
                  <svg:desc>PT@label 2</svg:desc>
                </draw:g>
              </table:table-cell>
              <table:table-cell office:value-type="string">
                <text:p>quadratic probing</text:p>
                <draw:g>
                  <svg:desc>PT@label 3</svg:desc>
                </draw:g>
              </table:table-cell>
              <table:table-cell office:value-type="string">
                <text:p>STL unordered map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PT@categories</svg:desc>
                </draw:g>
              </table:table-cell>
              <table:table-cell office:value-type="float" office:value="0.00001322">
                <text:p>0.00001322</text:p>
                <draw:g>
                  <svg:desc>PT@data 0</svg:desc>
                </draw:g>
              </table:table-cell>
              <table:table-cell office:value-type="float" office:value="0.02408086">
                <text:p>0.02408086</text:p>
                <draw:g>
                  <svg:desc>PT@data 1</svg:desc>
                </draw:g>
              </table:table-cell>
              <table:table-cell office:value-type="float" office:value="0.01986619">
                <text:p>0.01986619</text:p>
                <draw:g>
                  <svg:desc>PT@data 2</svg:desc>
                </draw:g>
              </table:table-cell>
              <table:table-cell office:value-type="float" office:value="0.01881749">
                <text:p>0.01881749</text:p>
                <draw:g>
                  <svg:desc>PT@data 3</svg:desc>
                </draw:g>
              </table:table-cell>
              <table:table-cell office:value-type="float" office:value="0.00383024">
                <text:p>0.00383024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.00001491">
                <text:p>0.00001491</text:p>
              </table:table-cell>
              <table:table-cell office:value-type="float" office:value="0.0766055">
                <text:p>0.0766055</text:p>
              </table:table-cell>
              <table:table-cell office:value-type="float" office:value="0.06910488">
                <text:p>0.06910488</text:p>
              </table:table-cell>
              <table:table-cell office:value-type="float" office:value="0.06863864">
                <text:p>0.06863864</text:p>
              </table:table-cell>
              <table:table-cell office:value-type="float" office:value="0.01874536">
                <text:p>0.01874536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00001341">
                <text:p>0.00001341</text:p>
              </table:table-cell>
              <table:table-cell office:value-type="float" office:value="0.14518905">
                <text:p>0.14518905</text:p>
              </table:table-cell>
              <table:table-cell office:value-type="float" office:value="0.14462546">
                <text:p>0.14462546</text:p>
              </table:table-cell>
              <table:table-cell office:value-type="float" office:value="0.13916765">
                <text:p>0.13916765</text:p>
              </table:table-cell>
              <table:table-cell office:value-type="float" office:value="0.04362624">
                <text:p>0.04362624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00001477">
                <text:p>0.00001477</text:p>
              </table:table-cell>
              <table:table-cell office:value-type="float" office:value="0.41517712">
                <text:p>0.41517712</text:p>
              </table:table-cell>
              <table:table-cell office:value-type="float" office:value="0.43171135">
                <text:p>0.43171135</text:p>
              </table:table-cell>
              <table:table-cell office:value-type="float" office:value="0.40273261">
                <text:p>0.40273261</text:p>
              </table:table-cell>
              <table:table-cell office:value-type="float" office:value="0.0954095">
                <text:p>0.0954095</text:p>
              </table:table-cell>
            </table:table-row>
            <table:table-row>
              <table:table-cell office:value-type="string">
                <text:p>12500</text:p>
              </table:table-cell>
              <table:table-cell office:value-type="float" office:value="0.0000152">
                <text:p>0.0000152</text:p>
              </table:table-cell>
              <table:table-cell office:value-type="float" office:value="0.60729379">
                <text:p>0.60729379</text:p>
              </table:table-cell>
              <table:table-cell office:value-type="float" office:value="0.65748988">
                <text:p>0.65748988</text:p>
              </table:table-cell>
              <table:table-cell office:value-type="float" office:value="0.59866378">
                <text:p>0.59866378</text:p>
              </table:table-cell>
              <table:table-cell office:value-type="float" office:value="0.11772821">
                <text:p>0.11772821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0.00001363">
                <text:p>0.00001363</text:p>
              </table:table-cell>
              <table:table-cell office:value-type="float" office:value="0.86980381">
                <text:p>0.86980381</text:p>
              </table:table-cell>
              <table:table-cell office:value-type="float" office:value="0.98632543">
                <text:p>0.98632543</text:p>
              </table:table-cell>
              <table:table-cell office:value-type="float" office:value="0.8562659">
                <text:p>0.8562659</text:p>
              </table:table-cell>
              <table:table-cell office:value-type="float" office:value="0.14146029">
                <text:p>0.14146029</text:p>
              </table:table-cell>
            </table:table-row>
            <table:table-row>
              <table:table-cell office:value-type="string">
                <text:p>17500</text:p>
              </table:table-cell>
              <table:table-cell office:value-type="float" office:value="0.0000137">
                <text:p>0.0000137</text:p>
              </table:table-cell>
              <table:table-cell office:value-type="float" office:value="1.1924836">
                <text:p>1.1924836</text:p>
              </table:table-cell>
              <table:table-cell office:value-type="float" office:value="1.4914589">
                <text:p>1.4914589</text:p>
              </table:table-cell>
              <table:table-cell office:value-type="float" office:value="1.1895038">
                <text:p>1.1895038</text:p>
              </table:table-cell>
              <table:table-cell office:value-type="float" office:value="0.16278689">
                <text:p>0.16278689</text:p>
              </table:table-cell>
            </table:table-row>
            <table:table-row>
              <table:table-cell office:value-type="string">
                <text:p>19908</text:p>
              </table:table-cell>
              <table:table-cell office:value-type="float" office:value="0.00001414">
                <text:p>0.00001414</text:p>
              </table:table-cell>
              <table:table-cell office:value-type="float" office:value="1.7045745">
                <text:p>1.7045745</text:p>
              </table:table-cell>
              <table:table-cell office:value-type="float" office:value="3.0940491">
                <text:p>3.0940491</text:p>
              </table:table-cell>
              <table:table-cell office:value-type="float" office:value="1.7343718">
                <text:p>1.7343718</text:p>
              </table:table-cell>
              <table:table-cell office:value-type="float" office:value="0.18300838">
                <text:p>0.183008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